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585cm" fo:margin-left="0.143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218cm"/>
    </style:style>
    <style:style style:name="Table1.C" style:family="table-column">
      <style:table-column-properties style:column-width="17.35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2" style:family="table-row">
      <style:table-row-properties style:min-row-height="0.804cm"/>
    </style:style>
    <style:style style:name="Table1.31" style:family="table-row">
      <style:table-row-properties style:min-row-height="0.624cm"/>
    </style:style>
    <style:style style:name="Table1.44" style:family="table-row">
      <style:table-row-properties style:min-row-height="0.741cm"/>
    </style:style>
    <style:style style:name="Table1.92" style:family="table-row">
      <style:table-row-properties style:min-row-height="0.773cm"/>
    </style:style>
    <style:style style:name="Table1.C10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21" style:family="table-row">
      <style:table-row-properties style:min-row-height="0.554cm"/>
    </style:style>
    <style:style style:name="Table1.123" style:family="table-row">
      <style:table-row-properties style:min-row-height="0.787cm"/>
    </style:style>
    <style:style style:name="Table1.124" style:family="table-row">
      <style:table-row-properties style:min-row-height="0.794cm"/>
    </style:style>
    <style:style style:name="Table1.125" style:family="table-row">
      <style:table-row-properties style:min-row-height="0.783cm"/>
    </style:style>
    <style:style style:name="Table1.126" style:family="table-row">
      <style:table-row-properties style:min-row-height="0.709cm"/>
    </style:style>
    <style:style style:name="Table1.264" style:family="table-row">
      <style:table-row-properties style:min-row-height="0.792cm"/>
    </style:style>
    <style:style style:name="Table1.329" style:family="table-row">
      <style:table-row-properties style:min-row-height="0.836cm"/>
    </style:style>
    <style:style style:name="Table1.464" style:family="table-row">
      <style:table-row-properties style:min-row-height="0.852cm"/>
    </style:style>
    <style:style style:name="Table1.491" style:family="table-row">
      <style:table-row-properties style:min-row-height="0.778cm"/>
    </style:style>
    <style:style style:name="P1" style:family="paragraph" style:parent-style-name="Table_20_Contents">
      <style:text-properties fo:color="#000000" fo:font-weight="normal" officeooo:rsid="01bd8d52" officeooo:paragraph-rsid="01bd8d52" style:font-weight-asian="normal" style:font-weight-complex="normal"/>
    </style:style>
    <style:style style:name="P2" style:family="paragraph" style:parent-style-name="Table_20_Contents">
      <style:text-properties fo:color="#000000" fo:font-weight="normal" officeooo:rsid="01bdbfea" officeooo:paragraph-rsid="01bdbfea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1beaa7f" officeooo:paragraph-rsid="01beaa7f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1bf99cf" officeooo:paragraph-rsid="01bf99cf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1c168eb" officeooo:paragraph-rsid="01c168eb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1c2dc9c" officeooo:paragraph-rsid="01c2dc9c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1c2e106" officeooo:paragraph-rsid="01c2e106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1c3563d" officeooo:paragraph-rsid="01c3563d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1c3563d" officeooo:paragraph-rsid="01c4ff81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1c4ff81" officeooo:paragraph-rsid="01c4ff81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1c4ff81" officeooo:paragraph-rsid="01c51066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1c51066" officeooo:paragraph-rsid="01c51066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1c51066" officeooo:paragraph-rsid="01c6916e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1c6916e" officeooo:paragraph-rsid="01c6916e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1c6916e" officeooo:paragraph-rsid="01c84943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1c6916e" officeooo:paragraph-rsid="02cb7473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1c6b0b9" officeooo:paragraph-rsid="01c6b0b9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1c84943" officeooo:paragraph-rsid="01c84943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1c84943" officeooo:paragraph-rsid="01c923fa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1c923fa" officeooo:paragraph-rsid="01c923fa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1cad7dc" officeooo:paragraph-rsid="01cad7dc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1cc055e" officeooo:paragraph-rsid="01cc055e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1cdf0aa" officeooo:paragraph-rsid="01cdf0aa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1ce5f6e" officeooo:paragraph-rsid="01ce5f6e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1cf9fe8" officeooo:paragraph-rsid="01cf9fe8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1d0d1a8" officeooo:paragraph-rsid="01d0d1a8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1d0d1a8" officeooo:paragraph-rsid="01d10523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1d0d1a8" officeooo:paragraph-rsid="01d21bbb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1d0d1a8" officeooo:paragraph-rsid="01d3b94c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1d0d1a8" officeooo:paragraph-rsid="01d3f6ab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1d0d1a8" officeooo:paragraph-rsid="01d54b17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1d0d1a8" officeooo:paragraph-rsid="0254a6dc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1d0d1a8" officeooo:paragraph-rsid="025634b8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1d0d1a8" officeooo:paragraph-rsid="02580804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1d0d1a8" officeooo:paragraph-rsid="0259a223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1d0d1a8" officeooo:paragraph-rsid="026d4665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1d0d1a8" officeooo:paragraph-rsid="026efa99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1d0d1a8" officeooo:paragraph-rsid="026ff581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1d0d1a8" officeooo:paragraph-rsid="02714966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1d0d1a8" officeooo:paragraph-rsid="027225da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1d0d1a8" officeooo:paragraph-rsid="027d0cd6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1d0d1a8" officeooo:paragraph-rsid="027eaaa9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1d0d1a8" officeooo:paragraph-rsid="0280a5ac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1d0d1a8" officeooo:paragraph-rsid="028202e9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1d0d1a8" officeooo:paragraph-rsid="0284f97c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1d0d1a8" officeooo:paragraph-rsid="0286e15f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1d0d1a8" officeooo:paragraph-rsid="02878663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1d0d1a8" officeooo:paragraph-rsid="0287b9bb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1d0d1a8" officeooo:paragraph-rsid="0287d0d7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1d0d1a8" officeooo:paragraph-rsid="028887e4" style:font-weight-asian="normal" style:font-weight-complex="normal"/>
    </style:style>
    <style:style style:name="P51" style:family="paragraph" style:parent-style-name="Table_20_Contents">
      <style:text-properties fo:color="#000000" fo:font-weight="normal" officeooo:rsid="01d0d1a8" officeooo:paragraph-rsid="02930fd7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1d0d1a8" officeooo:paragraph-rsid="0293de79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1d0d1a8" officeooo:paragraph-rsid="0294e32b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1d0d1a8" officeooo:paragraph-rsid="02957bbb" style:font-weight-asian="normal" style:font-weight-complex="normal"/>
    </style:style>
    <style:style style:name="P55" style:family="paragraph" style:parent-style-name="Table_20_Contents">
      <style:text-properties fo:color="#000000" fo:font-weight="normal" officeooo:rsid="00dba3a2" officeooo:paragraph-rsid="00dba3a2" style:font-weight-asian="normal" style:font-weight-complex="normal"/>
    </style:style>
    <style:style style:name="P56" style:family="paragraph" style:parent-style-name="Table_20_Contents">
      <style:text-properties fo:color="#000000" fo:font-weight="normal" officeooo:rsid="00e8e557" officeooo:paragraph-rsid="00e8e557" style:font-weight-asian="normal" style:font-weight-complex="normal"/>
    </style:style>
    <style:style style:name="P57" style:family="paragraph" style:parent-style-name="Table_20_Contents">
      <style:text-properties fo:color="#000000" fo:font-weight="normal" officeooo:rsid="00f909cd" officeooo:paragraph-rsid="00f909cd" style:font-weight-asian="normal" style:font-weight-complex="normal"/>
    </style:style>
    <style:style style:name="P58" style:family="paragraph" style:parent-style-name="Table_20_Contents">
      <style:text-properties fo:color="#000000" fo:font-weight="normal" officeooo:rsid="0161813a" officeooo:paragraph-rsid="0161813a" style:font-weight-asian="normal" style:font-weight-complex="normal"/>
    </style:style>
    <style:style style:name="P59" style:family="paragraph" style:parent-style-name="Table_20_Contents">
      <style:text-properties fo:color="#000000" fo:font-weight="normal" officeooo:rsid="0178cdf2" officeooo:paragraph-rsid="0178cdf2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178cdf2" officeooo:paragraph-rsid="018866eb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118041f" officeooo:paragraph-rsid="0118041f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121c995" officeooo:paragraph-rsid="011dea21" style:font-weight-asian="normal" style:font-weight-complex="normal"/>
    </style:style>
    <style:style style:name="P63" style:family="paragraph" style:parent-style-name="Table_20_Contents">
      <style:text-properties fo:color="#000000" fo:font-weight="normal" officeooo:rsid="011fc939" officeooo:paragraph-rsid="011fc939" style:font-weight-asian="normal" style:font-weight-complex="normal"/>
    </style:style>
    <style:style style:name="P64" style:family="paragraph" style:parent-style-name="Table_20_Contents">
      <style:text-properties fo:color="#000000" fo:font-weight="normal" officeooo:rsid="0128a235" officeooo:paragraph-rsid="0128a235" style:font-weight-asian="normal" style:font-weight-complex="normal"/>
    </style:style>
    <style:style style:name="P65" style:family="paragraph" style:parent-style-name="Table_20_Contents">
      <style:text-properties fo:color="#000000" fo:font-weight="normal" officeooo:rsid="01bc171e" officeooo:paragraph-rsid="01bc171e" style:font-weight-asian="normal" style:font-weight-complex="normal"/>
    </style:style>
    <style:style style:name="P66" style:family="paragraph" style:parent-style-name="Table_20_Contents">
      <style:text-properties fo:color="#000000" fo:font-weight="normal" officeooo:rsid="01d3b94c" officeooo:paragraph-rsid="01d3b94c" style:font-weight-asian="normal" style:font-weight-complex="normal"/>
    </style:style>
    <style:style style:name="P67" style:family="paragraph" style:parent-style-name="Table_20_Contents">
      <style:text-properties fo:color="#000000" fo:font-weight="normal" officeooo:rsid="01d83306" officeooo:paragraph-rsid="01d83306" style:font-weight-asian="normal" style:font-weight-complex="normal"/>
    </style:style>
    <style:style style:name="P68" style:family="paragraph" style:parent-style-name="Table_20_Contents">
      <style:text-properties fo:color="#000000" fo:font-weight="normal" officeooo:rsid="01d83306" officeooo:paragraph-rsid="01dac308" style:font-weight-asian="normal" style:font-weight-complex="normal"/>
    </style:style>
    <style:style style:name="P69" style:family="paragraph" style:parent-style-name="Table_20_Contents">
      <style:text-properties fo:color="#000000" fo:font-weight="normal" officeooo:rsid="01d83306" officeooo:paragraph-rsid="028887e4" style:font-weight-asian="normal" style:font-weight-complex="normal"/>
    </style:style>
    <style:style style:name="P70" style:family="paragraph" style:parent-style-name="Table_20_Contents">
      <style:text-properties fo:color="#000000" fo:font-weight="normal" officeooo:rsid="01d83306" officeooo:paragraph-rsid="02957bbb" style:font-weight-asian="normal" style:font-weight-complex="normal"/>
    </style:style>
    <style:style style:name="P71" style:family="paragraph" style:parent-style-name="Table_20_Contents">
      <style:text-properties fo:color="#000000" fo:font-weight="normal" officeooo:rsid="01db5795" officeooo:paragraph-rsid="01db5795" style:font-weight-asian="normal" style:font-weight-complex="normal"/>
    </style:style>
    <style:style style:name="P72" style:family="paragraph" style:parent-style-name="Table_20_Contents">
      <style:text-properties fo:color="#000000" fo:font-weight="normal" officeooo:rsid="01db5795" officeooo:paragraph-rsid="01db83dc" style:font-weight-asian="normal" style:font-weight-complex="normal"/>
    </style:style>
    <style:style style:name="P73" style:family="paragraph" style:parent-style-name="Table_20_Contents">
      <style:text-properties fo:color="#000000" fo:font-weight="normal" officeooo:rsid="01db5795" officeooo:paragraph-rsid="01dc9aa5" style:font-weight-asian="normal" style:font-weight-complex="normal"/>
    </style:style>
    <style:style style:name="P74" style:family="paragraph" style:parent-style-name="Table_20_Contents">
      <style:text-properties fo:color="#000000" fo:font-weight="normal" officeooo:rsid="01db5795" officeooo:paragraph-rsid="01dd7a04" style:font-weight-asian="normal" style:font-weight-complex="normal"/>
    </style:style>
    <style:style style:name="P75" style:family="paragraph" style:parent-style-name="Table_20_Contents">
      <style:text-properties fo:color="#000000" fo:font-weight="normal" officeooo:rsid="01db5795" officeooo:paragraph-rsid="01dfcbf9" style:font-weight-asian="normal" style:font-weight-complex="normal"/>
    </style:style>
    <style:style style:name="P76" style:family="paragraph" style:parent-style-name="Table_20_Contents">
      <style:text-properties fo:color="#000000" fo:font-weight="normal" officeooo:rsid="01db5795" officeooo:paragraph-rsid="01e1c4a7" style:font-weight-asian="normal" style:font-weight-complex="normal"/>
    </style:style>
    <style:style style:name="P77" style:family="paragraph" style:parent-style-name="Table_20_Contents">
      <style:text-properties fo:color="#000000" fo:font-weight="normal" officeooo:rsid="01db5795" officeooo:paragraph-rsid="01e3197c" style:font-weight-asian="normal" style:font-weight-complex="normal"/>
    </style:style>
    <style:style style:name="P78" style:family="paragraph" style:parent-style-name="Table_20_Contents">
      <style:text-properties fo:color="#000000" fo:font-weight="normal" officeooo:rsid="01db5795" officeooo:paragraph-rsid="023c6a98" style:font-weight-asian="normal" style:font-weight-complex="normal"/>
    </style:style>
    <style:style style:name="P79" style:family="paragraph" style:parent-style-name="Table_20_Contents">
      <style:paragraph-properties fo:text-align="justify" style:justify-single-word="false"/>
      <style:text-properties fo:color="#000000" fo:font-weight="normal" officeooo:rsid="01db5795" officeooo:paragraph-rsid="01db83dc" style:font-weight-asian="normal" style:font-weight-complex="normal"/>
    </style:style>
    <style:style style:name="P80" style:family="paragraph" style:parent-style-name="Table_20_Contents">
      <style:text-properties fo:color="#000000" fo:font-weight="normal" officeooo:rsid="01db5795" officeooo:paragraph-rsid="024ebbf7" style:font-weight-asian="normal" style:font-weight-complex="normal"/>
    </style:style>
    <style:style style:name="P81" style:family="paragraph" style:parent-style-name="Table_20_Contents">
      <style:text-properties fo:color="#000000" fo:font-weight="normal" officeooo:rsid="01db5795" officeooo:paragraph-rsid="024f479c" style:font-weight-asian="normal" style:font-weight-complex="normal"/>
    </style:style>
    <style:style style:name="P82" style:family="paragraph" style:parent-style-name="Table_20_Contents">
      <style:text-properties fo:color="#000000" fo:font-weight="normal" officeooo:rsid="01db5795" officeooo:paragraph-rsid="0250f209" style:font-weight-asian="normal" style:font-weight-complex="normal"/>
    </style:style>
    <style:style style:name="P83" style:family="paragraph" style:parent-style-name="Table_20_Contents">
      <style:text-properties fo:color="#000000" fo:font-weight="normal" officeooo:rsid="01db5795" officeooo:paragraph-rsid="02526103" style:font-weight-asian="normal" style:font-weight-complex="normal"/>
    </style:style>
    <style:style style:name="P84" style:family="paragraph" style:parent-style-name="Table_20_Contents">
      <style:text-properties fo:color="#000000" fo:font-weight="normal" officeooo:rsid="01db5795" officeooo:paragraph-rsid="0263ee95" style:font-weight-asian="normal" style:font-weight-complex="normal"/>
    </style:style>
    <style:style style:name="P85" style:family="paragraph" style:parent-style-name="Table_20_Contents">
      <style:text-properties fo:color="#000000" fo:font-weight="normal" officeooo:rsid="01db5795" officeooo:paragraph-rsid="02659c52" style:font-weight-asian="normal" style:font-weight-complex="normal"/>
    </style:style>
    <style:style style:name="P86" style:family="paragraph" style:parent-style-name="Table_20_Contents">
      <style:text-properties fo:color="#000000" fo:font-weight="normal" officeooo:rsid="01db5795" officeooo:paragraph-rsid="02785ce9" style:font-weight-asian="normal" style:font-weight-complex="normal"/>
    </style:style>
    <style:style style:name="P87" style:family="paragraph" style:parent-style-name="Table_20_Contents">
      <style:text-properties fo:color="#000000" fo:font-weight="normal" officeooo:rsid="01db5795" officeooo:paragraph-rsid="0279e89f" style:font-weight-asian="normal" style:font-weight-complex="normal"/>
    </style:style>
    <style:style style:name="P88" style:family="paragraph" style:parent-style-name="Table_20_Contents">
      <style:text-properties fo:color="#000000" fo:font-weight="normal" officeooo:rsid="01db5795" officeooo:paragraph-rsid="02890eda" style:font-weight-asian="normal" style:font-weight-complex="normal"/>
    </style:style>
    <style:style style:name="P89" style:family="paragraph" style:parent-style-name="Table_20_Contents">
      <style:text-properties fo:color="#000000" fo:font-weight="normal" officeooo:rsid="01db5795" officeooo:paragraph-rsid="028939cd" style:font-weight-asian="normal" style:font-weight-complex="normal"/>
    </style:style>
    <style:style style:name="P90" style:family="paragraph" style:parent-style-name="Table_20_Contents">
      <style:text-properties fo:color="#000000" fo:font-weight="normal" officeooo:rsid="01db5795" officeooo:paragraph-rsid="028cd49b" style:font-weight-asian="normal" style:font-weight-complex="normal"/>
    </style:style>
    <style:style style:name="P91" style:family="paragraph" style:parent-style-name="Table_20_Contents">
      <style:text-properties fo:color="#000000" fo:font-weight="normal" officeooo:rsid="01db5795" officeooo:paragraph-rsid="028d2ed4" style:font-weight-asian="normal" style:font-weight-complex="normal"/>
    </style:style>
    <style:style style:name="P92" style:family="paragraph" style:parent-style-name="Table_20_Contents">
      <style:text-properties fo:color="#000000" fo:font-weight="normal" officeooo:rsid="01db5795" officeooo:paragraph-rsid="028e507d" style:font-weight-asian="normal" style:font-weight-complex="normal"/>
    </style:style>
    <style:style style:name="P93" style:family="paragraph" style:parent-style-name="Table_20_Contents">
      <style:text-properties fo:color="#000000" fo:font-weight="normal" officeooo:rsid="01db5795" officeooo:paragraph-rsid="028e8dec" style:font-weight-asian="normal" style:font-weight-complex="normal"/>
    </style:style>
    <style:style style:name="P94" style:family="paragraph" style:parent-style-name="Table_20_Contents">
      <style:text-properties fo:color="#000000" fo:font-weight="normal" officeooo:rsid="01db5795" officeooo:paragraph-rsid="028f61c0" style:font-weight-asian="normal" style:font-weight-complex="normal"/>
    </style:style>
    <style:style style:name="P95" style:family="paragraph" style:parent-style-name="Table_20_Contents">
      <style:text-properties fo:color="#000000" fo:font-weight="normal" officeooo:rsid="01db5795" officeooo:paragraph-rsid="029183a2" style:font-weight-asian="normal" style:font-weight-complex="normal"/>
    </style:style>
    <style:style style:name="P96" style:family="paragraph" style:parent-style-name="Table_20_Contents">
      <style:text-properties fo:color="#000000" fo:font-weight="normal" officeooo:rsid="01db5795" officeooo:paragraph-rsid="0291a0ea" style:font-weight-asian="normal" style:font-weight-complex="normal"/>
    </style:style>
    <style:style style:name="P97" style:family="paragraph" style:parent-style-name="Table_20_Contents">
      <style:text-properties fo:color="#000000" fo:font-weight="normal" officeooo:rsid="01db5795" officeooo:paragraph-rsid="0296e0fa" style:font-weight-asian="normal" style:font-weight-complex="normal"/>
    </style:style>
    <style:style style:name="P98" style:family="paragraph" style:parent-style-name="Table_20_Contents">
      <style:text-properties fo:color="#000000" fo:font-weight="normal" officeooo:rsid="01db5795" officeooo:paragraph-rsid="02975b5c" style:font-weight-asian="normal" style:font-weight-complex="normal"/>
    </style:style>
    <style:style style:name="P99" style:family="paragraph" style:parent-style-name="Table_20_Contents">
      <style:text-properties fo:color="#000000" fo:font-weight="normal" officeooo:rsid="01db5795" officeooo:paragraph-rsid="0298aa4b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1db5795" officeooo:paragraph-rsid="0298f34e" style:font-weight-asian="normal" style:font-weight-complex="normal"/>
    </style:style>
    <style:style style:name="P101" style:family="paragraph" style:parent-style-name="Table_20_Contents">
      <style:text-properties fo:color="#000000" fo:font-weight="normal" officeooo:rsid="01db5795" officeooo:paragraph-rsid="0299a49e" style:font-weight-asian="normal" style:font-weight-complex="normal"/>
    </style:style>
    <style:style style:name="P102" style:family="paragraph" style:parent-style-name="Table_20_Contents">
      <style:text-properties fo:color="#000000" fo:font-weight="normal" officeooo:rsid="01db5795" officeooo:paragraph-rsid="029b06eb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1e71573" officeooo:paragraph-rsid="01e71573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1e71573" officeooo:paragraph-rsid="027eaaa9" style:font-weight-asian="normal" style:font-weight-complex="normal"/>
    </style:style>
    <style:style style:name="P105" style:family="paragraph" style:parent-style-name="Table_20_Contents">
      <style:text-properties fo:color="#000000" fo:font-weight="normal" officeooo:rsid="01ea207b" officeooo:paragraph-rsid="01ea207b" style:font-weight-asian="normal" style:font-weight-complex="normal"/>
    </style:style>
    <style:style style:name="P106" style:family="paragraph" style:parent-style-name="Table_20_Contents">
      <style:text-properties fo:color="#000000" fo:font-weight="normal" officeooo:rsid="01ea207b" officeooo:paragraph-rsid="027225da" style:font-weight-asian="normal" style:font-weight-complex="normal"/>
    </style:style>
    <style:style style:name="P107" style:family="paragraph" style:parent-style-name="Table_20_Contents">
      <style:text-properties fo:color="#000000" fo:font-weight="normal" officeooo:rsid="01ea207b" officeooo:paragraph-rsid="028337e3" style:font-weight-asian="normal" style:font-weight-complex="normal"/>
    </style:style>
    <style:style style:name="P108" style:family="paragraph" style:parent-style-name="Table_20_Contents">
      <style:text-properties fo:color="#000000" fo:font-weight="normal" officeooo:rsid="01ea207b" officeooo:paragraph-rsid="0293de79" style:font-weight-asian="normal" style:font-weight-complex="normal"/>
    </style:style>
    <style:style style:name="P109" style:family="paragraph" style:parent-style-name="Table_20_Contents">
      <style:text-properties fo:color="#000000" fo:font-weight="normal" officeooo:rsid="01ea207b" officeooo:paragraph-rsid="0294e32b" style:font-weight-asian="normal" style:font-weight-complex="normal"/>
    </style:style>
    <style:style style:name="P110" style:family="paragraph" style:parent-style-name="Table_20_Contents">
      <style:text-properties fo:color="#000000" fo:font-weight="normal" officeooo:rsid="01eb3bc7" officeooo:paragraph-rsid="01eb3bc7" style:font-weight-asian="normal" style:font-weight-complex="normal"/>
    </style:style>
    <style:style style:name="P111" style:family="paragraph" style:parent-style-name="Table_20_Contents">
      <style:text-properties fo:color="#000000" fo:font-weight="normal" officeooo:rsid="01eb3bc7" officeooo:paragraph-rsid="0287b9bb" style:font-weight-asian="normal" style:font-weight-complex="normal"/>
    </style:style>
    <style:style style:name="P112" style:family="paragraph" style:parent-style-name="Table_20_Contents">
      <style:text-properties fo:color="#000000" fo:font-weight="normal" officeooo:rsid="01eb3bc7" officeooo:paragraph-rsid="0287d0d7" style:font-weight-asian="normal" style:font-weight-complex="normal"/>
    </style:style>
    <style:style style:name="P113" style:family="paragraph" style:parent-style-name="Table_20_Contents">
      <style:text-properties fo:color="#000000" fo:font-weight="normal" officeooo:rsid="01ec4554" officeooo:paragraph-rsid="01ec4554" style:font-weight-asian="normal" style:font-weight-complex="normal"/>
    </style:style>
    <style:style style:name="P114" style:family="paragraph" style:parent-style-name="Table_20_Contents">
      <style:text-properties fo:color="#000000" fo:font-weight="normal" officeooo:rsid="01ec4554" officeooo:paragraph-rsid="025b213d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1ec4554" officeooo:paragraph-rsid="028887e4" style:font-weight-asian="normal" style:font-weight-complex="normal"/>
    </style:style>
    <style:style style:name="P116" style:family="paragraph" style:parent-style-name="Table_20_Contents">
      <style:text-properties fo:color="#000000" fo:font-weight="normal" officeooo:rsid="01ec73b2" officeooo:paragraph-rsid="01ec73b2" style:font-weight-asian="normal" style:font-weight-complex="normal"/>
    </style:style>
    <style:style style:name="P117" style:family="paragraph" style:parent-style-name="Table_20_Contents">
      <style:text-properties fo:color="#000000" fo:font-weight="normal" officeooo:rsid="01ec73b2" officeooo:paragraph-rsid="027732f3" style:font-weight-asian="normal" style:font-weight-complex="normal"/>
    </style:style>
    <style:style style:name="P118" style:family="paragraph" style:parent-style-name="Table_20_Contents">
      <style:text-properties fo:color="#000000" fo:font-weight="normal" officeooo:rsid="01ec73b2" officeooo:paragraph-rsid="027785f9" style:font-weight-asian="normal" style:font-weight-complex="normal"/>
    </style:style>
    <style:style style:name="P119" style:family="paragraph" style:parent-style-name="Table_20_Contents">
      <style:text-properties fo:color="#000000" fo:font-weight="normal" officeooo:rsid="01ec73b2" officeooo:paragraph-rsid="028887e4" style:font-weight-asian="normal" style:font-weight-complex="normal"/>
    </style:style>
    <style:style style:name="P120" style:family="paragraph" style:parent-style-name="Table_20_Contents">
      <style:text-properties fo:color="#000000" fo:font-weight="normal" officeooo:rsid="01ec73b2" officeooo:paragraph-rsid="02890eda" style:font-weight-asian="normal" style:font-weight-complex="normal"/>
    </style:style>
    <style:style style:name="P121" style:family="paragraph" style:parent-style-name="Table_20_Contents">
      <style:text-properties fo:color="#000000" fo:font-weight="normal" officeooo:rsid="01ed11f4" officeooo:paragraph-rsid="01ed11f4" style:font-weight-asian="normal" style:font-weight-complex="normal"/>
    </style:style>
    <style:style style:name="P122" style:family="paragraph" style:parent-style-name="Table_20_Contents">
      <style:text-properties fo:color="#000000" fo:font-weight="normal" officeooo:rsid="01ed11f4" officeooo:paragraph-rsid="028939cd" style:font-weight-asian="normal" style:font-weight-complex="normal"/>
    </style:style>
    <style:style style:name="P123" style:family="paragraph" style:parent-style-name="Table_20_Contents">
      <style:text-properties fo:color="#000000" fo:font-weight="normal" officeooo:rsid="01ed11f4" officeooo:paragraph-rsid="0296e0fa" style:font-weight-asian="normal" style:font-weight-complex="normal"/>
    </style:style>
    <style:style style:name="P124" style:family="paragraph" style:parent-style-name="Table_20_Contents">
      <style:text-properties fo:color="#000000" fo:font-weight="normal" officeooo:rsid="01ed11f4" officeooo:paragraph-rsid="02975b5c" style:font-weight-asian="normal" style:font-weight-complex="normal"/>
    </style:style>
    <style:style style:name="P125" style:family="paragraph" style:parent-style-name="Table_20_Contents">
      <style:text-properties fo:color="#000000" fo:font-weight="normal" officeooo:rsid="01ed36a6" officeooo:paragraph-rsid="01ed36a6" style:font-weight-asian="normal" style:font-weight-complex="normal"/>
    </style:style>
    <style:style style:name="P126" style:family="paragraph" style:parent-style-name="Table_20_Contents">
      <style:text-properties fo:color="#000000" fo:font-weight="normal" officeooo:rsid="01ed36a6" officeooo:paragraph-rsid="028cd49b" style:font-weight-asian="normal" style:font-weight-complex="normal"/>
    </style:style>
    <style:style style:name="P127" style:family="paragraph" style:parent-style-name="Table_20_Contents">
      <style:text-properties fo:color="#000000" fo:font-weight="normal" officeooo:rsid="01ed36a6" officeooo:paragraph-rsid="02975b5c" style:font-weight-asian="normal" style:font-weight-complex="normal"/>
    </style:style>
    <style:style style:name="P128" style:family="paragraph" style:parent-style-name="Table_20_Contents">
      <style:text-properties fo:color="#000000" fo:font-weight="normal" officeooo:rsid="01f1550c" officeooo:paragraph-rsid="01f1550c" style:font-weight-asian="normal" style:font-weight-complex="normal"/>
    </style:style>
    <style:style style:name="P129" style:family="paragraph" style:parent-style-name="Table_20_Contents">
      <style:text-properties fo:color="#000000" fo:font-weight="normal" officeooo:rsid="01f1550c" officeooo:paragraph-rsid="024ebbf7" style:font-weight-asian="normal" style:font-weight-complex="normal"/>
    </style:style>
    <style:style style:name="P130" style:family="paragraph" style:parent-style-name="Table_20_Contents">
      <style:text-properties fo:color="#000000" fo:font-weight="normal" officeooo:rsid="01f1550c" officeooo:paragraph-rsid="0279e89f" style:font-weight-asian="normal" style:font-weight-complex="normal"/>
    </style:style>
    <style:style style:name="P131" style:family="paragraph" style:parent-style-name="Table_20_Contents">
      <style:text-properties fo:color="#000000" fo:font-weight="normal" officeooo:rsid="01f20ca8" officeooo:paragraph-rsid="01f20ca8" style:font-weight-asian="normal" style:font-weight-complex="normal"/>
    </style:style>
    <style:style style:name="P132" style:family="paragraph" style:parent-style-name="Table_20_Contents">
      <style:text-properties fo:color="#000000" fo:font-weight="normal" officeooo:rsid="01f20ca8" officeooo:paragraph-rsid="028e8dec" style:font-weight-asian="normal" style:font-weight-complex="normal"/>
    </style:style>
    <style:style style:name="P133" style:family="paragraph" style:parent-style-name="Table_20_Contents">
      <style:text-properties fo:color="#000000" fo:font-weight="normal" officeooo:rsid="01f20ca8" officeooo:paragraph-rsid="028f61c0" style:font-weight-asian="normal" style:font-weight-complex="normal"/>
    </style:style>
    <style:style style:name="P134" style:family="paragraph" style:parent-style-name="Table_20_Contents">
      <style:text-properties fo:color="#000000" fo:font-weight="normal" officeooo:rsid="01f20ca8" officeooo:paragraph-rsid="0298f34e" style:font-weight-asian="normal" style:font-weight-complex="normal"/>
    </style:style>
    <style:style style:name="P135" style:family="paragraph" style:parent-style-name="Table_20_Contents">
      <style:text-properties fo:color="#000000" fo:font-weight="normal" officeooo:rsid="01f21687" officeooo:paragraph-rsid="01f21687" style:font-weight-asian="normal" style:font-weight-complex="normal"/>
    </style:style>
    <style:style style:name="P136" style:family="paragraph" style:parent-style-name="Table_20_Contents">
      <style:text-properties fo:color="#000000" fo:font-weight="normal" officeooo:rsid="01f21687" officeooo:paragraph-rsid="024f479c" style:font-weight-asian="normal" style:font-weight-complex="normal"/>
    </style:style>
    <style:style style:name="P137" style:family="paragraph" style:parent-style-name="Table_20_Contents">
      <style:text-properties fo:color="#000000" fo:font-weight="normal" officeooo:rsid="01f21687" officeooo:paragraph-rsid="0250f209" style:font-weight-asian="normal" style:font-weight-complex="normal"/>
    </style:style>
    <style:style style:name="P138" style:family="paragraph" style:parent-style-name="Table_20_Contents">
      <style:text-properties fo:color="#000000" fo:font-weight="normal" officeooo:rsid="01f21687" officeooo:paragraph-rsid="026867e0" style:font-weight-asian="normal" style:font-weight-complex="normal"/>
    </style:style>
    <style:style style:name="P139" style:family="paragraph" style:parent-style-name="Table_20_Contents">
      <style:text-properties fo:color="#000000" fo:font-weight="normal" officeooo:rsid="01f21687" officeooo:paragraph-rsid="0291a0ea" style:font-weight-asian="normal" style:font-weight-complex="normal"/>
    </style:style>
    <style:style style:name="P140" style:family="paragraph" style:parent-style-name="Table_20_Contents">
      <style:text-properties fo:color="#000000" fo:font-weight="normal" officeooo:rsid="01f21687" officeooo:paragraph-rsid="0299a49e" style:font-weight-asian="normal" style:font-weight-complex="normal"/>
    </style:style>
    <style:style style:name="P141" style:family="paragraph" style:parent-style-name="Table_20_Contents">
      <style:text-properties fo:color="#000000" fo:font-weight="normal" officeooo:rsid="01f3f6d3" officeooo:paragraph-rsid="0250f209" style:font-weight-asian="normal" style:font-weight-complex="normal"/>
    </style:style>
    <style:style style:name="P142" style:family="paragraph" style:parent-style-name="Table_20_Contents">
      <style:text-properties fo:color="#000000" fo:font-weight="normal" officeooo:rsid="01f3f6d3" officeooo:paragraph-rsid="02526103" style:font-weight-asian="normal" style:font-weight-complex="normal"/>
    </style:style>
    <style:style style:name="P143" style:family="paragraph" style:parent-style-name="Table_20_Contents">
      <style:text-properties fo:color="#000000" fo:font-weight="normal" officeooo:rsid="01f3f6d3" officeooo:paragraph-rsid="0291a0ea" style:font-weight-asian="normal" style:font-weight-complex="normal"/>
    </style:style>
    <style:style style:name="P144" style:family="paragraph" style:parent-style-name="Table_20_Contents">
      <style:text-properties fo:color="#000000" fo:font-weight="normal" officeooo:rsid="01f3f6d3" officeooo:paragraph-rsid="029b06eb" style:font-weight-asian="normal" style:font-weight-complex="normal"/>
    </style:style>
    <style:style style:name="P145" style:family="paragraph" style:parent-style-name="Table_20_Contents">
      <style:text-properties fo:color="#000000" fo:font-weight="normal" officeooo:rsid="01f5c95d" officeooo:paragraph-rsid="01f5c95d" style:font-weight-asian="normal" style:font-weight-complex="normal"/>
    </style:style>
    <style:style style:name="P146" style:family="paragraph" style:parent-style-name="Table_20_Contents">
      <style:text-properties fo:color="#000000" fo:font-weight="normal" officeooo:rsid="01f5c95d" officeooo:paragraph-rsid="0299a49e" style:font-weight-asian="normal" style:font-weight-complex="normal"/>
    </style:style>
    <style:style style:name="P147" style:family="paragraph" style:parent-style-name="Table_20_Contents">
      <style:text-properties fo:color="#000000" fo:font-weight="normal" officeooo:rsid="01d10523" officeooo:paragraph-rsid="01d10523" style:font-weight-asian="normal" style:font-weight-complex="normal"/>
    </style:style>
    <style:style style:name="P148" style:family="paragraph" style:parent-style-name="Table_20_Contents">
      <style:text-properties fo:color="#000000" fo:font-weight="normal" officeooo:rsid="01f87341" officeooo:paragraph-rsid="01f87341" style:font-weight-asian="normal" style:font-weight-complex="normal"/>
    </style:style>
    <style:style style:name="P149" style:family="paragraph" style:parent-style-name="Table_20_Contents">
      <style:text-properties fo:color="#000000" fo:font-weight="normal" officeooo:rsid="01f87341" officeooo:paragraph-rsid="0254a6dc" style:font-weight-asian="normal" style:font-weight-complex="normal"/>
    </style:style>
    <style:style style:name="P150" style:family="paragraph" style:parent-style-name="Table_20_Contents">
      <style:text-properties fo:color="#000000" fo:font-weight="normal" officeooo:rsid="01fa3d1f" officeooo:paragraph-rsid="01fa3d1f" style:font-weight-asian="normal" style:font-weight-complex="normal"/>
    </style:style>
    <style:style style:name="P151" style:family="paragraph" style:parent-style-name="Table_20_Contents">
      <style:text-properties fo:color="#000000" fo:font-weight="normal" officeooo:rsid="01fa3d1f" officeooo:paragraph-rsid="025634b8" style:font-weight-asian="normal" style:font-weight-complex="normal"/>
    </style:style>
    <style:style style:name="P152" style:family="paragraph" style:parent-style-name="Table_20_Contents">
      <style:text-properties fo:color="#000000" fo:font-weight="normal" officeooo:rsid="01fa3d1f" officeooo:paragraph-rsid="02580804" style:font-weight-asian="normal" style:font-weight-complex="normal"/>
    </style:style>
    <style:style style:name="P153" style:family="paragraph" style:parent-style-name="Table_20_Contents">
      <style:text-properties fo:color="#000000" fo:font-weight="normal" officeooo:rsid="01fa3d1f" officeooo:paragraph-rsid="025a3334" style:font-weight-asian="normal" style:font-weight-complex="normal"/>
    </style:style>
    <style:style style:name="P154" style:family="paragraph" style:parent-style-name="Table_20_Contents">
      <style:text-properties fo:color="#000000" fo:font-weight="normal" officeooo:rsid="01fa3d1f" officeooo:paragraph-rsid="027d0cd6" style:font-weight-asian="normal" style:font-weight-complex="normal"/>
    </style:style>
    <style:style style:name="P155" style:family="paragraph" style:parent-style-name="Table_20_Contents">
      <style:text-properties fo:color="#000000" fo:font-weight="normal" officeooo:rsid="01fd3752" officeooo:paragraph-rsid="01fd3752" style:font-weight-asian="normal" style:font-weight-complex="normal"/>
    </style:style>
    <style:style style:name="P156" style:family="paragraph" style:parent-style-name="Table_20_Contents">
      <style:text-properties fo:color="#000000" fo:font-weight="normal" officeooo:rsid="01fd3752" officeooo:paragraph-rsid="028202e9" style:font-weight-asian="normal" style:font-weight-complex="normal"/>
    </style:style>
    <style:style style:name="P157" style:family="paragraph" style:parent-style-name="Table_20_Contents">
      <style:text-properties fo:color="#000000" fo:font-weight="normal" officeooo:rsid="01fe64e8" officeooo:paragraph-rsid="01fe64e8" style:font-weight-asian="normal" style:font-weight-complex="normal"/>
    </style:style>
    <style:style style:name="P158" style:family="paragraph" style:parent-style-name="Table_20_Contents">
      <style:text-properties fo:color="#000000" fo:font-weight="normal" officeooo:rsid="01fe64e8" officeooo:paragraph-rsid="02731bd0" style:font-weight-asian="normal" style:font-weight-complex="normal"/>
    </style:style>
    <style:style style:name="P159" style:family="paragraph" style:parent-style-name="Table_20_Contents">
      <style:text-properties fo:color="#000000" fo:font-weight="normal" officeooo:rsid="01fe64e8" officeooo:paragraph-rsid="02878663" style:font-weight-asian="normal" style:font-weight-complex="normal"/>
    </style:style>
    <style:style style:name="P160" style:family="paragraph" style:parent-style-name="Table_20_Contents">
      <style:text-properties fo:color="#000000" fo:font-weight="normal" officeooo:rsid="01fe64e8" officeooo:paragraph-rsid="0294e32b" style:font-weight-asian="normal" style:font-weight-complex="normal"/>
    </style:style>
    <style:style style:name="P161" style:family="paragraph" style:parent-style-name="Table_20_Contents">
      <style:text-properties fo:color="#000000" fo:font-weight="normal" officeooo:rsid="01fe89b0" officeooo:paragraph-rsid="01fe89b0" style:font-weight-asian="normal" style:font-weight-complex="normal"/>
    </style:style>
    <style:style style:name="P162" style:family="paragraph" style:parent-style-name="Table_20_Contents">
      <style:text-properties fo:color="#000000" fo:font-weight="normal" officeooo:rsid="01fe89b0" officeooo:paragraph-rsid="01d3f6ab" style:font-weight-asian="normal" style:font-weight-complex="normal"/>
    </style:style>
    <style:style style:name="P163" style:family="paragraph" style:parent-style-name="Table_20_Contents">
      <style:text-properties fo:color="#000000" fo:font-weight="normal" officeooo:rsid="01fe89b0" officeooo:paragraph-rsid="025a3334" style:font-weight-asian="normal" style:font-weight-complex="normal"/>
    </style:style>
    <style:style style:name="P164" style:family="paragraph" style:parent-style-name="Table_20_Contents">
      <style:text-properties fo:color="#000000" fo:font-weight="normal" officeooo:rsid="01fe89b0" officeooo:paragraph-rsid="0287b9bb" style:font-weight-asian="normal" style:font-weight-complex="normal"/>
    </style:style>
    <style:style style:name="P165" style:family="paragraph" style:parent-style-name="Table_20_Contents">
      <style:text-properties fo:color="#000000" fo:font-weight="normal" officeooo:rsid="01ff3260" officeooo:paragraph-rsid="01ff3260" style:font-weight-asian="normal" style:font-weight-complex="normal"/>
    </style:style>
    <style:style style:name="P166" style:family="paragraph" style:parent-style-name="Table_20_Contents">
      <style:text-properties fo:color="#000000" fo:font-weight="normal" officeooo:rsid="01ff3260" officeooo:paragraph-rsid="02957bbb" style:font-weight-asian="normal" style:font-weight-complex="normal"/>
    </style:style>
    <style:style style:name="P167" style:family="paragraph" style:parent-style-name="Table_20_Contents">
      <style:text-properties fo:color="#000000" fo:font-weight="normal" officeooo:rsid="01ffd474" officeooo:paragraph-rsid="01ffd474" style:font-weight-asian="normal" style:font-weight-complex="normal"/>
    </style:style>
    <style:style style:name="P168" style:family="paragraph" style:parent-style-name="Table_20_Contents">
      <style:text-properties fo:color="#000000" fo:font-weight="normal" officeooo:rsid="01ffd474" officeooo:paragraph-rsid="0296e0fa" style:font-weight-asian="normal" style:font-weight-complex="normal"/>
    </style:style>
    <style:style style:name="P169" style:family="paragraph" style:parent-style-name="Table_20_Contents">
      <style:text-properties fo:color="#000000" fo:font-weight="normal" officeooo:rsid="0201c82d" officeooo:paragraph-rsid="0201c82d" style:font-weight-asian="normal" style:font-weight-complex="normal"/>
    </style:style>
    <style:style style:name="P170" style:family="paragraph" style:parent-style-name="Table_20_Contents">
      <style:text-properties fo:color="#000000" fo:font-weight="normal" officeooo:rsid="0201c82d" officeooo:paragraph-rsid="0296e0fa" style:font-weight-asian="normal" style:font-weight-complex="normal"/>
    </style:style>
    <style:style style:name="P171" style:family="paragraph" style:parent-style-name="Table_20_Contents">
      <style:text-properties fo:color="#000000" fo:font-weight="normal" officeooo:rsid="020274e1" officeooo:paragraph-rsid="020274e1" style:font-weight-asian="normal" style:font-weight-complex="normal"/>
    </style:style>
    <style:style style:name="P172" style:family="paragraph" style:parent-style-name="Table_20_Contents">
      <style:text-properties fo:color="#000000" fo:font-weight="normal" officeooo:rsid="020274e1" officeooo:paragraph-rsid="024ebbf7" style:font-weight-asian="normal" style:font-weight-complex="normal"/>
    </style:style>
    <style:style style:name="P173" style:family="paragraph" style:parent-style-name="Table_20_Contents">
      <style:text-properties fo:color="#000000" fo:font-weight="normal" officeooo:rsid="020274e1" officeooo:paragraph-rsid="0250f209" style:font-weight-asian="normal" style:font-weight-complex="normal"/>
    </style:style>
    <style:style style:name="P174" style:family="paragraph" style:parent-style-name="Table_20_Contents">
      <style:text-properties fo:color="#000000" fo:font-weight="normal" officeooo:rsid="020274e1" officeooo:paragraph-rsid="02526103" style:font-weight-asian="normal" style:font-weight-complex="normal"/>
    </style:style>
    <style:style style:name="P175" style:family="paragraph" style:parent-style-name="Table_20_Contents">
      <style:text-properties fo:color="#000000" fo:font-weight="normal" officeooo:rsid="020274e1" officeooo:paragraph-rsid="02975b5c" style:font-weight-asian="normal" style:font-weight-complex="normal"/>
    </style:style>
    <style:style style:name="P176" style:family="paragraph" style:parent-style-name="Table_20_Contents">
      <style:text-properties fo:color="#000000" fo:font-weight="normal" officeooo:rsid="020308ba" officeooo:paragraph-rsid="024ebbf7" style:font-weight-asian="normal" style:font-weight-complex="normal"/>
    </style:style>
    <style:style style:name="P177" style:family="paragraph" style:parent-style-name="Table_20_Contents">
      <style:text-properties fo:color="#000000" fo:font-weight="normal" officeooo:rsid="020308ba" officeooo:paragraph-rsid="024f479c" style:font-weight-asian="normal" style:font-weight-complex="normal"/>
    </style:style>
    <style:style style:name="P178" style:family="paragraph" style:parent-style-name="Table_20_Contents">
      <style:text-properties fo:color="#000000" fo:font-weight="normal" officeooo:rsid="020308ba" officeooo:paragraph-rsid="02659c52" style:font-weight-asian="normal" style:font-weight-complex="normal"/>
    </style:style>
    <style:style style:name="P179" style:family="paragraph" style:parent-style-name="Table_20_Contents">
      <style:text-properties fo:color="#000000" fo:font-weight="normal" officeooo:rsid="0204761f" officeooo:paragraph-rsid="024f479c" style:font-weight-asian="normal" style:font-weight-complex="normal"/>
    </style:style>
    <style:style style:name="P180" style:family="paragraph" style:parent-style-name="Table_20_Contents">
      <style:text-properties fo:color="#000000" fo:font-weight="normal" officeooo:rsid="0204761f" officeooo:paragraph-rsid="02659c52" style:font-weight-asian="normal" style:font-weight-complex="normal"/>
    </style:style>
    <style:style style:name="P181" style:family="paragraph" style:parent-style-name="Table_20_Contents">
      <style:text-properties fo:color="#000000" fo:font-weight="normal" officeooo:rsid="0204761f" officeooo:paragraph-rsid="0279e89f" style:font-weight-asian="normal" style:font-weight-complex="normal"/>
    </style:style>
    <style:style style:name="P182" style:family="paragraph" style:parent-style-name="Table_20_Contents">
      <style:text-properties fo:color="#000000" fo:font-weight="normal" officeooo:rsid="0205e43f" officeooo:paragraph-rsid="0205e43f" style:font-weight-asian="normal" style:font-weight-complex="normal"/>
    </style:style>
    <style:style style:name="P183" style:family="paragraph" style:parent-style-name="Table_20_Contents">
      <style:text-properties fo:color="#000000" fo:font-weight="normal" officeooo:rsid="0205e43f" officeooo:paragraph-rsid="0250f209" style:font-weight-asian="normal" style:font-weight-complex="normal"/>
    </style:style>
    <style:style style:name="P184" style:family="paragraph" style:parent-style-name="Table_20_Contents">
      <style:text-properties fo:color="#000000" fo:font-weight="normal" officeooo:rsid="0205e43f" officeooo:paragraph-rsid="029183a2" style:font-weight-asian="normal" style:font-weight-complex="normal"/>
    </style:style>
    <style:style style:name="P185" style:family="paragraph" style:parent-style-name="Table_20_Contents">
      <style:text-properties fo:color="#000000" fo:font-weight="normal" officeooo:rsid="0205e43f" officeooo:paragraph-rsid="0299a49e" style:font-weight-asian="normal" style:font-weight-complex="normal"/>
    </style:style>
    <style:style style:name="P186" style:family="paragraph" style:parent-style-name="Table_20_Contents">
      <style:text-properties fo:color="#000000" fo:font-weight="normal" officeooo:rsid="020927bf" officeooo:paragraph-rsid="020927bf" style:font-weight-asian="normal" style:font-weight-complex="normal"/>
    </style:style>
    <style:style style:name="P187" style:family="paragraph" style:parent-style-name="Table_20_Contents">
      <style:text-properties fo:color="#000000" fo:font-weight="normal" officeooo:rsid="020927bf" officeooo:paragraph-rsid="0280a5ac" style:font-weight-asian="normal" style:font-weight-complex="normal"/>
    </style:style>
    <style:style style:name="P188" style:family="paragraph" style:parent-style-name="Table_20_Contents">
      <style:text-properties fo:color="#000000" fo:font-weight="normal" officeooo:rsid="020a24eb" officeooo:paragraph-rsid="020a24eb" style:font-weight-asian="normal" style:font-weight-complex="normal"/>
    </style:style>
    <style:style style:name="P189" style:family="paragraph" style:parent-style-name="Table_20_Contents">
      <style:text-properties fo:color="#000000" fo:font-weight="normal" officeooo:rsid="020a24eb" officeooo:paragraph-rsid="028202e9" style:font-weight-asian="normal" style:font-weight-complex="normal"/>
    </style:style>
    <style:style style:name="P190" style:family="paragraph" style:parent-style-name="Table_20_Contents">
      <style:text-properties fo:color="#000000" fo:font-weight="normal" officeooo:rsid="020a24eb" officeooo:paragraph-rsid="028483d1" style:font-weight-asian="normal" style:font-weight-complex="normal"/>
    </style:style>
    <style:style style:name="P191" style:family="paragraph" style:parent-style-name="Table_20_Contents">
      <style:text-properties fo:color="#000000" fo:font-weight="normal" officeooo:rsid="020a24eb" officeooo:paragraph-rsid="0284f97c" style:font-weight-asian="normal" style:font-weight-complex="normal"/>
    </style:style>
    <style:style style:name="P192" style:family="paragraph" style:parent-style-name="Table_20_Contents">
      <style:text-properties fo:color="#000000" fo:font-weight="normal" officeooo:rsid="020a24eb" officeooo:paragraph-rsid="02878663" style:font-weight-asian="normal" style:font-weight-complex="normal"/>
    </style:style>
    <style:style style:name="P193" style:family="paragraph" style:parent-style-name="Table_20_Contents">
      <style:text-properties fo:color="#000000" fo:font-weight="normal" officeooo:rsid="020a24eb" officeooo:paragraph-rsid="0287b9bb" style:font-weight-asian="normal" style:font-weight-complex="normal"/>
    </style:style>
    <style:style style:name="P194" style:family="paragraph" style:parent-style-name="Table_20_Contents">
      <style:text-properties fo:color="#000000" fo:font-weight="normal" officeooo:rsid="020a24eb" officeooo:paragraph-rsid="028887e4" style:font-weight-asian="normal" style:font-weight-complex="normal"/>
    </style:style>
    <style:style style:name="P195" style:family="paragraph" style:parent-style-name="Table_20_Contents">
      <style:text-properties fo:color="#000000" fo:font-weight="normal" officeooo:rsid="020a24eb" officeooo:paragraph-rsid="02890eda" style:font-weight-asian="normal" style:font-weight-complex="normal"/>
    </style:style>
    <style:style style:name="P196" style:family="paragraph" style:parent-style-name="Table_20_Contents">
      <style:text-properties fo:color="#000000" fo:font-weight="normal" officeooo:rsid="020a24eb" officeooo:paragraph-rsid="02957bbb" style:font-weight-asian="normal" style:font-weight-complex="normal"/>
    </style:style>
    <style:style style:name="P197" style:family="paragraph" style:parent-style-name="Table_20_Contents">
      <style:text-properties fo:color="#000000" fo:font-weight="normal" officeooo:rsid="020a24eb" officeooo:paragraph-rsid="02975b5c" style:font-weight-asian="normal" style:font-weight-complex="normal"/>
    </style:style>
    <style:style style:name="P198" style:family="paragraph" style:parent-style-name="Table_20_Contents">
      <style:text-properties fo:color="#000000" fo:font-weight="normal" officeooo:rsid="020be39a" officeooo:paragraph-rsid="020be39a" style:font-weight-asian="normal" style:font-weight-complex="normal"/>
    </style:style>
    <style:style style:name="P199" style:family="paragraph" style:parent-style-name="Table_20_Contents">
      <style:text-properties fo:color="#000000" fo:font-weight="normal" officeooo:rsid="020be39a" officeooo:paragraph-rsid="02878663" style:font-weight-asian="normal" style:font-weight-complex="normal"/>
    </style:style>
    <style:style style:name="P200" style:family="paragraph" style:parent-style-name="Table_20_Contents">
      <style:text-properties fo:color="#000000" fo:font-weight="normal" officeooo:rsid="020be39a" officeooo:paragraph-rsid="0287b9bb" style:font-weight-asian="normal" style:font-weight-complex="normal"/>
    </style:style>
    <style:style style:name="P201" style:family="paragraph" style:parent-style-name="Table_20_Contents">
      <style:text-properties fo:color="#000000" fo:font-weight="normal" officeooo:rsid="020d4007" officeooo:paragraph-rsid="020d4007" style:font-weight-asian="normal" style:font-weight-complex="normal"/>
    </style:style>
    <style:style style:name="P202" style:family="paragraph" style:parent-style-name="Table_20_Contents">
      <style:text-properties fo:color="#000000" fo:font-weight="normal" officeooo:rsid="020eb551" officeooo:paragraph-rsid="020eb551" style:font-weight-asian="normal" style:font-weight-complex="normal"/>
    </style:style>
    <style:style style:name="P203" style:family="paragraph" style:parent-style-name="Table_20_Contents">
      <style:text-properties fo:color="#000000" fo:font-weight="normal" officeooo:rsid="020eb551" officeooo:paragraph-rsid="0287d0d7" style:font-weight-asian="normal" style:font-weight-complex="normal"/>
    </style:style>
    <style:style style:name="P204" style:family="paragraph" style:parent-style-name="Table_20_Contents">
      <style:text-properties fo:color="#000000" fo:font-weight="normal" officeooo:rsid="020eb551" officeooo:paragraph-rsid="028887e4" style:font-weight-asian="normal" style:font-weight-complex="normal"/>
    </style:style>
    <style:style style:name="P205" style:family="paragraph" style:parent-style-name="Table_20_Contents">
      <style:text-properties fo:color="#000000" fo:font-weight="normal" officeooo:rsid="0210343c" officeooo:paragraph-rsid="0210343c" style:font-weight-asian="normal" style:font-weight-complex="normal"/>
    </style:style>
    <style:style style:name="P206" style:family="paragraph" style:parent-style-name="Table_20_Contents">
      <style:text-properties fo:color="#000000" fo:font-weight="normal" officeooo:rsid="0211ea54" officeooo:paragraph-rsid="0211ea54" style:font-weight-asian="normal" style:font-weight-complex="normal"/>
    </style:style>
    <style:style style:name="P207" style:family="paragraph" style:parent-style-name="Table_20_Contents">
      <style:text-properties fo:color="#000000" fo:font-weight="normal" officeooo:rsid="021363c5" officeooo:paragraph-rsid="021363c5" style:font-weight-asian="normal" style:font-weight-complex="normal"/>
    </style:style>
    <style:style style:name="P208" style:family="paragraph" style:parent-style-name="Table_20_Contents">
      <style:text-properties fo:color="#000000" fo:font-weight="normal" officeooo:rsid="021363c5" officeooo:paragraph-rsid="02624086" style:font-weight-asian="normal" style:font-weight-complex="normal"/>
    </style:style>
    <style:style style:name="P209" style:family="paragraph" style:parent-style-name="Table_20_Contents">
      <style:text-properties fo:color="#000000" fo:font-weight="normal" officeooo:rsid="021363c5" officeooo:paragraph-rsid="028939cd" style:font-weight-asian="normal" style:font-weight-complex="normal"/>
    </style:style>
    <style:style style:name="P210" style:family="paragraph" style:parent-style-name="Table_20_Contents">
      <style:text-properties fo:color="#000000" fo:font-weight="normal" officeooo:rsid="02138d56" officeooo:paragraph-rsid="02138d56" style:font-weight-asian="normal" style:font-weight-complex="normal"/>
    </style:style>
    <style:style style:name="P211" style:family="paragraph" style:parent-style-name="Table_20_Contents">
      <style:text-properties fo:color="#000000" fo:font-weight="normal" officeooo:rsid="02144126" officeooo:paragraph-rsid="02144126" style:font-weight-asian="normal" style:font-weight-complex="normal"/>
    </style:style>
    <style:style style:name="P212" style:family="paragraph" style:parent-style-name="Table_20_Contents">
      <style:text-properties fo:color="#000000" fo:font-weight="normal" officeooo:rsid="02144126" officeooo:paragraph-rsid="024ebbf7" style:font-weight-asian="normal" style:font-weight-complex="normal"/>
    </style:style>
    <style:style style:name="P213" style:family="paragraph" style:parent-style-name="Table_20_Contents">
      <style:text-properties fo:color="#000000" fo:font-weight="normal" officeooo:rsid="02163e72" officeooo:paragraph-rsid="0279e89f" style:font-weight-asian="normal" style:font-weight-complex="normal"/>
    </style:style>
    <style:style style:name="P214" style:family="paragraph" style:parent-style-name="Table_20_Contents">
      <style:text-properties fo:color="#000000" fo:font-weight="normal" officeooo:rsid="02163e72" officeooo:paragraph-rsid="028e507d" style:font-weight-asian="normal" style:font-weight-complex="normal"/>
    </style:style>
    <style:style style:name="P215" style:family="paragraph" style:parent-style-name="Table_20_Contents">
      <style:text-properties fo:color="#000000" fo:font-weight="normal" officeooo:rsid="021681b4" officeooo:paragraph-rsid="021681b4" style:font-weight-asian="normal" style:font-weight-complex="normal"/>
    </style:style>
    <style:style style:name="P216" style:family="paragraph" style:parent-style-name="Table_20_Contents">
      <style:text-properties fo:color="#000000" fo:font-weight="normal" officeooo:rsid="021681b4" officeooo:paragraph-rsid="024f479c" style:font-weight-asian="normal" style:font-weight-complex="normal"/>
    </style:style>
    <style:style style:name="P217" style:family="paragraph" style:parent-style-name="Table_20_Contents">
      <style:text-properties fo:color="#000000" fo:font-weight="normal" officeooo:rsid="02181589" officeooo:paragraph-rsid="02181589" style:font-weight-asian="normal" style:font-weight-complex="normal"/>
    </style:style>
    <style:style style:name="P218" style:family="paragraph" style:parent-style-name="Table_20_Contents">
      <style:text-properties fo:color="#000000" fo:font-weight="normal" officeooo:rsid="02198016" officeooo:paragraph-rsid="02198016" style:font-weight-asian="normal" style:font-weight-complex="normal"/>
    </style:style>
    <style:style style:name="P219" style:family="paragraph" style:parent-style-name="Table_20_Contents">
      <style:text-properties fo:color="#000000" fo:font-weight="normal" officeooo:rsid="021e62f9" officeooo:paragraph-rsid="021e62f9" style:font-weight-asian="normal" style:font-weight-complex="normal"/>
    </style:style>
    <style:style style:name="P220" style:family="paragraph" style:parent-style-name="Table_20_Contents">
      <style:text-properties fo:color="#000000" fo:font-weight="normal" officeooo:rsid="021e62f9" officeooo:paragraph-rsid="029b06eb" style:font-weight-asian="normal" style:font-weight-complex="normal"/>
    </style:style>
    <style:style style:name="P221" style:family="paragraph" style:parent-style-name="Table_20_Contents">
      <style:text-properties fo:color="#000000" fo:font-weight="normal" officeooo:rsid="021ece05" officeooo:paragraph-rsid="021ece05" style:font-weight-asian="normal" style:font-weight-complex="normal"/>
    </style:style>
    <style:style style:name="P222" style:family="paragraph" style:parent-style-name="Table_20_Contents">
      <style:text-properties fo:color="#000000" fo:font-weight="normal" officeooo:rsid="0220cfba" officeooo:paragraph-rsid="0220cfba" style:font-weight-asian="normal" style:font-weight-complex="normal"/>
    </style:style>
    <style:style style:name="P223" style:family="paragraph" style:parent-style-name="Table_20_Contents">
      <style:text-properties fo:color="#000000" fo:font-weight="normal" officeooo:rsid="022430da" officeooo:paragraph-rsid="022430da" style:font-weight-asian="normal" style:font-weight-complex="normal"/>
    </style:style>
    <style:style style:name="P224" style:family="paragraph" style:parent-style-name="Table_20_Contents">
      <style:text-properties fo:color="#000000" fo:font-weight="normal" officeooo:rsid="022548ee" officeooo:paragraph-rsid="022548ee" style:font-weight-asian="normal" style:font-weight-complex="normal"/>
    </style:style>
    <style:style style:name="P225" style:family="paragraph" style:parent-style-name="Table_20_Contents">
      <style:text-properties fo:color="#000000" fo:font-weight="normal" officeooo:rsid="022548ee" officeooo:paragraph-rsid="028887e4" style:font-weight-asian="normal" style:font-weight-complex="normal"/>
    </style:style>
    <style:style style:name="P226" style:family="paragraph" style:parent-style-name="Table_20_Contents">
      <style:text-properties fo:color="#000000" fo:font-weight="normal" officeooo:rsid="0226b4cb" officeooo:paragraph-rsid="0226b4cb" style:font-weight-asian="normal" style:font-weight-complex="normal"/>
    </style:style>
    <style:style style:name="P227" style:family="paragraph" style:parent-style-name="Table_20_Contents">
      <style:text-properties fo:color="#000000" fo:font-weight="normal" officeooo:rsid="022a0132" officeooo:paragraph-rsid="022a0132" style:font-weight-asian="normal" style:font-weight-complex="normal"/>
    </style:style>
    <style:style style:name="P228" style:family="paragraph" style:parent-style-name="Table_20_Contents">
      <style:text-properties fo:color="#000000" fo:font-weight="normal" officeooo:rsid="022a0132" officeooo:paragraph-rsid="02975b5c" style:font-weight-asian="normal" style:font-weight-complex="normal"/>
    </style:style>
    <style:style style:name="P229" style:family="paragraph" style:parent-style-name="Table_20_Contents">
      <style:text-properties fo:color="#000000" fo:font-weight="normal" officeooo:rsid="022b97dd" officeooo:paragraph-rsid="022b97dd" style:font-weight-asian="normal" style:font-weight-complex="normal"/>
    </style:style>
    <style:style style:name="P230" style:family="paragraph" style:parent-style-name="Table_20_Contents">
      <style:text-properties fo:color="#000000" fo:font-weight="normal" officeooo:rsid="022ca563" officeooo:paragraph-rsid="022ca563" style:font-weight-asian="normal" style:font-weight-complex="normal"/>
    </style:style>
    <style:style style:name="P231" style:family="paragraph" style:parent-style-name="Table_20_Contents">
      <style:text-properties fo:color="#000000" fo:font-weight="normal" officeooo:rsid="022eb591" officeooo:paragraph-rsid="022eb591" style:font-weight-asian="normal" style:font-weight-complex="normal"/>
    </style:style>
    <style:style style:name="P232" style:family="paragraph" style:parent-style-name="Table_20_Contents">
      <style:text-properties fo:color="#000000" fo:font-weight="normal" officeooo:rsid="0230a89b" officeooo:paragraph-rsid="0230a89b" style:font-weight-asian="normal" style:font-weight-complex="normal"/>
    </style:style>
    <style:style style:name="P233" style:family="paragraph" style:parent-style-name="Table_20_Contents">
      <style:text-properties fo:color="#000000" fo:font-weight="normal" officeooo:rsid="0230a89b" officeooo:paragraph-rsid="0254a6dc" style:font-weight-asian="normal" style:font-weight-complex="normal"/>
    </style:style>
    <style:style style:name="P234" style:family="paragraph" style:parent-style-name="Table_20_Contents">
      <style:text-properties fo:color="#000000" fo:font-weight="normal" officeooo:rsid="0232267f" officeooo:paragraph-rsid="0232267f" style:font-weight-asian="normal" style:font-weight-complex="normal"/>
    </style:style>
    <style:style style:name="P235" style:family="paragraph" style:parent-style-name="Table_20_Contents">
      <style:text-properties fo:color="#000000" fo:font-weight="normal" officeooo:rsid="0238228c" officeooo:paragraph-rsid="0238228c" style:font-weight-asian="normal" style:font-weight-complex="normal"/>
    </style:style>
    <style:style style:name="P236" style:family="paragraph" style:parent-style-name="Table_20_Contents">
      <style:text-properties fo:color="#000000" fo:font-weight="normal" officeooo:rsid="023b7f63" officeooo:paragraph-rsid="023b7f63" style:font-weight-asian="normal" style:font-weight-complex="normal"/>
    </style:style>
    <style:style style:name="P237" style:family="paragraph" style:parent-style-name="Table_20_Contents">
      <style:text-properties fo:color="#000000" fo:font-weight="normal" officeooo:rsid="023fe8cc" officeooo:paragraph-rsid="023fe8cc" style:font-weight-asian="normal" style:font-weight-complex="normal"/>
    </style:style>
    <style:style style:name="P238" style:family="paragraph" style:parent-style-name="Table_20_Contents">
      <style:text-properties fo:color="#000000" fo:font-weight="normal" officeooo:rsid="024215ad" officeooo:paragraph-rsid="024215ad" style:font-weight-asian="normal" style:font-weight-complex="normal"/>
    </style:style>
    <style:style style:name="P239" style:family="paragraph" style:parent-style-name="Table_20_Contents">
      <style:text-properties fo:color="#000000" fo:font-weight="normal" officeooo:rsid="024215ad" officeooo:paragraph-rsid="024f479c" style:font-weight-asian="normal" style:font-weight-complex="normal"/>
    </style:style>
    <style:style style:name="P240" style:family="paragraph" style:parent-style-name="Table_20_Contents">
      <style:text-properties fo:color="#000000" fo:font-weight="normal" officeooo:rsid="024215ad" officeooo:paragraph-rsid="029183a2" style:font-weight-asian="normal" style:font-weight-complex="normal"/>
    </style:style>
    <style:style style:name="P241" style:family="paragraph" style:parent-style-name="Table_20_Contents">
      <style:text-properties fo:color="#000000" fo:font-weight="normal" officeooo:rsid="02465ca8" officeooo:paragraph-rsid="02465ca8" style:font-weight-asian="normal" style:font-weight-complex="normal"/>
    </style:style>
    <style:style style:name="P242" style:family="paragraph" style:parent-style-name="Table_20_Contents">
      <style:text-properties fo:color="#000000" fo:font-weight="normal" officeooo:rsid="0247a10a" officeooo:paragraph-rsid="0247a10a" style:font-weight-asian="normal" style:font-weight-complex="normal"/>
    </style:style>
    <style:style style:name="P243" style:family="paragraph" style:parent-style-name="Table_20_Contents">
      <style:text-properties fo:color="#000000" fo:font-weight="normal" officeooo:rsid="024ab826" officeooo:paragraph-rsid="024ab826" style:font-weight-asian="normal" style:font-weight-complex="normal"/>
    </style:style>
    <style:style style:name="P244" style:family="paragraph" style:parent-style-name="Table_20_Contents">
      <style:text-properties fo:color="#000000" fo:font-weight="normal" officeooo:rsid="024ab826" officeooo:paragraph-rsid="02890eda" style:font-weight-asian="normal" style:font-weight-complex="normal"/>
    </style:style>
    <style:style style:name="P245" style:family="paragraph" style:parent-style-name="Table_20_Contents">
      <style:text-properties fo:color="#000000" fo:font-weight="normal" officeooo:rsid="024ea2d6" officeooo:paragraph-rsid="024ea2d6" style:font-weight-asian="normal" style:font-weight-complex="normal"/>
    </style:style>
    <style:style style:name="P246" style:family="paragraph" style:parent-style-name="Table_20_Contents">
      <style:text-properties fo:color="#000000" fo:font-weight="normal" officeooo:rsid="0241b4bc" officeooo:paragraph-rsid="024ebbf7" style:font-weight-asian="normal" style:font-weight-complex="normal"/>
    </style:style>
    <style:style style:name="P247" style:family="paragraph" style:parent-style-name="Table_20_Contents">
      <style:text-properties fo:color="#000000" fo:font-weight="normal" officeooo:rsid="022fa293" officeooo:paragraph-rsid="02526103" style:font-weight-asian="normal" style:font-weight-complex="normal"/>
    </style:style>
    <style:style style:name="P248" style:family="paragraph" style:parent-style-name="Table_20_Contents">
      <style:text-properties fo:color="#000000" fo:font-weight="normal" officeooo:rsid="025dbaeb" officeooo:paragraph-rsid="025dbaeb" style:font-weight-asian="normal" style:font-weight-complex="normal"/>
    </style:style>
    <style:style style:name="P249" style:family="paragraph" style:parent-style-name="Table_20_Contents">
      <style:text-properties fo:color="#000000" fo:font-weight="normal" officeooo:rsid="025fb5b3" officeooo:paragraph-rsid="025fb5b3" style:font-weight-asian="normal" style:font-weight-complex="normal"/>
    </style:style>
    <style:style style:name="P250" style:family="paragraph" style:parent-style-name="Table_20_Contents">
      <style:text-properties fo:color="#000000" fo:font-weight="normal" officeooo:rsid="02603cac" officeooo:paragraph-rsid="02603cac" style:font-weight-asian="normal" style:font-weight-complex="normal"/>
    </style:style>
    <style:style style:name="P251" style:family="paragraph" style:parent-style-name="Table_20_Contents">
      <style:text-properties fo:color="#000000" fo:font-weight="normal" officeooo:rsid="02624086" officeooo:paragraph-rsid="02624086" style:font-weight-asian="normal" style:font-weight-complex="normal"/>
    </style:style>
    <style:style style:name="P252" style:family="paragraph" style:parent-style-name="Table_20_Contents">
      <style:text-properties fo:color="#000000" fo:font-weight="normal" officeooo:rsid="0263ee95" officeooo:paragraph-rsid="0263ee95" style:font-weight-asian="normal" style:font-weight-complex="normal"/>
    </style:style>
    <style:style style:name="P253" style:family="paragraph" style:parent-style-name="Table_20_Contents">
      <style:text-properties fo:color="#000000" fo:font-weight="normal" officeooo:rsid="0263ee95" officeooo:paragraph-rsid="028cd49b" style:font-weight-asian="normal" style:font-weight-complex="normal"/>
    </style:style>
    <style:style style:name="P254" style:family="paragraph" style:parent-style-name="Table_20_Contents">
      <style:text-properties fo:color="#000000" fo:font-weight="normal" officeooo:rsid="01e6e862" officeooo:paragraph-rsid="027d0cd6" style:font-weight-asian="normal" style:font-weight-complex="normal"/>
    </style:style>
    <style:style style:name="P255" style:family="paragraph" style:parent-style-name="Table_20_Contents">
      <style:text-properties fo:color="#000000" fo:font-weight="normal" officeooo:rsid="01f74353" officeooo:paragraph-rsid="026ff581" style:font-weight-asian="normal" style:font-weight-complex="normal"/>
    </style:style>
    <style:style style:name="P256" style:family="paragraph" style:parent-style-name="Table_20_Contents">
      <style:text-properties fo:color="#000000" fo:font-weight="normal" officeooo:rsid="01f74353" officeooo:paragraph-rsid="027d0cd6" style:font-weight-asian="normal" style:font-weight-complex="normal"/>
    </style:style>
    <style:style style:name="P257" style:family="paragraph" style:parent-style-name="Table_20_Contents">
      <style:text-properties fo:color="#000000" fo:font-weight="normal" officeooo:rsid="020ec5f8" officeooo:paragraph-rsid="028887e4" style:font-weight-asian="normal" style:font-weight-complex="normal"/>
    </style:style>
    <style:style style:name="P258" style:family="paragraph" style:parent-style-name="Table_20_Contents">
      <style:text-properties fo:color="#000000" fo:font-weight="normal" officeooo:rsid="01f0433b" officeooo:paragraph-rsid="0279e89f" style:font-weight-asian="normal" style:font-weight-complex="normal"/>
    </style:style>
    <style:style style:name="P259" style:family="paragraph" style:parent-style-name="Table_20_Contents">
      <style:text-properties fo:color="#000000" fo:font-weight="normal" officeooo:rsid="01f741f3" officeooo:paragraph-rsid="027d0cd6" style:font-weight-asian="normal" style:font-weight-complex="normal"/>
    </style:style>
    <style:style style:name="P260" style:family="paragraph" style:parent-style-name="Table_20_Contents">
      <style:text-properties fo:color="#000000" fo:font-weight="normal" officeooo:rsid="028202e9" officeooo:paragraph-rsid="028202e9" style:font-weight-asian="normal" style:font-weight-complex="normal"/>
    </style:style>
    <style:style style:name="P261" style:family="paragraph" style:parent-style-name="Table_20_Contents">
      <style:text-properties fo:color="#000000" fo:font-weight="normal" officeooo:rsid="028483d1" officeooo:paragraph-rsid="028483d1" style:font-weight-asian="normal" style:font-weight-complex="normal"/>
    </style:style>
    <style:style style:name="P262" style:family="paragraph" style:parent-style-name="Table_20_Contents">
      <style:text-properties fo:color="#000000" fo:font-weight="normal" officeooo:rsid="0239187c" officeooo:paragraph-rsid="0287b9bb" style:font-weight-asian="normal" style:font-weight-complex="normal"/>
    </style:style>
    <style:style style:name="P263" style:family="paragraph" style:parent-style-name="Table_20_Contents">
      <style:text-properties fo:color="#000000" fo:font-weight="normal" officeooo:rsid="025dcf6d" officeooo:paragraph-rsid="028887e4" style:font-weight-asian="normal" style:font-weight-complex="normal"/>
    </style:style>
    <style:style style:name="P264" style:family="paragraph" style:parent-style-name="Table_20_Contents">
      <style:text-properties fo:color="#000000" fo:font-weight="normal" officeooo:rsid="028939cd" officeooo:paragraph-rsid="028939cd" style:font-weight-asian="normal" style:font-weight-complex="normal"/>
    </style:style>
    <style:style style:name="P265" style:family="paragraph" style:parent-style-name="Table_20_Contents">
      <style:text-properties fo:color="#000000" fo:font-weight="normal" officeooo:rsid="02285a16" officeooo:paragraph-rsid="028939cd" style:font-weight-asian="normal" style:font-weight-complex="normal"/>
    </style:style>
    <style:style style:name="P266" style:family="paragraph" style:parent-style-name="Table_20_Contents">
      <style:text-properties fo:color="#000000" fo:font-weight="normal" officeooo:rsid="02285a16" officeooo:paragraph-rsid="02975b5c" style:font-weight-asian="normal" style:font-weight-complex="normal"/>
    </style:style>
    <style:style style:name="P267" style:family="paragraph" style:parent-style-name="Table_20_Contents">
      <style:text-properties fo:color="#000000" fo:font-weight="normal" officeooo:rsid="0254341f" officeooo:paragraph-rsid="0280a5ac" style:font-weight-asian="normal" style:font-weight-complex="normal"/>
    </style:style>
    <style:style style:name="P268" style:family="paragraph" style:parent-style-name="Table_20_Contents">
      <style:text-properties fo:color="#000000" fo:font-weight="normal" officeooo:rsid="0254341f" officeooo:paragraph-rsid="028202e9" style:font-weight-asian="normal" style:font-weight-complex="normal"/>
    </style:style>
    <style:style style:name="P269" style:family="paragraph" style:parent-style-name="Table_20_Contents">
      <style:text-properties fo:color="#000000" fo:font-weight="normal" officeooo:rsid="0254341f" officeooo:paragraph-rsid="028483d1" style:font-weight-asian="normal" style:font-weight-complex="normal"/>
    </style:style>
    <style:style style:name="P270" style:family="paragraph" style:parent-style-name="Table_20_Contents">
      <style:text-properties fo:color="#000000" fo:font-weight="normal" officeooo:rsid="0254341f" officeooo:paragraph-rsid="0286e15f" style:font-weight-asian="normal" style:font-weight-complex="normal"/>
    </style:style>
    <style:style style:name="P271" style:family="paragraph" style:parent-style-name="Table_20_Contents">
      <style:text-properties fo:color="#000000" fo:font-weight="normal" officeooo:rsid="0254341f" officeooo:paragraph-rsid="02754ea9" style:font-weight-asian="normal" style:font-weight-complex="normal"/>
    </style:style>
    <style:style style:name="P272" style:family="paragraph" style:parent-style-name="Table_20_Contents">
      <style:text-properties fo:color="#000000" fo:font-weight="normal" officeooo:rsid="01dd7a04" officeooo:paragraph-rsid="027a25b7" style:font-weight-asian="normal" style:font-weight-complex="normal"/>
    </style:style>
    <style:style style:name="P273" style:family="paragraph" style:parent-style-name="Table_20_Contents">
      <style:text-properties fo:color="#000000" fo:font-weight="normal" officeooo:rsid="01dd7a04" officeooo:paragraph-rsid="0299a49e" style:font-weight-asian="normal" style:font-weight-complex="normal"/>
    </style:style>
    <style:style style:name="P274" style:family="paragraph" style:parent-style-name="Table_20_Contents">
      <style:text-properties fo:color="#000000" fo:font-weight="normal" officeooo:rsid="0241b4fe" officeooo:paragraph-rsid="028e8dec" style:font-weight-asian="normal" style:font-weight-complex="normal"/>
    </style:style>
    <style:style style:name="P275" style:family="paragraph" style:parent-style-name="Table_20_Contents">
      <style:text-properties fo:color="#000000" fo:font-weight="normal" officeooo:rsid="02444bd0" officeooo:paragraph-rsid="0291a0ea" style:font-weight-asian="normal" style:font-weight-complex="normal"/>
    </style:style>
    <style:style style:name="P276" style:family="paragraph" style:parent-style-name="Table_20_Contents">
      <style:text-properties fo:color="#000000" fo:font-weight="normal" officeooo:rsid="0239dcba" officeooo:paragraph-rsid="02957bbb" style:font-weight-asian="normal" style:font-weight-complex="normal"/>
    </style:style>
    <style:style style:name="P277" style:family="paragraph" style:parent-style-name="Table_20_Contents">
      <style:text-properties fo:color="#000000" fo:font-weight="normal" officeooo:rsid="024e5b3a" officeooo:paragraph-rsid="0296e0fa" style:font-weight-asian="normal" style:font-weight-complex="normal"/>
    </style:style>
    <style:style style:name="P278" style:family="paragraph" style:parent-style-name="Table_20_Contents">
      <style:text-properties fo:color="#000000" fo:font-weight="normal" officeooo:rsid="023f3b19" officeooo:paragraph-rsid="02975b5c" style:font-weight-asian="normal" style:font-weight-complex="normal"/>
    </style:style>
    <style:style style:name="P279" style:family="paragraph" style:parent-style-name="Table_20_Contents">
      <style:text-properties fo:color="#000000" fo:font-weight="normal" officeooo:rsid="0243fbf5" officeooo:paragraph-rsid="0299a49e" style:font-weight-asian="normal" style:font-weight-complex="normal"/>
    </style:style>
    <style:style style:name="P280" style:family="paragraph" style:parent-style-name="Table_20_Contents">
      <style:text-properties fo:color="#000000" fo:font-weight="normal" officeooo:rsid="0206ba99" officeooo:paragraph-rsid="02526103" style:font-weight-asian="normal" style:font-weight-complex="normal"/>
    </style:style>
    <style:style style:name="P281" style:family="paragraph" style:parent-style-name="Table_20_Contents">
      <style:text-properties fo:color="#000000" fo:font-weight="normal" officeooo:rsid="020872aa" officeooo:paragraph-rsid="01fa3d1f" style:font-weight-asian="normal" style:font-weight-complex="normal"/>
    </style:style>
    <style:style style:name="P282" style:family="paragraph" style:parent-style-name="Table_20_Contents">
      <style:text-properties fo:color="#000000" style:text-underline-style="none" fo:font-weight="normal" officeooo:rsid="01bdbfea" officeooo:paragraph-rsid="01bdbfea" style:font-weight-asian="normal" style:font-weight-complex="normal"/>
    </style:style>
    <style:style style:name="P283" style:family="paragraph" style:parent-style-name="Table_20_Contents">
      <style:text-properties fo:color="#000000" style:text-underline-style="none" fo:font-weight="normal" officeooo:rsid="01db5795" officeooo:paragraph-rsid="0250f209" style:font-weight-asian="normal" style:font-weight-complex="normal"/>
    </style:style>
    <style:style style:name="P284" style:family="paragraph" style:parent-style-name="Table_20_Contents">
      <style:text-properties fo:color="#000000" style:text-underline-style="none" fo:font-weight="normal" officeooo:rsid="01db5795" officeooo:paragraph-rsid="0291a0ea" style:font-weight-asian="normal" style:font-weight-complex="normal"/>
    </style:style>
    <style:style style:name="P285" style:family="paragraph" style:parent-style-name="Table_20_Contents">
      <style:text-properties fo:color="#000000" style:text-underline-style="none" fo:font-weight="normal" officeooo:rsid="027785f9" officeooo:paragraph-rsid="027785f9" style:font-weight-asian="normal" style:font-weight-complex="normal"/>
    </style:style>
    <style:style style:name="P286" style:family="paragraph" style:parent-style-name="Table_20_Contents">
      <style:text-properties fo:color="#000000" fo:font-style="normal" fo:font-weight="normal" officeooo:rsid="01c6b0b9" officeooo:paragraph-rsid="01c6b0b9" style:font-style-asian="normal" style:font-weight-asian="normal" style:font-style-complex="normal" style:font-weight-complex="normal"/>
    </style:style>
    <style:style style:name="P287" style:family="paragraph" style:parent-style-name="Table_20_Contents">
      <style:text-properties fo:color="#000000" fo:font-style="normal" fo:font-weight="normal" officeooo:rsid="00ecda4f" officeooo:paragraph-rsid="00ecda4f" style:font-style-asian="normal" style:font-weight-asian="normal" style:font-style-complex="normal" style:font-weight-complex="normal"/>
    </style:style>
    <style:style style:name="P288" style:family="paragraph" style:parent-style-name="Table_20_Contents">
      <style:text-properties fo:color="#000000" fo:font-style="normal" fo:font-weight="normal" officeooo:rsid="01d0d1a8" officeooo:paragraph-rsid="01d0d1a8" style:font-style-asian="normal" style:font-weight-asian="normal" style:font-style-complex="normal" style:font-weight-complex="normal"/>
    </style:style>
    <style:style style:name="P289" style:family="paragraph" style:parent-style-name="Table_20_Contents">
      <style:text-properties fo:color="#000000" fo:font-style="normal" fo:font-weight="normal" officeooo:rsid="01d0d1a8" officeooo:paragraph-rsid="01d10523" style:font-style-asian="normal" style:font-weight-asian="normal" style:font-style-complex="normal" style:font-weight-complex="normal"/>
    </style:style>
    <style:style style:name="P290" style:family="paragraph" style:parent-style-name="Table_20_Contents">
      <style:text-properties fo:color="#000000" fo:font-style="normal" fo:font-weight="normal" officeooo:rsid="01d0d1a8" officeooo:paragraph-rsid="01d21bbb" style:font-style-asian="normal" style:font-weight-asian="normal" style:font-style-complex="normal" style:font-weight-complex="normal"/>
    </style:style>
    <style:style style:name="P291" style:family="paragraph" style:parent-style-name="Table_20_Contents">
      <style:text-properties fo:color="#000000" fo:font-style="normal" fo:font-weight="normal" officeooo:rsid="01d0d1a8" officeooo:paragraph-rsid="01d3f6ab" style:font-style-asian="normal" style:font-weight-asian="normal" style:font-style-complex="normal" style:font-weight-complex="normal"/>
    </style:style>
    <style:style style:name="P292" style:family="paragraph" style:parent-style-name="Table_20_Contents">
      <style:text-properties fo:color="#000000" fo:font-style="normal" fo:font-weight="normal" officeooo:rsid="01d0d1a8" officeooo:paragraph-rsid="02731bd0" style:font-style-asian="normal" style:font-weight-asian="normal" style:font-style-complex="normal" style:font-weight-complex="normal"/>
    </style:style>
    <style:style style:name="P293" style:family="paragraph" style:parent-style-name="Table_20_Contents">
      <style:text-properties fo:color="#000000" fo:font-style="normal" fo:font-weight="normal" officeooo:rsid="01d0d1a8" officeooo:paragraph-rsid="027eaaa9" style:font-style-asian="normal" style:font-weight-asian="normal" style:font-style-complex="normal" style:font-weight-complex="normal"/>
    </style:style>
    <style:style style:name="P294" style:family="paragraph" style:parent-style-name="Table_20_Contents">
      <style:text-properties fo:color="#000000" fo:font-style="normal" fo:font-weight="normal" officeooo:rsid="01d0d1a8" officeooo:paragraph-rsid="0280a5ac" style:font-style-asian="normal" style:font-weight-asian="normal" style:font-style-complex="normal" style:font-weight-complex="normal"/>
    </style:style>
    <style:style style:name="P295" style:family="paragraph" style:parent-style-name="Table_20_Contents">
      <style:text-properties fo:color="#000000" fo:font-style="normal" fo:font-weight="normal" officeooo:rsid="01d0d1a8" officeooo:paragraph-rsid="028887e4" style:font-style-asian="normal" style:font-weight-asian="normal" style:font-style-complex="normal" style:font-weight-complex="normal"/>
    </style:style>
    <style:style style:name="P296" style:family="paragraph" style:parent-style-name="Table_20_Contents">
      <style:text-properties fo:color="#000000" fo:font-style="normal" fo:font-weight="normal" officeooo:rsid="01d0d1a8" officeooo:paragraph-rsid="02957bbb" style:font-style-asian="normal" style:font-weight-asian="normal" style:font-style-complex="normal" style:font-weight-complex="normal"/>
    </style:style>
    <style:style style:name="P297" style:family="paragraph" style:parent-style-name="Table_20_Contents">
      <style:text-properties fo:color="#000000" fo:font-style="normal" fo:font-weight="normal" officeooo:rsid="01d83306" officeooo:paragraph-rsid="01d99f88" style:font-style-asian="normal" style:font-weight-asian="normal" style:font-style-complex="normal" style:font-weight-complex="normal"/>
    </style:style>
    <style:style style:name="P298" style:family="paragraph" style:parent-style-name="Table_20_Contents">
      <style:text-properties fo:color="#000000" fo:font-style="normal" fo:font-weight="normal" officeooo:rsid="01db5795" officeooo:paragraph-rsid="01db83dc" style:font-style-asian="normal" style:font-weight-asian="normal" style:font-style-complex="normal" style:font-weight-complex="normal"/>
    </style:style>
    <style:style style:name="P299" style:family="paragraph" style:parent-style-name="Table_20_Contents">
      <style:text-properties fo:color="#000000" fo:font-style="normal" fo:font-weight="normal" officeooo:rsid="01db5795" officeooo:paragraph-rsid="024ebbf7" style:font-style-asian="normal" style:font-weight-asian="normal" style:font-style-complex="normal" style:font-weight-complex="normal"/>
    </style:style>
    <style:style style:name="P300" style:family="paragraph" style:parent-style-name="Table_20_Contents">
      <style:text-properties fo:color="#000000" fo:font-style="normal" fo:font-weight="normal" officeooo:rsid="01db5795" officeooo:paragraph-rsid="02754ea9" style:font-style-asian="normal" style:font-weight-asian="normal" style:font-style-complex="normal" style:font-weight-complex="normal"/>
    </style:style>
    <style:style style:name="P301" style:family="paragraph" style:parent-style-name="Table_20_Contents">
      <style:text-properties fo:color="#000000" fo:font-style="normal" fo:font-weight="normal" officeooo:rsid="01db5795" officeooo:paragraph-rsid="02890eda" style:font-style-asian="normal" style:font-weight-asian="normal" style:font-style-complex="normal" style:font-weight-complex="normal"/>
    </style:style>
    <style:style style:name="P302" style:family="paragraph" style:parent-style-name="Table_20_Contents">
      <style:text-properties fo:color="#000000" fo:font-style="normal" fo:font-weight="normal" officeooo:rsid="01ec73b2" officeooo:paragraph-rsid="01ec73b2" style:font-style-asian="normal" style:font-weight-asian="normal" style:font-style-complex="normal" style:font-weight-complex="normal"/>
    </style:style>
    <style:style style:name="P303" style:family="paragraph" style:parent-style-name="Table_20_Contents">
      <style:text-properties fo:color="#000000" fo:font-style="normal" fo:font-weight="normal" officeooo:rsid="01ec73b2" officeooo:paragraph-rsid="028887e4" style:font-style-asian="normal" style:font-weight-asian="normal" style:font-style-complex="normal" style:font-weight-complex="normal"/>
    </style:style>
    <style:style style:name="P304" style:family="paragraph" style:parent-style-name="Table_20_Contents">
      <style:text-properties fo:color="#000000" fo:font-style="normal" fo:font-weight="normal" officeooo:rsid="01f74353" officeooo:paragraph-rsid="01f74353" style:font-style-asian="normal" style:font-weight-asian="normal" style:font-style-complex="normal" style:font-weight-complex="normal"/>
    </style:style>
    <style:style style:name="P305" style:family="paragraph" style:parent-style-name="Table_20_Contents">
      <style:text-properties fo:color="#000000" fo:font-style="normal" fo:font-weight="normal" officeooo:rsid="01f74353" officeooo:paragraph-rsid="02930fd7" style:font-style-asian="normal" style:font-weight-asian="normal" style:font-style-complex="normal" style:font-weight-complex="normal"/>
    </style:style>
    <style:style style:name="P306" style:family="paragraph" style:parent-style-name="Table_20_Contents">
      <style:text-properties fo:color="#000000" fo:font-style="normal" fo:font-weight="normal" officeooo:rsid="0201c82d" officeooo:paragraph-rsid="0201c82d" style:font-style-asian="normal" style:font-weight-asian="normal" style:font-style-complex="normal" style:font-weight-complex="normal"/>
    </style:style>
    <style:style style:name="P307" style:family="paragraph" style:parent-style-name="Table_20_Contents">
      <style:text-properties fo:color="#000000" fo:font-style="normal" fo:font-weight="normal" officeooo:rsid="020a24eb" officeooo:paragraph-rsid="020a24eb" style:font-style-asian="normal" style:font-weight-asian="normal" style:font-style-complex="normal" style:font-weight-complex="normal"/>
    </style:style>
    <style:style style:name="P308" style:family="paragraph" style:parent-style-name="Table_20_Contents">
      <style:text-properties fo:color="#000000" fo:font-style="normal" fo:font-weight="normal" officeooo:rsid="020a24eb" officeooo:paragraph-rsid="025520c9" style:font-style-asian="normal" style:font-weight-asian="normal" style:font-style-complex="normal" style:font-weight-complex="normal"/>
    </style:style>
    <style:style style:name="P309" style:family="paragraph" style:parent-style-name="Table_20_Contents">
      <style:text-properties fo:color="#000000" fo:font-style="normal" fo:font-weight="normal" officeooo:rsid="020a24eb" officeooo:paragraph-rsid="028202e9" style:font-style-asian="normal" style:font-weight-asian="normal" style:font-style-complex="normal" style:font-weight-complex="normal"/>
    </style:style>
    <style:style style:name="P310" style:family="paragraph" style:parent-style-name="Table_20_Contents">
      <style:text-properties fo:color="#000000" fo:font-style="normal" fo:font-weight="normal" officeooo:rsid="0210343c" officeooo:paragraph-rsid="0210343c" style:font-style-asian="normal" style:font-weight-asian="normal" style:font-style-complex="normal" style:font-weight-complex="normal"/>
    </style:style>
    <style:style style:name="P311" style:family="paragraph" style:parent-style-name="Table_20_Contents">
      <style:text-properties fo:color="#000000" fo:font-style="normal" fo:font-weight="normal" officeooo:rsid="023b7f63" officeooo:paragraph-rsid="023b7f63" style:font-style-asian="normal" style:font-weight-asian="normal" style:font-style-complex="normal" style:font-weight-complex="normal"/>
    </style:style>
    <style:style style:name="P312" style:family="paragraph" style:parent-style-name="Table_20_Contents">
      <style:text-properties fo:color="#000000" fo:font-style="normal" fo:font-weight="normal" officeooo:rsid="0232fff8" officeooo:paragraph-rsid="025520c9" style:font-style-asian="normal" style:font-weight-asian="normal" style:font-style-complex="normal" style:font-weight-complex="normal"/>
    </style:style>
    <style:style style:name="P313" style:family="paragraph" style:parent-style-name="Table_20_Contents">
      <style:text-properties fo:color="#000000" fo:font-style="normal" fo:font-weight="normal" officeooo:rsid="01ea207b" officeooo:paragraph-rsid="02580804" style:font-style-asian="normal" style:font-weight-asian="normal" style:font-style-complex="normal" style:font-weight-complex="normal"/>
    </style:style>
    <style:style style:name="P314" style:family="paragraph" style:parent-style-name="Table_20_Contents">
      <style:text-properties fo:color="#000000" fo:font-style="normal" fo:font-weight="normal" officeooo:rsid="01fa3d1f" officeooo:paragraph-rsid="025a3334" style:font-style-asian="normal" style:font-weight-asian="normal" style:font-style-complex="normal" style:font-weight-complex="normal"/>
    </style:style>
    <style:style style:name="P315" style:family="paragraph" style:parent-style-name="Table_20_Contents">
      <style:text-properties fo:color="#000000" fo:font-style="normal" fo:font-weight="normal" officeooo:rsid="01e71573" officeooo:paragraph-rsid="027eaaa9" style:font-style-asian="normal" style:font-weight-asian="normal" style:font-style-complex="normal" style:font-weight-complex="normal"/>
    </style:style>
    <style:style style:name="P316" style:family="paragraph" style:parent-style-name="Table_20_Contents">
      <style:text-properties fo:color="#000000" fo:font-style="normal" fo:font-weight="normal" officeooo:rsid="01e71573" officeooo:paragraph-rsid="0280a5ac" style:font-style-asian="normal" style:font-weight-asian="normal" style:font-style-complex="normal" style:font-weight-complex="normal"/>
    </style:style>
    <style:style style:name="P317" style:family="paragraph" style:parent-style-name="Table_20_Contents">
      <style:text-properties fo:color="#000000" fo:font-style="normal" fo:font-weight="normal" officeooo:rsid="020872aa" officeooo:paragraph-rsid="026ff581" style:font-style-asian="normal" style:font-weight-asian="normal" style:font-style-complex="normal" style:font-weight-complex="normal"/>
    </style:style>
    <style:style style:name="P318" style:family="paragraph" style:parent-style-name="Table_20_Contents">
      <style:text-properties fo:color="#000000" fo:font-style="normal" fo:font-weight="normal" officeooo:rsid="028202e9" officeooo:paragraph-rsid="028202e9" style:font-style-asian="normal" style:font-weight-asian="normal" style:font-style-complex="normal" style:font-weight-complex="normal"/>
    </style:style>
    <style:style style:name="P319" style:family="paragraph" style:parent-style-name="Table_20_Contents">
      <style:text-properties fo:color="#000000" fo:font-style="normal" fo:font-weight="normal" officeooo:rsid="0254341f" officeooo:paragraph-rsid="027eaaa9" style:font-style-asian="normal" style:font-weight-asian="normal" style:font-style-complex="normal" style:font-weight-complex="normal"/>
    </style:style>
    <style:style style:name="P320" style:family="paragraph" style:parent-style-name="Table_20_Contents">
      <style:text-properties fo:color="#000000" fo:font-style="normal" style:text-underline-style="none" fo:font-weight="normal" officeooo:rsid="020a24eb" officeooo:paragraph-rsid="020a24eb" style:font-style-asian="normal" style:font-weight-asian="normal" style:font-style-complex="normal" style:font-weight-complex="normal"/>
    </style:style>
    <style:style style:name="P321" style:family="paragraph" style:parent-style-name="Table_20_Contents">
      <style:text-properties fo:color="#000000" fo:font-style="normal" style:text-underline-style="none" fo:font-weight="normal" officeooo:rsid="01d0d1a8" officeooo:paragraph-rsid="025520c9" style:font-style-asian="normal" style:font-weight-asian="normal" style:font-style-complex="normal" style:font-weight-complex="normal"/>
    </style:style>
    <style:style style:name="P322" style:family="paragraph" style:parent-style-name="Table_20_Contents">
      <style:text-properties fo:color="#ce181e" fo:font-weight="bold" officeooo:rsid="01bf99cf" officeooo:paragraph-rsid="01bf99cf" style:font-weight-asian="bold" style:font-weight-complex="bold"/>
    </style:style>
    <style:style style:name="P323" style:family="paragraph" style:parent-style-name="Table_20_Contents">
      <style:text-properties fo:color="#ce181e" fo:font-style="normal" fo:font-weight="bold" officeooo:rsid="01e55c41" officeooo:paragraph-rsid="01e55c41" style:font-style-asian="normal" style:font-weight-asian="bold" style:font-style-complex="normal" style:font-weight-complex="bold"/>
    </style:style>
    <style:style style:name="P324" style:family="paragraph" style:parent-style-name="Table_20_Contents">
      <style:text-properties fo:color="#c9211e" style:text-underline-style="solid" style:text-underline-width="auto" style:text-underline-color="font-color" fo:font-weight="bold" officeooo:rsid="01db5795" officeooo:paragraph-rsid="02754ea9" style:font-weight-asian="bold" style:font-weight-complex="bold"/>
    </style:style>
    <style:style style:name="P325" style:family="paragraph" style:parent-style-name="Table_20_Contents">
      <style:text-properties fo:color="#c9211e" fo:font-weight="bold" officeooo:rsid="01db5795" officeooo:paragraph-rsid="028cd49b" style:font-weight-asian="bold" style:font-weight-complex="bold"/>
    </style:style>
    <style:style style:name="P326" style:family="paragraph" style:parent-style-name="Table_20_Contents">
      <style:text-properties fo:color="#c9211e" fo:font-weight="bold" officeooo:rsid="01db83dc" officeooo:paragraph-rsid="02659c52" style:font-weight-asian="bold" style:font-weight-complex="bold"/>
    </style:style>
    <style:style style:name="P327" style:family="paragraph" style:parent-style-name="Standard">
      <style:text-properties officeooo:paragraph-rsid="01cdf0aa"/>
    </style:style>
    <style:style style:name="P328" style:family="paragraph" style:parent-style-name="Text_20_body">
      <style:text-properties fo:color="#ffa07a" fo:font-weight="bold" officeooo:rsid="00fe790f" officeooo:paragraph-rsid="00dd5022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d3b94c" style:font-style-asian="normal" style:font-style-complex="normal"/>
    </style:style>
    <style:style style:name="T3" style:family="text">
      <style:text-properties fo:font-style="normal" officeooo:rsid="01db83dc" style:font-style-asian="normal" style:font-style-complex="normal"/>
    </style:style>
    <style:style style:name="T4" style:family="text">
      <style:text-properties fo:font-style="normal" officeooo:rsid="01ddf4e2" style:font-style-asian="normal" style:font-style-complex="normal"/>
    </style:style>
    <style:style style:name="T5" style:family="text">
      <style:text-properties fo:font-style="normal" officeooo:rsid="01dfcbf9" style:font-style-asian="normal" style:font-style-complex="normal"/>
    </style:style>
    <style:style style:name="T6" style:family="text">
      <style:text-properties fo:font-style="normal" officeooo:rsid="01e3197c" style:font-style-asian="normal" style:font-style-complex="normal"/>
    </style:style>
    <style:style style:name="T7" style:family="text">
      <style:text-properties fo:font-style="normal" officeooo:rsid="01ed11f4" style:font-style-asian="normal" style:font-style-complex="normal"/>
    </style:style>
    <style:style style:name="T8" style:family="text">
      <style:text-properties fo:font-style="normal" officeooo:rsid="01f1550c" style:font-style-asian="normal" style:font-style-complex="normal"/>
    </style:style>
    <style:style style:name="T9" style:family="text">
      <style:text-properties fo:font-style="normal" officeooo:rsid="01f20ca8" style:font-style-asian="normal" style:font-style-complex="normal"/>
    </style:style>
    <style:style style:name="T10" style:family="text">
      <style:text-properties fo:font-style="normal" officeooo:rsid="01f21687" style:font-style-asian="normal" style:font-style-complex="normal"/>
    </style:style>
    <style:style style:name="T11" style:family="text">
      <style:text-properties fo:font-style="normal" officeooo:rsid="01fa3d1f" style:font-style-asian="normal" style:font-style-complex="normal"/>
    </style:style>
    <style:style style:name="T12" style:family="text">
      <style:text-properties fo:font-style="normal" officeooo:rsid="01fe64e8" style:font-style-asian="normal" style:font-style-complex="normal"/>
    </style:style>
    <style:style style:name="T13" style:family="text">
      <style:text-properties fo:font-style="normal" officeooo:rsid="0201c82d" style:font-style-asian="normal" style:font-style-complex="normal"/>
    </style:style>
    <style:style style:name="T14" style:family="text">
      <style:text-properties fo:font-style="normal" officeooo:rsid="020308ba" style:font-style-asian="normal" style:font-style-complex="normal"/>
    </style:style>
    <style:style style:name="T15" style:family="text">
      <style:text-properties fo:font-style="normal" officeooo:rsid="0204761f" style:font-style-asian="normal" style:font-style-complex="normal"/>
    </style:style>
    <style:style style:name="T16" style:family="text">
      <style:text-properties fo:font-style="normal" officeooo:rsid="0205e43f" style:font-style-asian="normal" style:font-style-complex="normal"/>
    </style:style>
    <style:style style:name="T17" style:family="text">
      <style:text-properties fo:font-style="normal" officeooo:rsid="020872aa" style:font-style-asian="normal" style:font-style-complex="normal"/>
    </style:style>
    <style:style style:name="T18" style:family="text">
      <style:text-properties fo:font-style="normal" officeooo:rsid="020927bf" style:font-style-asian="normal" style:font-style-complex="normal"/>
    </style:style>
    <style:style style:name="T19" style:family="text">
      <style:text-properties fo:font-style="normal" officeooo:rsid="020a24eb" style:font-style-asian="normal" style:font-style-complex="normal"/>
    </style:style>
    <style:style style:name="T20" style:family="text">
      <style:text-properties fo:font-style="normal" officeooo:rsid="020be39a" style:font-style-asian="normal" style:font-style-complex="normal"/>
    </style:style>
    <style:style style:name="T21" style:family="text">
      <style:text-properties fo:font-style="normal" officeooo:rsid="020eb551" style:font-style-asian="normal" style:font-style-complex="normal"/>
    </style:style>
    <style:style style:name="T22" style:family="text">
      <style:text-properties fo:font-style="normal" officeooo:rsid="021363c5" style:font-style-asian="normal" style:font-style-complex="normal"/>
    </style:style>
    <style:style style:name="T23" style:family="text">
      <style:text-properties fo:font-style="normal" officeooo:rsid="02144126" style:font-style-asian="normal" style:font-style-complex="normal"/>
    </style:style>
    <style:style style:name="T24" style:family="text">
      <style:text-properties fo:font-style="normal" officeooo:rsid="021681b4" style:font-style-asian="normal" style:font-style-complex="normal"/>
    </style:style>
    <style:style style:name="T25" style:family="text">
      <style:text-properties fo:font-style="normal" officeooo:rsid="02229be7" style:font-style-asian="normal" style:font-style-complex="normal"/>
    </style:style>
    <style:style style:name="T26" style:family="text">
      <style:text-properties fo:font-style="normal" officeooo:rsid="022430da" style:font-style-asian="normal" style:font-style-complex="normal"/>
    </style:style>
    <style:style style:name="T27" style:family="text">
      <style:text-properties fo:font-style="normal" officeooo:rsid="0226b4cb" style:font-style-asian="normal" style:font-style-complex="normal"/>
    </style:style>
    <style:style style:name="T28" style:family="text">
      <style:text-properties fo:font-style="normal" officeooo:rsid="0226c2f4" style:font-style-asian="normal" style:font-style-complex="normal"/>
    </style:style>
    <style:style style:name="T29" style:family="text">
      <style:text-properties fo:font-style="normal" officeooo:rsid="02281837" style:font-style-asian="normal" style:font-style-complex="normal"/>
    </style:style>
    <style:style style:name="T30" style:family="text">
      <style:text-properties fo:font-style="normal" officeooo:rsid="02285a16" style:font-style-asian="normal" style:font-style-complex="normal"/>
    </style:style>
    <style:style style:name="T31" style:family="text">
      <style:text-properties fo:font-style="normal" officeooo:rsid="022c3d2a" style:font-style-asian="normal" style:font-style-complex="normal"/>
    </style:style>
    <style:style style:name="T32" style:family="text">
      <style:text-properties fo:font-style="normal" officeooo:rsid="02309ec4" style:font-style-asian="normal" style:font-style-complex="normal"/>
    </style:style>
    <style:style style:name="T33" style:family="text">
      <style:text-properties fo:font-style="normal" officeooo:rsid="0232267f" style:font-style-asian="normal" style:font-style-complex="normal"/>
    </style:style>
    <style:style style:name="T34" style:family="text">
      <style:text-properties fo:font-style="normal" officeooo:rsid="0234f62f" style:font-style-asian="normal" style:font-style-complex="normal"/>
    </style:style>
    <style:style style:name="T35" style:family="text">
      <style:text-properties fo:font-style="normal" officeooo:rsid="0239187c" style:font-style-asian="normal" style:font-style-complex="normal"/>
    </style:style>
    <style:style style:name="T36" style:family="text">
      <style:text-properties fo:font-style="normal" officeooo:rsid="0239dcba" style:font-style-asian="normal" style:font-style-complex="normal"/>
    </style:style>
    <style:style style:name="T37" style:family="text">
      <style:text-properties fo:font-style="normal" officeooo:rsid="023dd8c8" style:font-style-asian="normal" style:font-style-complex="normal"/>
    </style:style>
    <style:style style:name="T38" style:family="text">
      <style:text-properties fo:font-style="normal" officeooo:rsid="023fe8cc" style:font-style-asian="normal" style:font-style-complex="normal"/>
    </style:style>
    <style:style style:name="T39" style:family="text">
      <style:text-properties fo:font-style="normal" officeooo:rsid="0241b4fe" style:font-style-asian="normal" style:font-style-complex="normal"/>
    </style:style>
    <style:style style:name="T40" style:family="text">
      <style:text-properties fo:font-style="normal" officeooo:rsid="0243fbf5" style:font-style-asian="normal" style:font-style-complex="normal"/>
    </style:style>
    <style:style style:name="T41" style:family="text">
      <style:text-properties fo:font-style="normal" officeooo:rsid="02484f19" style:font-style-asian="normal" style:font-style-complex="normal"/>
    </style:style>
    <style:style style:name="T42" style:family="text">
      <style:text-properties fo:font-style="normal" officeooo:rsid="024ab826" style:font-style-asian="normal" style:font-style-complex="normal"/>
    </style:style>
    <style:style style:name="T43" style:family="text">
      <style:text-properties fo:font-style="normal" officeooo:rsid="024ea2d6" style:font-style-asian="normal" style:font-style-complex="normal"/>
    </style:style>
    <style:style style:name="T44" style:family="text">
      <style:text-properties fo:font-style="normal" officeooo:rsid="022a0132" style:font-style-asian="normal" style:font-style-complex="normal"/>
    </style:style>
    <style:style style:name="T45" style:family="text">
      <style:text-properties fo:font-style="normal" officeooo:rsid="020274e1" style:font-style-asian="normal" style:font-style-complex="normal"/>
    </style:style>
    <style:style style:name="T46" style:family="text">
      <style:text-properties fo:font-style="normal" officeooo:rsid="024ebbf7" style:font-style-asian="normal" style:font-style-complex="normal"/>
    </style:style>
    <style:style style:name="T47" style:family="text">
      <style:text-properties fo:font-style="normal" officeooo:rsid="024f479c" style:font-style-asian="normal" style:font-style-complex="normal"/>
    </style:style>
    <style:style style:name="T48" style:family="text">
      <style:text-properties fo:font-style="normal" officeooo:rsid="0250f209" style:font-style-asian="normal" style:font-style-complex="normal"/>
    </style:style>
    <style:style style:name="T49" style:family="text">
      <style:text-properties fo:font-style="normal" officeooo:rsid="0254341f" style:font-style-asian="normal" style:font-style-complex="normal"/>
    </style:style>
    <style:style style:name="T50" style:family="text">
      <style:text-properties fo:font-style="normal" officeooo:rsid="0254a6dc" style:font-style-asian="normal" style:font-style-complex="normal"/>
    </style:style>
    <style:style style:name="T51" style:family="text">
      <style:text-properties fo:font-style="normal" officeooo:rsid="02580804" style:font-style-asian="normal" style:font-style-complex="normal"/>
    </style:style>
    <style:style style:name="T52" style:family="text">
      <style:text-properties fo:font-style="normal" officeooo:rsid="025a3334" style:font-style-asian="normal" style:font-style-complex="normal"/>
    </style:style>
    <style:style style:name="T53" style:family="text">
      <style:text-properties fo:font-style="normal" officeooo:rsid="025e94aa" style:font-style-asian="normal" style:font-style-complex="normal"/>
    </style:style>
    <style:style style:name="T54" style:family="text">
      <style:text-properties fo:font-style="normal" officeooo:rsid="025fb5b3" style:font-style-asian="normal" style:font-style-complex="normal"/>
    </style:style>
    <style:style style:name="T55" style:family="text">
      <style:text-properties fo:font-style="normal" officeooo:rsid="02624086" style:font-style-asian="normal" style:font-style-complex="normal"/>
    </style:style>
    <style:style style:name="T56" style:family="text">
      <style:text-properties fo:font-style="normal" officeooo:rsid="0263ee95" style:font-style-asian="normal" style:font-style-complex="normal"/>
    </style:style>
    <style:style style:name="T57" style:family="text">
      <style:text-properties fo:font-style="normal" officeooo:rsid="02659c52" style:font-style-asian="normal" style:font-style-complex="normal"/>
    </style:style>
    <style:style style:name="T58" style:family="text">
      <style:text-properties fo:font-style="normal" officeooo:rsid="026867e0" style:font-style-asian="normal" style:font-style-complex="normal"/>
    </style:style>
    <style:style style:name="T59" style:family="text">
      <style:text-properties fo:font-style="normal" officeooo:rsid="0269ec70" style:font-style-asian="normal" style:font-style-complex="normal"/>
    </style:style>
    <style:style style:name="T60" style:family="text">
      <style:text-properties fo:font-style="normal" officeooo:rsid="026d4665" style:font-style-asian="normal" style:font-style-complex="normal"/>
    </style:style>
    <style:style style:name="T61" style:family="text">
      <style:text-properties fo:font-style="normal" officeooo:rsid="026ff581" style:font-style-asian="normal" style:font-style-complex="normal"/>
    </style:style>
    <style:style style:name="T62" style:family="text">
      <style:text-properties fo:font-style="normal" officeooo:rsid="02731bd0" style:font-style-asian="normal" style:font-style-complex="normal"/>
    </style:style>
    <style:style style:name="T63" style:family="text">
      <style:text-properties fo:font-style="normal" officeooo:rsid="02754ea9" style:font-style-asian="normal" style:font-style-complex="normal"/>
    </style:style>
    <style:style style:name="T64" style:family="text">
      <style:text-properties fo:font-style="normal" officeooo:rsid="027732f3" style:font-style-asian="normal" style:font-style-complex="normal"/>
    </style:style>
    <style:style style:name="T65" style:family="text">
      <style:text-properties fo:font-style="normal" officeooo:rsid="027785f9" style:font-style-asian="normal" style:font-style-complex="normal"/>
    </style:style>
    <style:style style:name="T66" style:family="text">
      <style:text-properties fo:font-style="normal" officeooo:rsid="01dd7a04" style:font-style-asian="normal" style:font-style-complex="normal"/>
    </style:style>
    <style:style style:name="T67" style:family="text">
      <style:text-properties fo:font-style="normal" officeooo:rsid="0279e89f" style:font-style-asian="normal" style:font-style-complex="normal"/>
    </style:style>
    <style:style style:name="T68" style:family="text">
      <style:text-properties fo:font-style="normal" officeooo:rsid="027a25b7" style:font-style-asian="normal" style:font-style-complex="normal"/>
    </style:style>
    <style:style style:name="T69" style:family="text">
      <style:text-properties fo:font-style="normal" officeooo:rsid="027d0cd6" style:font-style-asian="normal" style:font-style-complex="normal"/>
    </style:style>
    <style:style style:name="T70" style:family="text">
      <style:text-properties fo:font-style="normal" officeooo:rsid="0280a5ac" style:font-style-asian="normal" style:font-style-complex="normal"/>
    </style:style>
    <style:style style:name="T71" style:family="text">
      <style:text-properties fo:font-style="normal" officeooo:rsid="0284f97c" style:font-style-asian="normal" style:font-style-complex="normal"/>
    </style:style>
    <style:style style:name="T72" style:family="text">
      <style:text-properties fo:font-style="normal" officeooo:rsid="0287b9bb" style:font-style-asian="normal" style:font-style-complex="normal"/>
    </style:style>
    <style:style style:name="T73" style:family="text">
      <style:text-properties fo:font-style="normal" officeooo:rsid="0287d0d7" style:font-style-asian="normal" style:font-style-complex="normal"/>
    </style:style>
    <style:style style:name="T74" style:family="text">
      <style:text-properties fo:font-style="normal" officeooo:rsid="028887e4" style:font-style-asian="normal" style:font-style-complex="normal"/>
    </style:style>
    <style:style style:name="T75" style:family="text">
      <style:text-properties fo:font-style="normal" officeooo:rsid="02890eda" style:font-style-asian="normal" style:font-style-complex="normal"/>
    </style:style>
    <style:style style:name="T76" style:family="text">
      <style:text-properties fo:font-style="normal" officeooo:rsid="028939cd" style:font-style-asian="normal" style:font-style-complex="normal"/>
    </style:style>
    <style:style style:name="T77" style:family="text">
      <style:text-properties fo:font-style="normal" officeooo:rsid="028cd49b" style:font-style-asian="normal" style:font-style-complex="normal"/>
    </style:style>
    <style:style style:name="T78" style:family="text">
      <style:text-properties fo:font-style="normal" officeooo:rsid="028e8dec" style:font-style-asian="normal" style:font-style-complex="normal"/>
    </style:style>
    <style:style style:name="T79" style:family="text">
      <style:text-properties fo:font-style="normal" officeooo:rsid="029183a2" style:font-style-asian="normal" style:font-style-complex="normal"/>
    </style:style>
    <style:style style:name="T80" style:family="text">
      <style:text-properties fo:font-style="normal" officeooo:rsid="0293de79" style:font-style-asian="normal" style:font-style-complex="normal"/>
    </style:style>
    <style:style style:name="T81" style:family="text">
      <style:text-properties fo:font-style="normal" officeooo:rsid="0294e32b" style:font-style-asian="normal" style:font-style-complex="normal"/>
    </style:style>
    <style:style style:name="T82" style:family="text">
      <style:text-properties fo:font-style="normal" officeooo:rsid="0296e0fa" style:font-style-asian="normal" style:font-style-complex="normal"/>
    </style:style>
    <style:style style:name="T83" style:family="text">
      <style:text-properties fo:font-style="normal" officeooo:rsid="01f5c95d" style:font-style-asian="normal" style:font-style-complex="normal"/>
    </style:style>
    <style:style style:name="T84" style:family="text">
      <style:text-properties fo:font-style="normal" officeooo:rsid="02975b5c" style:font-style-asian="normal" style:font-style-complex="normal"/>
    </style:style>
    <style:style style:name="T85" style:family="text">
      <style:text-properties fo:font-style="normal" officeooo:rsid="0298f34e" style:font-style-asian="normal" style:font-style-complex="normal"/>
    </style:style>
    <style:style style:name="T86" style:family="text">
      <style:text-properties fo:font-style="normal" officeooo:rsid="0299a49e" style:font-style-asian="normal" style:font-style-complex="normal"/>
    </style:style>
    <style:style style:name="T87" style:family="text">
      <style:text-properties officeooo:rsid="01bf99cf"/>
    </style:style>
    <style:style style:name="T88" style:family="text">
      <style:text-properties officeooo:rsid="01c2dc9c"/>
    </style:style>
    <style:style style:name="T89" style:family="text">
      <style:text-properties officeooo:rsid="01c4ff81"/>
    </style:style>
    <style:style style:name="T90" style:family="text">
      <style:text-properties officeooo:rsid="01c51066"/>
    </style:style>
    <style:style style:name="T91" style:family="text">
      <style:text-properties officeooo:rsid="01c6916e"/>
    </style:style>
    <style:style style:name="T92" style:family="text">
      <style:text-properties officeooo:rsid="01c84943"/>
    </style:style>
    <style:style style:name="T93" style:family="text">
      <style:text-properties officeooo:rsid="01c923fa"/>
    </style:style>
    <style:style style:name="T94" style:family="text">
      <style:text-properties officeooo:rsid="01d0d1a8"/>
    </style:style>
    <style:style style:name="T95" style:family="text">
      <style:text-properties officeooo:rsid="01d10523"/>
    </style:style>
    <style:style style:name="T96" style:family="text">
      <style:text-properties officeooo:rsid="01d21bbb"/>
    </style:style>
    <style:style style:name="T97" style:family="text">
      <style:text-properties officeooo:rsid="01d3b94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officeooo:rsid="01d3b94c" style:font-style-asian="italic" style:font-style-complex="italic"/>
    </style:style>
    <style:style style:name="T100" style:family="text">
      <style:text-properties fo:font-style="italic" officeooo:rsid="01db83dc" style:font-style-asian="italic" style:font-style-complex="italic"/>
    </style:style>
    <style:style style:name="T101" style:family="text">
      <style:text-properties fo:font-style="italic" officeooo:rsid="01ddf4e2" style:font-style-asian="italic" style:font-style-complex="italic"/>
    </style:style>
    <style:style style:name="T102" style:family="text">
      <style:text-properties fo:font-style="italic" officeooo:rsid="01dfcbf9" style:font-style-asian="italic" style:font-style-complex="italic"/>
    </style:style>
    <style:style style:name="T103" style:family="text">
      <style:text-properties fo:font-style="italic" officeooo:rsid="01e3197c" style:font-style-asian="italic" style:font-style-complex="italic"/>
    </style:style>
    <style:style style:name="T104" style:family="text">
      <style:text-properties fo:font-style="italic" officeooo:rsid="01d10523" style:font-style-asian="italic" style:font-style-complex="italic"/>
    </style:style>
    <style:style style:name="T105" style:family="text">
      <style:text-properties fo:font-style="italic" officeooo:rsid="01ed11f4" style:font-style-asian="italic" style:font-style-complex="italic"/>
    </style:style>
    <style:style style:name="T106" style:family="text">
      <style:text-properties fo:font-style="italic" officeooo:rsid="01f20ca8" style:font-style-asian="italic" style:font-style-complex="italic"/>
    </style:style>
    <style:style style:name="T107" style:family="text">
      <style:text-properties fo:font-style="italic" officeooo:rsid="01f21687" style:font-style-asian="italic" style:font-style-complex="italic"/>
    </style:style>
    <style:style style:name="T108" style:family="text">
      <style:text-properties fo:font-style="italic" officeooo:rsid="01fa3d1f" style:font-style-asian="italic" style:font-style-complex="italic"/>
    </style:style>
    <style:style style:name="T109" style:family="text">
      <style:text-properties fo:font-style="italic" officeooo:rsid="01fe64e8" style:font-style-asian="italic" style:font-style-complex="italic"/>
    </style:style>
    <style:style style:name="T110" style:family="text">
      <style:text-properties fo:font-style="italic" officeooo:rsid="0201c82d" style:font-style-asian="italic" style:font-style-complex="italic"/>
    </style:style>
    <style:style style:name="T111" style:family="text">
      <style:text-properties fo:font-style="italic" officeooo:rsid="020872aa" style:font-style-asian="italic" style:font-style-complex="italic"/>
    </style:style>
    <style:style style:name="T112" style:family="text">
      <style:text-properties fo:font-style="italic" officeooo:rsid="020927bf" style:font-style-asian="italic" style:font-style-complex="italic"/>
    </style:style>
    <style:style style:name="T113" style:family="text">
      <style:text-properties fo:font-style="italic" officeooo:rsid="020a24eb" style:font-style-asian="italic" style:font-style-complex="italic"/>
    </style:style>
    <style:style style:name="T114" style:family="text">
      <style:text-properties fo:font-style="italic" officeooo:rsid="020be39a" style:font-style-asian="italic" style:font-style-complex="italic"/>
    </style:style>
    <style:style style:name="T115" style:family="text">
      <style:text-properties fo:font-style="italic" officeooo:rsid="020eb551" style:font-style-asian="italic" style:font-style-complex="italic"/>
    </style:style>
    <style:style style:name="T116" style:family="text">
      <style:text-properties fo:font-style="italic" officeooo:rsid="020ec5f8" style:font-style-asian="italic" style:font-style-complex="italic"/>
    </style:style>
    <style:style style:name="T117" style:family="text">
      <style:text-properties fo:font-style="italic" officeooo:rsid="02138d56" style:font-style-asian="italic" style:font-style-complex="italic"/>
    </style:style>
    <style:style style:name="T118" style:family="text">
      <style:text-properties fo:font-style="italic" officeooo:rsid="02144126" style:font-style-asian="italic" style:font-style-complex="italic"/>
    </style:style>
    <style:style style:name="T119" style:family="text">
      <style:text-properties fo:font-style="italic" officeooo:rsid="021681b4" style:font-style-asian="italic" style:font-style-complex="italic"/>
    </style:style>
    <style:style style:name="T120" style:family="text">
      <style:text-properties fo:font-style="italic" officeooo:rsid="022430da" style:font-style-asian="italic" style:font-style-complex="italic"/>
    </style:style>
    <style:style style:name="T121" style:family="text">
      <style:text-properties fo:font-style="italic" officeooo:rsid="02285a16" style:font-style-asian="italic" style:font-style-complex="italic"/>
    </style:style>
    <style:style style:name="T122" style:family="text">
      <style:text-properties fo:font-style="italic" officeooo:rsid="022a0132" style:font-style-asian="italic" style:font-style-complex="italic"/>
    </style:style>
    <style:style style:name="T123" style:family="text">
      <style:text-properties fo:font-style="italic" officeooo:rsid="022ca563" style:font-style-asian="italic" style:font-style-complex="italic"/>
    </style:style>
    <style:style style:name="T124" style:family="text">
      <style:text-properties fo:font-style="italic" officeooo:rsid="023dd8c8" style:font-style-asian="italic" style:font-style-complex="italic"/>
    </style:style>
    <style:style style:name="T125" style:family="text">
      <style:text-properties fo:font-style="italic" officeooo:rsid="0243fbf5" style:font-style-asian="italic" style:font-style-complex="italic"/>
    </style:style>
    <style:style style:name="T126" style:family="text">
      <style:text-properties fo:font-style="italic" officeooo:rsid="0238228c" style:font-style-asian="italic" style:font-style-complex="italic"/>
    </style:style>
    <style:style style:name="T127" style:family="text">
      <style:text-properties fo:font-style="italic" officeooo:rsid="02484f19" style:font-style-asian="italic" style:font-style-complex="italic"/>
    </style:style>
    <style:style style:name="T128" style:family="text">
      <style:text-properties fo:font-style="italic" officeooo:rsid="024ab826" style:font-style-asian="italic" style:font-style-complex="italic"/>
    </style:style>
    <style:style style:name="T129" style:family="text">
      <style:text-properties fo:font-style="italic" officeooo:rsid="024ea2d6" style:font-style-asian="italic" style:font-style-complex="italic"/>
    </style:style>
    <style:style style:name="T130" style:family="text">
      <style:text-properties fo:font-style="italic" officeooo:rsid="020274e1" style:font-style-asian="italic" style:font-style-complex="italic"/>
    </style:style>
    <style:style style:name="T131" style:family="text">
      <style:text-properties fo:font-style="italic" officeooo:rsid="0250f209" style:font-style-asian="italic" style:font-style-complex="italic"/>
    </style:style>
    <style:style style:name="T132" style:family="text">
      <style:text-properties fo:font-style="italic" officeooo:rsid="026867e0" style:font-style-asian="italic" style:font-style-complex="italic"/>
    </style:style>
    <style:style style:name="T133" style:family="text">
      <style:text-properties fo:font-style="italic" officeooo:rsid="0279e89f" style:font-style-asian="italic" style:font-style-complex="italic"/>
    </style:style>
    <style:style style:name="T134" style:family="text">
      <style:text-properties fo:font-style="italic" officeooo:rsid="0299a49e" style:font-style-asian="italic" style:font-style-complex="italic"/>
    </style:style>
    <style:style style:name="T135" style:family="text">
      <style:text-properties officeooo:rsid="01d3f6ab"/>
    </style:style>
    <style:style style:name="T136" style:family="text">
      <style:text-properties officeooo:rsid="01d54b17"/>
    </style:style>
    <style:style style:name="T137" style:family="text">
      <style:text-properties officeooo:rsid="01d683e3"/>
    </style:style>
    <style:style style:name="T138" style:family="text">
      <style:text-properties officeooo:rsid="01d99f88"/>
    </style:style>
    <style:style style:name="T139" style:family="text">
      <style:text-properties officeooo:rsid="01dac308"/>
    </style:style>
    <style:style style:name="T140" style:family="text">
      <style:text-properties officeooo:rsid="01db83dc"/>
    </style:style>
    <style:style style:name="T141" style:family="text">
      <style:text-properties officeooo:rsid="01dc9aa5"/>
    </style:style>
    <style:style style:name="T142" style:family="text">
      <style:text-properties officeooo:rsid="01dd7a04"/>
    </style:style>
    <style:style style:name="T143" style:family="text">
      <style:text-properties officeooo:rsid="01ddf4e2"/>
    </style:style>
    <style:style style:name="T144" style:family="text">
      <style:text-properties officeooo:rsid="01dfcbf9"/>
    </style:style>
    <style:style style:name="T145" style:family="text">
      <style:text-properties officeooo:rsid="01e1c4a7"/>
    </style:style>
    <style:style style:name="T146" style:family="text">
      <style:text-properties officeooo:rsid="01e3101d"/>
    </style:style>
    <style:style style:name="T147" style:family="text">
      <style:text-properties officeooo:rsid="01e3197c"/>
    </style:style>
    <style:style style:name="T148" style:family="text">
      <style:text-properties officeooo:rsid="01e4c565"/>
    </style:style>
    <style:style style:name="T149" style:family="text">
      <style:text-properties officeooo:rsid="01e71573"/>
    </style:style>
    <style:style style:name="T150" style:family="text">
      <style:text-properties officeooo:rsid="01e82b74"/>
    </style:style>
    <style:style style:name="T151" style:family="text">
      <style:text-properties officeooo:rsid="01ea207b"/>
    </style:style>
    <style:style style:name="T152" style:family="text">
      <style:text-properties officeooo:rsid="01eb3bc7"/>
    </style:style>
    <style:style style:name="T153" style:family="text">
      <style:text-properties officeooo:rsid="01ec4554"/>
    </style:style>
    <style:style style:name="T154" style:family="text">
      <style:text-properties officeooo:rsid="01ec73b2"/>
    </style:style>
    <style:style style:name="T155" style:family="text">
      <style:text-properties officeooo:rsid="01ed11f4"/>
    </style:style>
    <style:style style:name="T156" style:family="text">
      <style:text-properties officeooo:rsid="01ed36a6"/>
    </style:style>
    <style:style style:name="T157" style:family="text">
      <style:text-properties officeooo:rsid="01f1550c"/>
    </style:style>
    <style:style style:name="T158" style:family="text">
      <style:text-properties officeooo:rsid="01f20ca8"/>
    </style:style>
    <style:style style:name="T159" style:family="text">
      <style:text-properties officeooo:rsid="01f21687"/>
    </style:style>
    <style:style style:name="T160" style:family="text">
      <style:text-properties officeooo:rsid="01f5c95d"/>
    </style:style>
    <style:style style:name="T161" style:family="text">
      <style:text-properties officeooo:rsid="01f741f3"/>
    </style:style>
    <style:style style:name="T162" style:family="text">
      <style:text-properties officeooo:rsid="01f74353"/>
    </style:style>
    <style:style style:name="T163" style:family="text">
      <style:text-properties officeooo:rsid="01f87341"/>
    </style:style>
    <style:style style:name="T164" style:family="text">
      <style:text-properties officeooo:rsid="01fa3d1f"/>
    </style:style>
    <style:style style:name="T165" style:family="text">
      <style:text-properties officeooo:rsid="01fbb464"/>
    </style:style>
    <style:style style:name="T166" style:family="text">
      <style:text-properties officeooo:rsid="01fd3752"/>
    </style:style>
    <style:style style:name="T167" style:family="text">
      <style:text-properties style:text-position="super 58%" officeooo:rsid="01fd3752"/>
    </style:style>
    <style:style style:name="T168" style:family="text">
      <style:text-properties officeooo:rsid="01fe64e8"/>
    </style:style>
    <style:style style:name="T169" style:family="text">
      <style:text-properties officeooo:rsid="01fe89b0"/>
    </style:style>
    <style:style style:name="T170" style:family="text">
      <style:text-properties officeooo:rsid="01ff3260"/>
    </style:style>
    <style:style style:name="T171" style:family="text">
      <style:text-properties officeooo:rsid="01ffd474"/>
    </style:style>
    <style:style style:name="T172" style:family="text">
      <style:text-properties officeooo:rsid="0201c82d"/>
    </style:style>
    <style:style style:name="T173" style:family="text">
      <style:text-properties officeooo:rsid="020274e1"/>
    </style:style>
    <style:style style:name="T174" style:family="text">
      <style:text-properties officeooo:rsid="020308ba"/>
    </style:style>
    <style:style style:name="T175" style:family="text">
      <style:text-properties officeooo:rsid="0204761f"/>
    </style:style>
    <style:style style:name="T176" style:family="text">
      <style:text-properties officeooo:rsid="0205e43f"/>
    </style:style>
    <style:style style:name="T177" style:family="text">
      <style:text-properties officeooo:rsid="0206ba99"/>
    </style:style>
    <style:style style:name="T178" style:family="text">
      <style:text-properties officeooo:rsid="020872aa"/>
    </style:style>
    <style:style style:name="T179" style:family="text">
      <style:text-properties officeooo:rsid="020927bf"/>
    </style:style>
    <style:style style:name="T180" style:family="text">
      <style:text-properties officeooo:rsid="020a24eb"/>
    </style:style>
    <style:style style:name="T181" style:family="text">
      <style:text-properties officeooo:rsid="020be39a"/>
    </style:style>
    <style:style style:name="T182" style:family="text">
      <style:text-properties officeooo:rsid="020cfd4a"/>
    </style:style>
    <style:style style:name="T183" style:family="text">
      <style:text-properties officeooo:rsid="020d4007"/>
    </style:style>
    <style:style style:name="T184" style:family="text">
      <style:text-properties officeooo:rsid="020eb551"/>
    </style:style>
    <style:style style:name="T185" style:family="text">
      <style:text-properties officeooo:rsid="020ec5f8"/>
    </style:style>
    <style:style style:name="T186" style:family="text">
      <style:text-properties officeooo:rsid="0210343c"/>
    </style:style>
    <style:style style:name="T187" style:family="text">
      <style:text-properties officeooo:rsid="0211ea54"/>
    </style:style>
    <style:style style:name="T188" style:family="text">
      <style:text-properties officeooo:rsid="021363c5"/>
    </style:style>
    <style:style style:name="T189" style:family="text">
      <style:text-properties officeooo:rsid="02138d56"/>
    </style:style>
    <style:style style:name="T190" style:family="text">
      <style:text-properties officeooo:rsid="02144126"/>
    </style:style>
    <style:style style:name="T191" style:family="text">
      <style:text-properties officeooo:rsid="02163e72"/>
    </style:style>
    <style:style style:name="T192" style:family="text">
      <style:text-properties officeooo:rsid="021681b4"/>
    </style:style>
    <style:style style:name="T193" style:family="text">
      <style:text-properties officeooo:rsid="02198016"/>
    </style:style>
    <style:style style:name="T194" style:family="text">
      <style:text-properties officeooo:rsid="021990bc"/>
    </style:style>
    <style:style style:name="T195" style:family="text">
      <style:text-properties officeooo:rsid="021cb407"/>
    </style:style>
    <style:style style:name="T196" style:family="text">
      <style:text-properties officeooo:rsid="021e62f9"/>
    </style:style>
    <style:style style:name="T197" style:family="text">
      <style:text-properties officeooo:rsid="021f013d"/>
    </style:style>
    <style:style style:name="T198" style:family="text">
      <style:text-properties officeooo:rsid="0220cfba"/>
    </style:style>
    <style:style style:name="T199" style:family="text">
      <style:text-properties officeooo:rsid="02229be7"/>
    </style:style>
    <style:style style:name="T200" style:family="text">
      <style:text-properties officeooo:rsid="022430da"/>
    </style:style>
    <style:style style:name="T201" style:family="text">
      <style:text-properties officeooo:rsid="022548ee"/>
    </style:style>
    <style:style style:name="T202" style:family="text">
      <style:text-properties officeooo:rsid="0226b4cb"/>
    </style:style>
    <style:style style:name="T203" style:family="text">
      <style:text-properties officeooo:rsid="0226c2f4"/>
    </style:style>
    <style:style style:name="T204" style:family="text">
      <style:text-properties officeooo:rsid="02281837"/>
    </style:style>
    <style:style style:name="T205" style:family="text">
      <style:text-properties officeooo:rsid="02285a16"/>
    </style:style>
    <style:style style:name="T206" style:family="text">
      <style:text-properties officeooo:rsid="022a0132"/>
    </style:style>
    <style:style style:name="T207" style:family="text">
      <style:text-properties officeooo:rsid="022b97dd"/>
    </style:style>
    <style:style style:name="T208" style:family="text">
      <style:text-properties officeooo:rsid="022c3d2a"/>
    </style:style>
    <style:style style:name="T209" style:family="text">
      <style:text-properties officeooo:rsid="022ca563"/>
    </style:style>
    <style:style style:name="T210" style:family="text">
      <style:text-properties officeooo:rsid="022eb591"/>
    </style:style>
    <style:style style:name="T211" style:family="text">
      <style:text-properties officeooo:rsid="02309ec4"/>
    </style:style>
    <style:style style:name="T212" style:family="text">
      <style:text-properties officeooo:rsid="0230a89b"/>
    </style:style>
    <style:style style:name="T213" style:family="text">
      <style:text-properties officeooo:rsid="0232267f"/>
    </style:style>
    <style:style style:name="T214" style:family="text">
      <style:text-properties officeooo:rsid="0232fff8"/>
    </style:style>
    <style:style style:name="T215" style:family="text">
      <style:text-properties officeooo:rsid="0234f62f"/>
    </style:style>
    <style:style style:name="T216" style:family="text">
      <style:text-properties officeooo:rsid="0236525e"/>
    </style:style>
    <style:style style:name="T217" style:family="text">
      <style:text-properties officeooo:rsid="0236b203"/>
    </style:style>
    <style:style style:name="T218" style:family="text">
      <style:text-properties officeooo:rsid="0238228c"/>
    </style:style>
    <style:style style:name="T219" style:family="text">
      <style:text-properties officeooo:rsid="0239187c"/>
    </style:style>
    <style:style style:name="T220" style:family="text">
      <style:text-properties officeooo:rsid="0239dcba"/>
    </style:style>
    <style:style style:name="T221" style:family="text">
      <style:text-properties officeooo:rsid="023b7f63"/>
    </style:style>
    <style:style style:name="T222" style:family="text">
      <style:text-properties officeooo:rsid="023c96f8"/>
    </style:style>
    <style:style style:name="T223" style:family="text">
      <style:text-properties officeooo:rsid="023d2224"/>
    </style:style>
    <style:style style:name="T224" style:family="text">
      <style:text-properties officeooo:rsid="023dd8c8"/>
    </style:style>
    <style:style style:name="T225" style:family="text">
      <style:text-properties officeooo:rsid="023f3b19"/>
    </style:style>
    <style:style style:name="T226" style:family="text">
      <style:text-properties officeooo:rsid="023fe8cc"/>
    </style:style>
    <style:style style:name="T227" style:family="text">
      <style:text-properties officeooo:rsid="0241b4bc"/>
    </style:style>
    <style:style style:name="T228" style:family="text">
      <style:text-properties officeooo:rsid="0241b4fe"/>
    </style:style>
    <style:style style:name="T229" style:family="text">
      <style:text-properties officeooo:rsid="024215ad"/>
    </style:style>
    <style:style style:name="T230" style:family="text">
      <style:text-properties officeooo:rsid="0243fbf5"/>
    </style:style>
    <style:style style:name="T231" style:family="text">
      <style:text-properties officeooo:rsid="02444bd0"/>
    </style:style>
    <style:style style:name="T232" style:family="text">
      <style:text-properties officeooo:rsid="02465ca8"/>
    </style:style>
    <style:style style:name="T233" style:family="text">
      <style:text-properties fo:color="#ce181e" fo:font-weight="bold" officeooo:rsid="02465ca8" style:font-weight-asian="bold" style:font-weight-complex="bold"/>
    </style:style>
    <style:style style:name="T234" style:family="text">
      <style:text-properties fo:color="#ce181e" fo:font-weight="bold" officeooo:rsid="01d21bbb" style:font-weight-asian="bold" style:font-weight-complex="bold"/>
    </style:style>
    <style:style style:name="T235" style:family="text">
      <style:text-properties officeooo:rsid="0247a10a"/>
    </style:style>
    <style:style style:name="T236" style:family="text">
      <style:text-properties officeooo:rsid="02484f19"/>
    </style:style>
    <style:style style:name="T237" style:family="text">
      <style:text-properties officeooo:rsid="02492fed"/>
    </style:style>
    <style:style style:name="T238" style:family="text">
      <style:text-properties officeooo:rsid="024ab826"/>
    </style:style>
    <style:style style:name="T239" style:family="text">
      <style:text-properties officeooo:rsid="024e5b3a"/>
    </style:style>
    <style:style style:name="T240" style:family="text">
      <style:text-properties officeooo:rsid="024ea2d6"/>
    </style:style>
    <style:style style:name="T241" style:family="text">
      <style:text-properties officeooo:rsid="024ebbf7"/>
    </style:style>
    <style:style style:name="T242" style:family="text">
      <style:text-properties officeooo:rsid="0250f209"/>
    </style:style>
    <style:style style:name="T243" style:family="text">
      <style:text-properties officeooo:rsid="0254341f"/>
    </style:style>
    <style:style style:name="T244" style:family="text">
      <style:text-properties officeooo:rsid="02580804"/>
    </style:style>
    <style:style style:name="T245" style:family="text">
      <style:text-properties officeooo:rsid="025a3334"/>
    </style:style>
    <style:style style:name="T246" style:family="text">
      <style:text-properties officeooo:rsid="025dcf6d"/>
    </style:style>
    <style:style style:name="T247" style:family="text">
      <style:text-properties officeooo:rsid="025fb5b3"/>
    </style:style>
    <style:style style:name="T248" style:family="text">
      <style:text-properties officeooo:rsid="02624086"/>
    </style:style>
    <style:style style:name="T249" style:family="text">
      <style:text-properties officeooo:rsid="0263ee95"/>
    </style:style>
    <style:style style:name="T250" style:family="text">
      <style:text-properties officeooo:rsid="02659c52"/>
    </style:style>
    <style:style style:name="T251" style:family="text">
      <style:text-properties officeooo:rsid="02673092"/>
    </style:style>
    <style:style style:name="T252" style:family="text">
      <style:text-properties officeooo:rsid="026867e0"/>
    </style:style>
    <style:style style:name="T253" style:family="text">
      <style:text-properties officeooo:rsid="0269ec70"/>
    </style:style>
    <style:style style:name="T254" style:family="text">
      <style:text-properties officeooo:rsid="026d4665"/>
    </style:style>
    <style:style style:name="T255" style:family="text">
      <style:text-properties officeooo:rsid="026efa99"/>
    </style:style>
    <style:style style:name="T256" style:family="text">
      <style:text-properties fo:font-weight="bold" officeooo:rsid="02444bd0" style:font-weight-asian="bold" style:font-weight-complex="bold"/>
    </style:style>
    <style:style style:name="T257" style:family="text">
      <style:text-properties officeooo:rsid="027225da"/>
    </style:style>
    <style:style style:name="T258" style:family="text">
      <style:text-properties officeooo:rsid="0272aca7"/>
    </style:style>
    <style:style style:name="T259" style:family="text">
      <style:text-properties officeooo:rsid="02731bd0"/>
    </style:style>
    <style:style style:name="T260" style:family="text">
      <style:text-properties officeooo:rsid="02740496"/>
    </style:style>
    <style:style style:name="T261" style:family="text">
      <style:text-properties officeooo:rsid="02754ea9"/>
    </style:style>
    <style:style style:name="T262" style:family="text">
      <style:text-properties officeooo:rsid="027785f9"/>
    </style:style>
    <style:style style:name="T263" style:family="text">
      <style:text-properties officeooo:rsid="027a25b7"/>
    </style:style>
    <style:style style:name="T264" style:family="text">
      <style:text-properties officeooo:rsid="027d0cd6"/>
    </style:style>
    <style:style style:name="T265" style:family="text">
      <style:text-properties officeooo:rsid="027eaaa9"/>
    </style:style>
    <style:style style:name="T266" style:family="text">
      <style:text-properties officeooo:rsid="0280a5ac"/>
    </style:style>
    <style:style style:name="T267" style:family="text">
      <style:text-properties officeooo:rsid="028483d1"/>
    </style:style>
    <style:style style:name="T268" style:family="text">
      <style:text-properties officeooo:rsid="0286e15f"/>
    </style:style>
    <style:style style:name="T269" style:family="text">
      <style:text-properties officeooo:rsid="02878663"/>
    </style:style>
    <style:style style:name="T270" style:family="text">
      <style:text-properties officeooo:rsid="0287b9bb"/>
    </style:style>
    <style:style style:name="T271" style:family="text">
      <style:text-properties officeooo:rsid="0287d0d7"/>
    </style:style>
    <style:style style:name="T272" style:family="text">
      <style:text-properties officeooo:rsid="02890eda"/>
    </style:style>
    <style:style style:name="T273" style:family="text">
      <style:text-properties officeooo:rsid="028939cd"/>
    </style:style>
    <style:style style:name="T274" style:family="text">
      <style:text-properties officeooo:rsid="028b91dd"/>
    </style:style>
    <style:style style:name="T275" style:family="text">
      <style:text-properties officeooo:rsid="028cd49b"/>
    </style:style>
    <style:style style:name="T276" style:family="text">
      <style:text-properties officeooo:rsid="028e507d"/>
    </style:style>
    <style:style style:name="T277" style:family="text">
      <style:text-properties officeooo:rsid="029183a2"/>
    </style:style>
    <style:style style:name="T278" style:family="text">
      <style:text-properties officeooo:rsid="0296e0fa"/>
    </style:style>
    <style:style style:name="T279" style:family="text">
      <style:text-properties officeooo:rsid="0299a49e"/>
    </style:style>
    <style:style style:name="T280" style:family="text">
      <style:text-properties officeooo:rsid="029b06eb"/>
    </style:style>
    <style:style style:name="T281" style:family="text">
      <style:text-properties officeooo:rsid="029ca096"/>
    </style:style>
    <style:style style:name="T282" style:family="text">
      <style:text-properties officeooo:rsid="029ecca2"/>
    </style:style>
    <style:style style:name="T283" style:family="text">
      <style:text-properties officeooo:rsid="02a08ad4"/>
    </style:style>
    <style:style style:name="T284" style:family="text">
      <style:text-properties fo:color="#c9211e" fo:font-weight="bold" style:font-weight-asian="bold" style:font-weight-complex="bold"/>
    </style:style>
    <style:style style:name="T285" style:family="text">
      <style:text-properties fo:color="#c9211e" fo:font-weight="bold" officeooo:rsid="01d3b94c" style:font-weight-asian="bold" style:font-weight-complex="bold"/>
    </style:style>
    <style:style style:name="T286" style:family="text">
      <style:text-properties fo:color="#c9211e" fo:font-weight="bold" officeooo:rsid="01dac308" style:font-weight-asian="bold" style:font-weight-complex="bold"/>
    </style:style>
    <style:style style:name="T287" style:family="text">
      <style:text-properties fo:color="#c9211e" fo:font-weight="bold" officeooo:rsid="02c4ea1e" style:font-weight-asian="bold" style:font-weight-complex="bold"/>
    </style:style>
    <style:style style:name="T288" style:family="text">
      <style:text-properties fo:color="#c9211e" style:text-underline-style="solid" style:text-underline-width="auto" style:text-underline-color="font-color" fo:font-weight="bold" officeooo:rsid="01d21bbb" style:font-weight-asian="bold" style:font-weight-complex="bold"/>
    </style:style>
    <style:style style:name="T289" style:family="text">
      <style:text-properties fo:color="#c9211e" style:text-underline-style="solid" style:text-underline-width="auto" style:text-underline-color="font-color" fo:font-weight="bold" officeooo:rsid="01ffd474" style:font-weight-asian="bold" style:font-weight-complex="bold"/>
    </style:style>
    <style:style style:name="T290" style:family="text">
      <style:text-properties fo:color="#c9211e" style:text-underline-style="solid" style:text-underline-width="auto" style:text-underline-color="font-color" fo:font-weight="bold" officeooo:rsid="02c4ea1e" style:font-weight-asian="bold" style:font-weight-complex="bold"/>
    </style:style>
    <style:style style:name="T291" style:family="text">
      <style:text-properties fo:color="#c9211e" style:text-underline-style="none" fo:font-weight="bold" officeooo:rsid="01d54b17" style:font-weight-asian="bold" style:font-weight-complex="bold"/>
    </style:style>
    <style:style style:name="T292" style:family="text">
      <style:text-properties officeooo:rsid="02b3c3bc"/>
    </style:style>
    <style:style style:name="T293" style:family="text">
      <style:text-properties officeooo:rsid="02b4c23c"/>
    </style:style>
    <style:style style:name="T294" style:family="text">
      <style:text-properties style:text-underline-style="none" officeooo:rsid="01d54b17"/>
    </style:style>
    <style:style style:name="T295" style:family="text">
      <style:text-properties officeooo:rsid="02c3d479"/>
    </style:style>
    <style:style style:name="T296" style:family="text">
      <style:text-properties officeooo:rsid="02c648b9"/>
    </style:style>
    <style:style style:name="T297" style:family="text">
      <style:text-properties officeooo:rsid="02c95e46"/>
    </style:style>
    <style:style style:name="T298" style:family="text">
      <style:text-properties officeooo:rsid="02d2b5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39982695216">
          <table:table-cell table:style-name="Table1.A1" office:value-type="string">
            <text:p text:style-name="P1">1179/<text:span text:style-name="T281">1199</text:span></text:p>
          </table:table-cell>
          <table:table-cell table:style-name="Table1.A1" office:value-type="string">
            <text:p text:style-name="P2">Ca<text:span text:style-name="T87">m</text:span>diobras li r<text:span text:style-name="T87">oi</text:span>s d’Ong<text:span text:style-name="T87">r</text:span>ie</text:p>
          </table:table-cell>
          <table:table-cell table:style-name="Table1.C1" office:value-type="string">
            <text:p text:style-name="P26"><text:span text:style-name="T164">A] Et andiobras uns… <text:s/>B] Candiobras rois… <text:s/></text:span>D] Candiobras <text:s/><text:span text:style-name="T160">E] Canduobras vns turs dougie <text:s/>GI] ...un...</text:span></text:p>
          </table:table-cell>
        </table:table-row>
        <table:table-row table:style-name="TableLine93839983897520">
          <table:table-cell table:style-name="Table1.A2" office:value-type="string">
            <text:p text:style-name="P1">1180</text:p>
          </table:table-cell>
          <table:table-cell table:style-name="Table1.A2" office:value-type="string">
            <text:p text:style-name="P2">Uns hons mout fel <text:span text:style-name="T87">(H hons fel)</text:span> de male vie</text:p>
          </table:table-cell>
          <table:table-cell table:style-name="Table1.C2" office:value-type="string">
            <text:p text:style-name="P26"><text:span text:style-name="T164">AIT] …mals fel (I maus feus, T malfez)… <text:s/>B] ...rois fel et de… <text:s/></text:span>D<text:span text:style-name="T254">LW</text:span>] ...hons <text:span text:style-name="T254">(L om, W homs)</text:span> fel et de… <text:s/><text:span text:style-name="T160">E] Vns rois cruels de… <text:s/>G] ...homs mals de pute uie <text:s/>K] Vn home mal [...]</text:span></text:p>
          </table:table-cell>
        </table:table-row>
        <table:table-row table:style-name="TableLine93839984101872">
          <table:table-cell table:style-name="Table1.A2" office:value-type="string">
            <text:p text:style-name="P1">1181</text:p>
          </table:table-cell>
          <table:table-cell table:style-name="Table1.A2" office:value-type="string">
            <text:p text:style-name="P2">Jusc’ai Danubion sens doute</text:p>
          </table:table-cell>
          <table:table-cell table:style-name="Table1.C2" office:value-type="string">
            <text:p text:style-name="P145"><text:span text:style-name="T164">A] ...danubiun… <text:s/>B] Dusques aNubie… <text:s/></text:span>E] Dusqua danubie… <text:s/><text:span text:style-name="T243">I] Jusque danobiaz senz… <text:s/>L] Jusque de nubion… <text:s/>W] Jusques a nubion...</text:span></text:p>
          </table:table-cell>
        </table:table-row>
        <table:table-row table:style-name="TableLine93839984097392">
          <table:table-cell table:style-name="Table1.A2" office:value-type="string">
            <text:p text:style-name="P1">1182</text:p>
          </table:table-cell>
          <table:table-cell table:style-name="Table1.A2" office:value-type="string">
            <text:p text:style-name="P2">Tenoit cele contree toute</text:p>
          </table:table-cell>
          <table:table-cell table:style-name="Table1.C2" office:value-type="string">
            <text:p text:style-name="P55"><text:s/><text:span text:style-name="T164">A] ...contee… I] ...il la...</text:span></text:p>
          </table:table-cell>
        </table:table-row>
        <table:table-row table:style-name="TableLine93839984095472">
          <table:table-cell table:style-name="Table1.A2" office:value-type="string">
            <text:p text:style-name="P1">1183</text:p>
          </table:table-cell>
          <table:table-cell table:style-name="Table1.A2" office:value-type="string">
            <text:p text:style-name="P2">Danubions est uns fluns grans</text:p>
            <text:p text:style-name="P322">INIZIA LACUNA H</text:p>
          </table:table-cell>
          <table:table-cell table:style-name="Table1.C2" office:value-type="string">
            <text:p text:style-name="P154">A] Danubiun… <text:s/><text:span text:style-name="T178">B] De Nubie est vns fluns ourans(?) <text:s/></text:span>I] <text:span text:style-name="T243">Danubians… <text:s/>T] ...coranz <text:s/>W] Nubions...</text:span></text:p>
          </table:table-cell>
        </table:table-row>
        <table:table-row table:style-name="TableLine93839984063184">
          <table:table-cell table:style-name="Table1.A2" office:value-type="string">
            <text:p text:style-name="P1">1184</text:p>
          </table:table-cell>
          <table:table-cell table:style-name="Table1.A2" office:value-type="string">
            <text:p text:style-name="P2">Raides et hidous et corrans</text:p>
          </table:table-cell>
          <table:table-cell table:style-name="Table1.C2" office:value-type="string">
            <text:p text:style-name="P51"><text:span text:style-name="T164">A] Roides et dous et pesans <text:s/>B] Qui </text:span><text:span text:style-name="T111">mlt</text:span><text:span text:style-name="T17"> est hideus lais et grans <text:s/></text:span><text:span text:style-name="T164"><text:s/></text:span>D] Roides… <text:span text:style-name="T160">E] Rades… GILW] Roides (L Roydes, W Rude) et isdos (I hideus, L idos, W hydeux) et poissanz (I e pesans, LW pesant) <text:s/>T] Roides et forz jdous et granz <text:s/>K] Roides gides e pesanz</text:span></text:p>
          </table:table-cell>
        </table:table-row>
        <table:table-row table:style-name="TableLine93839984004368">
          <table:table-cell table:style-name="Table1.A2" office:value-type="string">
            <text:p text:style-name="P1">1185</text:p>
          </table:table-cell>
          <table:table-cell table:style-name="Table1.A2" office:value-type="string">
            <text:p text:style-name="P2">Ongrie part et les Grezois</text:p>
          </table:table-cell>
          <table:table-cell table:style-name="Table1.C2" office:value-type="string">
            <text:p text:style-name="P36"><text:span text:style-name="T164">AB</text:span>D<text:span text:style-name="T160">E</text:span>] Hongrie...<text:span text:style-name="T160">(E o les)… <text:s/>L] ...le..</text:span></text:p>
          </table:table-cell>
        </table:table-row>
        <table:table-row table:style-name="TableLine93839983791440">
          <table:table-cell table:style-name="Table1.A2" office:value-type="string">
            <text:p text:style-name="P1">1186</text:p>
          </table:table-cell>
          <table:table-cell table:style-name="Table1.A2" office:value-type="string">
            <text:p text:style-name="P2">Qamdiobras en estoit rois</text:p>
          </table:table-cell>
          <table:table-cell table:style-name="Table1.C2" office:value-type="string">
            <text:p text:style-name="P288"><text:span text:style-name="T164">A] Et andiobras… <text:s/></text:span>D<text:span text:style-name="T160">EG</text:span>] Candiobras <text:span text:style-name="T160">(E Kamdyobras)</text:span>...</text:p>
          </table:table-cell>
        </table:table-row>
        <table:table-row table:style-name="TableLine93839983888944">
          <table:table-cell table:style-name="Table1.A2" office:value-type="string">
            <text:p text:style-name="P1">1187</text:p>
          </table:table-cell>
          <table:table-cell table:style-name="Table1.A2" office:value-type="string">
            <text:p text:style-name="P2">Uns hons mout orguillous et fiers</text:p>
          </table:table-cell>
          <table:table-cell table:style-name="Table1.C2" office:value-type="string">
            <text:p text:style-name="P317">B] Vns rois… <text:s/><text:span text:style-name="T243">T] ...hon trop...</text:span></text:p>
            <text:p text:style-name="P323">FINISCE LACUNA C</text:p>
          </table:table-cell>
        </table:table-row>
        <table:table-row table:style-name="TableLine93839983866528">
          <table:table-cell table:style-name="Table1.A2" office:value-type="string">
            <text:p text:style-name="P1">1188</text:p>
          </table:table-cell>
          <table:table-cell table:style-name="Table1.A2" office:value-type="string">
            <text:p text:style-name="P282">Et si estoit boens cheveliers</text:p>
          </table:table-cell>
          <table:table-cell table:style-name="Table1.C2" office:value-type="string">
            <text:p text:style-name="P254"><text:span text:style-name="T164">AGIKLT] Si…</text:span><text:span text:style-name="T108">mlt </text:span><text:span text:style-name="T49">(I molt) </text:span><text:span text:style-name="T11">bon </text:span><text:span text:style-name="T32">(G buen, </text:span><text:span text:style-name="T49">I buens, </text:span><text:span text:style-name="T60">L</text:span><text:span text:style-name="T61">T</text:span><text:span text:style-name="T60"> bons</text:span><text:span text:style-name="T32">)</text:span><text:span text:style-name="T11">… <text:s/></text:span><text:span text:style-name="T17">B] ...</text:span><text:span text:style-name="T111">mlt</text:span><text:span text:style-name="T17"> bons… </text:span><text:span text:style-name="T1">C</text:span>] Si… <text:s/><text:span text:style-name="T160">E] Et ou lui ot de bons… <text:s/>W] Et estoit il...</text:span></text:p>
          </table:table-cell>
        </table:table-row>
        <table:table-row table:style-name="TableLine93839983856096">
          <table:table-cell table:style-name="Table1.A2" office:value-type="string">
            <text:p text:style-name="P1">1189</text:p>
          </table:table-cell>
          <table:table-cell table:style-name="Table1.A2" office:value-type="string">
            <text:p text:style-name="P2">Quant oit dire la novele</text:p>
          </table:table-cell>
          <table:table-cell table:style-name="Table1.C2" office:value-type="string">
            <text:p text:style-name="P254"><text:span text:style-name="T164">A] ...si oi dire… <text:s/>B] Souuent oi dire nouuelle <text:s/></text:span>C] ...not oit la… <text:s/><text:span text:style-name="T164">I] ...le… <text:s/>L] Quant il oi la... <text:s/>W] Mes quant il ouyt la...</text:span></text:p>
          </table:table-cell>
        </table:table-row>
        <table:table-row table:style-name="TableLine93839983879696">
          <table:table-cell table:style-name="Table1.A2" office:value-type="string">
            <text:p text:style-name="P1">1190</text:p>
          </table:table-cell>
          <table:table-cell table:style-name="Table1.A2" office:value-type="string">
            <text:p text:style-name="P2">Que la fille a roi iert si bele</text:p>
          </table:table-cell>
          <table:table-cell table:style-name="Table1.C2" office:value-type="string">
            <text:p text:style-name="P41"><text:span text:style-name="T178">B] ...le roi fu belle <text:s/>C] La fille auroy est mout… A</text:span>D<text:span text:style-name="T160">EGIT</text:span>] ...au…<text:span text:style-name="T211">(G estoit)...</text:span> <text:s text:c="2"/><text:span text:style-name="T243">L] La...au est si… <text:s/>W] De la fille au roy qui est...</text:span></text:p>
          </table:table-cell>
        </table:table-row>
        <table:table-row table:style-name="TableLine93839983810272">
          <table:table-cell table:style-name="Table1.A2" office:value-type="string">
            <text:p text:style-name="P1">1191</text:p>
          </table:table-cell>
          <table:table-cell table:style-name="Table1.A2" office:value-type="string">
            <text:p text:style-name="P2">C’on ne pooit en nule terre</text:p>
          </table:table-cell>
          <table:table-cell table:style-name="Table1.C2" office:value-type="string">
            <text:p text:style-name="P26"><text:span text:style-name="T178">B</text:span>D] Que...puet… <text:s/><text:span text:style-name="T160">E] ...porroit… <text:s/>G] Que len ne poroit...</text:span></text:p>
          </table:table-cell>
        </table:table-row>
        <table:table-row table:style-name="TableLine93839983800480">
          <table:table-cell table:style-name="Table1.A2" office:value-type="string">
            <text:p text:style-name="P1">1192</text:p>
          </table:table-cell>
          <table:table-cell table:style-name="Table1.A2" office:value-type="string">
            <text:p text:style-name="P2">Tant bele trover ne porquerre</text:p>
          </table:table-cell>
          <table:table-cell table:style-name="Table1.C2" office:value-type="string">
            <text:p text:style-name="P41"><text:span text:style-name="T178">B] Si tres belle...ne querre <text:s/>CL] Pas tant…(L ne quere) <text:s/></text:span>D] Plus… <text:s/><text:span text:style-name="T164">I] ...eporquere <text:s/>W] Point tant….querre</text:span></text:p>
          </table:table-cell>
        </table:table-row>
        <table:table-row table:style-name="TableLine93839983713136">
          <table:table-cell table:style-name="Table1.A2" office:value-type="string">
            <text:p text:style-name="P1">1193</text:p>
          </table:table-cell>
          <table:table-cell table:style-name="Table1.A2" office:value-type="string">
            <text:p text:style-name="P2">Per le consoil de son bernaige</text:p>
          </table:table-cell>
          <table:table-cell table:style-name="Table1.C2" office:value-type="string">
            <text:p text:style-name="P150"/>
          </table:table-cell>
        </table:table-row>
        <text:soft-page-break/>
        <table:table-row table:style-name="TableLine93839983746336">
          <table:table-cell table:style-name="Table1.A2" office:value-type="string">
            <text:p text:style-name="P1">1194</text:p>
          </table:table-cell>
          <table:table-cell table:style-name="Table1.A2" office:value-type="string">
            <text:p text:style-name="P2">La welt querre per mariaige</text:p>
          </table:table-cell>
          <table:table-cell table:style-name="Table1.C2" office:value-type="string">
            <text:p text:style-name="P281">B] ...prendre...</text:p>
          </table:table-cell>
        </table:table-row>
        <table:table-row table:style-name="TableLine93839983712576">
          <table:table-cell table:style-name="Table1.A2" office:value-type="string">
            <text:p text:style-name="P1">1195</text:p>
          </table:table-cell>
          <table:table-cell table:style-name="Table1.A2" office:value-type="string">
            <text:p text:style-name="P2">Il estoit mout de pute part</text:p>
          </table:table-cell>
          <table:table-cell table:style-name="Table1.C2" office:value-type="string">
            <text:p text:style-name="P154">A] Ele… <text:s/><text:span text:style-name="T178">B] ...de </text:span><text:span text:style-name="T111">mlt</text:span><text:span text:style-name="T17"> pute part <text:s/></text:span><text:span text:style-name="T49">W] ...</text:span><text:span text:style-name="T69">de petite part</text:span></text:p>
          </table:table-cell>
        </table:table-row>
        <table:table-row table:style-name="TableLine93839983697776">
          <table:table-cell table:style-name="Table1.A2" office:value-type="string">
            <text:p text:style-name="P1">1196</text:p>
          </table:table-cell>
          <table:table-cell table:style-name="Table1.A2" office:value-type="string">
            <text:p text:style-name="P2">Quevoitisse l’esprent et art</text:p>
          </table:table-cell>
          <table:table-cell table:style-name="Table1.C2" office:value-type="string">
            <text:p text:style-name="P41"><text:span text:style-name="T164">ACGKLT] Couoise (G conuoitisie) qui (GL que) el cuert (AG cors li, L cuer li, T al cuer li) hart (LT art) <text:s/>B] Convoitise le cuer li art <text:s/></text:span>D] ...le cors li art <text:s/><text:span text:style-name="T161">EI] ...quel cuer li art <text:s/>W] Et couetise qui tout lart</text:span></text:p>
          </table:table-cell>
        </table:table-row>
        <table:table-row table:style-name="TableLine93839983677280">
          <table:table-cell table:style-name="Table1.A2" office:value-type="string">
            <text:p text:style-name="P1">1197</text:p>
          </table:table-cell>
          <table:table-cell table:style-name="Table1.A2" office:value-type="string">
            <text:p text:style-name="P2">Et li dist que icele terre</text:p>
          </table:table-cell>
          <table:table-cell table:style-name="Table1.C2" office:value-type="string">
            <text:p text:style-name="P51"><text:span text:style-name="T164">ACEGILTW] Li disoit (I dixoit) que (</text:span><text:span text:style-name="T49">I in celle)</text:span><text:span text:style-name="T164">… <text:s/>B] Jl disoit que se celle… </text:span>D] ...disoit… <text:s/><text:span text:style-name="T160">K] Jlli disoit...</text:span></text:p>
          </table:table-cell>
        </table:table-row>
        <table:table-row table:style-name="TableLine93839983671328">
          <table:table-cell table:style-name="Table1.A2" office:value-type="string">
            <text:p text:style-name="P1">1198</text:p>
          </table:table-cell>
          <table:table-cell table:style-name="Table1.A2" office:value-type="string">
            <text:p text:style-name="P2">Poroit avoir le roi conquerre</text:p>
          </table:table-cell>
          <table:table-cell table:style-name="Table1.C2" office:value-type="string">
            <text:p text:style-name="P51"><text:span text:style-name="T164">A] Poot...el roi… <text:s/>BT] Puet...et li (T le) … <text:s/>CL] Pooit assez del… <text:s/></text:span>D] Puet...et le… <text:s text:c="2"/><text:span text:style-name="T211">GK] Pooit enuers li… <text:s/>I] Pooit auoir e roi… <text:s/>W] Pouoit legierement conquerre K] Poit en[...]</text:span></text:p>
          </table:table-cell>
        </table:table-row>
        <table:table-row table:style-name="TableLine93839983661008">
          <table:table-cell table:style-name="Table1.A2" office:value-type="string">
            <text:p text:style-name="P1">1199</text:p>
          </table:table-cell>
          <table:table-cell table:style-name="Table1.A2" office:value-type="string">
            <text:p text:style-name="P2">Se il pooit la fille avoir</text:p>
          </table:table-cell>
          <table:table-cell table:style-name="Table1.C2" office:value-type="string">
            <text:p text:style-name="P51"><text:span text:style-name="T179">B] ...pooit le roi… <text:s/>C] Se il auoit la… <text:s/></text:span>D] Se la fille pooit… <text:s/><text:span text:style-name="T211">G] Se el… <text:s/>K] ...sa...</text:span></text:p>
          </table:table-cell>
        </table:table-row>
        <table:table-row table:style-name="Table1.22">
          <table:table-cell table:style-name="Table1.A2" office:value-type="string">
            <text:p text:style-name="P1">1200/<text:span text:style-name="T282">1220</text:span></text:p>
          </table:table-cell>
          <table:table-cell table:style-name="Table1.A2" office:value-type="string">
            <text:p text:style-name="P2">Del peire ferait son voloir</text:p>
          </table:table-cell>
          <table:table-cell table:style-name="Table1.C2" office:value-type="string">
            <text:p text:style-name="P26"><text:span text:style-name="T179">B] Sa fille auro[…] ...C] ...faisoit… <text:s text:c="2"/>A</text:span>D<text:span text:style-name="T211">GILW</text:span>] ...feroit <text:span text:style-name="T211">(GL faroit)</text:span>...</text:p>
          </table:table-cell>
        </table:table-row>
        <table:table-row table:style-name="TableLine93839983655376">
          <table:table-cell table:style-name="Table1.A2" office:value-type="string">
            <text:p text:style-name="P1">1201</text:p>
          </table:table-cell>
          <table:table-cell table:style-name="Table1.A2" office:value-type="string">
            <text:p text:style-name="P2">Quatre contes fist apaler</text:p>
          </table:table-cell>
          <table:table-cell table:style-name="Table1.C2" office:value-type="string">
            <text:p text:style-name="P259">E] ...a fait mander <text:s/><text:span text:style-name="T243">W] ...fist tost mender</text:span></text:p>
          </table:table-cell>
        </table:table-row>
        <table:table-row table:style-name="TableLine93839984002448">
          <table:table-cell table:style-name="Table1.A2" office:value-type="string">
            <text:p text:style-name="P1">1202</text:p>
          </table:table-cell>
          <table:table-cell table:style-name="Table1.A2" office:value-type="string">
            <text:p text:style-name="P2">Que il vignent a lui parler</text:p>
          </table:table-cell>
          <table:table-cell table:style-name="Table1.C2" office:value-type="string">
            <text:p text:style-name="P51"><text:span text:style-name="T164">A] Que si… <text:s/>BW] Que (W Qui) viengnent (W viennent) tost… <text:s/>CL] Quil viegne (L uignent) tost… <text:s/></text:span>D] ...uoignent… <text:s/><text:span text:style-name="T162">E] Il venissent… K] Quil venoient...</text:span></text:p>
          </table:table-cell>
        </table:table-row>
        <table:table-row table:style-name="TableLine93839983831040">
          <table:table-cell table:style-name="Table1.A2" office:value-type="string">
            <text:p text:style-name="P1">1203</text:p>
          </table:table-cell>
          <table:table-cell table:style-name="Table1.A2" office:value-type="string">
            <text:p text:style-name="P2">Gelfon Matroé Meleain</text:p>
          </table:table-cell>
          <table:table-cell table:style-name="Table1.C2" office:value-type="string">
            <text:p text:style-name="P51"><text:span text:style-name="T164">A] Gelfum narroc e melain <text:s/>B] Gelfun mar[...]oc meleain <text:s text:c="2"/>C] Gelfun narsoc et meliam <text:s/></text:span>D] ...naroc et melian <text:s/><text:span text:style-name="T162">E] ...maroc et meleain <text:s/>G] Gelfons naroc et melean <text:s/>I] Gelfum Naroc et meleaz <text:s/>L] Gelfun narroc et meleain <text:s/>T] Gelfun naroc et meleain <text:s/>W] Gelfon marole et melian <text:s/>K] Gelfon neroc et meliain</text:span></text:p>
          </table:table-cell>
        </table:table-row>
        <table:table-row table:style-name="TableLine93839983482720">
          <table:table-cell table:style-name="Table1.A2" office:value-type="string">
            <text:p text:style-name="P1">1204</text:p>
          </table:table-cell>
          <table:table-cell table:style-name="Table1.A2" office:value-type="string">
            <text:p text:style-name="P2">Le quart nomerent Sidoain</text:p>
          </table:table-cell>
          <table:table-cell table:style-name="Table1.C2" office:value-type="string">
            <text:p text:style-name="P51"><text:span text:style-name="T164">ACL] Et le quarz (AL quart) noma (A nomma) madiam (A median, L madiain) <text:s/></text:span>D] ...noment emedian <text:s/><text:span text:style-name="T179">BET] ...(B nomment, T noment)...yuidiain <text:s/>E] Et...a non euedian <text:s/>I] E le quart nome uediaz <text:s/>W] Le quart se nommoit median <text:s/>K] Et...vedian</text:span></text:p>
          </table:table-cell>
        </table:table-row>
        <table:table-row table:style-name="TableLine93839984279312">
          <table:table-cell table:style-name="Table1.A2" office:value-type="string">
            <text:p text:style-name="P1">1205</text:p>
          </table:table-cell>
          <table:table-cell table:style-name="Table1.A2" office:value-type="string">
            <text:p text:style-name="P2">Gelfus estoit dus d’Alemaigne</text:p>
          </table:table-cell>
          <table:table-cell table:style-name="Table1.C2" office:value-type="string">
            <text:p text:style-name="P26">D] ---</text:p>
            <text:p text:style-name="P255"><text:span text:style-name="T179">BW] Gelfun (W Gelfon)… <text:s/></text:span>E] Gelfons… <text:s/><text:span text:style-name="T212">G] Gelfons...delamagne <text:s/>L] ...dalamaigne <text:s/>T] Jelfus...</text:span></text:p>
          </table:table-cell>
        </table:table-row>
        <table:table-row table:style-name="TableLine93839984273824">
          <table:table-cell table:style-name="Table1.A2" office:value-type="string">
            <text:p text:style-name="P1">1206</text:p>
          </table:table-cell>
          <table:table-cell table:style-name="Table1.A2" office:value-type="string">
            <text:p text:style-name="P2">Matroé coens de terre estrainge</text:p>
          </table:table-cell>
          <table:table-cell table:style-name="Table1.C2" office:value-type="string">
            <text:p text:style-name="P304">D] ---</text:p>
            <text:p text:style-name="P305"><text:span text:style-name="T164">AB</text:span>C<text:span text:style-name="T212">GLT</text:span>] <text:span text:style-name="T164">Narroc (B Narrus, CT </text:span>Naroc, <text:span text:style-name="T212">G Narces)</text:span>...dune terre… <text:s/>E] Maroc dune terre lontaigne <text:s/><text:span text:style-name="T164">I] Neroc dune terre… <text:s/>W] Narole conte terre lointaine <text:s/>K] Neoc[...]</text:span></text:p>
          </table:table-cell>
        </table:table-row>
        <table:table-row table:style-name="TableLine93839983307840">
          <table:table-cell table:style-name="Table1.A2" office:value-type="string">
            <text:p text:style-name="P1">1207</text:p>
          </table:table-cell>
          <table:table-cell table:style-name="Table1.A2" office:value-type="string">
            <text:p text:style-name="P2">Que li rois avoit conquesue</text:p>
          </table:table-cell>
          <table:table-cell table:style-name="Table1.C2" office:value-type="string">
            <text:p text:style-name="P26">D] ---</text:p>
          </table:table-cell>
        </table:table-row>
        <table:table-row table:style-name="TableLine93839984249584">
          <table:table-cell table:style-name="Table1.A2" office:value-type="string">
            <text:p text:style-name="P1">1208</text:p>
          </table:table-cell>
          <table:table-cell table:style-name="Table1.A2" office:value-type="string">
            <text:p text:style-name="P2">La terre avoit nom Macemue <text:span text:style-name="T87">(F Malemue)</text:span></text:p>
          </table:table-cell>
          <table:table-cell table:style-name="Table1.C2" office:value-type="string">
            <text:p text:style-name="P26">D] ---</text:p>
            <text:p text:style-name="P256">E] ...machemue <text:s/><text:span text:style-name="T243">W] ...ot a nom...</text:span></text:p>
          </table:table-cell>
        </table:table-row>
        <text:soft-page-break/>
        <table:table-row table:style-name="Table1.31">
          <table:table-cell table:style-name="Table1.A2" office:value-type="string">
            <text:p text:style-name="P1">1209</text:p>
          </table:table-cell>
          <table:table-cell table:style-name="Table1.A2" office:value-type="string">
            <text:p text:style-name="P3">Meleains fut dus de Bolgrie</text:p>
          </table:table-cell>
          <table:table-cell table:style-name="Table1.C2" office:value-type="string">
            <text:p text:style-name="P37"><text:span text:style-name="T165">ACGIKW] Meleans (G Melians, W Melian)...(CW bogrie, GIK bolgrie) <text:s/>B] ...bougrie <text:s/></text:span>D] Melianz du cuens de bougrie <text:s/><text:span text:style-name="T162">E] Meleains ert...bougrie <text:s/>L] ...bogrie</text:span></text:p>
          </table:table-cell>
        </table:table-row>
        <table:table-row table:style-name="TableLine93839984266000">
          <table:table-cell table:style-name="Table1.A2" office:value-type="string">
            <text:p text:style-name="P1">1210</text:p>
          </table:table-cell>
          <table:table-cell table:style-name="Table1.A2" office:value-type="string">
            <text:p text:style-name="P3">Del <text:span text:style-name="T94">r</text:span>oi tenoit la signorie</text:p>
          </table:table-cell>
          <table:table-cell table:style-name="Table1.C2" office:value-type="string">
            <text:p text:style-name="P26"><text:span text:style-name="T179">B] Si en auoit… <text:s/>CLW] Et madiams (L madiains, W median) sire dongrie <text:s/>A</text:span>D<text:span text:style-name="T162">EGI</text:span>] ...auoit...</text:p>
          </table:table-cell>
        </table:table-row>
        <table:table-row table:style-name="TableLine93839984240624">
          <table:table-cell table:style-name="Table1.A2" office:value-type="string">
            <text:p text:style-name="P1">1211</text:p>
          </table:table-cell>
          <table:table-cell table:style-name="Table1.A2" office:value-type="string">
            <text:p text:style-name="P4">Sindemias d’Ongrie estoit</text:p>
          </table:table-cell>
          <table:table-cell table:style-name="Table1.C2" office:value-type="string">
            <text:p text:style-name="P27"><text:span text:style-name="T165">AW] Medians (W Median)… <text:s/>B</text:span>D<text:span text:style-name="T162">EIT</text:span>] <text:span text:style-name="T95">Yuidiains (CT Yuidians, I Juedians)… <text:s/>GK</text:span><text:span text:style-name="T283">]</text:span><text:span text:style-name="T95"> Euedians… <text:s/>L] Et madiains (CFR PREC.)...</text:span></text:p>
          </table:table-cell>
        </table:table-row>
        <table:table-row table:style-name="TableLine93839984221408">
          <table:table-cell table:style-name="Table1.A2" office:value-type="string">
            <text:p text:style-name="P1">1212</text:p>
          </table:table-cell>
          <table:table-cell table:style-name="Table1.A2" office:value-type="string">
            <text:p text:style-name="P4">Tote s’onor del roi tenoit</text:p>
          </table:table-cell>
          <table:table-cell table:style-name="Table1.C2" office:value-type="string">
            <text:p text:style-name="P232">G] ...sanor...</text:p>
          </table:table-cell>
        </table:table-row>
        <table:table-row table:style-name="TableLine93839983131680">
          <table:table-cell table:style-name="Table1.A2" office:value-type="string">
            <text:p text:style-name="P1">1213</text:p>
          </table:table-cell>
          <table:table-cell table:style-name="Table1.A2" office:value-type="string">
            <text:p text:style-name="P4">Quant il oient le comandement</text:p>
          </table:table-cell>
          <table:table-cell table:style-name="Table1.C2" office:value-type="string">
            <text:p text:style-name="P27"><text:span text:style-name="T165">A] ...si...mandement <text:s/>BC</text:span>D<text:span text:style-name="T163">ELW</text:span>] <text:span text:style-name="T95">Quant orient (B oient, CLW orent, E oyrent) le (C lo) mandement (BCW </text:span><text:span text:style-name="T104">com</text:span><text:span text:style-name="T95">mandement, L comadement) <text:s/>GT] ...orent…(T mandemant) <text:s/>I] ...parlement CORR IN mandement</text:span></text:p>
          </table:table-cell>
        </table:table-row>
        <table:table-row table:style-name="TableLine93839983553904">
          <table:table-cell table:style-name="Table1.A2" office:value-type="string">
            <text:p text:style-name="P1">1214</text:p>
          </table:table-cell>
          <table:table-cell table:style-name="Table1.A2" office:value-type="string">
            <text:p text:style-name="P4">A roi en vont isnelement</text:p>
          </table:table-cell>
          <table:table-cell table:style-name="Table1.C2" office:value-type="string">
            <text:p text:style-name="P38"><text:span text:style-name="T165">AGIKW] Au...sen… <text:s/>CL] Del roi sen…(L ilnelement) <text:s/>B</text:span>D] <text:span text:style-name="T95">Au… <text:s/>E] Au roi vindrent… <text:s/>T] Al roi uienent...</text:span></text:p>
          </table:table-cell>
        </table:table-row>
        <table:table-row table:style-name="TableLine93839983950944">
          <table:table-cell table:style-name="Table1.A2" office:value-type="string">
            <text:p text:style-name="P1">1215</text:p>
          </table:table-cell>
          <table:table-cell table:style-name="Table1.A2" office:value-type="string">
            <text:p text:style-name="P4">Davant lui vienent el palaix</text:p>
          </table:table-cell>
          <table:table-cell table:style-name="Table1.C2" office:value-type="string">
            <text:p text:style-name="P32"><text:span text:style-name="T179">B] ...le roi en son palais <text:s/></text:span>D<text:span text:style-name="T264">W</text:span>] ...ou…<text:span text:style-name="T95"> <text:s/>E] ...sans relais <text:s/>I] ...lus...</text:span></text:p>
          </table:table-cell>
        </table:table-row>
        <table:table-row table:style-name="TableLine93840017599472">
          <table:table-cell table:style-name="Table1.A2" office:value-type="string">
            <text:p text:style-name="P1">1216</text:p>
          </table:table-cell>
          <table:table-cell table:style-name="Table1.A2" office:value-type="string">
            <text:p text:style-name="P4">Li rois dist a toz Faites paix</text:p>
          </table:table-cell>
          <table:table-cell table:style-name="Table1.C2" office:value-type="string">
            <text:p text:style-name="P233">G] ...or faites… <text:s/><text:span text:style-name="T164">I] ...ator...</text:span></text:p>
          </table:table-cell>
        </table:table-row>
        <table:table-row table:style-name="TableLine93839983995408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148">E] Et sauez vous que vous ferez</text:p>
          </table:table-cell>
        </table:table-row>
        <table:table-row table:style-name="TableLine93839983790432">
          <table:table-cell table:style-name="Table1.A2" office:value-type="string">
            <text:p text:style-name="P1">1217</text:p>
          </table:table-cell>
          <table:table-cell table:style-name="Table1.A2" office:value-type="string">
            <text:p text:style-name="P4">Desi a Phelipople irois</text:p>
          </table:table-cell>
          <table:table-cell table:style-name="Table1.C2" office:value-type="string">
            <text:p text:style-name="P147">INV <text:span text:style-name="T179">BD] </text:span>Seignor ce lor a dit li rois</text:p>
            <text:p text:style-name="P149">E] ...en irez <text:s/><text:span text:style-name="T212">G] ...felipoble… <text:s/>I] ...filipople</text:span></text:p>
          </table:table-cell>
        </table:table-row>
        <table:table-row table:style-name="TableLine93839978472128">
          <table:table-cell table:style-name="Table1.A2" office:value-type="string">
            <text:p text:style-name="P1">1218</text:p>
          </table:table-cell>
          <table:table-cell table:style-name="Table1.A2" office:value-type="string">
            <text:p text:style-name="P4">Signor se lor a dit li rois</text:p>
          </table:table-cell>
          <table:table-cell table:style-name="Table1.C2" office:value-type="string">
            <text:p text:style-name="P147">INV <text:span text:style-name="T179">BD] </text:span>De ci <text:span text:style-name="T179">(B sci)</text:span> a phelipople <text:span text:style-name="T179">(B phellipople)</text:span> irois</text:p>
            <text:p text:style-name="P148">E] Or mentendez seignor baron <text:s/><text:span text:style-name="T255">L] ...ce li a dist...</text:span></text:p>
          </table:table-cell>
        </table:table-row>
        <table:table-row table:style-name="TableLine93839978375184">
          <table:table-cell table:style-name="Table1.A2" office:value-type="string">
            <text:p text:style-name="P1">1219</text:p>
          </table:table-cell>
          <table:table-cell table:style-name="Table1.A2" office:value-type="string">
            <text:p text:style-name="P5">Dites moi Phelipon le roi</text:p>
          </table:table-cell>
          <table:table-cell table:style-name="Table1.C2" office:value-type="string">
            <text:p text:style-name="P27"><text:span text:style-name="T179">BW] Dites (W Et dites) a phellipon (W phelippon)… <text:s/></text:span>D] ...phelippon…<text:span text:style-name="T95"> <text:s/>E] Vous direz au roi phelippon <text:s/>G] ...filipun...</text:span></text:p>
          </table:table-cell>
        </table:table-row>
        <table:table-row table:style-name="TableLine93839984074976">
          <table:table-cell table:style-name="Table1.A2" office:value-type="string">
            <text:p text:style-name="P1">1220</text:p>
          </table:table-cell>
          <table:table-cell table:style-name="Table1.A2" office:value-type="string">
            <text:p text:style-name="P5">Qu’il prangent sa terre de moi</text:p>
          </table:table-cell>
          <table:table-cell table:style-name="Table1.C2" office:value-type="string">
            <text:p text:style-name="P42"><text:span text:style-name="T165">A] ...prent li et sa… <text:s/>B] Que sa terre tiengne… <text:s/>C] ...sa terre preigne… <text:s/></text:span>D] ...toigne…<text:span text:style-name="T95"> <text:s/>E] Que il de moi sa terre riengne <text:s/>GIT] ...il pregne (T pragne)… <text:s/>W] Qui tiengne sa...</text:span></text:p>
          </table:table-cell>
        </table:table-row>
        <table:table-row table:style-name="Table1.44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148">E] Et <text:span text:style-name="T98">mlt</text:span><text:span text:style-name="T1"> tost a ma cort sen viengne</text:span></text:p>
          </table:table-cell>
        </table:table-row>
        <table:table-row table:style-name="TableLine93839978119088">
          <table:table-cell table:style-name="Table1.A2" office:value-type="string">
            <text:p text:style-name="P1">1221</text:p>
          </table:table-cell>
          <table:table-cell table:style-name="Table1.A2" office:value-type="string">
            <text:p text:style-name="P5">Si vignet kerre l’omenaige</text:p>
          </table:table-cell>
          <table:table-cell table:style-name="Table1.C2" office:value-type="string">
            <text:p text:style-name="P42"><text:span text:style-name="T165">A] Et i uiegne faire… <text:s/>B] Jci me vaigne faire houmage <text:s/>CGIKLT] ...faire… <text:s/></text:span>D] <text:span text:style-name="T95">Ci me uoigne faire… <text:s/>E] Et si me viengne faire hommage <text:s/>W] Et viengne poier mon omage</text:span></text:p>
          </table:table-cell>
        </table:table-row>
        <table:table-row table:style-name="TableLine93839978140512">
          <table:table-cell table:style-name="Table1.A2" office:value-type="string">
            <text:p text:style-name="P1">1222</text:p>
          </table:table-cell>
          <table:table-cell table:style-name="Table1.A2" office:value-type="string">
            <text:p text:style-name="P5">Ou ait maint baron de paraige</text:p>
          </table:table-cell>
          <table:table-cell table:style-name="Table1.C2" office:value-type="string">
            <text:p text:style-name="P293"><text:span text:style-name="T165">AC] ...de haut (C daut) parage <text:s text:c="2"/>B] Et a maint .j. roi… <text:s/></text:span>D] <text:span text:style-name="T95">Et a maint… <text:s/>E] O lui a maint de son barnage <text:s/>I] Ont a maint barun daute parage <text:s/>L] Ona maint baron daut… <text:s/>T] On a… <text:s/>W] Ou envoie barons...</text:span></text:p>
          </table:table-cell>
        </table:table-row>
        <text:soft-page-break/>
        <table:table-row table:style-name="TableLine93839982244112">
          <table:table-cell table:style-name="Table1.A2" office:value-type="string">
            <text:p text:style-name="P1">1223</text:p>
          </table:table-cell>
          <table:table-cell table:style-name="Table1.A2" office:value-type="string">
            <text:p text:style-name="P5">Il ait une fille mout bele</text:p>
          </table:table-cell>
          <table:table-cell table:style-name="Table1.C2" office:value-type="string">
            <text:p text:style-name="P56"/>
          </table:table-cell>
        </table:table-row>
        <table:table-row table:style-name="TableLine93839977568912">
          <table:table-cell table:style-name="Table1.A2" office:value-type="string">
            <text:p text:style-name="P1">1224</text:p>
          </table:table-cell>
          <table:table-cell table:style-name="Table1.A2" office:value-type="string">
            <text:p text:style-name="P5">Dont j’ai oie la novele</text:p>
          </table:table-cell>
          <table:table-cell table:style-name="Table1.C2" office:value-type="string">
            <text:p text:style-name="P315"><text:span text:style-name="T165">AT] ...oie nouelle <text:s/></text:span>C] Ou ie ai oi… <text:s/><text:span text:style-name="T164">I] ...le… <text:s/>W] ...jen ay ouy grant nouuelle</text:span></text:p>
          </table:table-cell>
        </table:table-row>
        <table:table-row table:style-name="TableLine93839979512016">
          <table:table-cell table:style-name="Table1.A2" office:value-type="string">
            <text:p text:style-name="P1">1225</text:p>
          </table:table-cell>
          <table:table-cell table:style-name="Table1.A2" office:value-type="string">
            <text:p text:style-name="P5">Si la wel avoir a moillier</text:p>
          </table:table-cell>
          <table:table-cell table:style-name="Table1.C2" office:value-type="string">
            <text:p text:style-name="P293"><text:span text:style-name="T179">B] Je la… <text:s/>C] Se lanueil...anmillier <text:s text:c="2"/></text:span>D] ...uuet…<text:span text:style-name="T95"> <text:s/>W] ...veult CORR IN veil</text:span></text:p>
          </table:table-cell>
        </table:table-row>
        <table:table-row table:style-name="TableLine93839980000816">
          <table:table-cell table:style-name="Table1.A2" office:value-type="string">
            <text:p text:style-name="P1">1226</text:p>
          </table:table-cell>
          <table:table-cell table:style-name="Table1.A2" office:value-type="string">
            <text:p text:style-name="P5">Il ne la puet muelz emploier</text:p>
          </table:table-cell>
          <table:table-cell table:style-name="Table1.C2" office:value-type="string">
            <text:p text:style-name="P287"/>
          </table:table-cell>
        </table:table-row>
        <table:table-row table:style-name="TableLine93839980120720">
          <table:table-cell table:style-name="Table1.A2" office:value-type="string">
            <text:p text:style-name="P1">1227</text:p>
          </table:table-cell>
          <table:table-cell table:style-name="Table1.A2" office:value-type="string">
            <text:p text:style-name="P5">De V roiames iert clamee</text:p>
          </table:table-cell>
          <table:table-cell table:style-name="Table1.C2" office:value-type="string">
            <text:p text:style-name="P315">C] ...est… <text:s/><text:span text:style-name="T243">W] ...sera...</text:span></text:p>
          </table:table-cell>
        </table:table-row>
        <table:table-row table:style-name="TableLine93839980549424">
          <table:table-cell table:style-name="Table1.A2" office:value-type="string">
            <text:p text:style-name="P1">1228</text:p>
          </table:table-cell>
          <table:table-cell table:style-name="Table1.A2" office:value-type="string">
            <text:p text:style-name="P5">Dame quant ele iert queronee</text:p>
          </table:table-cell>
          <table:table-cell table:style-name="Table1.C2" office:value-type="string">
            <text:p text:style-name="P289"><text:span text:style-name="T165">ACEGILTW] ...quant sera coronee (E coronnee) <text:s/>B] Dame et roine couronnee <text:s/></text:span>D] ...<text:span text:style-name="T95">quant laura espousee</text:span></text:p>
          </table:table-cell>
        </table:table-row>
        <table:table-row table:style-name="TableLine93839980541104">
          <table:table-cell table:style-name="Table1.A2" office:value-type="string">
            <text:p text:style-name="P1">1229</text:p>
          </table:table-cell>
          <table:table-cell table:style-name="Table1.A2" office:value-type="string">
            <text:p text:style-name="P5">Del mien et del sien c’est avis</text:p>
          </table:table-cell>
          <table:table-cell table:style-name="Table1.C2" office:value-type="string">
            <text:p text:style-name="P289"><text:span text:style-name="T165">ABC</text:span>D<text:span text:style-name="T163">EGILTW</text:span>] <text:span text:style-name="T265">(W mien du)</text:span>...<text:span text:style-name="T95">ce mest uis (CGIW auis)</text:span></text:p>
          </table:table-cell>
        </table:table-row>
        <table:table-row table:style-name="TableLine93839980493808">
          <table:table-cell table:style-name="Table1.A2" office:value-type="string">
            <text:p text:style-name="P1">1230</text:p>
          </table:table-cell>
          <table:table-cell table:style-name="Table1.A2" office:value-type="string">
            <text:p text:style-name="P5">Et de <text:span text:style-name="T95">t</text:span>rois que jen ai conquis</text:p>
          </table:table-cell>
          <table:table-cell table:style-name="Table1.C2" office:value-type="string">
            <text:p text:style-name="P104">C] De .iii. autres que nay… <text:s/><text:span text:style-name="T212">G] ...ie nai… <text:s/>I] Et oles trois que iai… <text:s/>W] ..que jay...</text:span></text:p>
          </table:table-cell>
        </table:table-row>
        <table:table-row table:style-name="TableLine93839980413872">
          <table:table-cell table:style-name="Table1.A2" office:value-type="string">
            <text:p text:style-name="P1">1231</text:p>
          </table:table-cell>
          <table:table-cell table:style-name="Table1.A2" office:value-type="string">
            <text:p text:style-name="P5">Se il la done son signor</text:p>
          </table:table-cell>
          <table:table-cell table:style-name="Table1.C2" office:value-type="string">
            <text:p text:style-name="P186">B<text:span text:style-name="T212">GW</text:span>] ...a son… <text:s/><text:span text:style-name="T197">E] Se ele me prent a seignor</text:span></text:p>
          </table:table-cell>
        </table:table-row>
        <table:table-row table:style-name="TableLine93839977998896">
          <table:table-cell table:style-name="Table1.A2" office:value-type="string">
            <text:p text:style-name="P1">1232</text:p>
          </table:table-cell>
          <table:table-cell table:style-name="Table1.A2" office:value-type="string">
            <text:p text:style-name="P5">Onques mais nen ot tant d’onor</text:p>
          </table:table-cell>
          <table:table-cell table:style-name="Table1.C2" office:value-type="string">
            <text:p text:style-name="P42"><text:span text:style-name="T165">A] ...ne refut tant… <text:s/>BE] ...not si grant hounor (E honor) <text:s/>CL] Ainz (L Anc) mais ne receust (L recist) tant… <text:s/></text:span>D] ...<text:span text:style-name="T95">not autant… <text:s/>G] Anc mais non eurent… <text:s/>I] Ains mais ne recut tant… <text:s/>T] ...nen ot il… <text:s/>W] James ne receut tant...</text:span></text:p>
          </table:table-cell>
        </table:table-row>
        <table:table-row table:style-name="TableLine93839981242832">
          <table:table-cell table:style-name="Table1.A2" office:value-type="string">
            <text:p text:style-name="P1">1233</text:p>
          </table:table-cell>
          <table:table-cell table:style-name="Table1.A2" office:value-type="string">
            <text:p text:style-name="P5">Sa biaté me fait foloier</text:p>
          </table:table-cell>
          <table:table-cell table:style-name="Table1.C2" office:value-type="string">
            <text:p text:style-name="P319">W] ...follier</text:p>
          </table:table-cell>
        </table:table-row>
        <table:table-row table:style-name="TableLine93839978724592">
          <table:table-cell table:style-name="Table1.A2" office:value-type="string">
            <text:p text:style-name="P1">1234</text:p>
          </table:table-cell>
          <table:table-cell table:style-name="Table1.A2" office:value-type="string">
            <text:p text:style-name="P5">La terre me fait abaissier</text:p>
          </table:table-cell>
          <table:table-cell table:style-name="Table1.C2" office:value-type="string">
            <text:p text:style-name="P32"><text:span text:style-name="T179">B] </text:span><text:span text:style-name="T112">Por</text:span><text:span text:style-name="T179"> samour mestuet… <text:s/>CLW] Vers terre… <text:s/></text:span>D] <text:span text:style-name="T95">Que ainsi me vuil… <text:s/>E] Ma… <text:s/>G] A la… I] Le...aisier</text:span></text:p>
          </table:table-cell>
        </table:table-row>
        <table:table-row table:style-name="TableLine93839981733264">
          <table:table-cell table:style-name="Table1.A2" office:value-type="string">
            <text:p text:style-name="P1">1235</text:p>
          </table:table-cell>
          <table:table-cell table:style-name="Table1.A2" office:value-type="string">
            <text:p text:style-name="P5">Mai se il de riens vos balaie</text:p>
          </table:table-cell>
          <table:table-cell table:style-name="Table1.C2" office:value-type="string">
            <text:p text:style-name="P42"><text:span text:style-name="T179">B</text:span>D<text:span text:style-name="T197">E</text:span>] ...<text:span text:style-name="T197">(E en) delaie <text:s/>W] ...se de rien il voz…</text:span></text:p>
            <text:p text:style-name="P42"/>
          </table:table-cell>
        </table:table-row>
        <table:table-row table:style-name="TableLine93839981814768">
          <table:table-cell table:style-name="Table1.A2" office:value-type="string">
            <text:p text:style-name="P1">1236</text:p>
          </table:table-cell>
          <table:table-cell table:style-name="Table1.A2" office:value-type="string">
            <text:p text:style-name="P5">Por destorber que je ne l’aie</text:p>
          </table:table-cell>
          <table:table-cell table:style-name="Table1.C2" office:value-type="string">
            <text:p text:style-name="P186">B] Ne destourne...</text:p>
          </table:table-cell>
        </table:table-row>
        <table:table-row table:style-name="TableLine93839982053584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27">D] <text:span text:style-name="T95">A mal li porra reuertir</text:span></text:p>
            <text:p text:style-name="P186">B] Si le desfiez de par moi</text:p>
          </table:table-cell>
        </table:table-row>
        <table:table-row table:style-name="TableLine93839981945840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186">B] Dites que ge lirai veoir</text:p>
            <text:p text:style-name="P27">D] <text:span text:style-name="T95">Si ne sen porra il tenir</text:span></text:p>
          </table:table-cell>
        </table:table-row>
        <table:table-row table:style-name="TableLine93839981925072">
          <table:table-cell table:style-name="Table1.A2" office:value-type="string">
            <text:p text:style-name="P1">1237</text:p>
          </table:table-cell>
          <table:table-cell table:style-name="Table1.A2" office:value-type="string">
            <text:p text:style-name="P5">Que il soloit estre mout fiers</text:p>
          </table:table-cell>
          <table:table-cell table:style-name="Table1.C2" office:value-type="string">
            <text:p text:style-name="P186">B<text:span text:style-name="T197">EIW</text:span>] Car...<text:span text:style-name="T266">(W bien fier)</text:span></text:p>
          </table:table-cell>
        </table:table-row>
        <table:table-row table:style-name="TableLine93839981912272">
          <table:table-cell table:style-name="Table1.A2" office:value-type="string">
            <text:p text:style-name="P1">,1238</text:p>
          </table:table-cell>
          <table:table-cell table:style-name="Table1.A2" office:value-type="string">
            <text:p text:style-name="P5">Et si est mout boens cheveliers</text:p>
          </table:table-cell>
          <table:table-cell table:style-name="Table1.C2" office:value-type="string">
            <text:p text:style-name="P103"><text:span text:style-name="T165">AB</text:span>C<text:span text:style-name="T197">EGILTW</text:span>] Et se <text:span text:style-name="T165">(AEGIT si, W Anxi)</text:span> est il bons <text:span text:style-name="T213">(G buen, </text:span><text:span text:style-name="T50">I buens, </text:span><text:span text:style-name="T70">W bon</text:span><text:span text:style-name="T213">)</text:span>...</text:p>
          </table:table-cell>
        </table:table-row>
        <table:table-row table:style-name="TableLine93839981923792">
          <table:table-cell table:style-name="Table1.A2" office:value-type="string">
            <text:p text:style-name="P1">1239</text:p>
          </table:table-cell>
          <table:table-cell table:style-name="Table1.A2" office:value-type="string">
            <text:p text:style-name="P5">Mai se devient por un lieon</text:p>
          </table:table-cell>
          <table:table-cell table:style-name="Table1.C2" office:value-type="string">
            <text:p text:style-name="P52"><text:span text:style-name="T165">B] Mais lui auint… <text:s/>CL] Mes ce auint per… <text:s/></text:span>D] ...<text:span text:style-name="T95">ce fu tot por… <text:s/>W] Mais san avinr par… <text:s/>K] ...se deuint</text:span></text:p>
          </table:table-cell>
        </table:table-row>
        <text:soft-page-break/>
        <table:table-row table:style-name="TableLine93839982245392">
          <table:table-cell table:style-name="Table1.A2" office:value-type="string">
            <text:p text:style-name="P1">1240</text:p>
          </table:table-cell>
          <table:table-cell table:style-name="Table1.A2" office:value-type="string">
            <text:p text:style-name="P5">Que il ossist en traisson</text:p>
          </table:table-cell>
          <table:table-cell table:style-name="Table1.C2" office:value-type="string">
            <text:p text:style-name="P267">W] ...loccist...</text:p>
          </table:table-cell>
        </table:table-row>
        <table:table-row table:style-name="TableLine93839982121360">
          <table:table-cell table:style-name="Table1.A2" office:value-type="string">
            <text:p text:style-name="P1">1241</text:p>
          </table:table-cell>
          <table:table-cell table:style-name="Table1.A2" office:value-type="string">
            <text:p text:style-name="P5">Cudet c’om le doie doter</text:p>
          </table:table-cell>
          <table:table-cell table:style-name="Table1.C2" office:value-type="string">
            <text:p text:style-name="P316"><text:span text:style-name="T165">A] ...que lenle doiue… B] Si cuide gel doie… <text:s/></text:span>C] ...lendonnie… <text:span text:style-name="T165">(ERR PALEOG CFR. A) <text:s/>E] ...que iel doie… <text:s/>L] ...que len doiue… <text:s/>T] ...lo doiue… <text:s/>W] Gi cuide...len...</text:span></text:p>
          </table:table-cell>
        </table:table-row>
        <table:table-row table:style-name="TableLine93839982569904">
          <table:table-cell table:style-name="Table1.A2" office:value-type="string">
            <text:p text:style-name="P1">1242</text:p>
          </table:table-cell>
          <table:table-cell table:style-name="Table1.A2" office:value-type="string">
            <text:p text:style-name="P5">C’il veloit contre moi parler</text:p>
          </table:table-cell>
          <table:table-cell table:style-name="Table1.C2" office:value-type="string">
            <text:p text:style-name="P294"><text:span text:style-name="T179">B</text:span>D] <text:span text:style-name="T95">Se encontre moi voloit...(B aler) <text:s/>W] Si vouloit...</text:span></text:p>
          </table:table-cell>
        </table:table-row>
        <table:table-row table:style-name="TableLine93839982675088">
          <table:table-cell table:style-name="Table1.A2" office:value-type="string">
            <text:p text:style-name="P1">1243</text:p>
          </table:table-cell>
          <table:table-cell table:style-name="Table1.A2" office:value-type="string">
            <text:p text:style-name="P5">Lai en meismes sa mason</text:p>
          </table:table-cell>
          <table:table-cell table:style-name="Table1.C2" office:value-type="string">
            <text:p text:style-name="P294"><text:span text:style-name="T149">C] Lai meisme est sa… <text:s/>AB</text:span>D<text:span text:style-name="T197">EL</text:span>] <text:s/><text:span text:style-name="T95">La (AL Lai) meismes (AL meisme) en sa… <text:s/>W] Ce jestoye en sa...</text:span></text:p>
          </table:table-cell>
        </table:table-row>
        <table:table-row table:style-name="TableLine93839982961840">
          <table:table-cell table:style-name="Table1.A2" office:value-type="string">
            <text:p text:style-name="P1">1244</text:p>
          </table:table-cell>
          <table:table-cell table:style-name="Table1.A2" office:value-type="string">
            <text:p text:style-name="P5">Le metroie je em prison</text:p>
          </table:table-cell>
          <table:table-cell table:style-name="Table1.C2" office:value-type="string">
            <text:p text:style-name="P234">G] A nostre pooir le cercheron</text:p>
            <text:p text:style-name="P43"><text:span text:style-name="T165">AL] Len… <text:s/>B] ...meteroie em… <text:s/>C] Le mendie… <text:s/></text:span>D] <text:span text:style-name="T95">Le...en la… <text:s/>W] Si le...</text:span></text:p>
          </table:table-cell>
        </table:table-row>
        <table:table-row table:style-name="TableLine93839983505968">
          <table:table-cell table:style-name="Table1.A2" office:value-type="string">
            <text:p text:style-name="P1">1245</text:p>
          </table:table-cell>
          <table:table-cell table:style-name="Table1.A2" office:value-type="string">
            <text:p text:style-name="P5">Se ne fet seu que je li mant</text:p>
          </table:table-cell>
          <table:table-cell table:style-name="Table1.C2" office:value-type="string">
            <text:p text:style-name="P27"><text:span text:style-name="T165">ACEGIKLT] Sil (G Se il) ne fait (G fet) ce…(I le)... <text:s text:c="2"/>B] Se il ne fait ce que li... </text:span>D] <text:span text:style-name="T95">Se ce ne fait que...</text:span></text:p>
          </table:table-cell>
        </table:table-row>
        <table:table-row table:style-name="TableLine93839983824368">
          <table:table-cell table:style-name="Table1.A2" office:value-type="string">
            <text:p text:style-name="P1">1246</text:p>
          </table:table-cell>
          <table:table-cell table:style-name="Table1.A2" office:value-type="string">
            <text:p text:style-name="P5">Et per vos et per mon comant</text:p>
          </table:table-cell>
          <table:table-cell table:style-name="Table1.C2" office:value-type="string">
            <text:p text:style-name="P43"><text:span text:style-name="T165"><text:s/>B] </text:span><text:span text:style-name="T112">Per </text:span><text:span text:style-name="T18">vous et </text:span><text:span text:style-name="T112">per</text:span><text:span text:style-name="T18"> </text:span><text:span text:style-name="T112">vre…</text:span><text:span text:style-name="T18"> <text:s/></text:span><text:span text:style-name="T33">G] Por uos et por… <text:s/></text:span><text:span text:style-name="T49">W] ...</text:span><text:span text:style-name="T70">comment</text:span></text:p>
          </table:table-cell>
        </table:table-row>
        <table:table-row table:style-name="TableLine93839983927632">
          <table:table-cell table:style-name="Table1.A2" office:value-type="string">
            <text:p text:style-name="P1">1247</text:p>
          </table:table-cell>
          <table:table-cell table:style-name="Table1.A2" office:value-type="string">
            <text:p text:style-name="P5">Dites li bien que jel defi</text:p>
          </table:table-cell>
          <table:table-cell table:style-name="Table1.C2" office:value-type="string">
            <text:p text:style-name="P187">B] Si li distes ie le desfi <text:s/><text:span text:style-name="T243">W] ...que le deffy</text:span></text:p>
          </table:table-cell>
        </table:table-row>
        <table:table-row table:style-name="TableLine93839978722672">
          <table:table-cell table:style-name="Table1.A2" office:value-type="string">
            <text:p text:style-name="P1">1248</text:p>
          </table:table-cell>
          <table:table-cell table:style-name="Table1.A2" office:value-type="string">
            <text:p text:style-name="P5">Vers moi ne troverait merci</text:p>
          </table:table-cell>
          <table:table-cell table:style-name="Table1.C2" office:value-type="string">
            <text:p text:style-name="P27"><text:span text:style-name="T165">ACEGILTW] ...trouera (E trouuera)… <text:s/>B] En moi...trouuera… <text:s text:c="2"/></text:span>D] <text:span text:style-name="T95">Que uers moi naura ia...</text:span></text:p>
          </table:table-cell>
        </table:table-row>
        <table:table-row table:style-name="TableLine93839980276400">
          <table:table-cell table:style-name="Table1.A2" office:value-type="string">
            <text:p text:style-name="P1">1249</text:p>
          </table:table-cell>
          <table:table-cell table:style-name="Table1.A2" office:value-type="string">
            <text:p text:style-name="P5">Jai nen istrai de son pais</text:p>
          </table:table-cell>
          <table:table-cell table:style-name="Table1.C2" office:value-type="string">
            <text:p text:style-name="P43"><text:span text:style-name="T179">B] Jamais nistrai… <text:s/></text:span>D] ...<text:span text:style-name="T95">nistrai fors de… W] Ja il nistra...</text:span></text:p>
          </table:table-cell>
        </table:table-row>
        <table:table-row table:style-name="TableLine93839977565072">
          <table:table-cell table:style-name="Table1.A2" office:value-type="string">
            <text:p text:style-name="P1">1250</text:p>
          </table:table-cell>
          <table:table-cell table:style-name="Table1.A2" office:value-type="string">
            <text:p text:style-name="P5">Davant que l’aie mort ou pris</text:p>
          </table:table-cell>
          <table:table-cell table:style-name="Table1.C2" office:value-type="string">
            <text:p text:style-name="P39"><text:span text:style-name="T165">A] Tant que… <text:s/>C] Tant que laie u mort ou vis <text:s/>B</text:span>D] <text:span text:style-name="T96">Tant que laurai ou… <text:s/>EG] Tant com ie laie mort et (G ou)… <text:s/>IW] Tant que ie laie (W laye) (W ou)… <text:s/>L] Tant que...ou mort… <text:s/>T] Tant que ge laurai...</text:span></text:p>
          </table:table-cell>
        </table:table-row>
        <table:table-row table:style-name="TableLine93839979509456">
          <table:table-cell table:style-name="Table1.A2" office:value-type="string">
            <text:p text:style-name="P1">1251</text:p>
          </table:table-cell>
          <table:table-cell table:style-name="Table1.A2" office:value-type="string">
            <text:p text:style-name="P5">Contre moi ne puet il guerir</text:p>
          </table:table-cell>
          <table:table-cell table:style-name="Table1.C2" office:value-type="string">
            <text:p text:style-name="P43"><text:span text:style-name="T165">ABC</text:span>D<text:span text:style-name="T198">EGIKLT</text:span>] <text:span text:style-name="T96">Deuant...(G puet guarir) <text:s/>W] De moy ne se peut garentir</text:span></text:p>
          </table:table-cell>
        </table:table-row>
        <table:table-row table:style-name="TableLine93839980587472">
          <table:table-cell table:style-name="Table1.A2" office:value-type="string">
            <text:p text:style-name="P1">1252</text:p>
          </table:table-cell>
          <table:table-cell table:style-name="Table1.A2" office:value-type="string">
            <text:p text:style-name="P5">Se per mer ne s’en welt foir</text:p>
          </table:table-cell>
          <table:table-cell table:style-name="Table1.C2" office:value-type="string">
            <text:p text:style-name="P309">B] Que ne len quaingne(?) fouir <text:s/><text:span text:style-name="T214">W] Ce par…</text:span></text:p>
          </table:table-cell>
        </table:table-row>
        <table:table-row table:style-name="TableLine93839981953520">
          <table:table-cell table:style-name="Table1.A2" office:value-type="string">
            <text:p text:style-name="P1">1253</text:p>
          </table:table-cell>
          <table:table-cell table:style-name="Table1.A2" office:value-type="string">
            <text:p text:style-name="P5">De Gresce et de Masidone</text:p>
          </table:table-cell>
          <table:table-cell table:style-name="Table1.C2" office:value-type="string">
            <text:p text:style-name="P188">B] ---</text:p>
            <text:p text:style-name="P44"><text:span text:style-name="T165">AC</text:span>D<text:span text:style-name="T198">EGILT</text:span>] ...<text:span text:style-name="T96">macedoinne (ACGILT macedoine, E machedoine) <text:s/>W] ...et macedoine</text:span></text:p>
          </table:table-cell>
        </table:table-row>
        <table:table-row table:style-name="TableLine93839983185296">
          <table:table-cell table:style-name="Table1.A2" office:value-type="string">
            <text:p text:style-name="P1">1254</text:p>
          </table:table-cell>
          <table:table-cell table:style-name="Table1.A2" office:value-type="string">
            <text:p text:style-name="P5">L’estuet aler em <text:span text:style-name="T88">Babilone</text:span></text:p>
          </table:table-cell>
          <table:table-cell table:style-name="Table1.C2" office:value-type="string">
            <text:p text:style-name="P188">B] ---</text:p>
            <text:p text:style-name="P28"><text:span text:style-name="T165">ACEGIKLTW] ...torner...babiloine (E babyloine, G baloine) <text:s/></text:span>D] ...<text:span text:style-name="T96">babiloinne</text:span></text:p>
          </table:table-cell>
        </table:table-row>
        <table:table-row table:style-name="TableLine93839983220144">
          <table:table-cell table:style-name="Table1.A2" office:value-type="string">
            <text:p text:style-name="P1">1255</text:p>
          </table:table-cell>
          <table:table-cell table:style-name="Table1.A2" office:value-type="string">
            <text:p text:style-name="P6">Alez dites li mon mesaige</text:p>
          </table:table-cell>
          <table:table-cell table:style-name="Table1.C2" office:value-type="string">
            <text:p text:style-name="P57"/>
          </table:table-cell>
        </table:table-row>
        <table:table-row table:style-name="TableLine93839983534416">
          <table:table-cell table:style-name="Table1.A2" office:value-type="string">
            <text:p text:style-name="P1">1256</text:p>
          </table:table-cell>
          <table:table-cell table:style-name="Table1.A2" office:value-type="string">
            <text:p text:style-name="P6">Cil prangnent congié del barnaige</text:p>
          </table:table-cell>
          <table:table-cell table:style-name="Table1.C2" office:value-type="string">
            <text:p text:style-name="P189">B] Et cil sentornent comme sage <text:s/><text:span text:style-name="T214">G] Cels… <text:s text:c="3"/>W] Ci...</text:span></text:p>
          </table:table-cell>
        </table:table-row>
        <table:table-row table:style-name="TableLine93839983405904">
          <table:table-cell table:style-name="Table1.A2" office:value-type="string">
            <text:p text:style-name="P1">1257</text:p>
          </table:table-cell>
          <table:table-cell table:style-name="Table1.A2" office:value-type="string">
            <text:p text:style-name="P6">Et si ont pris del roi congié</text:p>
          </table:table-cell>
          <table:table-cell table:style-name="Table1.C2" office:value-type="string">
            <text:p text:style-name="P188">B] Ont pris estant dou roi… <text:s/><text:span text:style-name="T198">E] Et si ront pris...</text:span></text:p>
          </table:table-cell>
        </table:table-row>
        <table:table-row table:style-name="TableLine93839983474320">
          <table:table-cell table:style-name="Table1.A2" office:value-type="string">
            <text:p text:style-name="P1">1258</text:p>
          </table:table-cell>
          <table:table-cell table:style-name="Table1.A2" office:value-type="string">
            <text:p text:style-name="P6">Mout se sont bien apparillié</text:p>
          </table:table-cell>
          <table:table-cell table:style-name="Table1.C2" office:value-type="string">
            <text:p text:style-name="P222">E] ...le sont...</text:p>
          </table:table-cell>
        </table:table-row>
        <text:soft-page-break/>
        <table:table-row table:style-name="TableLine93839983232304">
          <table:table-cell table:style-name="Table1.A2" office:value-type="string">
            <text:p text:style-name="P1">1259</text:p>
          </table:table-cell>
          <table:table-cell table:style-name="Table1.A2" office:value-type="string">
            <text:p text:style-name="P6">Chascuns avoit mout bel hernois</text:p>
          </table:table-cell>
          <table:table-cell table:style-name="Table1.C2" office:value-type="string">
            <text:p text:style-name="P44">D] ...bon… <text:s/><text:span text:style-name="T243">W] Ci sen vont en moult bel arroy <text:s/></text:span><text:span text:style-name="T234">INIZIA LACUNA L (FINE FASCICOLO)</text:span></text:p>
          </table:table-cell>
        </table:table-row>
        <table:table-row table:style-name="TableLine93839984134800">
          <table:table-cell table:style-name="Table1.A2" office:value-type="string">
            <text:p text:style-name="P1">1260</text:p>
          </table:table-cell>
          <table:table-cell table:style-name="Table1.A2" office:value-type="string">
            <text:p text:style-name="P6">Bien semblent messagier a roi</text:p>
          </table:table-cell>
          <table:table-cell table:style-name="Table1.C2" office:value-type="string">
            <text:p text:style-name="P156">A<text:span text:style-name="T214">GIT</text:span>] ...de rois <text:span text:style-name="T257">(T roi)</text:span> <text:s/><text:span text:style-name="T198">E] Et… <text:s/>W] Semblant bien mesaige de roy</text:span></text:p>
          </table:table-cell>
        </table:table-row>
        <table:table-row table:style-name="TableLine93839983807760">
          <table:table-cell table:style-name="Table1.A2" office:value-type="string">
            <text:p text:style-name="P1">1261</text:p>
          </table:table-cell>
          <table:table-cell table:style-name="Table1.A2" office:value-type="string">
            <text:p text:style-name="P6">Et si avoit X cheveliers</text:p>
          </table:table-cell>
          <table:table-cell table:style-name="Table1.C2" office:value-type="string">
            <text:p text:style-name="P268">W] Jlz sont jucques a...</text:p>
          </table:table-cell>
        </table:table-row>
        <table:table-row table:style-name="TableLine93839983813840">
          <table:table-cell table:style-name="Table1.A2" office:value-type="string">
            <text:p text:style-name="P1">1262</text:p>
          </table:table-cell>
          <table:table-cell table:style-name="Table1.A2" office:value-type="string">
            <text:p text:style-name="P6">Chascuns estre les escuiers</text:p>
          </table:table-cell>
          <table:table-cell table:style-name="Table1.C2" office:value-type="string">
            <text:p text:style-name="P44"><text:span text:style-name="T166">A] ...lescuiers <text:s/></text:span>D] <text:span text:style-name="T96">Entre serianz et escuiers <text:s/>G] ...que lescuiers <text:s/></text:span><text:span text:style-name="T288">T] ...outre… (ESCOIERS)</text:span><text:span text:style-name="T96"> <text:s/>W] Et a chascun ses escuiers</text:span></text:p>
          </table:table-cell>
        </table:table-row>
        <table:table-row table:style-name="TableLine93839983514928">
          <table:table-cell table:style-name="Table1.A2" office:value-type="string">
            <text:p text:style-name="P1">1263</text:p>
          </table:table-cell>
          <table:table-cell table:style-name="Table1.A2" office:value-type="string">
            <text:p text:style-name="P6">Il ont Danubion pascé</text:p>
          </table:table-cell>
          <table:table-cell table:style-name="Table1.C2" office:value-type="string">
            <text:p text:style-name="P156">A] ...dannubiun… <text:s/><text:span text:style-name="T180">B] ...danubien… <text:s/>I] ..danubiaz… <text:s/>W] Or ont il nubion passe</text:span></text:p>
          </table:table-cell>
        </table:table-row>
        <table:table-row table:style-name="TableLine93839983064464">
          <table:table-cell table:style-name="Table1.A2" office:value-type="string">
            <text:p text:style-name="P1">1264</text:p>
          </table:table-cell>
          <table:table-cell table:style-name="Table1.A2" office:value-type="string">
            <text:p text:style-name="P6">De l’atre part sont arivé</text:p>
          </table:table-cell>
          <table:table-cell table:style-name="Table1.C2" office:value-type="string">
            <text:p text:style-name="P307">B] Dautre part se sont...</text:p>
          </table:table-cell>
        </table:table-row>
        <table:table-row table:style-name="TableLine93839984274192">
          <table:table-cell table:style-name="Table1.A2" office:value-type="string">
            <text:p text:style-name="P1">1265</text:p>
          </table:table-cell>
          <table:table-cell table:style-name="Table1.A2" office:value-type="string">
            <text:p text:style-name="P7">Tant chevacherent per vertu</text:p>
          </table:table-cell>
          <table:table-cell table:style-name="Table1.C2" office:value-type="string">
            <text:p text:style-name="P312"/>
          </table:table-cell>
        </table:table-row>
        <table:table-row table:style-name="Table1.92">
          <table:table-cell table:style-name="Table1.A2" office:value-type="string">
            <text:p text:style-name="P1">1266</text:p>
          </table:table-cell>
          <table:table-cell table:style-name="Table1.A2" office:value-type="string">
            <text:p text:style-name="P7">Que a nueme jor sont venu</text:p>
          </table:table-cell>
          <table:table-cell table:style-name="Table1.C2" office:value-type="string">
            <text:p text:style-name="P320">B] Qua phellipople sont venu</text:p>
            <text:p text:style-name="P321"><text:span text:style-name="T166">A] Que al n.</text:span><text:span text:style-name="T167">e</text:span><text:span text:style-name="T166"> … <text:s/>CEGTW] Que al (E aus, W au) XI (W XI.</text:span><text:span text:style-name="T167">e</text:span><text:span text:style-name="T166">) ior (E iours, E jour)… <text:s/></text:span>D] ...<text:span text:style-name="T96">au nuefme… <text:s/>I] Que lonz une ior...</text:span></text:p>
          </table:table-cell>
        </table:table-row>
        <table:table-row table:style-name="TableLine93839978270000">
          <table:table-cell table:style-name="Table1.A2" office:value-type="string">
            <text:p text:style-name="P1">1267</text:p>
          </table:table-cell>
          <table:table-cell table:style-name="Table1.A2" office:value-type="string">
            <text:p text:style-name="P7">A Phelipople la cyté</text:p>
          </table:table-cell>
          <table:table-cell table:style-name="Table1.C2" office:value-type="string">
            <text:p text:style-name="P308">B] Lonsime ior per verite <text:s/><text:span text:style-name="T198">E] ...phelippope… <text:s/>G] ...felipoble… <text:s/>I] ...filipople...</text:span></text:p>
          </table:table-cell>
        </table:table-row>
        <table:table-row table:style-name="TableLine93839983835248">
          <table:table-cell table:style-name="Table1.A2" office:value-type="string">
            <text:p text:style-name="P1">1268</text:p>
          </table:table-cell>
          <table:table-cell table:style-name="Table1.A2" office:value-type="string">
            <text:p text:style-name="P7">Ansois qu’il soient ens entré</text:p>
          </table:table-cell>
          <table:table-cell table:style-name="Table1.C2" office:value-type="string">
            <text:p text:style-name="P309">B] Ains quil entrent en la cite <text:s/><text:span text:style-name="T243">W] ...qui soient...</text:span></text:p>
          </table:table-cell>
        </table:table-row>
        <table:table-row table:style-name="TableLine93839982409376">
          <table:table-cell table:style-name="Table1.A2" office:value-type="string">
            <text:p text:style-name="P1">1269</text:p>
          </table:table-cell>
          <table:table-cell table:style-name="Table1.A2" office:value-type="string">
            <text:p text:style-name="P7">Ont acordé lor parlement</text:p>
          </table:table-cell>
          <table:table-cell table:style-name="Table1.C2" office:value-type="string">
            <text:p text:style-name="P28"><text:span text:style-name="T166">AC</text:span>D<text:span text:style-name="T198">EGIKTW</text:span>] <text:span text:style-name="T96">Acorderent (W Accorderent)… <text:s/>B] Ont deuise priueement</text:span></text:p>
          </table:table-cell>
        </table:table-row>
        <table:table-row table:style-name="TableLine93839982761792">
          <table:table-cell table:style-name="Table1.A2" office:value-type="string">
            <text:p text:style-name="P1">1270</text:p>
          </table:table-cell>
          <table:table-cell table:style-name="Table1.A2" office:value-type="string">
            <text:p text:style-name="P7">Keix parleroit premierement</text:p>
          </table:table-cell>
          <table:table-cell table:style-name="Table1.C2" office:value-type="string">
            <text:p text:style-name="P28"><text:span text:style-name="T166">ABCGIW] (ABW Qui, G Quels)...parlera… <text:s/></text:span>D] <text:span text:style-name="T96">Li quelz parleroit tot auant <text:s/>E] Qui...</text:span></text:p>
          </table:table-cell>
        </table:table-row>
        <table:table-row table:style-name="TableLine93839983990288">
          <table:table-cell table:style-name="Table1.A2" office:value-type="string">
            <text:p text:style-name="P1">1271</text:p>
          </table:table-cell>
          <table:table-cell table:style-name="Table1.A2" office:value-type="string">
            <text:p text:style-name="P7">Entr’els dient que Meleains</text:p>
          </table:table-cell>
          <table:table-cell table:style-name="Table1.C2" office:value-type="string">
            <text:p text:style-name="P260">W] Entreulx disent que il est bon</text:p>
            <text:p text:style-name="P28">D<text:span text:style-name="T214">GI</text:span>] ...<text:span text:style-name="T96">meliains (G meleanz, I meliazs)</text:span></text:p>
          </table:table-cell>
        </table:table-row>
        <table:table-row table:style-name="TableLine93839983893696">
          <table:table-cell table:style-name="Table1.A2" office:value-type="string">
            <text:p text:style-name="P1">1272</text:p>
          </table:table-cell>
          <table:table-cell table:style-name="Table1.A2" office:value-type="string">
            <text:p text:style-name="P7">Parous a la cort premerains</text:p>
          </table:table-cell>
          <table:table-cell table:style-name="Table1.C2" office:value-type="string">
            <text:p text:style-name="P260">W] Que melian ait la raison</text:p>
            <text:p text:style-name="P28"><text:span text:style-name="T166">AEGIT] Parlot (EGI Parolt, T Parout) en… <text:s/>B] Parlera au roi… <text:s/>C] Parloit… <text:s/></text:span>D] <text:span text:style-name="T96">Parolt...</text:span></text:p>
          </table:table-cell>
        </table:table-row>
        <table:table-row table:style-name="TableLine93839981505696">
          <table:table-cell table:style-name="Table1.A2" office:value-type="string">
            <text:p text:style-name="P1">1273</text:p>
          </table:table-cell>
          <table:table-cell table:style-name="Table1.A2" office:value-type="string">
            <text:p text:style-name="P7">Por ce que de Bolgrie estoit</text:p>
          </table:table-cell>
          <table:table-cell table:style-name="Table1.C2" office:value-type="string">
            <text:p text:style-name="P318">W] Pource que de bogrie estoit</text:p>
            <text:p text:style-name="P290"><text:span text:style-name="T166">A] ...bolgri… <text:s/>B] ...hongrie… <text:s/>C</text:span>D<text:span text:style-name="T198">E</text:span>] ..<text:span text:style-name="T150">bogrie (DE bougrie)… <text:s/>G] ...que bolgrie...</text:span></text:p>
          </table:table-cell>
        </table:table-row>
        <table:table-row table:style-name="TableLine93839983798480">
          <table:table-cell table:style-name="Table1.A2" office:value-type="string">
            <text:p text:style-name="P1">1274</text:p>
          </table:table-cell>
          <table:table-cell table:style-name="Table1.A2" office:value-type="string">
            <text:p text:style-name="P7">Et le lengage muelz savoit</text:p>
          </table:table-cell>
          <table:table-cell table:style-name="Table1.C2" office:value-type="string">
            <text:p text:style-name="P188">B] ...bien… <text:s/><text:span text:style-name="T198">E] Et lor...</text:span></text:p>
          </table:table-cell>
        </table:table-row>
        <table:table-row table:style-name="TableLine93839984299712">
          <table:table-cell table:style-name="Table1.A2" office:value-type="string">
            <text:p text:style-name="P1">1275</text:p>
          </table:table-cell>
          <table:table-cell table:style-name="Table1.A2" office:value-type="string">
            <text:p text:style-name="P7">Aiques conissoit del bernaige</text:p>
          </table:table-cell>
          <table:table-cell table:style-name="Table1.C2" office:value-type="string">
            <text:p text:style-name="P106"><text:span text:style-name="T180">B] Car si connissoit le… <text:s/></text:span>C] ...lo... <text:s/><text:span text:style-name="T164">IW] Aunques...le… <text:s/>T] Assez cognoisoit le...</text:span></text:p>
          </table:table-cell>
        </table:table-row>
        <table:table-row table:style-name="TableLine93839980317088">
          <table:table-cell table:style-name="Table1.A2" office:value-type="string">
            <text:p text:style-name="P1">1276</text:p>
          </table:table-cell>
          <table:table-cell table:style-name="Table1.A2" office:value-type="string">
            <text:p text:style-name="P7">Et si savoit muelz le lengaige</text:p>
          </table:table-cell>
          <table:table-cell table:style-name="Table1.C2" office:value-type="string">
            <text:p text:style-name="P107"><text:span text:style-name="T180">B] ...bien… <text:s/></text:span>C] Mieulz quemms sauoit lo… <text:s/><text:span text:style-name="T198">E] ..lor langage <text:s/>W] Meulx que nulz sauoit leur...</text:span></text:p>
          </table:table-cell>
        </table:table-row>
        <table:table-row table:style-name="TableLine93839982811280">
          <table:table-cell table:style-name="Table1.A2" office:value-type="string">
            <text:p text:style-name="P1">1277</text:p>
          </table:table-cell>
          <table:table-cell table:style-name="Table1.A2" office:value-type="string">
            <text:p text:style-name="P7">Ensi sont entr’elz acordé</text:p>
          </table:table-cell>
          <table:table-cell table:style-name="Table1.C2" office:value-type="string">
            <text:p text:style-name="P105"><text:span text:style-name="T166">A</text:span>C<text:span text:style-name="T267">W</text:span>] ...lont… <text:s/><text:span text:style-name="T180">B] Ensis ont...esgarde</text:span></text:p>
            <text:p text:style-name="P105"/>
          </table:table-cell>
        </table:table-row>
        <text:soft-page-break/>
        <table:table-row table:style-name="TableLine93840033010960">
          <table:table-cell table:style-name="Table1.A2" office:value-type="string">
            <text:p text:style-name="P1">1278</text:p>
          </table:table-cell>
          <table:table-cell table:style-name="Table1.A2" office:value-type="string">
            <text:p text:style-name="P7">Puels ent<text:span text:style-name="T151">r</text:span>erent en la cyté</text:p>
          </table:table-cell>
          <table:table-cell table:style-name="Table1.C2" office:value-type="string">
            <text:p text:style-name="P151">I] ...sen entrent in...</text:p>
          </table:table-cell>
        </table:table-row>
        <table:table-row table:style-name="TableLine93840024188336">
          <table:table-cell table:style-name="Table1.A2" office:value-type="string">
            <text:p text:style-name="P1">1279</text:p>
          </table:table-cell>
          <table:table-cell table:style-name="Table1.A2" office:value-type="string">
            <text:p text:style-name="P7">Li messagie s’en vont parlant</text:p>
          </table:table-cell>
          <table:table-cell table:style-name="Table1.C105" office:value-type="string">
            <text:p text:style-name="P269">W] Les...parlent</text:p>
          </table:table-cell>
        </table:table-row>
        <table:table-row table:style-name="TableLine93839974679936">
          <table:table-cell table:style-name="Table1.A2" office:value-type="string">
            <text:p text:style-name="P1">1280</text:p>
          </table:table-cell>
          <table:table-cell table:style-name="Table1.A2" office:value-type="string">
            <text:p text:style-name="P7">Permi les rues chevachant</text:p>
          </table:table-cell>
          <table:table-cell table:style-name="Table1.C105" office:value-type="string">
            <text:p text:style-name="P190">B] ...la rue… <text:span text:style-name="T243">W] ...cheuachent</text:span></text:p>
          </table:table-cell>
        </table:table-row>
        <table:table-row table:style-name="TableLine93840059826416">
          <table:table-cell table:style-name="Table1.A2" office:value-type="string">
            <text:p text:style-name="P1">1281</text:p>
          </table:table-cell>
          <table:table-cell table:style-name="Table1.A2" office:value-type="string">
            <text:p text:style-name="P7">Tant que el palaix sont venu</text:p>
          </table:table-cell>
          <table:table-cell table:style-name="Table1.C105" office:value-type="string">
            <text:p text:style-name="P28"><text:span text:style-name="T180">BEIW] ...au… <text:s/></text:span>D] ...ou…<text:span text:style-name="T96"> <text:s/>G] ...quau...</text:span></text:p>
          </table:table-cell>
        </table:table-row>
        <table:table-row table:style-name="TableLine93839976445328">
          <table:table-cell table:style-name="Table1.A2" office:value-type="string">
            <text:p text:style-name="P1">1282</text:p>
          </table:table-cell>
          <table:table-cell table:style-name="Table1.A2" office:value-type="string">
            <text:p text:style-name="P7">Illuec sont a pié descendu</text:p>
          </table:table-cell>
          <table:table-cell table:style-name="Table1.C105" office:value-type="string">
            <text:p text:style-name="P155">A] Et iluec… <text:s/><text:span text:style-name="T180">B] A piet sont deuant...</text:span></text:p>
          </table:table-cell>
        </table:table-row>
        <table:table-row table:style-name="TableLine9384003054243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61">VERSI ALTERATI IN W</text:p>
          </table:table-cell>
          <table:table-cell table:style-name="Table1.C105" office:value-type="string">
            <text:p text:style-name="P190">W] Le jeu gardoient du lion</text:p>
          </table:table-cell>
        </table:table-row>
        <table:table-row table:style-name="TableLine93840042156208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C105" office:value-type="string">
            <text:p text:style-name="P190">W] Jllec estoient ly baron</text:p>
          </table:table-cell>
        </table:table-row>
        <table:table-row table:style-name="TableLine9383998066579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C105" office:value-type="string">
            <text:p text:style-name="P190">W] Les cheualiers a pie se mistrent</text:p>
          </table:table-cell>
        </table:table-row>
        <table:table-row table:style-name="TableLine93839983678288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C105" office:value-type="string">
            <text:p text:style-name="P190">W] Et les cheuaulx par les frainz tirent</text:p>
          </table:table-cell>
        </table:table-row>
        <table:table-row table:style-name="TableLine93839976066320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C105" office:value-type="string">
            <text:p text:style-name="P190">W] Le roy trouuerent ou palais</text:p>
          </table:table-cell>
        </table:table-row>
        <table:table-row table:style-name="TableLine93840037447424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C105" office:value-type="string">
            <text:p text:style-name="P191">W] Et de cheualiers grant amais</text:p>
          </table:table-cell>
        </table:table-row>
        <table:table-row table:style-name="TableLine93839981135664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C105" office:value-type="string">
            <text:p text:style-name="P191">W] A(?) un liepart ou se jouet</text:p>
          </table:table-cell>
        </table:table-row>
        <table:table-row table:style-name="TableLine93839981169504">
          <table:table-cell table:style-name="Table1.A2" office:value-type="string">
            <text:p text:style-name="P1">1283</text:p>
          </table:table-cell>
          <table:table-cell table:style-name="Table1.A2" office:value-type="string">
            <text:p text:style-name="P8">Li donzel as estriers saillirent</text:p>
          </table:table-cell>
          <table:table-cell table:style-name="Table1.C105" office:value-type="string">
            <text:p text:style-name="P155">A] Li dous el as estrues salirent <text:s/><text:span text:style-name="T180">B] Li damoisel auant saillirent <text:s/>G] Li serianz as estref...</text:span></text:p>
          </table:table-cell>
        </table:table-row>
        <table:table-row table:style-name="TableLine93839973225552">
          <table:table-cell table:style-name="Table1.A2" office:value-type="string">
            <text:p text:style-name="P1">1284</text:p>
          </table:table-cell>
          <table:table-cell table:style-name="Table1.A2" office:value-type="string">
            <text:p text:style-name="P8">Que les chevalx per les frains tindrent</text:p>
          </table:table-cell>
          <table:table-cell table:style-name="Table1.C105" office:value-type="string">
            <text:p text:style-name="P33"><text:span text:style-name="T166">A] Qui los...par les freiz tiroient <text:s/>C] Et… <text:s/>B</text:span>D] <text:span text:style-name="T96">Qui… <text:s/>E] ...prirent <text:s/>GK] ...por...tirent</text:span></text:p>
          </table:table-cell>
        </table:table-row>
        <table:table-row table:style-name="TableLine93840006592880">
          <table:table-cell table:style-name="Table1.A2" office:value-type="string">
            <text:p text:style-name="P1">1285</text:p>
          </table:table-cell>
          <table:table-cell table:style-name="Table1.A2" office:value-type="string">
            <text:p text:style-name="P8">Le roi troverent el palais</text:p>
          </table:table-cell>
          <table:table-cell table:style-name="Table1.C105" office:value-type="string">
            <text:p text:style-name="P28">D] ...<text:span text:style-name="T96">ou...</text:span></text:p>
          </table:table-cell>
        </table:table-row>
        <table:table-row table:style-name="TableLine93839973625472">
          <table:table-cell table:style-name="Table1.A2" office:value-type="string">
            <text:p text:style-name="P1">1286</text:p>
          </table:table-cell>
          <table:table-cell table:style-name="Table1.A2" office:value-type="string">
            <text:p text:style-name="P8">Et des cheveliers tot le mais</text:p>
          </table:table-cell>
          <table:table-cell table:style-name="Table1.C105" office:value-type="string">
            <text:p text:style-name="P188">B] ...de ses <text:span text:style-name="T98">chlrs</text:span><text:span text:style-name="T1"> grant fais</text:span></text:p>
          </table:table-cell>
        </table:table-row>
        <table:table-row table:style-name="TableLine93839984089712">
          <table:table-cell table:style-name="Table1.A2" office:value-type="string">
            <text:p text:style-name="P1">1287</text:p>
          </table:table-cell>
          <table:table-cell table:style-name="Table1.A2" office:value-type="string">
            <text:p text:style-name="P8">Iluec ierent tuit li baron</text:p>
          </table:table-cell>
          <table:table-cell table:style-name="Table1.C105" office:value-type="string">
            <text:p text:style-name="P28"><text:span text:style-name="T180">B] ...estoient li… <text:s/></text:span>D] ...furent…<text:span text:style-name="T96"> <text:s/>E] Qui iluec erent enuiron</text:span></text:p>
          </table:table-cell>
        </table:table-row>
        <table:table-row table:style-name="Table1.121">
          <table:table-cell table:style-name="Table1.A2" office:value-type="string">
            <text:p text:style-name="P1">1288</text:p>
          </table:table-cell>
          <table:table-cell table:style-name="Table1.A2" office:value-type="string">
            <text:p text:style-name="P8">Le geu esgardent d’un lyeon</text:p>
          </table:table-cell>
          <table:table-cell table:style-name="Table1.C105" office:value-type="string">
            <text:p text:style-name="P40"><text:span text:style-name="T166">AI] Le ieu (I geu) gardoient de (I dun)… C] Leiue gardoiuent du… <text:s/></text:span>D] ...<text:span text:style-name="T96">dou lion <text:s/>G] ...garderent… <text:s/>T] ...reguardunt..</text:span></text:p>
          </table:table-cell>
        </table:table-row>
        <table:table-row table:style-name="TableLine93839979490624">
          <table:table-cell table:style-name="Table1.A2" office:value-type="string">
            <text:p text:style-name="P1">1289</text:p>
          </table:table-cell>
          <table:table-cell table:style-name="Table1.A2" office:value-type="string">
            <text:p text:style-name="P8">Qui avec un leupart juoit</text:p>
          </table:table-cell>
          <table:table-cell table:style-name="Table1.C105" office:value-type="string">
            <text:p text:style-name="P34"><text:span text:style-name="T180">B] Qui a .j. … <text:s/></text:span>D] <text:span text:style-name="T96">Qui encontre… <text:s/>G] Que...ioioit <text:s/>I] ...lui leopart iaioit</text:span></text:p>
          </table:table-cell>
        </table:table-row>
        <table:table-row table:style-name="Table1.123">
          <table:table-cell table:style-name="Table1.A2" office:value-type="string">
            <text:p text:style-name="P1">1290</text:p>
          </table:table-cell>
          <table:table-cell table:style-name="Table1.A2" office:value-type="string">
            <text:p text:style-name="P8">Li rois meismes l’esgardoit</text:p>
          </table:table-cell>
          <table:table-cell table:style-name="Table1.C105" office:value-type="string">
            <text:p text:style-name="P105"><text:span text:style-name="T166">A</text:span>C<text:span text:style-name="T199">EIT</text:span>] Meismes <text:span text:style-name="T244">(IT Meisme)</text:span> li rois <text:span text:style-name="T244">(I rois) (I les gardoit)</text:span>… <text:s/><text:span text:style-name="T180">B] Et li rois </text:span><text:span text:style-name="T113">mlt</text:span><text:span text:style-name="T19"> les resgardoit <text:s/></text:span><text:span text:style-name="T34">G</text:span><text:span text:style-name="T80">K</text:span><text:span text:style-name="T34">] Meisme li rois le regardoit </text:span></text:p>
            <text:p text:style-name="P45"><text:span text:style-name="T19">W] </text:span><text:span text:style-name="T71">Et le roy si les regardoit</text:span></text:p>
          </table:table-cell>
        </table:table-row>
        <table:table-row table:style-name="Table1.124">
          <table:table-cell table:style-name="Table1.A2" office:value-type="string">
            <text:p text:style-name="P1">1291/<text:span text:style-name="T292">1311</text:span></text:p>
          </table:table-cell>
          <table:table-cell table:style-name="Table1.A2" office:value-type="string">
            <text:p text:style-name="P8">El palais entrent li messagie</text:p>
          </table:table-cell>
          <table:table-cell table:style-name="Table1.C105" office:value-type="string">
            <text:p text:style-name="P46">D] <text:span text:style-name="T97">Ou… <text:s/>W] Au...entrerent...</text:span></text:p>
          </table:table-cell>
        </table:table-row>
        <text:soft-page-break/>
        <table:table-row table:style-name="Table1.125">
          <table:table-cell table:style-name="Table1.A2" office:value-type="string">
            <text:p text:style-name="P1">1292</text:p>
          </table:table-cell>
          <table:table-cell table:style-name="Table1.A2" office:value-type="string">
            <text:p text:style-name="P8">Si sont salué le barnaige</text:p>
          </table:table-cell>
          <table:table-cell table:style-name="Table1.C105" office:value-type="string">
            <text:p text:style-name="P155">A] ---</text:p>
            <text:p text:style-name="P29"><text:span text:style-name="T180">BCGITW] Et (GI E) ont (I unt) salue… <text:s/></text:span>D<text:span text:style-name="T199">E</text:span>] <text:span text:style-name="T97">Si ont...</text:span></text:p>
          </table:table-cell>
        </table:table-row>
        <table:table-row table:style-name="Table1.126">
          <table:table-cell table:style-name="Table1.A2" office:value-type="string">
            <text:p text:style-name="P1">1293</text:p>
          </table:table-cell>
          <table:table-cell table:style-name="Table1.A2" office:value-type="string">
            <text:p text:style-name="P8">Cil ne sont pas vilain ne mu</text:p>
          </table:table-cell>
          <table:table-cell table:style-name="Table1.C105" office:value-type="string">
            <text:p text:style-name="P270">T] Et cil ne sont uilain… W] Ci ne sont effroye ne...</text:p>
          </table:table-cell>
        </table:table-row>
        <table:table-row table:style-name="Table1.126">
          <table:table-cell table:style-name="Table1.A2" office:value-type="string">
            <text:p text:style-name="P1">1294</text:p>
          </table:table-cell>
          <table:table-cell table:style-name="Table1.A2" office:value-type="string">
            <text:p text:style-name="P8">Bien lor ont rendu lor salu</text:p>
          </table:table-cell>
          <table:table-cell table:style-name="Table1.C105" office:value-type="string">
            <text:p text:style-name="P108"><text:span text:style-name="T166">A] ...le salu <text:s text:c="2"/>B</text:span>C<text:span text:style-name="T268">W</text:span>] ...lor <text:span text:style-name="T268">(W leur)</text:span> salu <text:span text:style-name="T180">(B salut)</text:span> rendu <text:s/><text:span text:style-name="T164">I] ...li unt… <text:s/>K] ...son salu</text:span></text:p>
          </table:table-cell>
        </table:table-row>
        <table:table-row table:style-name="Table1.126">
          <table:table-cell table:style-name="Table1.A2" office:value-type="string">
            <text:p text:style-name="P1">1295</text:p>
          </table:table-cell>
          <table:table-cell table:style-name="Table1.A2" office:value-type="string">
            <text:p text:style-name="P8">Chascuns est encontre levez</text:p>
          </table:table-cell>
          <table:table-cell table:style-name="Table1.C105" office:value-type="string">
            <text:p text:style-name="P29"><text:span text:style-name="T166">AI] ...sest encontre eulz (I encontreus)… <text:s/>C</text:span><text:span text:style-name="T293">W</text:span><text:span text:style-name="T166">G] ...sest </text:span><text:span text:style-name="T293">(W se est)</text:span><text:span text:style-name="T166"> contrelz … <text:s/>B</text:span>D] ...<text:span text:style-name="T97">encontre aus (B encontraus)...</text:span></text:p>
          </table:table-cell>
        </table:table-row>
        <table:table-row table:style-name="Table1.126">
          <table:table-cell table:style-name="Table1.A2" office:value-type="string">
            <text:p text:style-name="P1">1296</text:p>
          </table:table-cell>
          <table:table-cell table:style-name="Table1.A2" office:value-type="string">
            <text:p text:style-name="P8">Les messaiges ont honorez</text:p>
          </table:table-cell>
          <table:table-cell table:style-name="Table1.C105" office:value-type="string">
            <text:p text:style-name="P58"/>
          </table:table-cell>
        </table:table-row>
        <table:table-row table:style-name="Table1.126">
          <table:table-cell table:style-name="Table1.A2" office:value-type="string">
            <text:p text:style-name="P1">1297</text:p>
          </table:table-cell>
          <table:table-cell table:style-name="Table1.A2" office:value-type="string">
            <text:p text:style-name="P8">Meleains sot bien le grezois</text:p>
          </table:table-cell>
          <table:table-cell table:style-name="Table1.C105" office:value-type="string">
            <text:p text:style-name="P29"><text:span text:style-name="T166">AIW] Meleans (W Melian)… <text:s/>B] ...sauoit bien grijois <text:s/>C] ...soit… <text:s/></text:span>D] <text:span text:style-name="T97">Meliains sot </text:span><text:span text:style-name="T99">mlt</text:span><text:span text:style-name="T2"> bien grezois <text:s/></text:span><text:span text:style-name="T25">E] ...sot parler… <text:s/></text:span><text:span text:style-name="T34">G] Melians sauoit...</text:span></text:p>
          </table:table-cell>
        </table:table-row>
        <table:table-row table:style-name="Table1.126">
          <table:table-cell table:style-name="Table1.A2" office:value-type="string">
            <text:p text:style-name="P1">1298</text:p>
          </table:table-cell>
          <table:table-cell table:style-name="Table1.A2" office:value-type="string">
            <text:p text:style-name="P8">Lai est alez ou iert li rois</text:p>
          </table:table-cell>
          <table:table-cell table:style-name="Table1.C105" office:value-type="string">
            <text:p text:style-name="P40"><text:span text:style-name="T166">ACIW] (A Jai)...ou (I on) fu (W fut)… B] ...ou sist… <text:s text:c="2"/></text:span>D] ...<text:span text:style-name="T97">ou esr… <text:s/>G] ...lau fu li rois <text:s/>T] Lai ueut alert ont fu...</text:span></text:p>
          </table:table-cell>
        </table:table-row>
        <table:table-row table:style-name="Table1.126">
          <table:table-cell table:style-name="Table1.A2" office:value-type="string">
            <text:p text:style-name="P1">1299</text:p>
          </table:table-cell>
          <table:table-cell table:style-name="Table1.A2" office:value-type="string">
            <text:p text:style-name="P8">Et sui compaignon asiment</text:p>
          </table:table-cell>
          <table:table-cell table:style-name="Table1.C105" office:value-type="string">
            <text:p text:style-name="P152"/>
          </table:table-cell>
        </table:table-row>
        <table:table-row table:style-name="Table1.126">
          <table:table-cell table:style-name="Table1.A2" office:value-type="string">
            <text:p text:style-name="P1">1300</text:p>
          </table:table-cell>
          <table:table-cell table:style-name="Table1.A2" office:value-type="string">
            <text:p text:style-name="P8">Vont aprés lui mout belement</text:p>
          </table:table-cell>
          <table:table-cell table:style-name="Table1.C105" office:value-type="string">
            <text:p text:style-name="P47"><text:span text:style-name="T181">B] Apres lui vont tout… <text:s/></text:span>D] ...<text:span text:style-name="T97">bonement <text:s/>E] ...tout belement <text:s/>W] ...noblement</text:span></text:p>
          </table:table-cell>
        </table:table-row>
        <table:table-row table:style-name="Table1.126">
          <table:table-cell table:style-name="Table1.A2" office:value-type="string">
            <text:p text:style-name="P1">1301</text:p>
          </table:table-cell>
          <table:table-cell table:style-name="Table1.A2" office:value-type="string">
            <text:p text:style-name="P8">Li dus davant le roi ala</text:p>
          </table:table-cell>
          <table:table-cell table:style-name="Table1.C105" office:value-type="string">
            <text:p text:style-name="P105">C] ...quens… <text:s/><text:span text:style-name="T215">G] ...auant...</text:span></text:p>
          </table:table-cell>
        </table:table-row>
        <table:table-row table:style-name="Table1.126">
          <table:table-cell table:style-name="Table1.A2" office:value-type="string">
            <text:p text:style-name="P1">1302</text:p>
          </table:table-cell>
          <table:table-cell table:style-name="Table1.A2" office:value-type="string">
            <text:p text:style-name="P8">Et en grezois le salua</text:p>
          </table:table-cell>
          <table:table-cell table:style-name="Table1.C105" office:value-type="string">
            <text:p text:style-name="P313">C] ...les… <text:s/><text:span text:style-name="T215">G] En… <text:s/>I] ...li...</text:span></text:p>
          </table:table-cell>
        </table:table-row>
        <table:table-row table:style-name="Table1.126">
          <table:table-cell table:style-name="Table1.A2" office:value-type="string">
            <text:p text:style-name="P1">1303</text:p>
          </table:table-cell>
          <table:table-cell table:style-name="Table1.A2" office:value-type="string">
            <text:p text:style-name="P8">Calimera (F Calismeuz) vasilio</text:p>
          </table:table-cell>
          <table:table-cell table:style-name="Table1.C105" office:value-type="string">
            <text:p text:style-name="P53"><text:span text:style-name="T166">A] Et alimera uassilio <text:s/>B] Calimenta uassileo <text:s/>C] Galimera uassilio <text:s/></text:span>D] <text:span text:style-name="T97">Caslimera CORR IN Cassimera (O CONTRARIO) uasileo <text:s/>E] Garismera vassileo <text:s/>G] Calimera uasileo <text:s/>I] Kali mera uasileo <text:s/>T] Calixmera uasileo <text:s/>W] Carimela vasileo <text:s/>K] Calimera vasilo</text:span></text:p>
          </table:table-cell>
        </table:table-row>
        <table:table-row table:style-name="Table1.126">
          <table:table-cell table:style-name="Table1.A2" office:value-type="string">
            <text:p text:style-name="P1">1304</text:p>
          </table:table-cell>
          <table:table-cell table:style-name="Table1.A2" office:value-type="string">
            <text:p text:style-name="P8">Li rois respont Certis calo</text:p>
          </table:table-cell>
          <table:table-cell table:style-name="Table1.C105" office:value-type="string">
            <text:p text:style-name="P29"><text:span text:style-name="T166">ABC</text:span>D<text:span text:style-name="T199">EGITW</text:span>] ...<text:span text:style-name="T97">li (B a dit) dist (A dit) sertiscalo (CD serticalo, B certis calo, E sartiscalo, G sirtes kalo, I sirtis kalo, K soreW sartis colo)</text:span></text:p>
          </table:table-cell>
        </table:table-row>
        <table:table-row table:style-name="Table1.126">
          <table:table-cell table:style-name="Table1.A2" office:value-type="string">
            <text:p text:style-name="P1">1305</text:p>
          </table:table-cell>
          <table:table-cell table:style-name="Table1.A2" office:value-type="string">
            <text:p text:style-name="P8">Iseu welt dire em fransois</text:p>
          </table:table-cell>
          <table:table-cell table:style-name="Table1.C105" office:value-type="string">
            <text:p text:style-name="P192">W] Jl te veult...</text:p>
          </table:table-cell>
        </table:table-row>
        <table:table-row table:style-name="Table1.126">
          <table:table-cell table:style-name="Table1.A2" office:value-type="string">
            <text:p text:style-name="P1">1306</text:p>
          </table:table-cell>
          <table:table-cell table:style-name="Table1.A2" office:value-type="string">
            <text:p text:style-name="P8">Que boen jor eussent li rois</text:p>
          </table:table-cell>
          <table:table-cell table:style-name="Table1.C105" office:value-type="string">
            <text:p text:style-name="P47"><text:span text:style-name="T168">A] ...ait hui li rois <text:s text:c="2"/>B] ...aies sire rois <text:s text:c="2"/>CT] ...ausse (T ause)… <text:s/></text:span>D] ...<text:span text:style-name="T97">eust hui… <text:s/>E] Que maint bon ior eust… <text:s/>G] ...euse… <text:s/>I] ...buez ior ause… <text:s/>W] ...le bon jour eust...</text:span></text:p>
          </table:table-cell>
        </table:table-row>
        <table:table-row table:style-name="Table1.126">
          <table:table-cell table:style-name="Table1.A2" office:value-type="string">
            <text:p text:style-name="P1">1307</text:p>
          </table:table-cell>
          <table:table-cell table:style-name="Table1.A2" office:value-type="string">
            <text:p text:style-name="P8">Et seu que il a resp<text:span text:style-name="T244">o</text:span>ndu</text:p>
          </table:table-cell>
          <table:table-cell table:style-name="Table1.C105" office:value-type="string">
            <text:p text:style-name="P109"><text:span text:style-name="T168">A] ...il li a… <text:s/>BE] ...quil lor (E leur) a… <text:s/></text:span>C<text:span text:style-name="T269">W</text:span>] Ce que il auoit <text:span text:style-name="T269">(W lauoit)…</text:span> <text:s/><text:span text:style-name="T160">K] S[...]</text:span></text:p>
          </table:table-cell>
        </table:table-row>
        <table:table-row table:style-name="Table1.126">
          <table:table-cell table:style-name="Table1.A2" office:value-type="string">
            <text:p text:style-name="P1">1308</text:p>
          </table:table-cell>
          <table:table-cell table:style-name="Table1.A2" office:value-type="string">
            <text:p text:style-name="P8">Vuelt dire Bien soiés venu</text:p>
          </table:table-cell>
          <table:table-cell table:style-name="Table1.C105" office:value-type="string">
            <text:p text:style-name="P152">I] Vient...</text:p>
          </table:table-cell>
        </table:table-row>
        <table:table-row table:style-name="Table1.126">
          <table:table-cell table:style-name="Table1.A2" office:value-type="string">
            <text:p text:style-name="P1">1309</text:p>
          </table:table-cell>
          <table:table-cell table:style-name="Table1.A2" office:value-type="string">
            <text:p text:style-name="P8">Meleains fut davant le roi</text:p>
          </table:table-cell>
          <table:table-cell table:style-name="Table1.C105" office:value-type="string">
            <text:p text:style-name="P34"><text:span text:style-name="T168">A] Meleans… <text:s/></text:span>D<text:span text:style-name="T216">GW</text:span>] <text:span text:style-name="T97">Meliains (W Melian)… <text:s/>I] Meleons... </text:span><text:span text:style-name="T233">FINE LACUNA H2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8">1310</text:p>
          </table:table-cell>
          <table:table-cell table:style-name="Table1.A2" office:value-type="string">
            <text:p text:style-name="P8">Sire fet il entent a moi (F entendez moi)</text:p>
          </table:table-cell>
          <table:table-cell table:style-name="Table1.C105" office:value-type="string">
            <text:p text:style-name="P47"><text:span text:style-name="T168">A] ...entendez… <text:s/>B</text:span>D] ...<text:span text:style-name="T97">dit (B dist) il… <text:s/>G] ...entendez moi <text:s/>H2] ...dit il entendes moy <text:s/>W] ...entant...</text:span></text:p>
          </table:table-cell>
        </table:table-row>
        <table:table-row table:style-name="Table1.126">
          <table:table-cell table:style-name="Table1.A2" office:value-type="string">
            <text:p text:style-name="P8">1311</text:p>
          </table:table-cell>
          <table:table-cell table:style-name="Table1.A2" office:value-type="string">
            <text:p text:style-name="P8">Et tes (F tes) barons fai escouter</text:p>
          </table:table-cell>
          <table:table-cell table:style-name="Table1.C105" office:value-type="string">
            <text:p text:style-name="P241">H2] ---</text:p>
            <text:p text:style-name="P66">INV <text:span text:style-name="T94">D] </text:span>Ce que tu morras ci conter</text:p>
            <text:p text:style-name="P105"><text:span text:style-name="T168">AB</text:span>C<text:span text:style-name="T200">EGIKTW</text:span>] A...<text:span text:style-name="T217">(G ces)...</text:span></text:p>
          </table:table-cell>
        </table:table-row>
        <table:table-row table:style-name="Table1.126">
          <table:table-cell table:style-name="Table1.A2" office:value-type="string">
            <text:p text:style-name="P8">1312</text:p>
          </table:table-cell>
          <table:table-cell table:style-name="Table1.A2" office:value-type="string">
            <text:p text:style-name="P8">Seu que m’oras issi conter</text:p>
          </table:table-cell>
          <table:table-cell table:style-name="Table1.C105" office:value-type="string">
            <text:p text:style-name="P241">H2] ---</text:p>
            <text:p text:style-name="P66">INV <text:span text:style-name="T94">D] </text:span>A tes barons fai escouter</text:p>
            <text:p text:style-name="P159">A<text:span text:style-name="T244">I</text:span>] ...que <text:span text:style-name="T244">(I che)</text:span> tu moras ci… <text:s/><text:span text:style-name="T200">E] Ce que ie voudrai ci conter <text:s/>W] Ce que ie te veil cy...</text:span></text:p>
          </table:table-cell>
        </table:table-row>
        <table:table-row table:style-name="Table1.126">
          <table:table-cell table:style-name="Table1.A2" office:value-type="string">
            <text:p text:style-name="P8">1313</text:p>
          </table:table-cell>
          <table:table-cell table:style-name="Table1.A2" office:value-type="string">
            <text:p text:style-name="P8">On nos a si tramis a toi</text:p>
          </table:table-cell>
          <table:table-cell table:style-name="Table1.C105" office:value-type="string">
            <text:p text:style-name="P160">A] ...nos as… <text:s/><text:span text:style-name="T200">E] Len nous… <text:s/>K] N[...]</text:span></text:p>
          </table:table-cell>
        </table:table-row>
        <table:table-row table:style-name="Table1.126">
          <table:table-cell table:style-name="Table1.A2" office:value-type="string">
            <text:p text:style-name="P8">1314</text:p>
          </table:table-cell>
          <table:table-cell table:style-name="Table1.A2" office:value-type="string">
            <text:p text:style-name="P8">Mai tu ne seis ancor por coi</text:p>
          </table:table-cell>
          <table:table-cell table:style-name="Table1.C105" office:value-type="string">
            <text:p text:style-name="P235">G] ...per quoi</text:p>
          </table:table-cell>
        </table:table-row>
        <table:table-row table:style-name="Table1.126">
          <table:table-cell table:style-name="Table1.A2" office:value-type="string">
            <text:p text:style-name="P8">1315</text:p>
          </table:table-cell>
          <table:table-cell table:style-name="Table1.A2" office:value-type="string">
            <text:p text:style-name="P8">Or entent bien, si le savrais</text:p>
          </table:table-cell>
          <table:table-cell table:style-name="Table1.C105" office:value-type="string">
            <text:p text:style-name="P29"><text:span text:style-name="T168">ACITW] ...lentent (W len tans)… B] Rois or nenten... </text:span>D] ...<text:span text:style-name="T97">lentent ci si...</text:span></text:p>
          </table:table-cell>
        </table:table-row>
        <table:table-row table:style-name="Table1.126">
          <table:table-cell table:style-name="Table1.A2" office:value-type="string">
            <text:p text:style-name="P8">1316</text:p>
          </table:table-cell>
          <table:table-cell table:style-name="Table1.A2" office:value-type="string">
            <text:p text:style-name="P8">Rois mes sires Camdiobras</text:p>
          </table:table-cell>
          <table:table-cell table:style-name="Table1.C105" office:value-type="string">
            <text:p text:style-name="P199">B] Messires rois… <text:s/><text:span text:style-name="T200">EG] ...kandyobras (G candyobras) <text:s/>W] Le roy...</text:span></text:p>
          </table:table-cell>
        </table:table-row>
        <table:table-row table:style-name="Table1.126">
          <table:table-cell table:style-name="Table1.A2" office:value-type="string">
            <text:p text:style-name="P8">1317</text:p>
          </table:table-cell>
          <table:table-cell table:style-name="Table1.A2" office:value-type="string">
            <text:p text:style-name="P8">Qui est rois et sires d’Ongrie</text:p>
          </table:table-cell>
          <table:table-cell table:style-name="Table1.C105" office:value-type="string">
            <text:p text:style-name="P198">B<text:span text:style-name="T218">G</text:span>] Quest <text:span text:style-name="T218">(G Qui est)</text:span> sires <text:span text:style-name="T218">(G sire)</text:span> et rois de hongrie <text:span text:style-name="T218">(G dongrie)</text:span></text:p>
          </table:table-cell>
        </table:table-row>
        <table:table-row table:style-name="Table1.126">
          <table:table-cell table:style-name="Table1.A2" office:value-type="string">
            <text:p text:style-name="P8">1318</text:p>
          </table:table-cell>
          <table:table-cell table:style-name="Table1.A2" office:value-type="string">
            <text:p text:style-name="P8">Li muedres qui or soit en vie</text:p>
          </table:table-cell>
          <table:table-cell table:style-name="Table1.C105" office:value-type="string">
            <text:p text:style-name="P34">D] ...<text:span text:style-name="T97">rois qui soit… <text:s/>H2] ...mellour… <text:s/>W] ..qui soit ore...</text:span></text:p>
          </table:table-cell>
        </table:table-row>
        <table:table-row table:style-name="Table1.126">
          <table:table-cell table:style-name="Table1.A2" office:value-type="string">
            <text:p text:style-name="P8">1319</text:p>
          </table:table-cell>
          <table:table-cell table:style-name="Table1.A2" office:value-type="string">
            <text:p text:style-name="P8">Te mandet que l’aille servir</text:p>
          </table:table-cell>
          <table:table-cell table:style-name="Table1.C105" office:value-type="string">
            <text:p text:style-name="P29"><text:span text:style-name="T168">AGIT] ...lauges… <text:s/>B] ...quel voises… <text:s text:c="2"/>C</text:span>D<text:span text:style-name="T200">EGW</text:span>] ...<text:span text:style-name="T97">lailles (W laillez)...</text:span></text:p>
          </table:table-cell>
        </table:table-row>
        <table:table-row table:style-name="Table1.126">
          <table:table-cell table:style-name="Table1.A2" office:value-type="string">
            <text:p text:style-name="P8">1320</text:p>
          </table:table-cell>
          <table:table-cell table:style-name="Table1.A2" office:value-type="string">
            <text:p text:style-name="P8">Se tu wels de s’amor joir</text:p>
          </table:table-cell>
          <table:table-cell table:style-name="Table1.C105" office:value-type="string">
            <text:p text:style-name="P157">A] Si...</text:p>
          </table:table-cell>
        </table:table-row>
        <table:table-row table:style-name="Table1.126">
          <table:table-cell table:style-name="Table1.A2" office:value-type="string">
            <text:p text:style-name="P8">1321</text:p>
          </table:table-cell>
          <table:table-cell table:style-name="Table1.A2" office:value-type="string">
            <text:p text:style-name="P8">Et si prendrais de lui ta terre</text:p>
          </table:table-cell>
          <table:table-cell table:style-name="Table1.C105" office:value-type="string">
            <text:p text:style-name="P198">B<text:span text:style-name="T200">E</text:span>] ...tenras <text:span text:style-name="T200">(E tendras)</text:span> de lui… <text:s/><text:span text:style-name="T232">GIT] ...penras (IT prendras)...</text:span></text:p>
          </table:table-cell>
        </table:table-row>
        <table:table-row table:style-name="Table1.126">
          <table:table-cell table:style-name="Table1.A2" office:value-type="string">
            <text:p text:style-name="P8">1322</text:p>
          </table:table-cell>
          <table:table-cell table:style-name="Table1.A2" office:value-type="string">
            <text:p text:style-name="P8">Ja mais ne t’en ferait nus guerre</text:p>
          </table:table-cell>
          <table:table-cell table:style-name="Table1.C105" office:value-type="string">
            <text:p text:style-name="P29"><text:span text:style-name="T168">ABGIT] ...hom (B hons, I hon) ne te fera (GI fara) guerre (G gerre, I guere) <text:s/>C] ...ne te fera om… <text:s/></text:span>D<text:span text:style-name="T232">H2</text:span>] ...<text:span text:style-name="T97">nuns (H2 nus) ne te fera guerre <text:s/>EW] ...ne te fera (W homs)...</text:span></text:p>
          </table:table-cell>
        </table:table-row>
        <table:table-row table:style-name="Table1.126">
          <table:table-cell table:style-name="Table1.A2" office:value-type="string">
            <text:p text:style-name="P8">1323</text:p>
          </table:table-cell>
          <table:table-cell table:style-name="Table1.A2" office:value-type="string">
            <text:p text:style-name="P8">Quant avrais fet de li signor</text:p>
          </table:table-cell>
          <table:table-cell table:style-name="Table1.C105" office:value-type="string">
            <text:p text:style-name="P223">E<text:span text:style-name="T232">GHI2W</text:span>] ...auras...</text:p>
          </table:table-cell>
        </table:table-row>
        <table:table-row table:style-name="Table1.126">
          <table:table-cell table:style-name="Table1.A2" office:value-type="string">
            <text:p text:style-name="P8">1324</text:p>
          </table:table-cell>
          <table:table-cell table:style-name="Table1.A2" office:value-type="string">
            <text:p text:style-name="P8">Ta fille prendrait a oissor</text:p>
          </table:table-cell>
          <table:table-cell table:style-name="Table1.C105" office:value-type="string">
            <text:p text:style-name="P157">A<text:span text:style-name="T200">EGIW</text:span>] ...prendra <text:span text:style-name="T269">(W prandra)</text:span>… <text:s/><text:span text:style-name="T181">BH2] ...penra...</text:span></text:p>
          </table:table-cell>
        </table:table-row>
        <table:table-row table:style-name="Table1.126">
          <table:table-cell table:style-name="Table1.A2" office:value-type="string">
            <text:p text:style-name="P8">1325</text:p>
          </table:table-cell>
          <table:table-cell table:style-name="Table1.A2" office:value-type="string">
            <text:p text:style-name="P8">Bien iert ta fille mariee</text:p>
          </table:table-cell>
          <table:table-cell table:style-name="Table1.C105" office:value-type="string">
            <text:p text:style-name="P160">A<text:span text:style-name="T270">W</text:span>] ...est… <text:s/><text:span text:style-name="T243">T] Si ert...bien mariee <text:s/>K] Si[...]</text:span></text:p>
          </table:table-cell>
        </table:table-row>
        <table:table-row table:style-name="Table1.126">
          <table:table-cell table:style-name="Table1.A2" office:value-type="string">
            <text:p text:style-name="P8">1326</text:p>
          </table:table-cell>
          <table:table-cell table:style-name="Table1.A2" office:value-type="string">
            <text:p text:style-name="P8">Quant a ton signor iert donee</text:p>
          </table:table-cell>
          <table:table-cell table:style-name="Table1.C105" office:value-type="string">
            <text:p text:style-name="P29"><text:span text:style-name="T168">ABGI] ...lauras… <text:s/>C</text:span>D<text:span text:style-name="T258">T</text:span>] <text:span text:style-name="T97">Quant ton...lauras… <text:s/>E] ...lauras ton seignor… <text:s/>W] Qui...lauras...</text:span></text:p>
          </table:table-cell>
        </table:table-row>
        <table:table-row table:style-name="Table1.126">
          <table:table-cell table:style-name="Table1.A2" office:value-type="string">
            <text:p text:style-name="P8">1327</text:p>
          </table:table-cell>
          <table:table-cell table:style-name="Table1.A2" office:value-type="string">
            <text:p text:style-name="P8">V roiame l’en servirant</text:p>
          </table:table-cell>
          <table:table-cell table:style-name="Table1.C105" office:value-type="string">
            <text:p text:style-name="P157">A] ---</text:p>
            <text:p text:style-name="P48"><text:span text:style-name="T181">BC</text:span>D<text:span text:style-name="T200">EGH2IT</text:span>] <text:span text:style-name="T97">V (G Cinc) roiaumes (B rialme, CI reiaumes, G reames, H2 roiaume, T roiame) la (C lo, E le, G lor, I li, T los) seruiront (CT seruirant) <text:s/>W] ...ly sont seruans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8">1328</text:p>
          </table:table-cell>
          <table:table-cell table:style-name="Table1.A2" office:value-type="string">
            <text:p text:style-name="P8">Bien seront riche li enfant</text:p>
          </table:table-cell>
          <table:table-cell table:style-name="Table1.C105" office:value-type="string">
            <text:p text:style-name="P48"><text:span text:style-name="T168">AT] </text:span><text:span text:style-name="T109">Mlt</text:span><text:span text:style-name="T12">… C</text:span><text:span text:style-name="T168">] Mout...si… <text:s/>B] </text:span><text:span text:style-name="T114">Mlt</text:span><text:span text:style-name="T20"> riche li enfant seront </text:span><text:span text:style-name="T168"><text:s/></text:span>D] <text:span text:style-name="T97">Mout riche lor andant seront <text:s/>EGH2] Lor enfant </text:span><text:span text:style-name="T120">mlt</text:span><text:span text:style-name="T26"> riche seront <text:s/></text:span><text:span text:style-name="T11">I</text:span><text:span text:style-name="T81">K</text:span><text:span text:style-name="T11">] </text:span><text:span text:style-name="T51">Molt...lor… <text:s/></text:span><text:span text:style-name="T19">W] ...</text:span><text:span text:style-name="T72">leurs enfans</text:span></text:p>
          </table:table-cell>
        </table:table-row>
        <table:table-row table:style-name="Table1.126">
          <table:table-cell table:style-name="Table1.A2" office:value-type="string">
            <text:p text:style-name="P8">1329</text:p>
          </table:table-cell>
          <table:table-cell table:style-name="Table1.A2" office:value-type="string">
            <text:p text:style-name="P8">Trois roiames ait conquesus</text:p>
          </table:table-cell>
          <table:table-cell table:style-name="Table1.C105" office:value-type="string">
            <text:p text:style-name="P48"><text:span text:style-name="T168">A] Trois rois aumes… <text:s/></text:span>D] ...<text:span text:style-name="T97">a il conquis <text:s/>H2] ...as… <text:s/>W] Touz royaulmes a...</text:span></text:p>
          </table:table-cell>
        </table:table-row>
        <table:table-row table:style-name="Table1.126">
          <table:table-cell table:style-name="Table1.A2" office:value-type="string">
            <text:p text:style-name="P8">1330</text:p>
          </table:table-cell>
          <table:table-cell table:style-name="Table1.A2" office:value-type="string">
            <text:p text:style-name="P8">Et del tien iert li rois vestus</text:p>
          </table:table-cell>
          <table:table-cell table:style-name="Table1.C105" office:value-type="string">
            <text:p text:style-name="P48"><text:span text:style-name="T152">CH2] Et del (H2 dou) quart est… <text:s/>B</text:span>D] ...<text:span text:style-name="T97">iert il rauestus (D reuestis) <text:s/>E] Et si iert del tuen reuestus </text:span><text:span text:style-name="T285">G] Et de un iert per ren uestuz </text:span><text:span text:style-name="T97"><text:s/>I] ...ies li… <text:s/>W] Du tien et le reoy reuestu</text:span></text:p>
          </table:table-cell>
        </table:table-row>
        <table:table-row table:style-name="Table1.126">
          <table:table-cell table:style-name="Table1.A2" office:value-type="string">
            <text:p text:style-name="P8">1331</text:p>
          </table:table-cell>
          <table:table-cell table:style-name="Table1.A2" office:value-type="string">
            <text:p text:style-name="P8">Li sinquimes iert de Hongrie</text:p>
          </table:table-cell>
          <table:table-cell table:style-name="Table1.C105" office:value-type="string">
            <text:p text:style-name="P34"><text:span text:style-name="T168">AC</text:span>D<text:span text:style-name="T259">TW</text:span>] ...<text:span text:style-name="T152">est (D iert, T ert) cil (W sil) dongrie (D de) <text:s text:c="2"/>E] Se li sires la de… <text:s/>G] Li cinc reaume est cel dongrie <text:s/>H2] ...cest… <text:s/>I] Li cinquis mes es cil...</text:span></text:p>
          </table:table-cell>
        </table:table-row>
        <table:table-row table:style-name="Table1.126">
          <table:table-cell table:style-name="Table1.A2" office:value-type="string">
            <text:p text:style-name="P8">1332</text:p>
          </table:table-cell>
          <table:table-cell table:style-name="Table1.A2" office:value-type="string">
            <text:p text:style-name="P8">Ta fille avrait grant signorie</text:p>
          </table:table-cell>
          <table:table-cell table:style-name="Table1.C105" office:value-type="string">
            <text:p text:style-name="P235"><text:span text:style-name="T168">ABC</text:span>D<text:span text:style-name="T200">E</text:span>G<text:span text:style-name="T235">H2ITW</text:span>] ...<text:span text:style-name="T97">aura...</text:span></text:p>
          </table:table-cell>
        </table:table-row>
        <table:table-row table:style-name="Table1.126">
          <table:table-cell table:style-name="Table1.A2" office:value-type="string">
            <text:p text:style-name="P8">1333</text:p>
          </table:table-cell>
          <table:table-cell table:style-name="Table1.A2" office:value-type="string">
            <text:p text:style-name="P8">Sa biaté le fait abaissier</text:p>
          </table:table-cell>
          <table:table-cell table:style-name="Table1.C105" office:value-type="string">
            <text:p text:style-name="P158">A<text:span text:style-name="T218">G</text:span>] ...li… <text:s/><text:span text:style-name="T181">BH2] ...foloier <text:s/>T] ...lo...</text:span></text:p>
          </table:table-cell>
        </table:table-row>
        <table:table-row table:style-name="Table1.126">
          <table:table-cell table:style-name="Table1.A2" office:value-type="string">
            <text:p text:style-name="P8">1334</text:p>
          </table:table-cell>
          <table:table-cell table:style-name="Table1.A2" office:value-type="string">
            <text:p text:style-name="P8">Et por s’amor welt foloier</text:p>
          </table:table-cell>
          <table:table-cell table:style-name="Table1.C105" office:value-type="string">
            <text:p text:style-name="P110"><text:span text:style-name="T168">AB</text:span>C<text:span text:style-name="T235">GH2IKTW</text:span>] ...<text:span text:style-name="T168">pour (BGIKT por, C </text:span>per<text:span text:style-name="T168">)</text:span> amor <text:span text:style-name="T235">(H2 amours, W amour)</text:span>…<text:span text:style-name="T181">(BH2 abaissier)</text:span></text:p>
          </table:table-cell>
        </table:table-row>
        <table:table-row table:style-name="Table1.126">
          <table:table-cell table:style-name="Table1.A2" office:value-type="string">
            <text:p text:style-name="P8">1335</text:p>
          </table:table-cell>
          <table:table-cell table:style-name="Table1.A2" office:value-type="string">
            <text:p text:style-name="P8">Mout avrait mal grei de sa gent</text:p>
          </table:table-cell>
          <table:table-cell table:style-name="Table1.C105" office:value-type="string">
            <text:p text:style-name="P29"><text:span text:style-name="T168">ACGITW] ...naura mal gre (C maugre)… <text:s/>B] ...en sera mal de… <text:s/></text:span>D<text:span text:style-name="T200">EH2</text:span>] <text:span text:style-name="T97">Maugre en aura...</text:span></text:p>
          </table:table-cell>
        </table:table-row>
        <table:table-row table:style-name="Table1.126">
          <table:table-cell table:style-name="Table1.A2" office:value-type="string">
            <text:p text:style-name="P8">1336</text:p>
          </table:table-cell>
          <table:table-cell table:style-name="Table1.A2" office:value-type="string">
            <text:p text:style-name="P8">Quant la fille son home prent</text:p>
          </table:table-cell>
          <table:table-cell table:style-name="Table1.C105" office:value-type="string">
            <text:p text:style-name="P111"><text:span text:style-name="T181">B] Se la… <text:s/></text:span>C] ...a son… <text:s/><text:span text:style-name="T164">I] ...le… <text:s/>W] Qui...</text:span></text:p>
          </table:table-cell>
        </table:table-row>
        <table:table-row table:style-name="Table1.126">
          <table:table-cell table:style-name="Table1.A2" office:value-type="string">
            <text:p text:style-name="P8">1337</text:p>
          </table:table-cell>
          <table:table-cell table:style-name="Table1.A2" office:value-type="string">
            <text:p text:style-name="P8">Se tu fais seu que il comande</text:p>
          </table:table-cell>
          <table:table-cell table:style-name="Table1.C105" office:value-type="string">
            <text:p text:style-name="P200">B] Se fais ensis ce quil… <text:s/><text:span text:style-name="T235">H2T]...il te mande <text:s/>W] ...ne faiz ce qui commande</text:span></text:p>
          </table:table-cell>
        </table:table-row>
        <table:table-row table:style-name="Table1.126">
          <table:table-cell table:style-name="Table1.A2" office:value-type="string">
            <text:p text:style-name="P8">1338</text:p>
          </table:table-cell>
          <table:table-cell table:style-name="Table1.A2" office:value-type="string">
            <text:p text:style-name="P8">Ensi com per nos le te mande</text:p>
          </table:table-cell>
          <table:table-cell table:style-name="Table1.C105" office:value-type="string">
            <text:p text:style-name="P110">C] Issi com… <text:s/><text:span text:style-name="T218">G] ...por...il te mande <text:s/>H2] ...de </text:span><text:span text:style-name="T126">per</text:span><text:span text:style-name="T218"> nous...</text:span></text:p>
          </table:table-cell>
        </table:table-row>
        <table:table-row table:style-name="Table1.126">
          <table:table-cell table:style-name="Table1.A2" office:value-type="string">
            <text:p text:style-name="P8">1339</text:p>
          </table:table-cell>
          <table:table-cell table:style-name="Table1.A2" office:value-type="string">
            <text:p text:style-name="P8">Et toi et tes homes afie</text:p>
          </table:table-cell>
          <table:table-cell table:style-name="Table1.C105" office:value-type="string">
            <text:p text:style-name="P193">W] ---</text:p>
            <text:p text:style-name="P198">B] Ton cors et tes...</text:p>
          </table:table-cell>
        </table:table-row>
        <table:table-row table:style-name="Table1.126">
          <table:table-cell table:style-name="Table1.A2" office:value-type="string">
            <text:p text:style-name="P8">1340</text:p>
          </table:table-cell>
          <table:table-cell table:style-name="Table1.A2" office:value-type="string">
            <text:p text:style-name="P8">Se tu nel fais il te defie</text:p>
          </table:table-cell>
          <table:table-cell table:style-name="Table1.C105" office:value-type="string">
            <text:p text:style-name="P193">W] ---</text:p>
            <text:p text:style-name="P30"><text:span text:style-name="T168">A] ...ne… <text:s/>B] Et se nel… <text:s/></text:span>D] ...<text:span text:style-name="T135">nou...</text:span></text:p>
          </table:table-cell>
        </table:table-row>
        <table:table-row table:style-name="Table1.126">
          <table:table-cell table:style-name="Table1.A2" office:value-type="string">
            <text:p text:style-name="P8">1341</text:p>
          </table:table-cell>
          <table:table-cell table:style-name="Table1.A2" office:value-type="string">
            <text:p text:style-name="P8">Contre lui ne porais guerir</text:p>
          </table:table-cell>
          <table:table-cell table:style-name="Table1.C105" office:value-type="string">
            <text:p text:style-name="P53"><text:span text:style-name="T169">A] ...porras gauarir <text:s/></text:span>D<text:span text:style-name="T218">GH2IT</text:span>] ...<text:span text:style-name="T135">porras (H2 pourras, IT poras)… <text:s/>W] De ly ne te pourras… <text:s/>K] E contre...</text:span></text:p>
          </table:table-cell>
        </table:table-row>
        <table:table-row table:style-name="Table1.126">
          <table:table-cell table:style-name="Table1.A2" office:value-type="string">
            <text:p text:style-name="P8">1342</text:p>
          </table:table-cell>
          <table:table-cell table:style-name="Table1.A2" office:value-type="string">
            <text:p text:style-name="P8">Se per mer ne t’en wels foir</text:p>
          </table:table-cell>
          <table:table-cell table:style-name="Table1.C105" office:value-type="string">
            <text:p text:style-name="P161">A<text:span text:style-name="T259">T</text:span>] Si par...ne <text:span text:style-name="T259">(T no)</text:span> te… <text:s/><text:span text:style-name="T182">B] Se ne ten veus per mer… <text:s/>GIKW] Se (W Ce) par (K por)...(I no ten uois)...</text:span></text:p>
          </table:table-cell>
        </table:table-row>
        <table:table-row table:style-name="Table1.126">
          <table:table-cell table:style-name="Table1.A2" office:value-type="string">
            <text:p text:style-name="P8">1343</text:p>
          </table:table-cell>
          <table:table-cell table:style-name="Table1.A2" office:value-type="string">
            <text:p text:style-name="P8">Mout per l’en dois savoir boen gré</text:p>
          </table:table-cell>
          <table:table-cell table:style-name="Table1.C105" office:value-type="string">
            <text:p text:style-name="P164">A<text:span text:style-name="T219">GIT</text:span>] <text:span text:style-name="T98">...</text:span><text:span text:style-name="T1">par le</text:span><text:span text:style-name="T35">n...</text:span><text:span text:style-name="T62">(T lauoir)… <text:s/></text:span><text:span text:style-name="T19">W] ...</text:span><text:span text:style-name="T72">si endoiz sauoir...</text:span></text:p>
          </table:table-cell>
        </table:table-row>
        <table:table-row table:style-name="Table1.126">
          <table:table-cell table:style-name="Table1.A2" office:value-type="string">
            <text:p text:style-name="P8">1344</text:p>
          </table:table-cell>
          <table:table-cell table:style-name="Table1.A2" office:value-type="string">
            <text:p text:style-name="P10">Quant il t’ait tant quite clamé</text:p>
          </table:table-cell>
          <table:table-cell table:style-name="Table1.C105" office:value-type="string">
            <text:p text:style-name="P164">A] Quar si ta… <text:s/>C<text:span text:style-name="T219">GH2</text:span>] ...ta tant… <text:s/><text:span text:style-name="T200">E] Que il ta dont quite… <text:s/>I] Que il ta tant… <text:s/>T] Quart...iltatant… <text:s/>W] A fortune qui ta clame</text:span></text:p>
          </table:table-cell>
        </table:table-row>
        <table:table-row table:style-name="Table1.126">
          <table:table-cell table:style-name="Table1.A2" office:value-type="string">
            <text:p text:style-name="P8">1345</text:p>
          </table:table-cell>
          <table:table-cell table:style-name="Table1.A2" office:value-type="string">
            <text:p text:style-name="P10">En atres terres conqueroit</text:p>
          </table:table-cell>
          <table:table-cell table:style-name="Table1.C105" office:value-type="string">
            <text:p text:style-name="P111">C] ..autre terre… <text:s/><text:span text:style-name="T180">W] Car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8">1346</text:p>
          </table:table-cell>
          <table:table-cell table:style-name="Table1.A2" office:value-type="string">
            <text:p text:style-name="P10">De cesti ne li sovenoit</text:p>
          </table:table-cell>
          <table:table-cell table:style-name="Table1.C105" office:value-type="string">
            <text:p text:style-name="P30"><text:span text:style-name="T169">AIKT] Ne de toi…(IT no)... <text:s/>B] Et de cestui li souuenoit <text:s/>C] Nededoi...souenroit <text:s/></text:span>D<text:span text:style-name="T235">H2</text:span>] <text:span text:style-name="T135">Quant de toi… <text:s/>E] Ne de ce ne li souuendroit <text:s/>GW] Et de toi...</text:span></text:p>
          </table:table-cell>
        </table:table-row>
        <table:table-row table:style-name="Table1.126">
          <table:table-cell table:style-name="Table1.A2" office:value-type="string">
            <text:p text:style-name="P8">1347</text:p>
          </table:table-cell>
          <table:table-cell table:style-name="Table1.A2" office:value-type="string">
            <text:p text:style-name="P10">Or ne welt il que plus t’escondes (F tesconses)</text:p>
          </table:table-cell>
          <table:table-cell table:style-name="Table1.C105" office:value-type="string">
            <text:p text:style-name="P242">H2] ---</text:p>
            <text:p text:style-name="P164">A] ...si que plus… <text:span text:style-name="T183">B] ...te repondes <text:s/>G] ...il uiure plus recondez <text:s/>T] ...il plus que te… W] ...escondez</text:span></text:p>
          </table:table-cell>
        </table:table-row>
        <table:table-row table:style-name="Table1.126">
          <table:table-cell table:style-name="Table1.A2" office:value-type="string">
            <text:p text:style-name="P8">1348</text:p>
          </table:table-cell>
          <table:table-cell table:style-name="Table1.A2" office:value-type="string">
            <text:p text:style-name="P10">Mai que en sa cort li respondes (F le responses) </text:p>
          </table:table-cell>
          <table:table-cell table:style-name="Table1.C105" office:value-type="string">
            <text:p text:style-name="P242">H2] ---</text:p>
            <text:p text:style-name="P262">G] Mais a sa cort a droit respondez <text:s/><text:span text:style-name="T164">I] Ne que in… <text:s/>W] ...respondez</text:span></text:p>
          </table:table-cell>
        </table:table-row>
        <table:table-row table:style-name="Table1.126">
          <table:table-cell table:style-name="Table1.A2" office:value-type="string">
            <text:p text:style-name="P8">1349</text:p>
          </table:table-cell>
          <table:table-cell table:style-name="Table1.A2" office:value-type="string">
            <text:p text:style-name="P10">Se tu nel fais de ton pais</text:p>
          </table:table-cell>
          <table:table-cell table:style-name="Table1.C105" office:value-type="string">
            <text:p text:style-name="P111">C] ...tu ne saut… <text:s/><text:span text:style-name="T235">H2] ...non… <text:s/>W] Ge ne le fais...</text:span></text:p>
          </table:table-cell>
        </table:table-row>
        <table:table-row table:style-name="Table1.126">
          <table:table-cell table:style-name="Table1.A2" office:value-type="string">
            <text:p text:style-name="P8">1350</text:p>
          </table:table-cell>
          <table:table-cell table:style-name="Table1.A2" office:value-type="string">
            <text:p text:style-name="P10">N’istra il tant qu’il t’avrait pris</text:p>
          </table:table-cell>
          <table:table-cell table:style-name="Table1.C105" office:value-type="string">
            <text:p text:style-name="P48"><text:span text:style-name="T169">ACI] Non (I Nen) istra...(A qui) tait pris <text:s/>B] Nistra tant quil taura… <text:s/></text:span>D] ...taura…<text:span text:style-name="T135"> EG] Nen istra tant que il (G quil) tait… <text:s/>H2] Nistras tant que il taura… <text:s/>T] Non...taura… <text:s/>W] Nen partira tant qui cet pris</text:span></text:p>
          </table:table-cell>
        </table:table-row>
        <table:table-row table:style-name="Table1.126">
          <table:table-cell table:style-name="Table1.A2" office:value-type="string">
            <text:p text:style-name="P9">135<text:span text:style-name="T89">1</text:span></text:p>
          </table:table-cell>
          <table:table-cell table:style-name="Table1.A2" office:value-type="string">
            <text:p text:style-name="P10">Quant ta terre serait gastee</text:p>
          </table:table-cell>
          <table:table-cell table:style-name="Table1.C105" office:value-type="string">
            <text:p text:style-name="P30"><text:span text:style-name="T169">ABC</text:span>D<text:span text:style-name="T201">EGH2IT</text:span>] ...<text:span text:style-name="T135">sera...</text:span></text:p>
          </table:table-cell>
        </table:table-row>
        <table:table-row table:style-name="Table1.126">
          <table:table-cell table:style-name="Table1.A2" office:value-type="string">
            <text:p text:style-name="P9">135<text:span text:style-name="T89">2</text:span></text:p>
          </table:table-cell>
          <table:table-cell table:style-name="Table1.A2" office:value-type="string">
            <text:p text:style-name="P10">Et ta gent morte et afolee</text:p>
          </table:table-cell>
          <table:table-cell table:style-name="Table1.C105" office:value-type="string">
            <text:p text:style-name="P110"><text:span text:style-name="T169">A] Et toute ta gent afolee <text:s/></text:span>C] Ta genz...</text:p>
          </table:table-cell>
        </table:table-row>
        <table:table-row table:style-name="Table1.126">
          <table:table-cell table:style-name="Table1.A2" office:value-type="string">
            <text:p text:style-name="P9">135<text:span text:style-name="T89">3</text:span></text:p>
          </table:table-cell>
          <table:table-cell table:style-name="Table1.A2" office:value-type="string">
            <text:p text:style-name="P10">Ta fille avrait per force prise</text:p>
          </table:table-cell>
          <table:table-cell table:style-name="Table1.C105" office:value-type="string">
            <text:p text:style-name="P30"><text:span text:style-name="T169">AB</text:span>D<text:span text:style-name="T201">EGITW</text:span>] ...<text:span text:style-name="T135">aura...(GI par, W a)...</text:span></text:p>
          </table:table-cell>
        </table:table-row>
        <table:table-row table:style-name="Table1.126">
          <table:table-cell table:style-name="Table1.A2" office:value-type="string">
            <text:p text:style-name="P9">135<text:span text:style-name="T89">4</text:span></text:p>
          </table:table-cell>
          <table:table-cell table:style-name="Table1.A2" office:value-type="string">
            <text:p text:style-name="P10">Puels ferait del tot a sa guisse</text:p>
          </table:table-cell>
          <table:table-cell table:style-name="Table1.C105" office:value-type="string">
            <text:p text:style-name="P292"><text:span text:style-name="T169">ABGH2I] ...fera de toi a sa (B assa) guise (I gise) <text:s/>CW] (W Ains)...fera de toi sa iustise (W justice) <text:s/></text:span>D] ...fera…<text:span text:style-name="T135"> <text:s/>E] Et de toi fera a… <text:s/>T] ...de li a sa...</text:span></text:p>
          </table:table-cell>
        </table:table-row>
        <table:table-row table:style-name="Table1.126">
          <table:table-cell table:style-name="Table1.A2" office:value-type="string">
            <text:p text:style-name="P9">135<text:span text:style-name="T89">5</text:span></text:p>
          </table:table-cell>
          <table:table-cell table:style-name="Table1.A2" office:value-type="string">
            <text:p text:style-name="P10">Sire se tu ne fais seu tot (F ne fas tot seu)</text:p>
          </table:table-cell>
          <table:table-cell table:style-name="Table1.C105" office:value-type="string">
            <text:p text:style-name="P111"><text:span text:style-name="T169">A] ...tu ueus fais ce tot <text:s text:c="2"/>B] ...bien tost <text:s/></text:span>C] ...ce tu...ce tot <text:s/><text:span text:style-name="T180">W] ...si...faiz tretout</text:span></text:p>
          </table:table-cell>
        </table:table-row>
        <table:table-row table:style-name="Table1.126">
          <table:table-cell table:style-name="Table1.A2" office:value-type="string">
            <text:p text:style-name="P9">135<text:span text:style-name="T89">6</text:span></text:p>
          </table:table-cell>
          <table:table-cell table:style-name="Table1.A2" office:value-type="string">
            <text:p text:style-name="P10">Que je te conte mot a (F et) mot</text:p>
          </table:table-cell>
          <table:table-cell table:style-name="Table1.C105" office:value-type="string">
            <text:p text:style-name="P48"><text:span text:style-name="T169">AEGIK] ...tai conte… <text:s/>B] Ce que ie tai dit mot… <text:s/></text:span>D<text:span text:style-name="T235">H2</text:span>] ...<text:span text:style-name="T135">tai ci (H2 si) conte debot (H2 debout) <text:s/>T] ...tai deuise…mot et mot <text:s/>W] Ce que tay conte...</text:span></text:p>
          </table:table-cell>
        </table:table-row>
        <table:table-row table:style-name="Table1.126">
          <table:table-cell table:style-name="Table1.A2" office:value-type="string">
            <text:p text:style-name="P9">135<text:span text:style-name="T89">7</text:span></text:p>
          </table:table-cell>
          <table:table-cell table:style-name="Table1.A2" office:value-type="string">
            <text:p text:style-name="P10">Per foi dist ancor sordoi<text:span text:style-name="T135">s</text:span></text:p>
          </table:table-cell>
          <table:table-cell table:style-name="Table1.C105" office:value-type="string">
            <text:p text:style-name="P48"><text:span text:style-name="T169">AEGIT] Par (I Por) foi encor (E encore, G ancor) dit (E dist, G dist il) sisordois (ET sordois, G sordeis, I serdoia) <text:s/>B] Je te di se ve veus si men crois <text:s/>C] ...encor dist il sordois <text:s/></text:span>D<text:span text:style-name="T235">H2</text:span>] <text:span text:style-name="T135">Encor dit il assez (H2 asses)… <text:s/>W] Or te dige une foiz</text:span></text:p>
          </table:table-cell>
        </table:table-row>
        <table:table-row table:style-name="Table1.126">
          <table:table-cell table:style-name="Table1.A2" office:value-type="string">
            <text:p text:style-name="P9">135<text:span text:style-name="T89">8</text:span></text:p>
          </table:table-cell>
          <table:table-cell table:style-name="Table1.A2" office:value-type="string">
            <text:p text:style-name="P10">Que jai ne vairais quatre mois</text:p>
          </table:table-cell>
          <table:table-cell table:style-name="Table1.C105" office:value-type="string">
            <text:p text:style-name="P48"><text:span text:style-name="T169">AB</text:span>D<text:span text:style-name="T201">EH2</text:span>] ...uerras…<text:span text:style-name="T135"> <text:s/>G] ...uenront… <text:s/>I] ...ueras il mors <text:s/>W] ...viendront….</text:span></text:p>
          </table:table-cell>
        </table:table-row>
        <table:table-row table:style-name="Table1.126">
          <table:table-cell table:style-name="Table1.A2" office:value-type="string">
            <text:p text:style-name="P9">135<text:span text:style-name="T89">9</text:span></text:p>
          </table:table-cell>
          <table:table-cell table:style-name="Table1.A2" office:value-type="string">
            <text:p text:style-name="P10">Qu’il te tendrait en sa maison</text:p>
          </table:table-cell>
          <table:table-cell table:style-name="Table1.C105" office:value-type="string">
            <text:p text:style-name="P53"><text:span text:style-name="T169">ABC</text:span>D<text:span text:style-name="T201">EG</text:span>] ...<text:span text:style-name="T169">tenra (C tindra, DE tendra)… <text:s/>H2] Qui te tenra en sa prison <text:s/>I] ...taura… <text:s/>W] Qui te tiendra…</text:span></text:p>
          </table:table-cell>
        </table:table-row>
        <table:table-row table:style-name="Table1.126">
          <table:table-cell table:style-name="Table1.A2" office:value-type="string">
            <text:p text:style-name="P10">1360</text:p>
          </table:table-cell>
          <table:table-cell table:style-name="Table1.A2" office:value-type="string">
            <text:p text:style-name="P10">Et (F A) si vilment com un garson</text:p>
          </table:table-cell>
          <table:table-cell table:style-name="Table1.C105" office:value-type="string">
            <text:p text:style-name="P30"><text:span text:style-name="T169">ABCEGIKTW] Assez (I Ases, T Asez) plus uil que… <text:s/></text:span>D<text:span text:style-name="T235">H2</text:span>] <text:span text:style-name="T135">Ausi (H2 Aussi)...</text:span></text:p>
          </table:table-cell>
        </table:table-row>
        <table:table-row table:style-name="Table1.126">
          <table:table-cell table:style-name="Table1.A2" office:value-type="string">
            <text:p text:style-name="P10">1361</text:p>
          </table:table-cell>
          <table:table-cell table:style-name="Table1.A2" office:value-type="string">
            <text:p text:style-name="P10">Se te mandet Camdiobras</text:p>
          </table:table-cell>
          <table:table-cell table:style-name="Table1.C105" office:value-type="string">
            <text:p text:style-name="P35"><text:span text:style-name="T169">AC</text:span>D<text:span text:style-name="T235">H2</text:span>] ...<text:span text:style-name="T135">candiobras (H2 candyobras) <text:s/>E] ...kamdyobras <text:s/>G] Cho te comande… <text:s/>I] Et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0">1362</text:p>
          </table:table-cell>
          <table:table-cell table:style-name="Table1.A2" office:value-type="string">
            <text:p text:style-name="P10">Pren consoil que tu respondras</text:p>
          </table:table-cell>
          <table:table-cell table:style-name="Table1.C105" office:value-type="string">
            <text:p text:style-name="P201">B] Or...tu feras <text:s/><text:span text:style-name="T201">E] ...comment le feras <text:s/>G] ...ferras</text:span></text:p>
          </table:table-cell>
        </table:table-row>
        <table:table-row table:style-name="Table1.126">
          <table:table-cell table:style-name="Table1.A2" office:value-type="string">
            <text:p text:style-name="P10">1363</text:p>
          </table:table-cell>
          <table:table-cell table:style-name="Table1.A2" office:value-type="string">
            <text:p text:style-name="P10">Nos nos en devons retorner</text:p>
          </table:table-cell>
          <table:table-cell table:style-name="Table1.C105" office:value-type="string">
            <text:p text:style-name="P110"><text:span text:style-name="T183">BE] ...en uolons… <text:s/></text:span>C] Nouos endeuen…</text:p>
          </table:table-cell>
        </table:table-row>
        <table:table-row table:style-name="Table1.126">
          <table:table-cell table:style-name="Table1.A2" office:value-type="string">
            <text:p text:style-name="P10">1364</text:p>
          </table:table-cell>
          <table:table-cell table:style-name="Table1.A2" office:value-type="string">
            <text:p text:style-name="P10">N’i osons gaires demorer</text:p>
          </table:table-cell>
          <table:table-cell table:style-name="Table1.C105" office:value-type="string">
            <text:p text:style-name="P201">B] Ne poons gaires...</text:p>
          </table:table-cell>
        </table:table-row>
        <table:table-row table:style-name="Table1.126">
          <table:table-cell table:style-name="Table1.A2" office:value-type="string">
            <text:p text:style-name="P10">1365</text:p>
          </table:table-cell>
          <table:table-cell table:style-name="Table1.A2" office:value-type="string">
            <text:p text:style-name="P10">Signor se lor a dit li rois</text:p>
          </table:table-cell>
          <table:table-cell table:style-name="Table1.C105" office:value-type="string">
            <text:p text:style-name="P314">I] ...a lor a dit...</text:p>
          </table:table-cell>
        </table:table-row>
        <table:table-row table:style-name="Table1.126">
          <table:table-cell table:style-name="Table1.A2" office:value-type="string">
            <text:p text:style-name="P10">1366</text:p>
          </table:table-cell>
          <table:table-cell table:style-name="Table1.A2" office:value-type="string">
            <text:p text:style-name="P10">Que mout iert saiges et cortois</text:p>
          </table:table-cell>
          <table:table-cell table:style-name="Table1.C105" office:value-type="string">
            <text:p text:style-name="P30"><text:span text:style-name="T169">AGIT] Qui sages estoit… <text:s/>B] Qui...fu… <text:s/>C</text:span>D<text:span text:style-name="T201">EH2W</text:span>] <text:span text:style-name="T135">Qui estoit sages (W sage(...</text:span></text:p>
          </table:table-cell>
        </table:table-row>
        <table:table-row table:style-name="Table1.126">
          <table:table-cell table:style-name="Table1.A2" office:value-type="string">
            <text:p text:style-name="P10">1367</text:p>
          </table:table-cell>
          <table:table-cell table:style-name="Table1.A2" office:value-type="string">
            <text:p text:style-name="P10">As ostez en irois hui mais</text:p>
          </table:table-cell>
          <table:table-cell table:style-name="Table1.C105" office:value-type="string">
            <text:p text:style-name="P112"><text:span text:style-name="T169">AG] ...ostels uos irez (G iroiz)… <text:s/>B] Vous irez as hostes… <text:s/></text:span>C<text:span text:style-name="T259">T</text:span>] As <text:span text:style-name="T259">(T Auz)</text:span> oteillz <text:span text:style-name="T259">(T osteuz)</text:span> nos nirois <text:span text:style-name="T259">(T niroiz)</text:span>… <text:s/><text:span text:style-name="T236">H2] ...ires… <text:s/>I] As esteus en rois en pais <text:s/>W] Hosteles voz irez...</text:span></text:p>
          </table:table-cell>
        </table:table-row>
        <table:table-row table:style-name="Table1.126">
          <table:table-cell table:style-name="Table1.A2" office:value-type="string">
            <text:p text:style-name="P10">1368</text:p>
          </table:table-cell>
          <table:table-cell table:style-name="Table1.A2" office:value-type="string">
            <text:p text:style-name="P10">Iluec vos esterois em paix</text:p>
          </table:table-cell>
          <table:table-cell table:style-name="Table1.C105" office:value-type="string">
            <text:p text:style-name="P112"><text:span text:style-name="T169">A] ...estoirez… <text:s/>B] SI vous reposerez… <text:s/></text:span>C<text:span text:style-name="T259">T</text:span>] ...isteroiz… <text:s/><text:span text:style-name="T236">H2] ...esteres… <text:s/>I] …uui mais <text:s/>W] La uos reposerez...</text:span></text:p>
          </table:table-cell>
        </table:table-row>
        <table:table-row table:style-name="Table1.126">
          <table:table-cell table:style-name="Table1.A2" office:value-type="string">
            <text:p text:style-name="P10">1369</text:p>
          </table:table-cell>
          <table:table-cell table:style-name="Table1.A2" office:value-type="string">
            <text:p text:style-name="P10">Iluec vos faites aaissier</text:p>
          </table:table-cell>
          <table:table-cell table:style-name="Table1.C105" office:value-type="string">
            <text:p text:style-name="P224">E] ---</text:p>
            <text:p text:style-name="P49"><text:span text:style-name="T169">AC</text:span>D<text:span text:style-name="T220">GH2IKT</text:span>] <text:span text:style-name="T135">Et si (C se) uos (H2 vous, I nos)… <text:s/>B] </text:span><text:span text:style-name="T115">Mlt</text:span><text:span text:style-name="T21">bien vous… <text:s/></text:span><text:span text:style-name="T19">W] </text:span><text:span text:style-name="T73">Et si voz faites ariuer</text:span></text:p>
          </table:table-cell>
        </table:table-row>
        <table:table-row table:style-name="Table1.126">
          <table:table-cell table:style-name="Table1.A2" office:value-type="string">
            <text:p text:style-name="P10">1370</text:p>
          </table:table-cell>
          <table:table-cell table:style-name="Table1.A2" office:value-type="string">
            <text:p text:style-name="P10">Que las iestes de chevachier</text:p>
          </table:table-cell>
          <table:table-cell table:style-name="Table1.C105" office:value-type="string">
            <text:p text:style-name="P224">E] ---</text:p>
            <text:p text:style-name="P163">A] Que las del <text:span text:style-name="T98">chr <text:s/></text:span><text:span text:style-name="T21">B] Car las estes… <text:s/></text:span><text:span text:style-name="T36">G] ...deu… <text:s/></text:span><text:span text:style-name="T41">H2] ...du… <text:s/></text:span><text:span text:style-name="T11">I] ...</text:span><text:span text:style-name="T52">del...</text:span></text:p>
          </table:table-cell>
        </table:table-row>
        <table:table-row table:style-name="Table1.126">
          <table:table-cell table:style-name="Table1.A2" office:value-type="string">
            <text:p text:style-name="P10">1371</text:p>
          </table:table-cell>
          <table:table-cell table:style-name="Table1.A2" office:value-type="string">
            <text:p text:style-name="P10">A ma gent me consillerai</text:p>
          </table:table-cell>
          <table:table-cell table:style-name="Table1.C105" office:value-type="string">
            <text:p text:style-name="P153">I] Ou...</text:p>
          </table:table-cell>
        </table:table-row>
        <table:table-row table:style-name="Table1.126">
          <table:table-cell table:style-name="Table1.A2" office:value-type="string">
            <text:p text:style-name="P10">1372</text:p>
          </table:table-cell>
          <table:table-cell table:style-name="Table1.A2" office:value-type="string">
            <text:p text:style-name="P10">Et a demain vos respondrai</text:p>
          </table:table-cell>
          <table:table-cell table:style-name="Table1.C105" office:value-type="string">
            <text:p text:style-name="P49"><text:span text:style-name="T169">ACEGIKT] Et au (CT al) matin (G maitin)… <text:s/>B] Le matin… <text:s/></text:span>D] <text:span text:style-name="T135">Et puis demain… <text:s/>H2] Et demain...vous en… <text:s/>W] Au matin vous en...</text:span></text:p>
          </table:table-cell>
        </table:table-row>
        <table:table-row table:style-name="Table1.126">
          <table:table-cell table:style-name="Table1.A2" office:value-type="string">
            <text:p text:style-name="P10">1373</text:p>
          </table:table-cell>
          <table:table-cell table:style-name="Table1.A2" office:value-type="string">
            <text:p text:style-name="P10">Damians les en fist mener</text:p>
          </table:table-cell>
          <table:table-cell table:style-name="Table1.C105" office:value-type="string">
            <text:p text:style-name="P291"><text:span text:style-name="T152">CETW] Damiains (W Damian)… <text:s/></text:span>D<text:span text:style-name="T236">H2</text:span>] <text:span text:style-name="T135">Damiens...fait… <text:s/>G] A damiain len...</text:span></text:p>
          </table:table-cell>
        </table:table-row>
        <table:table-row table:style-name="Table1.126">
          <table:table-cell table:style-name="Table1.A2" office:value-type="string">
            <text:p text:style-name="P10">1374</text:p>
          </table:table-cell>
          <table:table-cell table:style-name="Table1.A2" office:value-type="string">
            <text:p text:style-name="P10">E<text:span text:style-name="T135">t</text:span> fist le maingier atorner</text:p>
          </table:table-cell>
          <table:table-cell table:style-name="Table1.C105" office:value-type="string">
            <text:p text:style-name="P30"><text:span text:style-name="T152">C</text:span>D<text:span text:style-name="T245">IW</text:span>] <text:span text:style-name="T135">Et fait (W fit)...(C lor, W leur)… <text:s/>B] Le mangier a fait… <text:s/>G] Qui ifait le… <text:s/>H2] Et le mengier fet...</text:span></text:p>
          </table:table-cell>
        </table:table-row>
        <table:table-row table:style-name="Table1.126">
          <table:table-cell table:style-name="Table1.A2" office:value-type="string">
            <text:p text:style-name="P10">1375</text:p>
          </table:table-cell>
          <table:table-cell table:style-name="Table1.A2" office:value-type="string">
            <text:p text:style-name="P10">Et si les fist bien aaissier</text:p>
          </table:table-cell>
          <table:table-cell table:style-name="Table1.C105" office:value-type="string">
            <text:p text:style-name="P49"><text:span text:style-name="T184">B</text:span>D] ...fait…<text:span text:style-name="T135"> <text:s/>I] ...fist a asiers <text:s/>W] ...mon bien aisier</text:span></text:p>
          </table:table-cell>
        </table:table-row>
        <table:table-row table:style-name="Table1.126">
          <table:table-cell table:style-name="Table1.A2" office:value-type="string">
            <text:p text:style-name="P10">1376</text:p>
          </table:table-cell>
          <table:table-cell table:style-name="Table1.A2" office:value-type="string">
            <text:p text:style-name="P10">De bien boivre et de bien maingier</text:p>
          </table:table-cell>
          <table:table-cell table:style-name="Table1.C105" office:value-type="string">
            <text:p text:style-name="P49"><text:span text:style-name="T169">AC</text:span>D<text:span text:style-name="T220">GH2IKT</text:span>] <text:span text:style-name="T135">De bons (C bonz, G buen, H2 biaus, I buens, T buns) liz (C leiz, HI lis) et de biauz (D bon, G buen, I buens)… <text:s/>BE] De bons uins et de bons… <text:s/>W] Et en bons liz furent couchez</text:span></text:p>
          </table:table-cell>
        </table:table-row>
        <table:table-row table:style-name="Table1.126">
          <table:table-cell table:style-name="Table1.A2" office:value-type="string">
            <text:p text:style-name="P10">1377</text:p>
          </table:table-cell>
          <table:table-cell table:style-name="Table1.A2" office:value-type="string">
            <text:p text:style-name="P10">Bien fist aaissier les vasaus</text:p>
          </table:table-cell>
          <table:table-cell table:style-name="Table1.C105" office:value-type="string">
            <text:p text:style-name="P30">D] ---</text:p>
            <text:p text:style-name="P203">B] ...fait… <text:s/><text:span text:style-name="T220">G] ...aubergier li… <text:s/>I] ...a asiers… <text:s/>W] Bien furent serui les vassaulx</text:span></text:p>
          </table:table-cell>
        </table:table-row>
        <table:table-row table:style-name="Table1.126">
          <table:table-cell table:style-name="Table1.A2" office:value-type="string">
            <text:p text:style-name="P10">1378</text:p>
          </table:table-cell>
          <table:table-cell table:style-name="Table1.A2" office:value-type="string">
            <text:p text:style-name="P10">Et bien aaissier les chevalx</text:p>
          </table:table-cell>
          <table:table-cell table:style-name="Table1.C105" office:value-type="string">
            <text:p text:style-name="P202">D] ---</text:p>
            <text:p text:style-name="P162">AC<text:span text:style-name="T236">H2ITW</text:span>] <text:span text:style-name="T245">(I Bienz fist)</text:span>...herbergier (C<text:span text:style-name="T236">H2</text:span> hebergier, <text:span text:style-name="T245">I enberger, W habergie</text:span>)…<text:span text:style-name="T271">(W leur)...</text:span> <text:s/>B] Et bien estaubler lor… <text:s/><text:span text:style-name="T220">GK] ...correer lor cheuaus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105" office:value-type="string">
            <text:p text:style-name="P113">C] Ta fille aura per force prise </text:p>
          </table:table-cell>
        </table:table-row>
        <table:table-row table:style-name="Table1.126">
          <table:table-cell table:style-name="Table1.A2" office:value-type="string">
            <text:p text:style-name="P10">1379</text:p>
          </table:table-cell>
          <table:table-cell table:style-name="Table1.A2" office:value-type="string">
            <text:p text:style-name="P10">A l’ostel sont li compaignon</text:p>
          </table:table-cell>
          <table:table-cell table:style-name="Table1.C105" office:value-type="string">
            <text:p text:style-name="P60"/>
          </table:table-cell>
        </table:table-row>
        <table:table-row table:style-name="Table1.126">
          <table:table-cell table:style-name="Table1.A2" office:value-type="string">
            <text:p text:style-name="P10">1380</text:p>
          </table:table-cell>
          <table:table-cell table:style-name="Table1.A2" office:value-type="string">
            <text:p text:style-name="P10">Et li rois et tuit li baron</text:p>
          </table:table-cell>
          <table:table-cell table:style-name="Table1.C105" office:value-type="string">
            <text:p text:style-name="P224">E<text:span text:style-name="T260">TW</text:span>] ...si...</text:p>
          </table:table-cell>
        </table:table-row>
        <table:table-row table:style-name="Table1.126">
          <table:table-cell table:style-name="Table1.A2" office:value-type="string">
            <text:p text:style-name="P10">1381</text:p>
          </table:table-cell>
          <table:table-cell table:style-name="Table1.A2" office:value-type="string">
            <text:p text:style-name="P10">Remeistrent el palais parlant</text:p>
          </table:table-cell>
          <table:table-cell table:style-name="Table1.C105" office:value-type="string">
            <text:p text:style-name="P49"><text:span text:style-name="T184">B] Estoient ou… <text:s/></text:span>D] ...ou…<text:span text:style-name="T135"> <text:s/>E] Remesent...atant <text:s/>H2] Remaindrent en… <text:s/>W] Demourant au...</text:span></text:p>
          </table:table-cell>
        </table:table-row>
        <table:table-row table:style-name="Table1.126">
          <table:table-cell table:style-name="Table1.A2" office:value-type="string">
            <text:p text:style-name="P10">1382</text:p>
          </table:table-cell>
          <table:table-cell table:style-name="Table1.A2" office:value-type="string">
            <text:p text:style-name="P10">N’i ot pas femes ne anfans</text:p>
          </table:table-cell>
          <table:table-cell table:style-name="Table1.C105" office:value-type="string">
            <text:p text:style-name="P30"><text:span text:style-name="T184">B] Ains ni ot fame… <text:s/>C] ...fame ni enfant <text:s/></text:span>D<text:span text:style-name="T236">H2</text:span>] <text:span text:style-name="T135">Ni remest fame… <text:s/>E] ...ot ne femme...</text:span></text:p>
          </table:table-cell>
        </table:table-row>
        <table:table-row table:style-name="Table1.126">
          <table:table-cell table:style-name="Table1.A2" office:value-type="string">
            <text:p text:style-name="P10">1383</text:p>
          </table:table-cell>
          <table:table-cell table:style-name="Table1.A2" office:value-type="string">
            <text:p text:style-name="P10">Ainz furent chevelier mout saige</text:p>
          </table:table-cell>
          <table:table-cell table:style-name="Table1.C105" office:value-type="string">
            <text:p text:style-name="P59"/>
          </table:table-cell>
        </table:table-row>
        <table:table-row table:style-name="Table1.126">
          <table:table-cell table:style-name="Table1.A2" office:value-type="string">
            <text:p text:style-name="P10">1384</text:p>
          </table:table-cell>
          <table:table-cell table:style-name="Table1.A2" office:value-type="string">
            <text:p text:style-name="P10">Prince et conte de halt parage</text:p>
          </table:table-cell>
          <table:table-cell table:style-name="Table1.C105" office:value-type="string">
            <text:p text:style-name="P30"><text:span text:style-name="T184">B] Duc et prince… <text:s/></text:span>D] <text:span text:style-name="T135">Prince. conte...</text:span></text:p>
          </table:table-cell>
        </table:table-row>
        <table:table-row table:style-name="Table1.126">
          <table:table-cell table:style-name="Table1.A2" office:value-type="string">
            <text:p text:style-name="P10">1385</text:p>
          </table:table-cell>
          <table:table-cell table:style-name="Table1.A2" office:value-type="string">
            <text:p text:style-name="P10">Li chevelier sont demandé</text:p>
          </table:table-cell>
          <table:table-cell table:style-name="Table1.C105" office:value-type="string">
            <text:p text:style-name="P296"><text:span text:style-name="T184">B] ...issont… </text:span>D<text:span text:style-name="T236">H2</text:span>] ...<text:span text:style-name="T135">furent mande <text:s/>W] Touz les...mande <text:s/>K] ...ont demande</text:span></text:p>
          </table:table-cell>
        </table:table-row>
        <table:table-row table:style-name="Table1.126">
          <table:table-cell table:style-name="Table1.A2" office:value-type="string">
            <text:p text:style-name="P10">1386</text:p>
          </table:table-cell>
          <table:table-cell table:style-name="Table1.A2" office:value-type="string">
            <text:p text:style-name="P10">Qui estoient en la cyté</text:p>
          </table:table-cell>
          <table:table-cell table:style-name="Table1.C105" office:value-type="string">
            <text:p text:style-name="P59"/>
          </table:table-cell>
        </table:table-row>
        <table:table-row table:style-name="Table1.126">
          <table:table-cell table:style-name="Table1.A2" office:value-type="string">
            <text:p text:style-name="P10">1387</text:p>
          </table:table-cell>
          <table:table-cell table:style-name="Table1.A2" office:value-type="string">
            <text:p text:style-name="P10">Quant furent venut el palais</text:p>
          </table:table-cell>
          <table:table-cell table:style-name="Table1.C105" office:value-type="string">
            <text:p text:style-name="P30"><text:span text:style-name="T153">CW] ...il (W ilz) furent (W furet) tuit (W touz) (W ou)… <text:s/></text:span>D] ...ou…<text:span text:style-name="T135"> <text:s/>E] ...venu furent...</text:span></text:p>
          </table:table-cell>
        </table:table-row>
        <table:table-row table:style-name="Table1.126">
          <table:table-cell table:style-name="Table1.A2" office:value-type="string">
            <text:p text:style-name="P10">1388</text:p>
          </table:table-cell>
          <table:table-cell table:style-name="Table1.A2" office:value-type="string">
            <text:p text:style-name="P10">Li rois dist a toz Faites paix</text:p>
          </table:table-cell>
          <table:table-cell table:style-name="Table1.C105" office:value-type="string">
            <text:p text:style-name="P30"><text:span text:style-name="T170">AC</text:span>D<text:span text:style-name="T220">GITW</text:span>] ...<text:span text:style-name="T135">lor (W leur) a dit… <text:s/>BK] ...lor dit or...</text:span></text:p>
          </table:table-cell>
        </table:table-row>
        <table:table-row table:style-name="Table1.126">
          <table:table-cell table:style-name="Table1.A2" office:value-type="string">
            <text:p text:style-name="P10">1389</text:p>
          </table:table-cell>
          <table:table-cell table:style-name="Table1.A2" office:value-type="string">
            <text:p text:style-name="P10">Escoutez seu que dire wel</text:p>
          </table:table-cell>
          <table:table-cell table:style-name="Table1.C105" office:value-type="string">
            <text:p text:style-name="P59"/>
          </table:table-cell>
        </table:table-row>
        <table:table-row table:style-name="Table1.126">
          <table:table-cell table:style-name="Table1.A2" office:value-type="string">
            <text:p text:style-name="P10">1390</text:p>
          </table:table-cell>
          <table:table-cell table:style-name="Table1.A2" office:value-type="string">
            <text:p text:style-name="P10">Assez avez oit l’orguel</text:p>
          </table:table-cell>
          <table:table-cell table:style-name="Table1.C105" office:value-type="string">
            <text:p text:style-name="P166">A<text:span text:style-name="T201">EW</text:span>] ...oi <text:span text:style-name="T201">(E oy, Wouy)</text:span> orgoil <text:span text:style-name="T201">(E orgueil, W orguilleux) <text:s/>I] ...largoil <text:s/>K] […]ez de lorgoil</text:span></text:p>
          </table:table-cell>
        </table:table-row>
        <table:table-row table:style-name="Table1.126">
          <table:table-cell table:style-name="Table1.A2" office:value-type="string">
            <text:p text:style-name="P10">1391</text:p>
          </table:table-cell>
          <table:table-cell table:style-name="Table1.A2" office:value-type="string">
            <text:p text:style-name="P10">Les manases les felonies</text:p>
          </table:table-cell>
          <table:table-cell table:style-name="Table1.C105" office:value-type="string">
            <text:p text:style-name="P202">INV B] Que mande li Rois de hongrie</text:p>
            <text:p text:style-name="P30"><text:span text:style-name="T153">C</text:span>D<text:span text:style-name="T201">EGH2KTW</text:span>] ...<text:span text:style-name="T135">la felonie (EW felonnie)</text:span></text:p>
          </table:table-cell>
        </table:table-row>
        <table:table-row table:style-name="Table1.126">
          <table:table-cell table:style-name="Table1.A2" office:value-type="string">
            <text:p text:style-name="P10">1392</text:p>
          </table:table-cell>
          <table:table-cell table:style-name="Table1.A2" office:value-type="string">
            <text:p text:style-name="P10">Que me mandet li rois d’Ongrie</text:p>
          </table:table-cell>
          <table:table-cell table:style-name="Table1.C105" office:value-type="string">
            <text:p text:style-name="P202">INV B] Les manaces la fellonnie</text:p>
            <text:p text:style-name="P113">C<text:span text:style-name="T260">TW</text:span>] ...ma mande...</text:p>
          </table:table-cell>
        </table:table-row>
        <table:table-row table:style-name="Table1.126">
          <table:table-cell table:style-name="Table1.A2" office:value-type="string">
            <text:p text:style-name="P10">1393</text:p>
          </table:table-cell>
          <table:table-cell table:style-name="Table1.A2" office:value-type="string">
            <text:p text:style-name="P10">Vuelt que de lui prengne m’onor</text:p>
          </table:table-cell>
          <table:table-cell table:style-name="Table1.C105" office:value-type="string">
            <text:p text:style-name="P30">D] ---</text:p>
            <text:p text:style-name="P114"><text:span text:style-name="T170">A] ...menor <text:s text:c="2"/>BE] ...tiengne... </text:span>C] ...manor <text:s/><text:span text:style-name="T164">I] ...de li prende mun hor</text:span> <text:s/></text:p>
          </table:table-cell>
        </table:table-row>
        <table:table-row table:style-name="Table1.126">
          <table:table-cell table:style-name="Table1.A2" office:value-type="string">
            <text:p text:style-name="P10">1394</text:p>
          </table:table-cell>
          <table:table-cell table:style-name="Table1.A2" office:value-type="string">
            <text:p text:style-name="P10">Ains mais certes n’oi ge signor</text:p>
          </table:table-cell>
          <table:table-cell table:style-name="Table1.C105" office:value-type="string">
            <text:p text:style-name="P30">D] ---</text:p>
            <text:p text:style-name="P115"><text:span text:style-name="T170">A] Au mais… <text:s/>B] Ains ne la ting de nul… <text:s/></text:span>C] Aint mes...non oi seignor <text:s/><text:span text:style-name="T201">E] Onc mais...nen oi seignor <text:s/>H2] ...ne ou segnour <text:s/>I] Anc...nennoi segnor <text:s/>T] Onc… <text:s/>W] Oncques certez je neux seigneur</text:span></text:p>
          </table:table-cell>
        </table:table-row>
        <table:table-row table:style-name="Table1.126">
          <table:table-cell table:style-name="Table1.A2" office:value-type="string">
            <text:p text:style-name="P10">1395</text:p>
          </table:table-cell>
          <table:table-cell table:style-name="Table1.A2" office:value-type="string">
            <text:p text:style-name="P10">Ma fille quier si me manasce</text:p>
          </table:table-cell>
          <table:table-cell table:style-name="Table1.C105" office:value-type="string">
            <text:p text:style-name="P204">B] ...quiert et moi… <text:s/><text:span text:style-name="T236">H2] ...si moi… <text:s/>W] ...veult et men menace</text:span></text:p>
          </table:table-cell>
        </table:table-row>
        <table:table-row table:style-name="Table1.126">
          <table:table-cell table:style-name="Table1.A2" office:value-type="string">
            <text:p text:style-name="P10">1396</text:p>
          </table:table-cell>
          <table:table-cell table:style-name="Table1.A2" office:value-type="string">
            <text:p text:style-name="P10">Dites qu<text:span text:style-name="T136">e</text:span> volez que j’en fasce</text:p>
          </table:table-cell>
          <table:table-cell table:style-name="Table1.C105" office:value-type="string">
            <text:p text:style-name="P54"><text:span text:style-name="T170">ABC</text:span>D<text:span text:style-name="T201">EGH2IT</text:span>] ...<text:span text:style-name="T170">que (CG quen) loez (H2I loes)… <text:s/>W] Que me loez vous que… <text:s/>K] ..que ie...</text:span></text:p>
          </table:table-cell>
        </table:table-row>
        <table:table-row table:style-name="Table1.126">
          <table:table-cell table:style-name="Table1.A2" office:value-type="string">
            <text:p text:style-name="P10">1397</text:p>
          </table:table-cell>
          <table:table-cell table:style-name="Table1.A2" office:value-type="string">
            <text:p text:style-name="P10">Per vos en vodrai esploitier</text:p>
          </table:table-cell>
          <table:table-cell table:style-name="Table1.C105" office:value-type="string">
            <text:p text:style-name="P54"><text:span text:style-name="T170">AIT] Par mi uos en uoil… <text:s/>B] Par </text:span><text:span text:style-name="T115">vre</text:span><text:span text:style-name="T21"> los wel...</text:span><text:span text:style-name="T170"> <text:s/>C] Primers uos enuueil essaier <text:s/></text:span>D] <text:span text:style-name="T136">Per uo los en vuil… <text:s/>G] Par uos mi en uoill… <text:s/>H2] Par vo los euvul(?) esploitier <text:s/>I] Parmi uos enuoil… <text:s/>W] </text:span><text:soft-page-break/><text:span text:style-name="T136">Premier vous en veulx escouter <text:s/>K] Parmi […] en uo[...]</text:span></text:p>
          </table:table-cell>
        </table:table-row>
        <table:table-row table:style-name="Table1.126">
          <table:table-cell table:style-name="Table1.A2" office:value-type="string">
            <text:p text:style-name="P10">1398</text:p>
          </table:table-cell>
          <table:table-cell table:style-name="Table1.A2" office:value-type="string">
            <text:p text:style-name="P10">Ou del <text:span text:style-name="T90">fere ou del lessier</text:span></text:p>
          </table:table-cell>
          <table:table-cell table:style-name="Table1.C105" office:value-type="string">
            <text:p text:style-name="P225">E] Ou soit del… <text:s/><text:span text:style-name="T180">W] Coit du...</text:span></text:p>
          </table:table-cell>
        </table:table-row>
        <table:table-row table:style-name="Table1.126">
          <table:table-cell table:style-name="Table1.A2" office:value-type="string">
            <text:p text:style-name="P10">1399</text:p>
          </table:table-cell>
          <table:table-cell table:style-name="Table1.A2" office:value-type="string">
            <text:p text:style-name="P12">Entre vos em parlez ensemble</text:p>
          </table:table-cell>
          <table:table-cell table:style-name="Table1.C105" office:value-type="string">
            <text:p text:style-name="P194">W] ---</text:p>
          </table:table-cell>
        </table:table-row>
        <table:table-row table:style-name="Table1.126">
          <table:table-cell table:style-name="Table1.A2" office:value-type="string">
            <text:p text:style-name="P10">1400</text:p>
          </table:table-cell>
          <table:table-cell table:style-name="Table1.A2" office:value-type="string">
            <text:p text:style-name="P12">Chascuns die seu qu’il l’en semble</text:p>
          </table:table-cell>
          <table:table-cell table:style-name="Table1.C105" office:value-type="string">
            <text:p text:style-name="P194">W] ---</text:p>
            <text:p text:style-name="P31"><text:span text:style-name="T170">AC</text:span>D<text:span text:style-name="T201">EGIKT</text:span>] ...<text:span text:style-name="T136">ce que li (DEK lui)… <text:s/>B] Die chascuns ce que lui...</text:span></text:p>
          </table:table-cell>
        </table:table-row>
        <table:table-row table:style-name="Table1.126">
          <table:table-cell table:style-name="Table1.A2" office:value-type="string">
            <text:p text:style-name="P10">1401</text:p>
          </table:table-cell>
          <table:table-cell table:style-name="Table1.A2" office:value-type="string">
            <text:p text:style-name="P12">A une part s’en sont alé</text:p>
          </table:table-cell>
          <table:table-cell table:style-name="Table1.C105" office:value-type="string">
            <text:p text:style-name="P54"><text:span text:style-name="T184">B] ...sont tout… <text:s/>C] ...se sont… <text:s/></text:span>D<text:span text:style-name="T202">E</text:span>] ...<text:span text:style-name="T136">en sont… <text:s/>K] De une...</text:span></text:p>
          </table:table-cell>
        </table:table-row>
        <table:table-row table:style-name="Table1.126">
          <table:table-cell table:style-name="Table1.A2" office:value-type="string">
            <text:p text:style-name="P10">1402</text:p>
          </table:table-cell>
          <table:table-cell table:style-name="Table1.A2" office:value-type="string">
            <text:p text:style-name="P12">Le seneschal ont apalé</text:p>
          </table:table-cell>
          <table:table-cell table:style-name="Table1.C105" office:value-type="string">
            <text:p text:style-name="P202">B] Ont le...apelle <text:s/><text:span text:style-name="T202">EG] ...demande <text:s/>H2] Les </text:span><text:span text:style-name="T127">chrs</text:span><text:span text:style-name="T41">...</text:span></text:p>
          </table:table-cell>
        </table:table-row>
        <table:table-row table:style-name="Table1.126">
          <table:table-cell table:style-name="Table1.A2" office:value-type="string">
            <text:p text:style-name="P10">1403</text:p>
          </table:table-cell>
          <table:table-cell table:style-name="Table1.A2" office:value-type="string">
            <text:p text:style-name="P12">Si comanserent la parole</text:p>
          </table:table-cell>
          <table:table-cell table:style-name="Table1.C105" office:value-type="string">
            <text:p text:style-name="P248">I] ...le...</text:p>
          </table:table-cell>
        </table:table-row>
        <table:table-row table:style-name="Table1.126">
          <table:table-cell table:style-name="Table1.A2" office:value-type="string">
            <text:p text:style-name="P10">1404</text:p>
          </table:table-cell>
          <table:table-cell table:style-name="Table1.A2" office:value-type="string">
            <text:p text:style-name="P12">L’uns la dist saige l’atre fole</text:p>
          </table:table-cell>
          <table:table-cell table:style-name="Table1.C105" office:value-type="string">
            <text:p text:style-name="P276">G] ...lia a dit… <text:s/><text:span text:style-name="T160">K] Li uns dit...</text:span></text:p>
          </table:table-cell>
        </table:table-row>
        <table:table-row table:style-name="Table1.126">
          <table:table-cell table:style-name="Table1.A2" office:value-type="string">
            <text:p text:style-name="P10">1405</text:p>
          </table:table-cell>
          <table:table-cell table:style-name="Table1.A2" office:value-type="string">
            <text:p text:style-name="P12">Li uns dist que l’omaige fasce</text:p>
          </table:table-cell>
          <table:table-cell table:style-name="Table1.C105" office:value-type="string">
            <text:p text:style-name="P165">A] ...lomeues face <text:s/><text:span text:style-name="T260">T] ...que lomenes face </text:span><text:s/><text:span text:style-name="T220">G] ...qui li...</text:span></text:p>
          </table:table-cell>
        </table:table-row>
        <table:table-row table:style-name="Table1.126">
          <table:table-cell table:style-name="Table1.A2" office:value-type="string">
            <text:p text:style-name="P10">1406</text:p>
          </table:table-cell>
          <table:table-cell table:style-name="Table1.A2" office:value-type="string">
            <text:p text:style-name="P12">L’atres dist que Jai Deu ne plasce</text:p>
          </table:table-cell>
          <table:table-cell table:style-name="Table1.C105" office:value-type="string">
            <text:p text:style-name="P31"><text:span text:style-name="T170">A] ...dit que dieu ne place <text:s/>CTW] Et lautre (T li autre) dit ia (T ja)… <text:s/>B</text:span>D<text:span text:style-name="T202">EGH2K</text:span>] ...<text:span text:style-name="T136">dit (E dist) ia dieu (DK deu, G deus)...</text:span></text:p>
          </table:table-cell>
        </table:table-row>
        <table:table-row table:style-name="Table1.126">
          <table:table-cell table:style-name="Table1.A2" office:value-type="string">
            <text:p text:style-name="P10">1407</text:p>
          </table:table-cell>
          <table:table-cell table:style-name="Table1.A2" office:value-type="string">
            <text:p text:style-name="P12">Que jai mes sires ait signor</text:p>
          </table:table-cell>
          <table:table-cell table:style-name="Table1.C105" office:value-type="string">
            <text:p text:style-name="P165">A] ...mis sire… <text:s/><text:span text:style-name="T220">G] Que nostre sire… <text:s/>H2] Que iamais sires mo segnour</text:span></text:p>
          </table:table-cell>
        </table:table-row>
        <table:table-row table:style-name="Table1.126">
          <table:table-cell table:style-name="Table1.A2" office:value-type="string">
            <text:p text:style-name="P10">1408</text:p>
          </table:table-cell>
          <table:table-cell table:style-name="Table1.A2" office:value-type="string">
            <text:p text:style-name="P12">Ne que d’atrui tignet s’onor</text:p>
          </table:table-cell>
          <table:table-cell table:style-name="Table1.C105" office:value-type="string">
            <text:p text:style-name="P31"><text:span text:style-name="T170">AC</text:span>D<text:span text:style-name="T202">ET</text:span>] ...quil…<text:span text:style-name="T136"> <text:s/>G] Ni ensi perda son...</text:span></text:p>
          </table:table-cell>
        </table:table-row>
        <table:table-row table:style-name="Table1.126">
          <table:table-cell table:style-name="Table1.A2" office:value-type="string">
            <text:p text:style-name="P10">1409</text:p>
          </table:table-cell>
          <table:table-cell table:style-name="Table1.A2" office:value-type="string">
            <text:p text:style-name="P12">Li atres dist Il avrait guerre</text:p>
          </table:table-cell>
          <table:table-cell table:style-name="Table1.C105" office:value-type="string">
            <text:p text:style-name="P50"><text:span text:style-name="T170">A] ...si aura guerre <text:s/>BE] ...aura… <text:s/>C</text:span>D<text:span text:style-name="T220">GH2IK</text:span>] ...<text:span text:style-name="T136">il naura (DH2 en aura)… <text:s/>T] Et...nauraura… <text:s/>W] Et lautre...aura...</text:span></text:p>
          </table:table-cell>
        </table:table-row>
        <table:table-row table:style-name="Table1.126">
          <table:table-cell table:style-name="Table1.A2" office:value-type="string">
            <text:p text:style-name="P10">1410</text:p>
          </table:table-cell>
          <table:table-cell table:style-name="Table1.A2" office:value-type="string">
            <text:p text:style-name="P12">Cist rois li gasterait sa terre</text:p>
          </table:table-cell>
          <table:table-cell table:style-name="Table1.C105" office:value-type="string">
            <text:p text:style-name="P31"><text:span text:style-name="T170">ABC</text:span>D<text:span text:style-name="T202">EGH2IKTW</text:span>] <text:span text:style-name="T170">(AH2 Cil, E Li, W Cy)</text:span>...<text:span text:style-name="T136">gastera la (ADEGITW sa)...</text:span></text:p>
          </table:table-cell>
        </table:table-row>
        <table:table-row table:style-name="Table1.126">
          <table:table-cell table:style-name="Table1.A2" office:value-type="string">
            <text:p text:style-name="P11">141<text:span text:style-name="T90">1</text:span></text:p>
          </table:table-cell>
          <table:table-cell table:style-name="Table1.A2" office:value-type="string">
            <text:p text:style-name="P12">Li atres dist Si ce deffande</text:p>
          </table:table-cell>
          <table:table-cell table:style-name="Table1.C105" office:value-type="string">
            <text:p text:style-name="P119"><text:span text:style-name="T170">A</text:span>C<text:span text:style-name="T221">GIT</text:span>] ...il <text:span text:style-name="T170">sen (CGIT </text:span>se)… <text:s/><text:span text:style-name="T185">B] ...si la… <text:s/>W] ...qui se deffende</text:span></text:p>
          </table:table-cell>
        </table:table-row>
        <table:table-row table:style-name="Table1.126">
          <table:table-cell table:style-name="Table1.A2" office:value-type="string">
            <text:p text:style-name="P11">141<text:span text:style-name="T90">2</text:span></text:p>
          </table:table-cell>
          <table:table-cell table:style-name="Table1.A2" office:value-type="string">
            <text:p text:style-name="P12">Sore li ast ou si l’atande</text:p>
          </table:table-cell>
          <table:table-cell table:style-name="Table1.C105" office:value-type="string">
            <text:p text:style-name="P50"><text:span text:style-name="T170">AC] ...lui aut… <text:s/>B</text:span>D<text:span text:style-name="T237">H2</text:span>] <text:span text:style-name="T136">Si (H2 Et) voit (D uoist) sor lui ou il...(B la tende, H2 latende) <text:s/>E] Contre lui aille ou… </text:span><text:span text:style-name="T294"><text:s/></text:span><text:span text:style-name="T291">GK] Sore lui uoise o ci</text:span><text:span text:style-name="T136">… <text:s/>W] Bien se garnice et latende </text:span></text:p>
          </table:table-cell>
        </table:table-row>
        <table:table-row table:style-name="Table1.126">
          <table:table-cell table:style-name="Table1.A2" office:value-type="string">
            <text:p text:style-name="P11">141<text:span text:style-name="T90">3</text:span></text:p>
          </table:table-cell>
          <table:table-cell table:style-name="Table1.A2" office:value-type="string">
            <text:p text:style-name="P12">Entr’els avoit mout grant content</text:p>
          </table:table-cell>
          <table:table-cell table:style-name="Table1.C105" office:value-type="string">
            <text:p text:style-name="P257">B] ...debat <text:span text:style-name="T98">mlt</text:span><text:span text:style-name="T1"> grant <text:s/></text:span><text:span text:style-name="T27">E</text:span><text:span text:style-name="T63">T</text:span><text:span text:style-name="T27">] ...auoient </text:span><text:span text:style-name="T63">(T nauoient)</text:span><text:span text:style-name="T27"> grant content <text:s/></text:span><text:span text:style-name="T19">W] ..</text:span><text:span text:style-name="T74">auoit bien grant...</text:span></text:p>
          </table:table-cell>
        </table:table-row>
        <table:table-row table:style-name="Table1.126">
          <table:table-cell table:style-name="Table1.A2" office:value-type="string">
            <text:p text:style-name="P11">141<text:span text:style-name="T90">4</text:span></text:p>
          </table:table-cell>
          <table:table-cell table:style-name="Table1.A2" office:value-type="string">
            <text:p text:style-name="P12">Li rois el palais les atent</text:p>
          </table:table-cell>
          <table:table-cell table:style-name="Table1.C105" office:value-type="string">
            <text:p text:style-name="P295"><text:span text:style-name="T185">B</text:span>D] ...ou…<text:span text:style-name="T136"> <text:s/>H2] ...lor appella atant <text:s/>I] ...en… <text:s/>W] ...au...</text:span></text:p>
          </table:table-cell>
        </table:table-row>
        <table:table-row table:style-name="Table1.126">
          <table:table-cell table:style-name="Table1.A2" office:value-type="string">
            <text:p text:style-name="P11">141<text:span text:style-name="T90">5</text:span></text:p>
          </table:table-cell>
          <table:table-cell table:style-name="Table1.A2" office:value-type="string">
            <text:p text:style-name="P12">Damians s’en est irascus</text:p>
          </table:table-cell>
          <table:table-cell table:style-name="Table1.C105" office:value-type="string">
            <text:p text:style-name="P303"><text:span text:style-name="T185">BE] (E Damiains)...en est… <text:s/></text:span>C<text:span text:style-name="T237">H2T</text:span>] Damiains <text:span text:style-name="T237">(H2 Damyens)… <text:s/>W] Damien...yssus</text:span></text:p>
          </table:table-cell>
        </table:table-row>
        <table:table-row table:style-name="Table1.126">
          <table:table-cell table:style-name="Table1.A2" office:value-type="string">
            <text:p text:style-name="P11">141<text:span text:style-name="T90">6</text:span></text:p>
          </table:table-cell>
          <table:table-cell table:style-name="Table1.A2" office:value-type="string">
            <text:p text:style-name="P12">C’est davant le roi revenus</text:p>
          </table:table-cell>
          <table:table-cell table:style-name="Table1.C105" office:value-type="string">
            <text:p text:style-name="P67"><text:span text:style-name="T170">ABC</text:span>D<text:span text:style-name="T202">EGH2IKTW</text:span>] Si...<text:span text:style-name="T154">venus (DG </text:span>venuz<text:span text:style-name="T154">)</text:span></text:p>
          </table:table-cell>
        </table:table-row>
        <table:table-row table:style-name="Table1.126">
          <table:table-cell table:style-name="Table1.A2" office:value-type="string">
            <text:p text:style-name="P11">141<text:span text:style-name="T90">7</text:span></text:p>
          </table:table-cell>
          <table:table-cell table:style-name="Table1.A2" office:value-type="string">
            <text:p text:style-name="P12">Sire dist il or m’escoutez</text:p>
          </table:table-cell>
          <table:table-cell table:style-name="Table1.C105" office:value-type="string">
            <text:p text:style-name="P67"><text:span text:style-name="T170">AC</text:span>D<text:span text:style-name="T202">EGBH2IKTW</text:span>] ...fait <text:span text:style-name="T170">(AG fet)</text:span> il...<text:span text:style-name="T202">(E or escoutez, I mes scoutes)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1">141<text:span text:style-name="T90">8</text:span></text:p>
          </table:table-cell>
          <table:table-cell table:style-name="Table1.A2" office:value-type="string">
            <text:p text:style-name="P12">Vos homes avez si mandez</text:p>
          </table:table-cell>
          <table:table-cell table:style-name="Table1.C105" office:value-type="string">
            <text:p text:style-name="P302"><text:span text:style-name="T170">A</text:span>C<text:span text:style-name="T221">GIKT</text:span>] <text:span text:style-name="T170">Vostres (C </text:span><text:span text:style-name="T98">Vre</text:span>, <text:span text:style-name="T246">IK Vestres)</text:span><text:span text:style-name="T98">...</text:span>auez mande<text:span text:style-name="T170">z (C mande, I aues mandes) <text:s/>BW] ...</text:span><text:span text:style-name="T116">chlrs</text:span><text:span text:style-name="T185"> auez mandez (W mendez) <text:s text:c="2"/>E] ...barons...</text:span></text:p>
          </table:table-cell>
        </table:table-row>
        <table:table-row table:style-name="Table1.126">
          <table:table-cell table:style-name="Table1.A2" office:value-type="string">
            <text:p text:style-name="P11">141<text:span text:style-name="T90">9</text:span></text:p>
          </table:table-cell>
          <table:table-cell table:style-name="Table1.A2" office:value-type="string">
            <text:p text:style-name="P12">De lor consoil avez mestier</text:p>
          </table:table-cell>
          <table:table-cell table:style-name="Table1.C105" office:value-type="string">
            <text:p text:style-name="P263">I] ...auois… <text:s/><text:span text:style-name="T180">W] ...mestiez</text:span></text:p>
          </table:table-cell>
        </table:table-row>
        <table:table-row table:style-name="Table1.126">
          <table:table-cell table:style-name="Table1.A2" office:value-type="string">
            <text:p text:style-name="P12">1420</text:p>
          </table:table-cell>
          <table:table-cell table:style-name="Table1.A2" office:value-type="string">
            <text:p text:style-name="P12">Et il vos doient consillier</text:p>
          </table:table-cell>
          <table:table-cell table:style-name="Table1.C105" office:value-type="string">
            <text:p text:style-name="P257">B] En foi vous… <text:s/><text:span text:style-name="T246">I] ...deuient… <text:s/>T] ...doiuent… <text:s/>W] ...voz deuant conseilliez</text:span></text:p>
          </table:table-cell>
        </table:table-row>
        <table:table-row table:style-name="Table1.126">
          <table:table-cell table:style-name="Table1.A2" office:value-type="string">
            <text:p text:style-name="P12">1421</text:p>
          </table:table-cell>
          <table:table-cell table:style-name="Table1.A2" office:value-type="string">
            <text:p text:style-name="P12">Sire fet il je me mervoil</text:p>
          </table:table-cell>
          <table:table-cell table:style-name="Table1.C105" office:value-type="string">
            <text:p text:style-name="P165">A] ...men… <text:s/><text:span text:style-name="T185">B] ...dist il...</text:span></text:p>
          </table:table-cell>
        </table:table-row>
        <table:table-row table:style-name="Table1.126">
          <table:table-cell table:style-name="Table1.A2" office:value-type="string">
            <text:p text:style-name="P12">1422</text:p>
          </table:table-cell>
          <table:table-cell table:style-name="Table1.A2" office:value-type="string">
            <text:p text:style-name="P12">Qu’entr’els contandent de consoil</text:p>
          </table:table-cell>
          <table:table-cell table:style-name="Table1.C105" office:value-type="string">
            <text:p text:style-name="P69"><text:span text:style-name="T185">B] Quant tant…le… <text:s/>C] ...tel conseil <text:s/></text:span>D] ...acontent… <text:s/><text:span text:style-name="T202">E] ...dun conseil <text:s/>GIT] ...del… <text:s/>H2] ...atendent… <text:s/>W] Entreulx ne sont point de...</text:span></text:p>
          </table:table-cell>
        </table:table-row>
        <table:table-row table:style-name="Table1.126">
          <table:table-cell table:style-name="Table1.A2" office:value-type="string">
            <text:p text:style-name="P12">1423</text:p>
          </table:table-cell>
          <table:table-cell table:style-name="Table1.A2" office:value-type="string">
            <text:p text:style-name="P12">Li uns dist un l’atres dist eil</text:p>
          </table:table-cell>
          <table:table-cell table:style-name="Table1.C105" office:value-type="string">
            <text:p text:style-name="P70"><text:span text:style-name="T186">B</text:span>D<text:span text:style-name="T202">EG</text:span>] ...li autres <text:span text:style-name="T186">eil (DEG </text:span>el<text:span text:style-name="T186">) <text:s/>W] ...del <text:s/>K] liuns tot li[...]</text:span></text:p>
          </table:table-cell>
        </table:table-row>
        <table:table-row table:style-name="Table1.126">
          <table:table-cell table:style-name="Table1.A2" office:value-type="string">
            <text:p text:style-name="P12">1424</text:p>
          </table:table-cell>
          <table:table-cell table:style-name="Table1.A2" office:value-type="string">
            <text:p text:style-name="P14">L<text:span text:style-name="T137">i</text:span> messagier sont a l’ostel</text:p>
          </table:table-cell>
          <table:table-cell table:style-name="Table1.C105" office:value-type="string">
            <text:p text:style-name="P61"/>
          </table:table-cell>
        </table:table-row>
        <table:table-row table:style-name="Table1.126">
          <table:table-cell table:style-name="Table1.A2" office:value-type="string">
            <text:p text:style-name="P12">1425</text:p>
          </table:table-cell>
          <table:table-cell table:style-name="Table1.A2" office:value-type="string">
            <text:p text:style-name="P14">Respondre lor devez demain</text:p>
          </table:table-cell>
          <table:table-cell table:style-name="Table1.C105" office:value-type="string">
            <text:p text:style-name="P236">G<text:span text:style-name="T246">I</text:span>] <text:span text:style-name="T246">(I Respondres)</text:span>...li deuez <text:span text:style-name="T246">(I deues)</text:span>...</text:p>
          </table:table-cell>
        </table:table-row>
        <table:table-row table:style-name="Table1.126">
          <table:table-cell table:style-name="Table1.A2" office:value-type="string">
            <text:p text:style-name="P12">1426</text:p>
          </table:table-cell>
          <table:table-cell table:style-name="Table1.A2" office:value-type="string">
            <text:p text:style-name="P14">Prenez consoil boen et sertain</text:p>
          </table:table-cell>
          <table:table-cell table:style-name="Table1.C105" office:value-type="string">
            <text:p text:style-name="P116"><text:span text:style-name="T171">A</text:span>C<text:span text:style-name="T202">EGH2IKTW</text:span>] ...bon <text:span text:style-name="T221">(GI buen, K boen)</text:span> conseil...</text:p>
          </table:table-cell>
        </table:table-row>
        <table:table-row table:style-name="Table1.126">
          <table:table-cell table:style-name="Table1.A2" office:value-type="string">
            <text:p text:style-name="P12">1427</text:p>
          </table:table-cell>
          <table:table-cell table:style-name="Table1.A2" office:value-type="string">
            <text:p text:style-name="P14">Je sui d’elz toz plus fols assez</text:p>
          </table:table-cell>
          <table:table-cell table:style-name="Table1.C105" office:value-type="string">
            <text:p text:style-name="P297"><text:span text:style-name="T171">ACEGH2IK] ...de touz (EH2 tous, I tos, K tot) plus fol (C foux, E fols, GH2 fous, I fois) assez (E dassez, H2I asses) <text:s/>B] Je sui tous li plus fox dassez <text:s/></text:span>D<text:span text:style-name="T261">TW</text:span>] ...<text:span text:style-name="T138">plus fox (T fouz,W fol) de toz (W tous) assez</text:span></text:p>
          </table:table-cell>
        </table:table-row>
        <table:table-row table:style-name="Table1.126">
          <table:table-cell table:style-name="Table1.A2" office:value-type="string">
            <text:p text:style-name="P12">1428</text:p>
          </table:table-cell>
          <table:table-cell table:style-name="Table1.A2" office:value-type="string">
            <text:p text:style-name="P14">Se le mien consoil en creez</text:p>
          </table:table-cell>
          <table:table-cell table:style-name="Table1.C105" office:value-type="string">
            <text:p text:style-name="P69"><text:span text:style-name="T186">B] Se uous le...creez <text:s/>C] De lo mien… <text:s text:c="2"/></text:span>D] <text:span text:style-name="T139">Se uos mon… <text:s/>E] Selonc mon...ouurez <text:s/>W] Si mon consoil croire voulez</text:span></text:p>
          </table:table-cell>
        </table:table-row>
        <table:table-row table:style-name="Table1.126">
          <table:table-cell table:style-name="Table1.A2" office:value-type="string">
            <text:p text:style-name="P12">1429</text:p>
          </table:table-cell>
          <table:table-cell table:style-name="Table1.A2" office:value-type="string">
            <text:p text:style-name="P14">Tant que vos n’aiés cop eu</text:p>
          </table:table-cell>
          <table:table-cell table:style-name="Table1.C105" office:value-type="string">
            <text:p text:style-name="P205">B] ---</text:p>
            <text:p text:style-name="P70"><text:span text:style-name="T171">A] ...uos auroiz… <text:s/></text:span>D] ...<text:span text:style-name="T139">con nen aurez… <text:s/>E] ...vous auez… <text:s/>G] ...nauez… <text:s/>I] ...naures… <text:s/>T] ...uos col naurez </text:span><text:span text:style-name="T286">au <text:s/>K] ...non erez coup eu</text:span></text:p>
          </table:table-cell>
        </table:table-row>
        <table:table-row table:style-name="Table1.264">
          <table:table-cell table:style-name="Table1.A2" office:value-type="string">
            <text:p text:style-name="P12">1430</text:p>
          </table:table-cell>
          <table:table-cell table:style-name="Table1.A2" office:value-type="string">
            <text:p text:style-name="P14">Ou cop donei ou reseu</text:p>
          </table:table-cell>
          <table:table-cell table:style-name="Table1.C105" office:value-type="string">
            <text:p text:style-name="P205">B] ---</text:p>
            <text:p text:style-name="P68"><text:span text:style-name="T171">A] Et cop… <text:s/></text:span>D] <text:span text:style-name="T139">Ne...ne cop feru <text:s/>E] ...ou coup rendu <text:s/>I] E...e...</text:span></text:p>
          </table:table-cell>
        </table:table-row>
        <table:table-row table:style-name="Table1.126">
          <table:table-cell table:style-name="Table1.A2" office:value-type="string">
            <text:p text:style-name="P12">1431</text:p>
          </table:table-cell>
          <table:table-cell table:style-name="Table1.A2" office:value-type="string">
            <text:p text:style-name="P14">Ne li ferois vos ho<text:span text:style-name="T171">m</text:span>enaige</text:p>
          </table:table-cell>
          <table:table-cell table:style-name="Table1.C105" office:value-type="string">
            <text:p text:style-name="P69"><text:span text:style-name="T171">ACK] Ne li ferez (C farez)… <text:s/>B] Ja ne len feries houmage <text:s text:c="2"/></text:span>D] <text:span text:style-name="T139">Ne li ferez nes… <text:s/>E] ...ferez vous nul… <text:s/>I] ...fetes uos ia omaie <text:s/>W] ...ferez vous point homage</text:span></text:p>
          </table:table-cell>
        </table:table-row>
        <table:table-row table:style-name="Table1.126">
          <table:table-cell table:style-name="Table1.A2" office:value-type="string">
            <text:p text:style-name="P12">1432</text:p>
          </table:table-cell>
          <table:table-cell table:style-name="Table1.A2" office:value-type="string">
            <text:p text:style-name="P14">Se croire volez mon coraige</text:p>
          </table:table-cell>
          <table:table-cell table:style-name="Table1.C105" office:value-type="string">
            <text:p text:style-name="P62"/>
          </table:table-cell>
        </table:table-row>
        <table:table-row table:style-name="Table1.126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4"/>
          </table:table-cell>
          <table:table-cell table:style-name="Table1.C105" office:value-type="string">
            <text:p text:style-name="P310">B] Tant que colz nauries ferus</text:p>
          </table:table-cell>
        </table:table-row>
        <table:table-row table:style-name="Table1.126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4"/>
          </table:table-cell>
          <table:table-cell table:style-name="Table1.C105" office:value-type="string">
            <text:p text:style-name="P310">B] Et de vos <text:span text:style-name="T98">chlrs</text:span> perdus</text:p>
          </table:table-cell>
        </table:table-row>
        <table:table-row table:style-name="Table1.126">
          <table:table-cell table:style-name="Table1.A2" office:value-type="string">
            <text:p text:style-name="P12">1433</text:p>
          </table:table-cell>
          <table:table-cell table:style-name="Table1.A2" office:value-type="string">
            <text:p text:style-name="P14">De cheveliers avez assez</text:p>
          </table:table-cell>
          <table:table-cell table:style-name="Table1.C105" office:value-type="string">
            <text:p text:style-name="P311">G] Des...</text:p>
          </table:table-cell>
        </table:table-row>
        <text:soft-page-break/>
        <table:table-row table:style-name="Table1.126">
          <table:table-cell table:style-name="Table1.A2" office:value-type="string">
            <text:p text:style-name="P12">1434</text:p>
          </table:table-cell>
          <table:table-cell table:style-name="Table1.A2" office:value-type="string">
            <text:p text:style-name="P14">Si les avez mout sejornez</text:p>
          </table:table-cell>
          <table:table-cell table:style-name="Table1.C105" office:value-type="string">
            <text:p text:style-name="P69"><text:span text:style-name="T186">B] ...reposez <text:s/>C] Se los auez… <text:s/></text:span>D] ...<text:span text:style-name="T139">et seiornez <text:s/>EG] ...(G li)...bien seiornez <text:s/>W] Ce...</text:span></text:p>
          </table:table-cell>
        </table:table-row>
        <table:table-row table:style-name="Table1.126">
          <table:table-cell table:style-name="Table1.A2" office:value-type="string">
            <text:p text:style-name="P12">1435</text:p>
          </table:table-cell>
          <table:table-cell table:style-name="Table1.A2" office:value-type="string">
            <text:p text:style-name="P14">Tant ont dormit que tuit son gras</text:p>
          </table:table-cell>
          <table:table-cell table:style-name="Table1.C105" office:value-type="string">
            <text:p text:style-name="P226">E] ...las <text:s/><text:span text:style-name="T221">G] ...tout...</text:span></text:p>
          </table:table-cell>
        </table:table-row>
        <table:table-row table:style-name="Table1.126">
          <table:table-cell table:style-name="Table1.A2" office:value-type="string">
            <text:p text:style-name="P12">1436</text:p>
          </table:table-cell>
          <table:table-cell table:style-name="Table1.A2" office:value-type="string">
            <text:p text:style-name="P14">Onques d’armes ne furent las</text:p>
          </table:table-cell>
          <table:table-cell table:style-name="Table1.C105" office:value-type="string">
            <text:p text:style-name="P68"><text:span text:style-name="T171">AC</text:span>D<text:span text:style-name="T221">GH2IKT</text:span>] <text:span text:style-name="T139">Ainz (A Au, CGIK Anc, H2 Ains, T Honc) ior (H2 iour) darmes… <text:s/>B] Darmes ne furent .j. iour las <text:s/>E] ...mas</text:span></text:p>
          </table:table-cell>
        </table:table-row>
        <table:table-row table:style-name="Table1.126">
          <table:table-cell table:style-name="Table1.A2" office:value-type="string">
            <text:p text:style-name="P12">1437</text:p>
          </table:table-cell>
          <table:table-cell table:style-name="Table1.A2" office:value-type="string">
            <text:p text:style-name="P14">Or essaiés quel poront fere</text:p>
          </table:table-cell>
          <table:table-cell table:style-name="Table1.C105" office:value-type="string">
            <text:p text:style-name="P88"><text:span text:style-name="T186">B] ...quil… <text:s/>C] Essaiez que il… <text:s/></text:span>D<text:span text:style-name="T203">EIT</text:span>] ...que… <text:s/><text:span text:style-name="T221">GK] ...asaiez quil…. <text:s/>H2] ...qui… <text:s/>W] Assaiez que il...</text:span></text:p>
          </table:table-cell>
        </table:table-row>
        <table:table-row table:style-name="Table1.126">
          <table:table-cell table:style-name="Table1.A2" office:value-type="string">
            <text:p text:style-name="P12">1438</text:p>
          </table:table-cell>
          <table:table-cell table:style-name="Table1.A2" office:value-type="string">
            <text:p text:style-name="P14">De jeuner ou de mal traire</text:p>
          </table:table-cell>
          <table:table-cell table:style-name="Table1.C105" office:value-type="string">
            <text:p text:style-name="P88"><text:span text:style-name="T186">B</text:span>D<text:span text:style-name="T221">G</text:span><text:span text:style-name="T295">K</text:span><text:span text:style-name="T221">H2T</text:span>] ...et de… <text:s/><text:span text:style-name="T203">E] ...guerroier… <text:s/>I] ...ieunes e… <text:s/>W] De bien juner et de bien traire </text:span></text:p>
          </table:table-cell>
        </table:table-row>
        <table:table-row table:style-name="Table1.126">
          <table:table-cell table:style-name="Table1.A2" office:value-type="string">
            <text:p text:style-name="P12">1439</text:p>
          </table:table-cell>
          <table:table-cell table:style-name="Table1.A2" office:value-type="string">
            <text:p text:style-name="P14">Faites vostre terre fornir</text:p>
          </table:table-cell>
          <table:table-cell table:style-name="Table1.C105" office:value-type="string">
            <text:p text:style-name="P78"><text:span text:style-name="T289">A</text:span><text:span text:style-name="T290">GIK</text:span><text:span text:style-name="T289">C</text:span><text:span text:style-name="T290">W</text:span><text:span text:style-name="T289">T] ...foir</text:span><text:span text:style-name="T171"> <text:s/></text:span>D<text:span text:style-name="T203">EH2</text:span>] ...garnir <text:span text:style-name="T284"><text:s/></text:span><text:span text:style-name="T287">ERR CONG?????????? <text:s/>o ERR CONG DH2E????</text:span></text:p>
          </table:table-cell>
        </table:table-row>
        <table:table-row table:style-name="Table1.126">
          <table:table-cell table:style-name="Table1.A2" office:value-type="string">
            <text:p text:style-name="P12">1440</text:p>
          </table:table-cell>
          <table:table-cell table:style-name="Table1.A2" office:value-type="string">
            <text:p text:style-name="P14">Et cytez et chastels garnir</text:p>
          </table:table-cell>
          <table:table-cell table:style-name="Table1.C105" office:value-type="string">
            <text:p text:style-name="P71"><text:span text:style-name="T171">ABC</text:span>D<text:span text:style-name="T203">EGH2IKTW</text:span>] Les <text:span text:style-name="T186">(B Vos, E Voz)</text:span> <text:span text:style-name="T171">chasteaus (BCEH2 chastiaus, G chastieus, I casteus, K chastiauz, T chastiax, W chasteaux)</text:span> fermer et <text:span text:style-name="T154">garnir (D </text:span>hordir, <text:span text:style-name="T238">H2 hourdir, E tenir)</text:span></text:p>
          </table:table-cell>
        </table:table-row>
        <table:table-row table:style-name="Table1.126">
          <table:table-cell table:style-name="Table1.A2" office:value-type="string">
            <text:p text:style-name="P13">144<text:span text:style-name="T91">1</text:span></text:p>
          </table:table-cell>
          <table:table-cell table:style-name="Table1.A2" office:value-type="string">
            <text:p text:style-name="P14">Mandez en estrainge pais</text:p>
          </table:table-cell>
          <table:table-cell table:style-name="Table1.C105" office:value-type="string">
            <text:p text:style-name="P120"><text:span text:style-name="T171">A</text:span>C] ...es… <text:s/><text:span text:style-name="T222">G] ...el… <text:s/>I] Mandes estranges… <text:s/>W] Mendez es...</text:span></text:p>
          </table:table-cell>
        </table:table-row>
        <table:table-row table:style-name="Table1.126">
          <table:table-cell table:style-name="Table1.A2" office:value-type="string">
            <text:p text:style-name="P13">144<text:span text:style-name="T91">2</text:span></text:p>
          </table:table-cell>
          <table:table-cell table:style-name="Table1.A2" office:value-type="string">
            <text:p text:style-name="P14">Et por parans et por amis</text:p>
          </table:table-cell>
          <table:table-cell table:style-name="Table1.C105" office:value-type="string">
            <text:p text:style-name="P324"><text:span text:style-name="T171">A] Et pour [SPAZIO BIANCO] er pour amis <text:s/>BC</text:span>D<text:span text:style-name="T203">EGH2IKW</text:span><text:span text:style-name="T296">T</text:span>] ...per <text:span text:style-name="T186">(BEGI por, H2W pour)</text:span> auoir… <text:span text:style-name="T171">(COLMA LACUNA A?) <text:s text:c="2"/></text:span><text:span text:style-name="T296">ERR CONG BETA?? A NEL DUBBIO LASCIA???</text:span></text:p>
          </table:table-cell>
        </table:table-row>
        <table:table-row table:style-name="Table1.126">
          <table:table-cell table:style-name="Table1.A2" office:value-type="string">
            <text:p text:style-name="P13">144<text:span text:style-name="T91">3</text:span></text:p>
          </table:table-cell>
          <table:table-cell table:style-name="Table1.A2" office:value-type="string">
            <text:p text:style-name="P14">Et si lor donez (F donet) le tresor</text:p>
          </table:table-cell>
          <table:table-cell table:style-name="Table1.C105" office:value-type="string">
            <text:p text:style-name="P205">B<text:span text:style-name="T272">W</text:span>] Si <text:span text:style-name="T272">(W Et)</text:span> lor <text:span text:style-name="T272">(W leur)</text:span> donez <text:span text:style-name="T272">(W donnez)</text:span> de vo <text:span text:style-name="T272">(W voz)</text:span> tresor <text:s/><text:span text:style-name="T238">H2] ...le denes...</text:span></text:p>
          </table:table-cell>
        </table:table-row>
        <table:table-row table:style-name="Table1.126">
          <table:table-cell table:style-name="Table1.A2" office:value-type="string">
            <text:p text:style-name="P13">144<text:span text:style-name="T91">4</text:span></text:p>
          </table:table-cell>
          <table:table-cell table:style-name="Table1.A2" office:value-type="string">
            <text:p text:style-name="P14">Les pailes et l’argent et l’or</text:p>
          </table:table-cell>
          <table:table-cell table:style-name="Table1.C105" office:value-type="string">
            <text:p text:style-name="P196">W] Cheuaulx et argent et or</text:p>
          </table:table-cell>
        </table:table-row>
        <table:table-row table:style-name="Table1.126">
          <table:table-cell table:style-name="Table1.A2" office:value-type="string">
            <text:p text:style-name="P13">144<text:span text:style-name="T91">5</text:span></text:p>
          </table:table-cell>
          <table:table-cell table:style-name="Table1.A2" office:value-type="string">
            <text:p text:style-name="P14">Si remandez por vostre frere</text:p>
          </table:table-cell>
          <table:table-cell table:style-name="Table1.C105" office:value-type="string">
            <text:p text:style-name="P88"><text:span text:style-name="T171">ACGH2IKT] Sire mandez (I mandes) par (C per, GIKT por, H2 </text:span><text:span text:style-name="T128">per</text:span><text:span text:style-name="T171">)… <text:s/>B] Sire enuoies a… <text:s/></text:span>D] Et si mandez le… <text:s/><text:span text:style-name="T180">W] Sire or mendes voustre...</text:span></text:p>
          </table:table-cell>
        </table:table-row>
        <table:table-row table:style-name="Table1.126">
          <table:table-cell table:style-name="Table1.A2" office:value-type="string">
            <text:p text:style-name="P13">144<text:span text:style-name="T91">6</text:span></text:p>
          </table:table-cell>
          <table:table-cell table:style-name="Table1.A2" office:value-type="string">
            <text:p text:style-name="P14">Vostre feme mandest son peire</text:p>
          </table:table-cell>
          <table:table-cell table:style-name="Table1.C105" office:value-type="string">
            <text:p text:style-name="P72"><text:span text:style-name="T171">AGKT] ...mandoit… <text:s/>B</text:span>D<text:span text:style-name="T238">H2</text:span>] <text:span text:style-name="T140">Et </text:span><text:span text:style-name="T100">ure</text:span><text:span text:style-name="T3"> </text:span><text:span text:style-name="T42">(H2 vostre) </text:span><text:span text:style-name="T3">fame mant… <text:s/></text:span><text:span text:style-name="T28">E</text:span><text:span text:style-name="T53">I</text:span><text:span text:style-name="T75">W</text:span><text:span text:style-name="T28">] ...mande </text:span><text:span text:style-name="T75">(W mende)</text:span><text:span text:style-name="T28">...</text:span></text:p>
          </table:table-cell>
        </table:table-row>
        <table:table-row table:style-name="Table1.126">
          <table:table-cell table:style-name="Table1.A2" office:value-type="string">
            <text:p text:style-name="P13">144<text:span text:style-name="T91">7</text:span></text:p>
          </table:table-cell>
          <table:table-cell table:style-name="Table1.A2" office:value-type="string">
            <text:p text:style-name="P14">Mandez em Pulle en Toscainne</text:p>
          </table:table-cell>
          <table:table-cell table:style-name="Table1.C105" office:value-type="string">
            <text:p text:style-name="P97"><text:span text:style-name="T171">AEGH2I] (G Madez)...poille (EH2 puille, G pulle, I puile) et en toscane (EI toscaine, H2 tocaune) <text:s/>B] ...puille… <text:s/>C] ...enpuille ientocane <text:s/></text:span>D] ...<text:span text:style-name="T140">puille et en… <text:s/>T] ...puillle et en toquaine <text:s/>W] ...puelle et en toscane <text:s/>K] ...en puile et en toscane</text:span></text:p>
          </table:table-cell>
        </table:table-row>
        <table:table-row table:style-name="Table1.126">
          <table:table-cell table:style-name="Table1.A2" office:value-type="string">
            <text:p text:style-name="P13">144<text:span text:style-name="T91">8</text:span></text:p>
          </table:table-cell>
          <table:table-cell table:style-name="Table1.A2" office:value-type="string">
            <text:p text:style-name="P14">Per tote la terre Romaingne</text:p>
          </table:table-cell>
          <table:table-cell table:style-name="Table1.C105" office:value-type="string">
            <text:p text:style-name="P72"><text:span text:style-name="T171">AC</text:span>D<text:span text:style-name="T203">EGKTW</text:span>] ...<text:span text:style-name="T171">romane (CET romaine, D romainne) <text:s/>BH2] Et per toute terre roumanne (H2 roumaigne) <text:s/>I] Par tore le tere romaine</text:span></text:p>
          </table:table-cell>
        </table:table-row>
        <table:table-row table:style-name="Table1.126">
          <table:table-cell table:style-name="Table1.A2" office:value-type="string">
            <text:p text:style-name="P13">144<text:span text:style-name="T91">9</text:span></text:p>
          </table:table-cell>
          <table:table-cell table:style-name="Table1.A2" office:value-type="string">
            <text:p text:style-name="P14">Mataquas le duc d’Albanie</text:p>
          </table:table-cell>
          <table:table-cell table:style-name="Table1.C105" office:value-type="string">
            <text:p text:style-name="P300"><text:span text:style-name="T171">A] …de balnie <text:s/>B] Mandez mataquas... <text:s/></text:span>D<text:span text:style-name="T272">W</text:span>] <text:span text:style-name="T140">Matacart (W Mataquart)… <text:s/>E] Mathascas...daubanie <text:s/>GK] Maraquaz (K Mataqaz)...daubanie <text:s/>H2] Et <text:s/>mandes le roy dalemaigne <text:s/>T] ...dalbagnie</text:span></text:p>
          </table:table-cell>
        </table:table-row>
        <table:table-row table:style-name="Table1.12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C105" office:value-type="string">
            <text:p text:style-name="P243">H2] Sire ne vouz acargies mie</text:p>
          </table:table-cell>
        </table:table-row>
        <table:table-row table:style-name="Table1.126">
          <table:table-cell table:style-name="Table1.A2" office:value-type="string">
            <text:p text:style-name="P14">1450</text:p>
          </table:table-cell>
          <table:table-cell table:style-name="Table1.A2" office:value-type="string">
            <text:p text:style-name="P14">Medon le roi d’Esclabonie</text:p>
          </table:table-cell>
          <table:table-cell table:style-name="Table1.C105" office:value-type="string">
            <text:p text:style-name="P97"><text:span text:style-name="T171">A] ...de danonie <text:s text:c="2"/>B] Mandez le roi desclauonnie <text:s/>C] Madeit...desclauanie <text:s/></text:span>D<text:span text:style-name="T238">H2</text:span>] <text:span text:style-name="T140">Mandez (H2 </text:span><text:soft-page-break/><text:span text:style-name="T140">Mandes) le roi desclauonie <text:s/>E] ...desclauonnie <text:s/>GIT] Mandon...desclauonie <text:s/>W] Medon le duc declauonie <text:s/>K] desclauonie</text:span></text:p>
          </table:table-cell>
        </table:table-row>
        <table:table-row table:style-name="Table1.126">
          <table:table-cell table:style-name="Table1.A2" office:value-type="string">
            <text:p text:style-name="P14">1451</text:p>
          </table:table-cell>
          <table:table-cell table:style-name="Table1.A2" office:value-type="string">
            <text:p text:style-name="P14">Fragon qui est rois de Persie</text:p>
          </table:table-cell>
          <table:table-cell table:style-name="Table1.C105" office:value-type="string">
            <text:p text:style-name="P97"><text:span text:style-name="T171">ABIT] Fragun (B Fragons, I Fragunz)… <text:s/>CW] Francon… <text:s/></text:span>D] <text:span text:style-name="T140">Faugon… <text:s/>E] Fragram… K] Frangon...</text:span></text:p>
          </table:table-cell>
        </table:table-row>
        <table:table-row table:style-name="Table1.126">
          <table:table-cell table:style-name="Table1.A2" office:value-type="string">
            <text:p text:style-name="P14">1452</text:p>
          </table:table-cell>
          <table:table-cell table:style-name="Table1.A2" office:value-type="string">
            <text:p text:style-name="P14">Sachiés qu’il ne vos fadrait mie</text:p>
          </table:table-cell>
          <table:table-cell table:style-name="Table1.C105" office:value-type="string">
            <text:p text:style-name="P271">T] Medon le roi desclauonie</text:p>
            <text:p text:style-name="P88"><text:span text:style-name="T187">BE] ...cis (E il) ne vous (E vos) faura (E faudra)… <text:s/>C</text:span>D<text:span text:style-name="T278">K</text:span>] ...faudra…<text:span text:style-name="T140"> <text:s/>GI] ...faudrunt… <text:s/>W] ...quilz ne vous fauldront...</text:span></text:p>
          </table:table-cell>
        </table:table-row>
        <table:table-row table:style-name="Table1.126">
          <table:table-cell table:style-name="Table1.A2" office:value-type="string">
            <text:p text:style-name="P14">1453</text:p>
          </table:table-cell>
          <table:table-cell table:style-name="Table1.A2" office:value-type="string">
            <text:p text:style-name="P14">Tant avrés cheveliers et gent</text:p>
          </table:table-cell>
          <table:table-cell table:style-name="Table1.C105" office:value-type="string">
            <text:p text:style-name="P298">D<text:span text:style-name="T222">GIKT</text:span>] ...<text:span text:style-name="T140">auroiz (I aurois, K aueroiz)...</text:span></text:p>
          </table:table-cell>
        </table:table-row>
        <table:table-row table:style-name="Table1.126">
          <table:table-cell table:style-name="Table1.A2" office:value-type="string">
            <text:p text:style-name="P14">1454</text:p>
          </table:table-cell>
          <table:table-cell table:style-name="Table1.A2" office:value-type="string">
            <text:p text:style-name="P14">Folz iert li rois c’il vos atent</text:p>
          </table:table-cell>
          <table:table-cell table:style-name="Table1.C105" office:value-type="string">
            <text:p text:style-name="P167">A] ...si uos… <text:s/><text:span text:style-name="T222">GK] Foux (K Fouz) est… <text:s/>IW] Fous (W Fol) est...si uos (W vous)...</text:span></text:p>
          </table:table-cell>
        </table:table-row>
        <table:table-row table:style-name="Table1.126">
          <table:table-cell table:style-name="Table1.A2" office:value-type="string">
            <text:p text:style-name="P14">1455</text:p>
          </table:table-cell>
          <table:table-cell table:style-name="Table1.A2" office:value-type="string">
            <text:p text:style-name="P14">Ne croi qu’il vos atende mie</text:p>
          </table:table-cell>
          <table:table-cell table:style-name="Table1.C105" office:value-type="string">
            <text:p text:style-name="P168">A] ...que si uos… <text:s/><text:span text:style-name="T238">H2] Je croi ne vous atendra mie <text:s/>W] ...qui vous… <text:s/>K] Ni...</text:span></text:p>
          </table:table-cell>
        </table:table-row>
        <table:table-row table:style-name="Table1.126">
          <table:table-cell table:style-name="Table1.A2" office:value-type="string">
            <text:p text:style-name="P14">1456</text:p>
          </table:table-cell>
          <table:table-cell table:style-name="Table1.A2" office:value-type="string">
            <text:p text:style-name="P14">Que muelz savrait muelz vos en die</text:p>
          </table:table-cell>
          <table:table-cell table:style-name="Table1.C105" office:value-type="string">
            <text:p text:style-name="P88"><text:span text:style-name="T171">ACIKT] Qui mielz (C miauz, I meus, KT mieuz) saura le (T lo, K li) mielz (C miauz, I meus, T mez, K mieuz) uos (K uo) die <text:s/>B] Qui miez seit des autres si die <text:s/></text:span>D<text:span text:style-name="T238">H2</text:span>] <text:span text:style-name="T140">Et qui mieuz (H2 miex) sera (H2 sache) si le die <text:s/>EG] Qui miex (G meuz) saura miex (G meuz) vos en die (G uos die) <text:s/>W] Qui mieulx sara et mieulx veult dire</text:span></text:p>
          </table:table-cell>
        </table:table-row>
        <table:table-row table:style-name="Table1.126">
          <table:table-cell table:style-name="Table1.A2" office:value-type="string">
            <text:p text:style-name="P14">1457</text:p>
          </table:table-cell>
          <table:table-cell table:style-name="Table1.A2" office:value-type="string">
            <text:p text:style-name="P14">Cel consoil ont tuit creanté</text:p>
          </table:table-cell>
          <table:table-cell table:style-name="Table1.C105" office:value-type="string">
            <text:p text:style-name="P88"><text:span text:style-name="T171">AEGK] Cest (K Cist)… <text:s/>B] ...tout… <text:s/>C] Cest...ant tuit… <text:s/></text:span>D<text:span text:style-name="T238">H2</text:span>] ...<text:span text:style-name="T140">ont a creante <text:s/>I] Ceste...tout… <text:s/>W] ...ot tuit et forme</text:span></text:p>
          </table:table-cell>
        </table:table-row>
        <table:table-row table:style-name="Table1.126">
          <table:table-cell table:style-name="Table1.A2" office:value-type="string">
            <text:p text:style-name="P14">1458</text:p>
          </table:table-cell>
          <table:table-cell table:style-name="Table1.A2" office:value-type="string">
            <text:p text:style-name="P14">A tel desplaist qui l’a loé</text:p>
          </table:table-cell>
          <table:table-cell table:style-name="Table1.C105" office:value-type="string">
            <text:p text:style-name="P88"><text:span text:style-name="T171">ABC</text:span>D<text:span text:style-name="T223">GH2IK</text:span>] ...<text:span text:style-name="T171">tel (B teil, C cel) ne plait...(G qui lot)… <text:s/>W] Et chascun la au roy loe</text:span></text:p>
          </table:table-cell>
        </table:table-row>
        <table:table-row table:style-name="Table1.126">
          <table:table-cell table:style-name="Table1.A2" office:value-type="string">
            <text:p text:style-name="P14">1459</text:p>
          </table:table-cell>
          <table:table-cell table:style-name="Table1.A2" office:value-type="string">
            <text:p text:style-name="P14">Li rois dist Ensi iert il fait (F fais)</text:p>
          </table:table-cell>
          <table:table-cell table:style-name="Table1.C105" office:value-type="string">
            <text:p text:style-name="P244">H2] ...li dit ainssi ert fait <text:s text:c="2"/><text:span text:style-name="T180">W]...dit ainsi sera fait </text:span></text:p>
          </table:table-cell>
        </table:table-row>
        <table:table-row table:style-name="Table1.126">
          <table:table-cell table:style-name="Table1.A2" office:value-type="string">
            <text:p text:style-name="P14">1460</text:p>
          </table:table-cell>
          <table:table-cell table:style-name="Table1.A2" office:value-type="string">
            <text:p text:style-name="P14">Ja mais n’en tendrons atre plait</text:p>
          </table:table-cell>
          <table:table-cell table:style-name="Table1.C105" office:value-type="string">
            <text:p text:style-name="P72"><text:span text:style-name="T172">ACEGH2IKTW] ...ne (EGH2IKTW nen) prendrons (G prendrunt, H2 penrons, I prendons, T prandrun)… <text:s/>B] ...nempranrons… </text:span>D] ...<text:span text:style-name="T140">nen panrons mes autre...</text:span></text:p>
          </table:table-cell>
        </table:table-row>
        <table:table-row table:style-name="Table1.126">
          <table:table-cell table:style-name="Table1.A2" office:value-type="string">
            <text:p text:style-name="P14">1461</text:p>
          </table:table-cell>
          <table:table-cell table:style-name="Table1.A2" office:value-type="string">
            <text:p text:style-name="P14">Li rois lor dist Oez signor</text:p>
          </table:table-cell>
          <table:table-cell table:style-name="Table1.C105" office:value-type="string">
            <text:p text:style-name="P72"><text:span text:style-name="T187">B] ...a dit oies… <text:s/></text:span>D] ...<text:span text:style-name="T140">lor a dit beau… <text:s/>G] ...dit oez...</text:span></text:p>
          </table:table-cell>
        </table:table-row>
        <table:table-row table:style-name="Table1.126">
          <table:table-cell table:style-name="Table1.A2" office:value-type="string">
            <text:p text:style-name="P14">1462</text:p>
          </table:table-cell>
          <table:table-cell table:style-name="Table1.A2" office:value-type="string">
            <text:p text:style-name="P14">Je vos deffent bien sor honor</text:p>
          </table:table-cell>
          <table:table-cell table:style-name="Table1.C105" office:value-type="string">
            <text:p text:style-name="P72"><text:span text:style-name="T172">ACEGIKTW] ...sor (W sur) mamor (W mamour) <text:s/>B] Je deffent chascun sor sounour <text:s/></text:span>D] ...<text:span text:style-name="T140">deffent desor mamor <text:s/>H2] ...deffent sor mamour</text:span></text:p>
          </table:table-cell>
        </table:table-row>
        <table:table-row table:style-name="Table1.126">
          <table:table-cell table:style-name="Table1.A2" office:value-type="string">
            <text:p text:style-name="P14">1463</text:p>
          </table:table-cell>
          <table:table-cell table:style-name="Table1.A2" office:value-type="string">
            <text:p text:style-name="P14">Que nus as messagiers ne die</text:p>
          </table:table-cell>
          <table:table-cell table:style-name="Table1.C105" office:value-type="string">
            <text:p text:style-name="P249">I] ...aumesage...</text:p>
          </table:table-cell>
        </table:table-row>
        <table:table-row table:style-name="Table1.126">
          <table:table-cell table:style-name="Table1.A2" office:value-type="string">
            <text:p text:style-name="P14">1464</text:p>
          </table:table-cell>
          <table:table-cell table:style-name="Table1.A2" office:value-type="string">
            <text:p text:style-name="P14">Mal ne anui ne vilonie</text:p>
          </table:table-cell>
          <table:table-cell table:style-name="Table1.C105" office:value-type="string">
            <text:p text:style-name="P72"><text:span text:style-name="T187">B] ...ne orguel ne fellonie <text:s/></text:span>D] ...<text:span text:style-name="T140">ne orguil… <text:s/>E] ...ne felonnie</text:span></text:p>
          </table:table-cell>
        </table:table-row>
        <table:table-row table:style-name="Table1.126">
          <table:table-cell table:style-name="Table1.A2" office:value-type="string">
            <text:p text:style-name="P14">1465</text:p>
          </table:table-cell>
          <table:table-cell table:style-name="Table1.A2" office:value-type="string">
            <text:p text:style-name="P14">Mai que riens savrait que lor plaisse</text:p>
          </table:table-cell>
          <table:table-cell table:style-name="Table1.C105" office:value-type="string">
            <text:p text:style-name="P72"><text:span text:style-name="T172">ACGIKTW] ...qui (I chi)...saura qui… <text:s/>B] ...qui sauera qui lor… <text:s/></text:span>D] ...<text:span text:style-name="T140">qui sera rien qui… <text:s/>EH2] ...qui saura rien (H2 riens) qui lor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4">1466</text:p>
          </table:table-cell>
          <table:table-cell table:style-name="Table1.A2" office:value-type="string">
            <text:p text:style-name="P14">Se faire le seit si le fasce</text:p>
          </table:table-cell>
          <table:table-cell table:style-name="Table1.C105" office:value-type="string">
            <text:p text:style-name="P301"><text:span text:style-name="T172">AC</text:span>D<text:span text:style-name="T204">EGH2IKT</text:span>] <text:span text:style-name="T172">(AK Si)</text:span>...<text:span text:style-name="T140">le puet...(C si lor, IK si li)… <text:s/>B] Si lor face tout alor aise <text:s/>W] ...le peut qui leur...</text:span></text:p>
          </table:table-cell>
        </table:table-row>
        <table:table-row table:style-name="Table1.126">
          <table:table-cell table:style-name="Table1.A2" office:value-type="string">
            <text:p text:style-name="P14">1467</text:p>
          </table:table-cell>
          <table:table-cell table:style-name="Table1.A2" office:value-type="string">
            <text:p text:style-name="P14">A tant si l’a li rois lessié</text:p>
          </table:table-cell>
          <table:table-cell table:style-name="Table1.C105" office:value-type="string">
            <text:p text:style-name="P88"><text:span text:style-name="T172">AIK] ...si a li rois… <text:s/>B] ...ont le parler... CT] ...soa li rois...</text:span>D] ...<text:span text:style-name="T140">a li rois ce… <text:s/>E] ...les a li rois… <text:s/>G] ...sen a… <text:s/>H2] Atant a or li… <text:s/>W] ...a ce le...</text:span></text:p>
          </table:table-cell>
        </table:table-row>
        <table:table-row table:style-name="Table1.126">
          <table:table-cell table:style-name="Table1.A2" office:value-type="string">
            <text:p text:style-name="P14">1468</text:p>
          </table:table-cell>
          <table:table-cell table:style-name="Table1.A2" office:value-type="string">
            <text:p text:style-name="P14">Et si lor ait donei congié</text:p>
          </table:table-cell>
          <table:table-cell table:style-name="Table1.C105" office:value-type="string">
            <text:p text:style-name="P170">A] Si lor a… <text:s/><text:span text:style-name="T187">B] Li rois lor a deneit… <text:s/>K] E lor a done...</text:span></text:p>
          </table:table-cell>
        </table:table-row>
        <table:table-row table:style-name="Table1.126">
          <table:table-cell table:style-name="Table1.A2" office:value-type="string">
            <text:p text:style-name="P14">1469</text:p>
          </table:table-cell>
          <table:table-cell table:style-name="Table1.A2" office:value-type="string">
            <text:p text:style-name="P14">A lor ostez en vont em paix</text:p>
          </table:table-cell>
          <table:table-cell table:style-name="Table1.C105" office:value-type="string">
            <text:p text:style-name="P206">B] ---</text:p>
            <text:p text:style-name="P72"><text:span text:style-name="T172">AC</text:span>D<text:span text:style-name="T204">EGH2IKTW</text:span>] <text:span text:style-name="T272">(W En leur hostel)</text:span>...<text:span text:style-name="T140">sen uont (K senuoit)...</text:span></text:p>
          </table:table-cell>
        </table:table-row>
        <table:table-row table:style-name="Table1.126">
          <table:table-cell table:style-name="Table1.A2" office:value-type="string">
            <text:p text:style-name="P14">1470</text:p>
          </table:table-cell>
          <table:table-cell table:style-name="Table1.A2" office:value-type="string">
            <text:p text:style-name="P17">Et li rois remest el palaix</text:p>
          </table:table-cell>
          <table:table-cell table:style-name="Table1.C105" office:value-type="string">
            <text:p text:style-name="P169">A<text:span text:style-name="T187">B</text:span>] ---</text:p>
            <text:p text:style-name="P97">D] ...ou…<text:span text:style-name="T140"> <text:s/>H2] ...en… <text:s/>W] ...demore au… <text:s/>K] ...il...</text:span></text:p>
          </table:table-cell>
        </table:table-row>
        <table:table-row table:style-name="Table1.126">
          <table:table-cell table:style-name="Table1.A2" office:value-type="string">
            <text:p text:style-name="P14">1471</text:p>
          </table:table-cell>
          <table:table-cell table:style-name="Table1.A2" office:value-type="string">
            <text:p text:style-name="P17">E<text:span text:style-name="T140">n</text:span> sa chambre s’en est entrez</text:p>
          </table:table-cell>
          <table:table-cell table:style-name="Table1.C105" office:value-type="string">
            <text:p text:style-name="P63"/>
          </table:table-cell>
        </table:table-row>
        <table:table-row table:style-name="Table1.126">
          <table:table-cell table:style-name="Table1.A2" office:value-type="string">
            <text:p text:style-name="P14">1472</text:p>
          </table:table-cell>
          <table:table-cell table:style-name="Table1.A2" office:value-type="string">
            <text:p text:style-name="P17">O lui ses cheveliers privez</text:p>
          </table:table-cell>
          <table:table-cell table:style-name="Table1.C105" office:value-type="string">
            <text:p text:style-name="P117"><text:span text:style-name="T172">A] Auec ses </text:span><text:span text:style-name="T110">chrs</text:span><text:span text:style-name="T13"> priuez <text:s/></text:span><text:span text:style-name="T1">C</text:span><text:span text:style-name="T29">E</text:span><text:span text:style-name="T75">W</text:span>] Et de ses <text:span text:style-name="T272">(W ces)</text:span>… <text:s/><text:span text:style-name="T224">GK] A un de ses </text:span><text:span text:style-name="T124">chrs</text:span><text:span text:style-name="T37"> priuez <text:s/></text:span><text:span text:style-name="T54">I] O de ses… <text:s/></text:span><text:span text:style-name="T49">T] </text:span><text:span text:style-name="T64">Adeses chiualiers...</text:span></text:p>
          </table:table-cell>
        </table:table-row>
        <table:table-row table:style-name="Table1.126">
          <table:table-cell table:style-name="Table1.A2" office:value-type="string">
            <text:p text:style-name="P14">1473</text:p>
          </table:table-cell>
          <table:table-cell table:style-name="Table1.A2" office:value-type="string">
            <text:p text:style-name="P17">Le seneschal et de ses drus</text:p>
          </table:table-cell>
          <table:table-cell table:style-name="Table1.C105" office:value-type="string">
            <text:p text:style-name="P206">B] ---</text:p>
            <text:p text:style-name="P195"><text:span text:style-name="T278">K</text:span>W] ...seneschal de se <text:span text:style-name="T278">(K ses)</text:span> drus</text:p>
          </table:table-cell>
        </table:table-row>
        <table:table-row table:style-name="Table1.126">
          <table:table-cell table:style-name="Table1.A2" office:value-type="string">
            <text:p text:style-name="P14">1474</text:p>
          </table:table-cell>
          <table:table-cell table:style-name="Table1.A2" office:value-type="string">
            <text:p text:style-name="P17">Avoit avec lui retenus</text:p>
          </table:table-cell>
          <table:table-cell table:style-name="Table1.C105" office:value-type="string">
            <text:p text:style-name="P116"><text:span text:style-name="T172">AH2ITW] ...auec soi… <text:s/>B] Quil auoit o lui… <text:s/></text:span>C] ...auoi soi...</text:p>
          </table:table-cell>
        </table:table-row>
        <table:table-row table:style-name="Table1.12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7"/>
          </table:table-cell>
          <table:table-cell table:style-name="Table1.C105" office:value-type="string">
            <text:p text:style-name="P206">B] Damians i fu quest ses drus</text:p>
          </table:table-cell>
        </table:table-row>
        <table:table-row table:style-name="Table1.126">
          <table:table-cell table:style-name="Table1.A2" office:value-type="string">
            <text:p text:style-name="P14">1475</text:p>
          </table:table-cell>
          <table:table-cell table:style-name="Table1.A2" office:value-type="string">
            <text:p text:style-name="P17">Tote nuit faissoit briés escrire</text:p>
          </table:table-cell>
          <table:table-cell table:style-name="Table1.C105" office:value-type="string">
            <text:p text:style-name="P79"><text:span text:style-name="T172">ABCEGH2IKTW] Toute (CGIT Tote, K Tute) nuit (G nuiz) fet (BCEGH2IKTW fait) lettres (CEGKT letres, I litres) escrire <text:s/></text:span>D] <text:span text:style-name="T140">Tantost a fait letres escrire</text:span></text:p>
          </table:table-cell>
        </table:table-row>
        <table:table-row table:style-name="Table1.126">
          <table:table-cell table:style-name="Table1.A2" office:value-type="string">
            <text:p text:style-name="P14">1476</text:p>
          </table:table-cell>
          <table:table-cell table:style-name="Table1.A2" office:value-type="string">
            <text:p text:style-name="P17">Puels les fet seeler en sire</text:p>
          </table:table-cell>
          <table:table-cell table:style-name="Table1.C105" office:value-type="string">
            <text:p text:style-name="P118"><text:span text:style-name="T172">A</text:span>C<text:span text:style-name="T224">GIKW</text:span>] ...<text:span text:style-name="T278">(K li)</text:span>...<text:span text:style-name="T247">(I seieler, K sieler) </text:span>de cire <text:span text:style-name="T272">(W sire) </text:span><text:s/><text:span text:style-name="T188">B] Et les...de cire <text:s/>E] Si… <text:s/>H2] ...si les... <text:s text:c="2"/>T] ...le fit...</text:span></text:p>
          </table:table-cell>
        </table:table-row>
        <table:table-row table:style-name="Table1.126">
          <table:table-cell table:style-name="Table1.A2" office:value-type="string">
            <text:p text:style-name="P14">1477</text:p>
          </table:table-cell>
          <table:table-cell table:style-name="Table1.A2" office:value-type="string">
            <text:p text:style-name="P17">Li seneschalx que mout fut saiges</text:p>
          </table:table-cell>
          <table:table-cell table:style-name="Table1.C105" office:value-type="string">
            <text:p text:style-name="P72"><text:span text:style-name="T172">ABC</text:span>D<text:span text:style-name="T205">EGH2ITW</text:span>] ...<text:span text:style-name="T140">qui...</text:span></text:p>
          </table:table-cell>
        </table:table-row>
        <table:table-row table:style-name="Table1.126">
          <table:table-cell table:style-name="Table1.A2" office:value-type="string">
            <text:p text:style-name="P14">1478</text:p>
          </table:table-cell>
          <table:table-cell table:style-name="Table1.A2" office:value-type="string">
            <text:p text:style-name="P17">Ait bien atornez les messaiges</text:p>
          </table:table-cell>
          <table:table-cell table:style-name="Table1.C105" office:value-type="string">
            <text:p text:style-name="P306">A<text:span text:style-name="T247">IK</text:span>] A...</text:p>
          </table:table-cell>
        </table:table-row>
        <table:table-row table:style-name="Table1.126">
          <table:table-cell table:style-name="Table1.A2" office:value-type="string">
            <text:p text:style-name="P14">1479</text:p>
          </table:table-cell>
          <table:table-cell table:style-name="Table1.A2" office:value-type="string">
            <text:p text:style-name="P17">Mout furent bien apparillié</text:p>
          </table:table-cell>
          <table:table-cell table:style-name="Table1.C105" office:value-type="string">
            <text:p text:style-name="P249">INV I] Per mer a cheual et a pie</text:p>
          </table:table-cell>
        </table:table-row>
        <table:table-row table:style-name="Table1.126">
          <table:table-cell table:style-name="Table1.A2" office:value-type="string">
            <text:p text:style-name="P14">1480</text:p>
          </table:table-cell>
          <table:table-cell table:style-name="Table1.A2" office:value-type="string">
            <text:p text:style-name="P17">Per meir a cheval et a pié</text:p>
          </table:table-cell>
          <table:table-cell table:style-name="Table1.C105" office:value-type="string">
            <text:p text:style-name="P250">INV I] Molt furent biez aparelie</text:p>
            <text:p text:style-name="P277">H2] <text:span text:style-name="T98">Per</text:span><text:span text:style-name="T1"> mer et en CORR IN a nef et a pie <text:s/></text:span><text:span text:style-name="T19">W] </text:span><text:span text:style-name="T76">Par… <text:s/></text:span><text:span text:style-name="T83">K] </text:span><text:span text:style-name="T82">Par...e a..</text:span></text:p>
          </table:table-cell>
        </table:table-row>
        <table:table-row table:style-name="Table1.126">
          <table:table-cell table:style-name="Table1.A2" office:value-type="string">
            <text:p text:style-name="P14">1481</text:p>
          </table:table-cell>
          <table:table-cell table:style-name="Table1.A2" office:value-type="string">
            <text:p text:style-name="P17">Les envoia vers ses amis</text:p>
          </table:table-cell>
          <table:table-cell table:style-name="Table1.C105" office:value-type="string">
            <text:p text:style-name="P89"><text:span text:style-name="T188">BE] ...enuoie (E enuoia) pour (E por)… <text:s/>CG] ...a ses amis <text:s/></text:span>D] <text:span text:style-name="T140">A enuoie a… <text:s/>H2] Nenvoient a ces… <text:s/>I] Ses… <text:s/>W] ...veoir ses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4">1482</text:p>
          </table:table-cell>
          <table:table-cell table:style-name="Table1.A2" office:value-type="string">
            <text:p text:style-name="P17">Per toz les estrainges pais</text:p>
          </table:table-cell>
          <table:table-cell table:style-name="Table1.C105" office:value-type="string">
            <text:p text:style-name="P169">A<text:span text:style-name="T188">BKW</text:span>] Par...</text:p>
          </table:table-cell>
        </table:table-row>
        <table:table-row table:style-name="Table1.126">
          <table:table-cell table:style-name="Table1.A2" office:value-type="string">
            <text:p text:style-name="P14">1483</text:p>
          </table:table-cell>
          <table:table-cell table:style-name="Table1.A2" office:value-type="string">
            <text:p text:style-name="P17">Li rois s’en <text:s/>vet un poc jesir</text:p>
          </table:table-cell>
          <table:table-cell table:style-name="Table1.C105" office:value-type="string">
            <text:p text:style-name="P209">B] ...rois ala .j. … <text:s/><text:span text:style-name="T239">H2] ...senva .i. pou dormir <text:s/>W] ...sen va...</text:span></text:p>
          </table:table-cell>
        </table:table-row>
        <table:table-row table:style-name="Table1.126">
          <table:table-cell table:style-name="Table1.A2" office:value-type="string">
            <text:p text:style-name="P14">1484</text:p>
          </table:table-cell>
          <table:table-cell table:style-name="Table1.A2" office:value-type="string">
            <text:p text:style-name="P17">Mais il ne pot onques dormir</text:p>
          </table:table-cell>
          <table:table-cell table:style-name="Table1.C105" office:value-type="string">
            <text:p text:style-name="P72"><text:span text:style-name="T172">ABC</text:span>D<text:span text:style-name="T205">EGIKTW</text:span>] ...<text:span text:style-name="T188">(BK ni)(AGK puet, W peut) gaires (T guaires, W guere)… <text:s/>H2] ...ni pout gaires gesir</text:span></text:p>
          </table:table-cell>
        </table:table-row>
        <table:table-row table:style-name="Table1.126">
          <table:table-cell table:style-name="Table1.A2" office:value-type="string">
            <text:p text:style-name="P14">1485</text:p>
          </table:table-cell>
          <table:table-cell table:style-name="Table1.A2" office:value-type="string">
            <text:p text:style-name="P286">En tant que li rois se dormoit</text:p>
          </table:table-cell>
          <table:table-cell table:style-name="Table1.C105" office:value-type="string">
            <text:p text:style-name="P123"><text:span text:style-name="T172">AGI</text:span><text:span text:style-name="T298">K</text:span><text:span text:style-name="T172">T] Mentre (G Mentres) que… <text:s/>B] Entrues... </text:span>C] .J. visions li uenoit <text:s/><text:span text:style-name="T239">D] Ensi con li… <text:s/>H2] Ainsi comme il se… <text:s/>W] Tandis...dormit</text:span></text:p>
          </table:table-cell>
        </table:table-row>
        <table:table-row table:style-name="Table1.12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7"/>
          </table:table-cell>
          <table:table-cell table:style-name="Table1.C105" office:value-type="string">
            <text:p text:style-name="P264">W] Vne auision ly venit</text:p>
          </table:table-cell>
        </table:table-row>
        <table:table-row table:style-name="Table1.126">
          <table:table-cell table:style-name="Table1.A2" office:value-type="string">
            <text:p text:style-name="P14">1486</text:p>
          </table:table-cell>
          <table:table-cell table:style-name="Table1.A2" office:value-type="string">
            <text:p text:style-name="P17">De son peire que mors estoit</text:p>
          </table:table-cell>
          <table:table-cell table:style-name="Table1.C105" office:value-type="string">
            <text:p text:style-name="P72"><text:span text:style-name="T188">BC</text:span>D<text:span text:style-name="T205">EGH2IKT</text:span>]<text:span text:style-name="T273">W</text:span> ...<text:span text:style-name="T140">qui...</text:span></text:p>
          </table:table-cell>
        </table:table-row>
        <table:table-row table:style-name="Table1.12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7"/>
          </table:table-cell>
          <table:table-cell table:style-name="Table1.C105" office:value-type="string">
            <text:p text:style-name="P121">C<text:span text:style-name="T273">W</text:span>] Et durement laraisonoit <text:span text:style-name="T273">(W rasonnoit)</text:span></text:p>
          </table:table-cell>
        </table:table-row>
        <table:table-row table:style-name="Table1.126">
          <table:table-cell table:style-name="Table1.A2" office:value-type="string">
            <text:p text:style-name="P14">1487</text:p>
          </table:table-cell>
          <table:table-cell table:style-name="Table1.A2" office:value-type="string">
            <text:p text:style-name="P17">Est avis que davant lui vient</text:p>
          </table:table-cell>
          <table:table-cell table:style-name="Table1.C105" office:value-type="string">
            <text:p text:style-name="P97"><text:span text:style-name="T172">A] Li est auis que de lui uient <text:s/>C] Ce li est auis dauant… <text:s/>B</text:span>D<text:span text:style-name="T205">ET</text:span>] <text:span text:style-name="T140">Li fu (DE est) uis… <text:s/>G] Li est auis qui… <text:s/>H2] Li est vis que… <text:s/>I] Lest auis que...li... <text:s text:c="2"/>K] Li est auis qe deuant...</text:span></text:p>
          </table:table-cell>
        </table:table-row>
        <table:table-row table:style-name="Table1.126">
          <table:table-cell table:style-name="Table1.A2" office:value-type="string">
            <text:p text:style-name="P14">1488</text:p>
          </table:table-cell>
          <table:table-cell table:style-name="Table1.A2" office:value-type="string">
            <text:p text:style-name="P17">S’espee nue en sa main tient</text:p>
          </table:table-cell>
          <table:table-cell table:style-name="Table1.C105" office:value-type="string">
            <text:p text:style-name="P121"><text:span text:style-name="T172">AB</text:span>C<text:span text:style-name="T225">GIW</text:span>] ...en son poing <text:span text:style-name="T225">(G puing)</text:span>… <text:s/><text:span text:style-name="T205">ET] Lespee...</text:span></text:p>
          </table:table-cell>
        </table:table-row>
        <table:table-row table:style-name="Table1.329">
          <table:table-cell table:style-name="Table1.A2" office:value-type="string">
            <text:p text:style-name="P14">1489</text:p>
          </table:table-cell>
          <table:table-cell table:style-name="Table1.A2" office:value-type="string">
            <text:p text:style-name="P17">Fierement l’ait a raison mis</text:p>
          </table:table-cell>
          <table:table-cell table:style-name="Table1.C105" office:value-type="string">
            <text:p text:style-name="P278">G] ...li a… <text:s/><text:span text:style-name="T160">K] ...la...</text:span></text:p>
          </table:table-cell>
        </table:table-row>
        <table:table-row table:style-name="Table1.126">
          <table:table-cell table:style-name="Table1.A2" office:value-type="string">
            <text:p text:style-name="P14">1490</text:p>
          </table:table-cell>
          <table:table-cell table:style-name="Table1.A2" office:value-type="string">
            <text:p text:style-name="P17">Phelipes ies tu mors ou vis</text:p>
          </table:table-cell>
          <table:table-cell table:style-name="Table1.C105" office:value-type="string">
            <text:p text:style-name="P72"><text:span text:style-name="T172">ABCH2KTW] Felipe (B Phellipe, CW Felippe, H2 Phelippe, K Filipes)… <text:s/></text:span>D] <text:span text:style-name="T140">Phelippon… <text:s/>G] Fpylip</text:span></text:p>
          </table:table-cell>
        </table:table-row>
        <table:table-row table:style-name="Table1.126">
          <table:table-cell table:style-name="Table1.A2" office:value-type="string">
            <text:p text:style-name="P14">1491</text:p>
          </table:table-cell>
          <table:table-cell table:style-name="Table1.A2" office:value-type="string">
            <text:p text:style-name="P17">Jai sui ge Mandianz tes peires</text:p>
          </table:table-cell>
          <table:table-cell table:style-name="Table1.C105" office:value-type="string">
            <text:p text:style-name="P89"><text:span text:style-name="T172">AGIK] Je (I Ge) sui medians (G madiains, IK madians)…(G ton pere) <text:s/>CT] ...madiains… <text:s/>B</text:span>D<text:span text:style-name="T205">E</text:span>] ...<text:span text:style-name="T188">madians (D madianz, E madian)...(E ton pere) <text:s/>H2] Je sui ie medians… <text:s/>W] Ja fut je madiens ton pere</text:span></text:p>
          </table:table-cell>
        </table:table-row>
        <table:table-row table:style-name="Table1.126">
          <table:table-cell table:style-name="Table1.A2" office:value-type="string">
            <text:p text:style-name="P14">1492</text:p>
          </table:table-cell>
          <table:table-cell table:style-name="Table1.A2" office:value-type="string">
            <text:p text:style-name="P17">Fils a putains mavais licheires</text:p>
          </table:table-cell>
          <table:table-cell table:style-name="Table1.C105" office:value-type="string">
            <text:p text:style-name="P207">B] ...traistres leres <text:s/><text:span text:style-name="T205">E] Fiex… <text:s/>H2] ...dit il lechierres</text:span></text:p>
          </table:table-cell>
        </table:table-row>
        <table:table-row table:style-name="Table1.126">
          <table:table-cell table:style-name="Table1.A2" office:value-type="string">
            <text:p text:style-name="P14">1493</text:p>
          </table:table-cell>
          <table:table-cell table:style-name="Table1.A2" office:value-type="string">
            <text:p text:style-name="P17">Ainz de ma terre n’oi signor</text:p>
          </table:table-cell>
          <table:table-cell table:style-name="Table1.C105" office:value-type="string">
            <text:p text:style-name="P266">E<text:span text:style-name="T262">T</text:span>] Onc… <text:s/><text:span text:style-name="T239">H2] ...nou… <text:s/>W] Ont...neus seignour <text:s/>K] Anc mais...</text:span></text:p>
          </table:table-cell>
        </table:table-row>
        <table:table-row table:style-name="Table1.126">
          <table:table-cell table:style-name="Table1.A2" office:value-type="string">
            <text:p text:style-name="P14">1494</text:p>
          </table:table-cell>
          <table:table-cell table:style-name="Table1.A2" office:value-type="string">
            <text:p text:style-name="P17">Fors Deu del ciel le Criatur</text:p>
          </table:table-cell>
          <table:table-cell table:style-name="Table1.C105" office:value-type="string">
            <text:p text:style-name="P122">C] For sol… <text:s/><text:span text:style-name="T205">E] ...dame dieu le… <text:s/>W] Fors cilx du cierl mon creatour</text:span></text:p>
          </table:table-cell>
        </table:table-row>
        <table:table-row table:style-name="Table1.12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7"/>
          </table:table-cell>
          <table:table-cell table:style-name="Table1.C105" office:value-type="string">
            <text:p text:style-name="P72"><text:span text:style-name="T172">ABC</text:span>D<text:span text:style-name="T205">EGH2IKTW</text:span>] <text:span text:style-name="T155">Garde (BDEGH2 Gardes) ne (C nel) faces (G fais, W face) mauuais (BCT maluais, H2 mauuez, K mauueis) plait</text:span></text:p>
          </table:table-cell>
        </table:table-row>
        <table:table-row table:style-name="Table1.12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7"/>
          </table:table-cell>
          <table:table-cell table:style-name="Table1.C105" office:value-type="string">
            <text:p text:style-name="P72"><text:span text:style-name="T172">ABC</text:span>D<text:span text:style-name="T205">EGH2IKTW</text:span>] <text:span text:style-name="T140">Ne chose (I cose, T iose, KW chouse) qui (GK que) te (K uos) tort (GKW torne, I tor) (BEH2 tourt) a lait</text:span></text:p>
          </table:table-cell>
        </table:table-row>
        <table:table-row table:style-name="Table1.12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7"/>
          </table:table-cell>
          <table:table-cell table:style-name="Table1.C105" office:value-type="string">
            <text:p text:style-name="P72"><text:span text:style-name="T172">ABC</text:span>D<text:span text:style-name="T205">EGH2IKTW</text:span>] <text:span text:style-name="T172">Quar (B Car, CDEGH2IKTW Que) mieulz (BEH2 miex, C miauz, D mieuz, GI </text:span><text:soft-page-break/><text:span text:style-name="T172">meus, T mais, W mieulx, K mielz) uault (BEH2 vaut, CDGIKT uaut) querre (BCDEGH2W guerre, IT guere, K gerre) pour (B a, CD per, EH2 </text:span><text:span text:style-name="T121">per</text:span><text:span text:style-name="T30">, </text:span><text:span text:style-name="T38">G</text:span><text:span text:style-name="T55">I</text:span><text:span text:style-name="T38"> por, </text:span><text:span text:style-name="T84">K par, </text:span><text:span text:style-name="T65">T que</text:span><text:span text:style-name="T172">) honor (B hounour, C onor, E finor(?), H2 honour, W honnour)</text:span></text:p>
          </table:table-cell>
        </table:table-row>
        <table:table-row table:style-name="Table1.12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7"/>
          </table:table-cell>
          <table:table-cell table:style-name="Table1.C105" office:value-type="string">
            <text:p text:style-name="P98"><text:span text:style-name="T172">AC</text:span>D<text:span text:style-name="T226">GW</text:span>] <text:span text:style-name="T140">Que aises (DW aise) por (CD per, W pour) dan (CW don) de seignor (W seignour) <text:s/>B] Que aise et tenir de signour <text:s/>E] Que ainsi perdre(?) len sounor <text:s/>H2] Que asses perdon dou segnour <text:s/>I] Que pais ne fait a desenor <text:s/>T] Que aies per dan de segnor <text:s/>K] Que fait aise por de seignor</text:span></text:p>
          </table:table-cell>
        </table:table-row>
        <table:table-row table:style-name="Table1.126">
          <table:table-cell table:style-name="Table1.A2" office:value-type="string">
            <text:p text:style-name="P14">1495</text:p>
          </table:table-cell>
          <table:table-cell table:style-name="Table1.A2" office:value-type="string">
            <text:p text:style-name="P17">N’aies pas paor de cest roi</text:p>
          </table:table-cell>
          <table:table-cell table:style-name="Table1.C105" office:value-type="string">
            <text:p text:style-name="P73"><text:span text:style-name="T172">ACKTW] Non aies (W aiez) paor (W paour)… <text:s/></text:span>D<text:span text:style-name="T205">EH2</text:span>] <text:span text:style-name="T141">Naies ia...cel (H2 ce)… <text:s/>G] Ne auoir paor… <text:s/>I] ...peor a...</text:span></text:p>
          </table:table-cell>
        </table:table-row>
        <table:table-row table:style-name="Table1.126">
          <table:table-cell table:style-name="Table1.A2" office:value-type="string">
            <text:p text:style-name="P14">1496</text:p>
          </table:table-cell>
          <table:table-cell table:style-name="Table1.A2" office:value-type="string">
            <text:p text:style-name="P17">Uns povres hons vendrait a toi</text:p>
          </table:table-cell>
          <table:table-cell table:style-name="Table1.C105" office:value-type="string">
            <text:p text:style-name="P73"><text:span text:style-name="T155">CW] .i. </text:span><text:span text:style-name="T105">chrs</text:span><text:span text:style-name="T7"> </text:span><text:span text:style-name="T76">(W Vng cheualier) </text:span><text:span text:style-name="T7">vindra </text:span><text:span text:style-name="T76">(W viendra)</text:span><text:span text:style-name="T7">… <text:s/></text:span><text:span text:style-name="T13">A</text:span><text:span text:style-name="T22">B</text:span><text:span text:style-name="T1">D</text:span><text:span text:style-name="T30">E</text:span><text:span text:style-name="T38">G</text:span><text:span text:style-name="T43">H2</text:span><text:span text:style-name="T55">I</text:span><text:span text:style-name="T84">K</text:span><text:span text:style-name="T65">T</text:span>] ...<text:span text:style-name="T172">uenra (DE uendra, G uira, H2 venra, T uindra)...</text:span></text:p>
          </table:table-cell>
        </table:table-row>
        <table:table-row table:style-name="Table1.126">
          <table:table-cell table:style-name="Table1.A2" office:value-type="string">
            <text:p text:style-name="P14">1497</text:p>
          </table:table-cell>
          <table:table-cell table:style-name="Table1.A2" office:value-type="string">
            <text:p text:style-name="P17">Il iert assez de grant paraige</text:p>
          </table:table-cell>
          <table:table-cell table:style-name="Table1.C105" office:value-type="string">
            <text:p text:style-name="P207">B] ---</text:p>
            <text:p text:style-name="P265">E<text:span text:style-name="T240">H2</text:span>] ...est...de haut… <text:s/><text:span text:style-name="T180">W] Qui est...de hault...</text:span></text:p>
          </table:table-cell>
        </table:table-row>
        <table:table-row table:style-name="Table1.126">
          <table:table-cell table:style-name="Table1.A2" office:value-type="string">
            <text:p text:style-name="P14">1498</text:p>
          </table:table-cell>
          <table:table-cell table:style-name="Table1.A2" office:value-type="string">
            <text:p text:style-name="P17">Et si <text:span text:style-name="T92">(F cil)</text:span> avrait ton heritaige</text:p>
          </table:table-cell>
          <table:table-cell table:style-name="Table1.C105" office:value-type="string">
            <text:p text:style-name="P207">B] Cil auera ton… <text:s/><text:span text:style-name="T205">EGH2ITW] ...aura...</text:span></text:p>
          </table:table-cell>
        </table:table-row>
        <table:table-row table:style-name="Table1.126">
          <table:table-cell table:style-name="Table1.A2" office:value-type="string">
            <text:p text:style-name="P14">1499</text:p>
          </table:table-cell>
          <table:table-cell table:style-name="Table1.A2" office:value-type="string">
            <text:p text:style-name="P17">En ta cort croistra per largesce</text:p>
          </table:table-cell>
          <table:table-cell table:style-name="Table1.C105" office:value-type="string">
            <text:p text:style-name="P245">H2] ---</text:p>
            <text:p text:style-name="P197">W] ...par… <text:s/><text:span text:style-name="T160">K] ...por...</text:span></text:p>
          </table:table-cell>
        </table:table-row>
        <table:table-row table:style-name="Table1.126">
          <table:table-cell table:style-name="Table1.A2" office:value-type="string">
            <text:p text:style-name="P14">1500</text:p>
          </table:table-cell>
          <table:table-cell table:style-name="Table1.A2" office:value-type="string">
            <text:p text:style-name="P17">Et si avrait si grant proesce</text:p>
          </table:table-cell>
          <table:table-cell table:style-name="Table1.C105" office:value-type="string">
            <text:p text:style-name="P245">H2] ---</text:p>
            <text:p text:style-name="P207">B] Puis auera <text:span text:style-name="T98">mlt</text:span><text:span text:style-name="T1"> grant… <text:s/></text:span><text:span text:style-name="T38">G</text:span><text:span text:style-name="T55">I</text:span><text:span text:style-name="T84">K</text:span><text:span text:style-name="T65">T</text:span><text:span text:style-name="T76">W</text:span><text:span text:style-name="T38">] Et puis </text:span><text:span text:style-name="T65">(T pois)</text:span><text:span text:style-name="T38"> aura...</text:span></text:p>
          </table:table-cell>
        </table:table-row>
        <table:table-row table:style-name="Table1.126">
          <table:table-cell table:style-name="Table1.A2" office:value-type="string">
            <text:p text:style-name="P14">1501</text:p>
          </table:table-cell>
          <table:table-cell table:style-name="Table1.A2" office:value-type="string">
            <text:p text:style-name="P17">Que assez avrait compaignons</text:p>
          </table:table-cell>
          <table:table-cell table:style-name="Table1.C105" office:value-type="string">
            <text:p text:style-name="P207">B] Car assez aura… <text:s/><text:span text:style-name="T205">EITW] ...aura… <text:s/>H2] Assez aura de...</text:span></text:p>
          </table:table-cell>
        </table:table-row>
        <table:table-row table:style-name="Table1.126">
          <table:table-cell table:style-name="Table1.A2" office:value-type="string">
            <text:p text:style-name="P14">1502</text:p>
          </table:table-cell>
          <table:table-cell table:style-name="Table1.A2" office:value-type="string">
            <text:p text:style-name="P17">De cheveliers et de barons</text:p>
          </table:table-cell>
          <table:table-cell table:style-name="Table1.C105" office:value-type="string">
            <text:p text:style-name="P208">B] Et...et haus… <text:s/><text:span text:style-name="T240">H2] ...</text:span><text:span text:style-name="T129">chrs</text:span><text:span text:style-name="T43"> de haus barons <text:s/></text:span><text:span text:style-name="T3">I] </text:span><text:span text:style-name="T55">Des...</text:span></text:p>
          </table:table-cell>
        </table:table-row>
        <table:table-row table:style-name="Table1.126">
          <table:table-cell table:style-name="Table1.A2" office:value-type="string">
            <text:p text:style-name="P14">1503</text:p>
          </table:table-cell>
          <table:table-cell table:style-name="Table1.A2" office:value-type="string">
            <text:p text:style-name="P17">Mout t’aiderait per bone foi</text:p>
          </table:table-cell>
          <table:table-cell table:style-name="Table1.C105" office:value-type="string">
            <text:p text:style-name="P73"><text:span text:style-name="T173">ABC</text:span>D<text:span text:style-name="T206">EGH2IKTW</text:span>] ...<text:span text:style-name="T141">taidera...(AGIKW par, B em, EH2 en)...</text:span></text:p>
          </table:table-cell>
        </table:table-row>
        <table:table-row table:style-name="Table1.126">
          <table:table-cell table:style-name="Table1.A2" office:value-type="string">
            <text:p text:style-name="P14">1504</text:p>
          </table:table-cell>
          <table:table-cell table:style-name="Table1.A2" office:value-type="string">
            <text:p text:style-name="P17">Vanjance te ferait del roi</text:p>
          </table:table-cell>
          <table:table-cell table:style-name="Table1.C105" office:value-type="string">
            <text:p text:style-name="P121"><text:span text:style-name="T173">AB</text:span>C<text:span text:style-name="T206">EH2IKTW</text:span>] ...fera <text:span text:style-name="T248">(I fara)</text:span>...</text:p>
          </table:table-cell>
        </table:table-row>
        <table:table-row table:style-name="Table1.126">
          <table:table-cell table:style-name="Table1.A2" office:value-type="string">
            <text:p text:style-name="P14">1505</text:p>
          </table:table-cell>
          <table:table-cell table:style-name="Table1.A2" office:value-type="string">
            <text:p text:style-name="P17">En champ per armes le prendra</text:p>
          </table:table-cell>
          <table:table-cell table:style-name="Table1.C105" office:value-type="string">
            <text:p text:style-name="P124"><text:span text:style-name="T173">A</text:span>C<text:span text:style-name="T206">EGITW</text:span>] ...a armes… <text:s/><text:span text:style-name="T189">B] Ou...par… <text:s/>K] ...camp armes...</text:span></text:p>
          </table:table-cell>
        </table:table-row>
        <table:table-row table:style-name="Table1.126">
          <table:table-cell table:style-name="Table1.A2" office:value-type="string">
            <text:p text:style-name="P14">1506</text:p>
          </table:table-cell>
          <table:table-cell table:style-name="Table1.A2" office:value-type="string">
            <text:p text:style-name="P17">Et a ta cort le te rendra</text:p>
          </table:table-cell>
          <table:table-cell table:style-name="Table1.C105" office:value-type="string">
            <text:p text:style-name="P98"><text:span text:style-name="T173">ACGH2TW] ...(CT en ta)...la (GH2 le, W len) menera (H2 tamerra, W amenera) <text:s/>B] ...la conduira <text:s text:c="2"/></text:span>D<text:span text:style-name="T206">E</text:span>] <text:span text:style-name="T141">En (E Et en) ta cort le tamenera <text:s/>I] E dedens ta cort la menra <text:s/>K] En ta cort...</text:span></text:p>
          </table:table-cell>
        </table:table-row>
        <table:table-row table:style-name="Table1.126">
          <table:table-cell table:style-name="Table1.A2" office:value-type="string">
            <text:p text:style-name="P14">1507</text:p>
          </table:table-cell>
          <table:table-cell table:style-name="Table1.A2" office:value-type="string">
            <text:p text:style-name="P17">Per le poing le te rendrait pris</text:p>
          </table:table-cell>
          <table:table-cell table:style-name="Table1.C105" office:value-type="string">
            <text:p text:style-name="P73">D] ---</text:p>
            <text:p text:style-name="P175">A<text:span text:style-name="T189">BEH2ITW</text:span>] Par <text:span text:style-name="T206">(EH2T </text:span><text:span text:style-name="T122">Per)...</text:span><text:span text:style-name="T55">(I li, </text:span><text:span text:style-name="T65">T lo</text:span><text:span text:style-name="T55">)...</text:span><text:span text:style-name="T44">rendra</text:span><text:span text:style-name="T122">…</text:span> <text:s/><text:span text:style-name="T226">G] Pot...le te donra… <text:s/>K] Por...</text:span></text:p>
          </table:table-cell>
        </table:table-row>
        <table:table-row table:style-name="Table1.126">
          <table:table-cell table:style-name="Table1.A2" office:value-type="string">
            <text:p text:style-name="P14">1508</text:p>
          </table:table-cell>
          <table:table-cell table:style-name="Table1.A2" office:value-type="string">
            <text:p text:style-name="P17">Puels iert sires de cest pais</text:p>
          </table:table-cell>
          <table:table-cell table:style-name="Table1.C105" office:value-type="string">
            <text:p text:style-name="P73">D] ---</text:p>
            <text:p text:style-name="P122"><text:span text:style-name="T173">AB</text:span>C<text:span text:style-name="T206">EGH2I</text:span>] ...<text:span text:style-name="T173">(A est)</text:span>...de ton <text:span text:style-name="T248">(I tun)</text:span> pais <text:span text:style-name="T206">(E pays) <text:s/>T] Cil ert sire de ton pais <text:s/>W] Sire sera de ton </text:span><text:soft-page-break/><text:span text:style-name="T206">pais</text:span></text:p>
          </table:table-cell>
        </table:table-row>
        <table:table-row table:style-name="Table1.126">
          <table:table-cell table:style-name="Table1.A2" office:value-type="string">
            <text:p text:style-name="P14">1509</text:p>
          </table:table-cell>
          <table:table-cell table:style-name="Table1.A2" office:value-type="string">
            <text:p text:style-name="P17">Saiches que il ferait del roi</text:p>
          </table:table-cell>
          <table:table-cell table:style-name="Table1.C105" office:value-type="string">
            <text:p text:style-name="P285"><text:span text:style-name="T173">AB</text:span>C<text:span text:style-name="T206">EGH2ITW</text:span>] ...fera...</text:p>
          </table:table-cell>
        </table:table-row>
        <table:table-row table:style-name="Table1.126">
          <table:table-cell table:style-name="Table1.A2" office:value-type="string">
            <text:p text:style-name="P14">1510</text:p>
          </table:table-cell>
          <table:table-cell table:style-name="Table1.A2" office:value-type="string">
            <text:p text:style-name="P17">Seu qu’il cuidet fere de toi</text:p>
          </table:table-cell>
          <table:table-cell table:style-name="Table1.C105" office:value-type="string">
            <text:p text:style-name="P251">I] ---</text:p>
            <text:p text:style-name="P121"><text:span text:style-name="T173">AB</text:span>C<text:span text:style-name="T206">EGH2TW</text:span>] ...que il <text:span text:style-name="T173">uoloit (B welt, C </text:span>vuelt, <text:span text:style-name="T206">E veut, G uealt, H2W veult, T ueut)</text:span>...</text:p>
          </table:table-cell>
        </table:table-row>
        <table:table-row table:style-name="Table1.126">
          <table:table-cell table:style-name="Table1.A2" office:value-type="string">
            <text:p text:style-name="P14">1511</text:p>
          </table:table-cell>
          <table:table-cell table:style-name="Table1.A2" office:value-type="string">
            <text:p text:style-name="P17">Li rois li ferait homenaige</text:p>
          </table:table-cell>
          <table:table-cell table:style-name="Table1.C105" office:value-type="string">
            <text:p text:style-name="P121"><text:span text:style-name="T189">B] Et...fera… <text:s/></text:span>C] ...li era… <text:s/><text:span text:style-name="T206">E] ...si il fera… <text:s/>GH2IKT] ...fera… <text:s/>W] ...si ly fera,,,</text:span></text:p>
          </table:table-cell>
        </table:table-row>
        <table:table-row table:style-name="Table1.126">
          <table:table-cell table:style-name="Table1.A2" office:value-type="string">
            <text:p text:style-name="P14">1512</text:p>
          </table:table-cell>
          <table:table-cell table:style-name="Table1.A2" office:value-type="string">
            <text:p text:style-name="P17">De selui fai ton mariage</text:p>
          </table:table-cell>
          <table:table-cell table:style-name="Table1.C105" office:value-type="string">
            <text:p text:style-name="P227">E] De lui feras...</text:p>
          </table:table-cell>
        </table:table-row>
        <table:table-row table:style-name="Table1.126">
          <table:table-cell table:style-name="Table1.A2" office:value-type="string">
            <text:p text:style-name="P14">1513</text:p>
          </table:table-cell>
          <table:table-cell table:style-name="Table1.A2" office:value-type="string">
            <text:p text:style-name="P17">Il serait rois des rois clamez</text:p>
          </table:table-cell>
          <table:table-cell table:style-name="Table1.C105" office:value-type="string">
            <text:p text:style-name="P210"><text:span text:style-name="T173">A] ...des rois et sachiez <text:s/></text:span>BC<text:span text:style-name="T206">EK</text:span>] ...sera… <text:s/><text:span text:style-name="T226">G] ...sera tois puisaz...</text:span></text:p>
          </table:table-cell>
        </table:table-row>
        <table:table-row table:style-name="Table1.126">
          <table:table-cell table:style-name="Table1.A2" office:value-type="string">
            <text:p text:style-name="P14">1514</text:p>
          </table:table-cell>
          <table:table-cell table:style-name="Table1.A2" office:value-type="string">
            <text:p text:style-name="P17">Ne te puis dire ses bontez</text:p>
          </table:table-cell>
          <table:table-cell table:style-name="Table1.C105" office:value-type="string">
            <text:p text:style-name="P251">I] ...dires...</text:p>
          </table:table-cell>
        </table:table-row>
        <table:table-row table:style-name="Table1.126">
          <table:table-cell table:style-name="Table1.A2" office:value-type="string">
            <text:p text:style-name="P14">1515</text:p>
          </table:table-cell>
          <table:table-cell table:style-name="Table1.A2" office:value-type="string">
            <text:p text:style-name="P17">Que je m’en voiz Li rois s’esvelle</text:p>
          </table:table-cell>
          <table:table-cell table:style-name="Table1.C105" office:value-type="string">
            <text:p text:style-name="P210">B<text:span text:style-name="T206">E</text:span>] Car...</text:p>
          </table:table-cell>
        </table:table-row>
        <table:table-row table:style-name="Table1.126">
          <table:table-cell table:style-name="Table1.A2" office:value-type="string">
            <text:p text:style-name="P14">1516</text:p>
          </table:table-cell>
          <table:table-cell table:style-name="Table1.A2" office:value-type="string">
            <text:p text:style-name="P17">De la vission se mervelle</text:p>
          </table:table-cell>
          <table:table-cell table:style-name="Table1.C105" office:value-type="string">
            <text:p text:style-name="P121"><text:span text:style-name="T173">A</text:span>C<text:span text:style-name="T226">GKTW</text:span>] ...ot...</text:p>
          </table:table-cell>
        </table:table-row>
        <table:table-row table:style-name="Table1.126">
          <table:table-cell table:style-name="Table1.A2" office:value-type="string">
            <text:p text:style-name="P14">1517/<text:span text:style-name="T297">1541</text:span></text:p>
          </table:table-cell>
          <table:table-cell table:style-name="Table1.A2" office:value-type="string">
            <text:p text:style-name="P17">Le seneschal ait demandé</text:p>
          </table:table-cell>
          <table:table-cell table:style-name="Table1.C105" office:value-type="string">
            <text:p text:style-name="P73">D<text:span text:style-name="T240">H2</text:span>] ...<text:span text:style-name="T141">auoit mande <text:s/>E] Son seneschal… <text:s/>G] ...ot...</text:span></text:p>
          </table:table-cell>
        </table:table-row>
        <table:table-row table:style-name="Table1.126">
          <table:table-cell table:style-name="Table1.A2" office:value-type="string">
            <text:p text:style-name="P14">1518</text:p>
          </table:table-cell>
          <table:table-cell table:style-name="Table1.A2" office:value-type="string">
            <text:p text:style-name="P17">Tot en ordre li a conté</text:p>
          </table:table-cell>
          <table:table-cell table:style-name="Table1.C105" office:value-type="string">
            <text:p text:style-name="P121">C] ...per orden… <text:s/><text:span text:style-name="T274">W] ...tout par ordre...</text:span></text:p>
          </table:table-cell>
        </table:table-row>
        <table:table-row table:style-name="Table1.126">
          <table:table-cell table:style-name="Table1.A2" office:value-type="string">
            <text:p text:style-name="P14">1519</text:p>
          </table:table-cell>
          <table:table-cell table:style-name="Table1.A2" office:value-type="string">
            <text:p text:style-name="P17">Iseu que il avoit veu <text:span text:style-name="T92">(F que vos avez veu)</text:span></text:p>
          </table:table-cell>
          <table:table-cell table:style-name="Table1.C105" office:value-type="string">
            <text:p text:style-name="P121"><text:span text:style-name="T173">A] ...que si auoit… </text:span>C<text:span text:style-name="T275">W</text:span>] Ensi <text:span text:style-name="T275">(W Ainxin)</text:span> com il <text:span text:style-name="T275">(W lauoit)</text:span>...</text:p>
          </table:table-cell>
        </table:table-row>
        <table:table-row table:style-name="Table1.126">
          <table:table-cell table:style-name="Table1.A2" office:value-type="string">
            <text:p text:style-name="P14">1520</text:p>
          </table:table-cell>
          <table:table-cell table:style-name="Table1.A2" office:value-type="string">
            <text:p text:style-name="P17">Li seneschalx ait respondu</text:p>
          </table:table-cell>
          <table:table-cell table:style-name="Table1.C105" office:value-type="string">
            <text:p text:style-name="P237">G] ...ot...</text:p>
          </table:table-cell>
        </table:table-row>
        <table:table-row table:style-name="Table1.126">
          <table:table-cell table:style-name="Table1.A2" office:value-type="string">
            <text:p text:style-name="P14">1521</text:p>
          </table:table-cell>
          <table:table-cell table:style-name="Table1.A2" office:value-type="string">
            <text:p text:style-name="P17">Sire fet il en ceste honor</text:p>
          </table:table-cell>
          <table:table-cell table:style-name="Table1.C105" office:value-type="string">
            <text:p text:style-name="P74"><text:span text:style-name="T173">AC</text:span>D<text:span text:style-name="T206">EGH2IKTW</text:span>] ...<text:span text:style-name="T142">par foi (CH2 foy) en (I in) cest (EI ceste) honor (C onor, D estor, H2 estour, T henor, W honnour) <text:s/>B] ...por voir...</text:span></text:p>
          </table:table-cell>
        </table:table-row>
        <table:table-row table:style-name="Table1.126">
          <table:table-cell table:style-name="Table1.A2" office:value-type="string">
            <text:p text:style-name="P14">1522</text:p>
          </table:table-cell>
          <table:table-cell table:style-name="Table1.A2" office:value-type="string">
            <text:p text:style-name="P21">Nos trametrait Deus tel signor</text:p>
          </table:table-cell>
          <table:table-cell table:style-name="Table1.C105" office:value-type="string">
            <text:p text:style-name="P126"><text:span text:style-name="T173">ABEGIKT] (B Vous)...trametra…(B ceil, E .i. )... <text:s/></text:span>C] ...senor <text:s/><text:span text:style-name="T206">W] ...envorra...</text:span></text:p>
          </table:table-cell>
        </table:table-row>
        <table:table-row table:style-name="Table1.126">
          <table:table-cell table:style-name="Table1.A2" office:value-type="string">
            <text:p text:style-name="P14">1523</text:p>
          </table:table-cell>
          <table:table-cell table:style-name="Table1.A2" office:value-type="string">
            <text:p text:style-name="P21">Qui a toz jors vos servira</text:p>
          </table:table-cell>
          <table:table-cell table:style-name="Table1.C105" office:value-type="string">
            <text:p text:style-name="P228">E] Qui de grant proesce sera <text:span text:style-name="T160">K] Que...</text:span></text:p>
          </table:table-cell>
        </table:table-row>
        <table:table-row table:style-name="Table1.126">
          <table:table-cell table:style-name="Table1.A2" office:value-type="string">
            <text:p text:style-name="P14">1524</text:p>
          </table:table-cell>
          <table:table-cell table:style-name="Table1.A2" office:value-type="string">
            <text:p text:style-name="P21">Et Romadanaple prendra</text:p>
          </table:table-cell>
          <table:table-cell table:style-name="Table1.C105" office:value-type="string">
            <text:p text:style-name="P126"><text:span text:style-name="T189">B] ...romanadaple… <text:s/></text:span>C] ...romedenaple… <text:s/><text:span text:style-name="T206">W] ...romadenaple...</text:span></text:p>
          </table:table-cell>
        </table:table-row>
        <table:table-row table:style-name="Table1.126">
          <table:table-cell table:style-name="Table1.A2" office:value-type="string">
            <text:p text:style-name="P14">1525</text:p>
          </table:table-cell>
          <table:table-cell table:style-name="Table1.A2" office:value-type="string">
            <text:p text:style-name="P21">Servirait vos en vostre vie</text:p>
          </table:table-cell>
          <table:table-cell table:style-name="Table1.C105" office:value-type="string">
            <text:p text:style-name="P74">D] ---</text:p>
            <text:p text:style-name="P126"><text:span text:style-name="T173">AET] Seruira… <text:s/>B] ...la </text:span><text:span text:style-name="T117">vre… <text:s/></text:span>C] ...nre…<text:span text:style-name="T1"> <text:s/></text:span><text:span text:style-name="T43">H2] ...tele guise </text:span><text:span text:style-name="T56"><text:s/>I] Seruiras… <text:s/></text:span><text:span text:style-name="T44">W] </text:span><text:span text:style-name="T77">Vouz seruira...</text:span></text:p>
          </table:table-cell>
        </table:table-row>
        <table:table-row table:style-name="Table1.126">
          <table:table-cell table:style-name="Table1.A2" office:value-type="string">
            <text:p text:style-name="P14">1526</text:p>
          </table:table-cell>
          <table:table-cell table:style-name="Table1.A2" office:value-type="string">
            <text:p text:style-name="P21">Et puels avrait grant signorie</text:p>
          </table:table-cell>
          <table:table-cell table:style-name="Table1.C105" office:value-type="string">
            <text:p text:style-name="P74">D] ---</text:p>
            <text:p text:style-name="P127"><text:span text:style-name="T173">A</text:span>C<text:span text:style-name="T206">EGITW</text:span>] ...aura… <text:s/><text:span text:style-name="T189">B] ...aura la signourie <text:s/>H2] ...aura cele segnourie <text:s/>K] Puis aura...</text:span></text:p>
          </table:table-cell>
        </table:table-row>
        <table:table-row table:style-name="Table1.126">
          <table:table-cell table:style-name="Table1.A2" office:value-type="string">
            <text:p text:style-name="P14">1527</text:p>
          </table:table-cell>
          <table:table-cell table:style-name="Table1.A2" office:value-type="string">
            <text:p text:style-name="P21"><text:span text:style-name="T284">Li jors s’en vient </text:span>la nuit prent fin</text:p>
          </table:table-cell>
          <table:table-cell table:style-name="Table1.C105" office:value-type="string">
            <text:p text:style-name="P325"><text:span text:style-name="T173">A] Li rois sen uait… <text:s/>B] ...uint et la nuis prist… <text:s/></text:span>D<text:span text:style-name="T240">H2</text:span>] <text:span text:style-name="T142">La nuit sen ua tantost prist fin <text:s/>EGK] ...vait...prist (GK prent)… <text:s/>I] Li rois senuint la nuit prest fin [!!! Rois E’ CORRETTO </text:span><text:soft-page-break/><text:span text:style-name="T142">con rasura di parte della R per ridurlo a una i di iors, ERRORE INDITTO DAL SUCC. ROIS, la i può somigliare a una r tonda] <text:s/>W] Le jour lieue la nuit prant fin</text:span></text:p>
          </table:table-cell>
        </table:table-row>
        <table:table-row table:style-name="Table1.126">
          <table:table-cell table:style-name="Table1.A2" office:value-type="string">
            <text:p text:style-name="P14">1528</text:p>
          </table:table-cell>
          <table:table-cell table:style-name="Table1.A2" office:value-type="string">
            <text:p text:style-name="P21">Sui home vienent a matin</text:p>
          </table:table-cell>
          <table:table-cell table:style-name="Table1.C105" office:value-type="string">
            <text:p text:style-name="P90"><text:span text:style-name="T173">AC</text:span>D<text:span text:style-name="T206">EGH2IKT</text:span>] ...<text:span text:style-name="T173">au (CT al)… <text:s/>B] ...uinrent au… <text:s/>W] Si homme vient au...</text:span></text:p>
          </table:table-cell>
        </table:table-row>
        <table:table-row table:style-name="Table1.126">
          <table:table-cell table:style-name="Table1.A2" office:value-type="string">
            <text:p text:style-name="P14">1529</text:p>
          </table:table-cell>
          <table:table-cell table:style-name="Table1.A2" office:value-type="string">
            <text:p text:style-name="P21">Li rois est de son lit levez</text:p>
          </table:table-cell>
          <table:table-cell table:style-name="Table1.C105" office:value-type="string">
            <text:p text:style-name="P125"><text:span text:style-name="T173">A] ...rois de son… <text:s/>B] ...sest par matin leuez <text:s/></text:span>C<text:span text:style-name="T275">W</text:span>] ...de son lit sest <text:span text:style-name="T275">(W cest)</text:span>...</text:p>
          </table:table-cell>
        </table:table-row>
        <table:table-row table:style-name="Table1.126">
          <table:table-cell table:style-name="Table1.A2" office:value-type="string">
            <text:p text:style-name="P14">1530</text:p>
          </table:table-cell>
          <table:table-cell table:style-name="Table1.A2" office:value-type="string">
            <text:p text:style-name="P21">Bien c’est vestus et atornez</text:p>
          </table:table-cell>
          <table:table-cell table:style-name="Table1.C105" office:value-type="string">
            <text:p text:style-name="P86"><text:span text:style-name="T156">C] ...iatornez <text:s/></text:span>D<text:span text:style-name="T240">H2</text:span>] ...<text:span text:style-name="T142">fu uestuz (H2 uestus)… <text:s/>EG] Bien est… <text:s/>T] ...et conreez</text:span></text:p>
          </table:table-cell>
        </table:table-row>
        <table:table-row table:style-name="Table1.126">
          <table:table-cell table:style-name="Table1.A2" office:value-type="string">
            <text:p text:style-name="P15">153<text:span text:style-name="T92">1</text:span></text:p>
          </table:table-cell>
          <table:table-cell table:style-name="Table1.A2" office:value-type="string">
            <text:p text:style-name="P21">De biaus (F boens) garnemens et de bons</text:p>
          </table:table-cell>
          <table:table-cell table:style-name="Table1.C105" office:value-type="string">
            <text:p text:style-name="P74"><text:span text:style-name="T173">ABC</text:span>D<text:span text:style-name="T206">EGH2IKTW</text:span>] <text:span text:style-name="T142">De biaus (D beau, CH2T biauz, E biau, G bieus, I beus, W beaux, K bieuz) uestemens (D uestement, C uestemenz, E vestement, GK uestimenz, H2 vestemens, I uestimens, T uestimanz, W vestimens) et...</text:span></text:p>
          </table:table-cell>
        </table:table-row>
        <table:table-row table:style-name="Table1.126">
          <table:table-cell table:style-name="Table1.A2" office:value-type="string">
            <text:p text:style-name="P15">153<text:span text:style-name="T92">2</text:span></text:p>
          </table:table-cell>
          <table:table-cell table:style-name="Table1.A2" office:value-type="string">
            <text:p text:style-name="P21">El palais vint a ses barons</text:p>
          </table:table-cell>
          <table:table-cell table:style-name="Table1.C105" office:value-type="string">
            <text:p text:style-name="P98"><text:span text:style-name="T173">A] ...as ses… <text:s/>C] ...balais… <text:s/></text:span>D<text:span text:style-name="T206">EH2</text:span>] <text:span text:style-name="T142">Deuant lui uienent (H2 viennnent) sui (EH2 si) baron <text:s/>IT] ...uient… <text:s/>W] Au...vient… <text:s/>K] En...</text:span></text:p>
          </table:table-cell>
        </table:table-row>
        <table:table-row table:style-name="Table1.126">
          <table:table-cell table:style-name="Table1.A2" office:value-type="string">
            <text:p text:style-name="P15">153<text:span text:style-name="T92">3</text:span></text:p>
          </table:table-cell>
          <table:table-cell table:style-name="Table1.A2" office:value-type="string">
            <text:p text:style-name="P21">Li messagier se sont levei</text:p>
          </table:table-cell>
          <table:table-cell table:style-name="Table1.C105" office:value-type="string">
            <text:p text:style-name="P64"/>
          </table:table-cell>
        </table:table-row>
        <table:table-row table:style-name="Table1.126">
          <table:table-cell table:style-name="Table1.A2" office:value-type="string">
            <text:p text:style-name="P15">153<text:span text:style-name="T92">4</text:span></text:p>
          </table:table-cell>
          <table:table-cell table:style-name="Table1.A2" office:value-type="string">
            <text:p text:style-name="P21">Quant virent del jor la clar<text:span text:style-name="T156">t</text:span>é</text:p>
          </table:table-cell>
          <table:table-cell table:style-name="Table1.C105" office:value-type="string">
            <text:p text:style-name="P86"><text:span text:style-name="T173">A] ...il uirent du… <text:s/>BG] ...voient… <text:s/></text:span>D<text:span text:style-name="T240">H2</text:span>] ...<text:span text:style-name="T142">du ior (H2 iour) uirent (H2 virent)… <text:s/>T] ...uiront...</text:span></text:p>
          </table:table-cell>
        </table:table-row>
        <table:table-row table:style-name="Table1.126">
          <table:table-cell table:style-name="Table1.A2" office:value-type="string">
            <text:p text:style-name="P15">153<text:span text:style-name="T92">5</text:span></text:p>
          </table:table-cell>
          <table:table-cell table:style-name="Table1.A2" office:value-type="string">
            <text:p text:style-name="P21">Il font les chevalx enceler</text:p>
          </table:table-cell>
          <table:table-cell table:style-name="Table1.C105" office:value-type="string">
            <text:p text:style-name="P98"><text:span text:style-name="T189">B] Et font lor… <text:s/></text:span>D<text:span text:style-name="T249">I</text:span>] ...lor…<text:span text:style-name="T142"> <text:s/>K] Si font...</text:span></text:p>
          </table:table-cell>
        </table:table-row>
        <table:table-row table:style-name="Table1.126">
          <table:table-cell table:style-name="Table1.A2" office:value-type="string">
            <text:p text:style-name="P15">153<text:span text:style-name="T92">6</text:span></text:p>
          </table:table-cell>
          <table:table-cell table:style-name="Table1.A2" office:value-type="string">
            <text:p text:style-name="P21">El palaix vont <text:span text:style-name="T142">a </text:span>roi parler</text:p>
          </table:table-cell>
          <table:table-cell table:style-name="Table1.C105" office:value-type="string">
            <text:p text:style-name="P74"><text:span text:style-name="T173">ABEGKT] ...au (T al)… <text:s/>CW] Al (W Au)…au… <text:s/></text:span>D] <text:span text:style-name="T142">Ou...au… <text:s/>H2] En...au...</text:span></text:p>
          </table:table-cell>
        </table:table-row>
        <table:table-row table:style-name="Table1.126">
          <table:table-cell table:style-name="Table1.A2" office:value-type="string">
            <text:p text:style-name="P15">153<text:span text:style-name="T92">7</text:span></text:p>
          </table:table-cell>
          <table:table-cell table:style-name="Table1.A2" office:value-type="string">
            <text:p text:style-name="P21">L<text:span text:style-name="T142">i</text:span> conte vont entr’iaus parlant</text:p>
          </table:table-cell>
          <table:table-cell table:style-name="Table1.C105" office:value-type="string">
            <text:p text:style-name="P253">I] ...uut… <text:s/><text:span text:style-name="T206">W] ...parlent</text:span></text:p>
          </table:table-cell>
        </table:table-row>
        <table:table-row table:style-name="Table1.126">
          <table:table-cell table:style-name="Table1.A2" office:value-type="string">
            <text:p text:style-name="P16">153<text:span text:style-name="T92">8</text:span></text:p>
          </table:table-cell>
          <table:table-cell table:style-name="Table1.A2" office:value-type="string">
            <text:p text:style-name="P21">Li dus Meleains <text:span text:style-name="T142">e</text:span>st avant</text:p>
          </table:table-cell>
          <table:table-cell table:style-name="Table1.C105" office:value-type="string">
            <text:p text:style-name="P80"><text:span text:style-name="T173">ABCEGH2ITW] ...(A meleans, G melianz, H2 melyans, I meleons, W melian) uet (BH2W va, CGT uait, E vait, I uient) auant (BEH2T deuant) <text:s/></text:span>D] ...<text:span text:style-name="T142">na deuant</text:span></text:p>
          </table:table-cell>
        </table:table-row>
        <table:table-row table:style-name="Table1.126">
          <table:table-cell table:style-name="Table1.A2" office:value-type="string">
            <text:p text:style-name="P15">153<text:span text:style-name="T92">9</text:span></text:p>
          </table:table-cell>
          <table:table-cell table:style-name="Table1.A2" office:value-type="string">
            <text:p text:style-name="P21">Le roi truevent entre sa gent</text:p>
          </table:table-cell>
          <table:table-cell table:style-name="Table1.C105" office:value-type="string">
            <text:p text:style-name="P171">A<text:span text:style-name="T206">E</text:span>] ...trouerent <text:span text:style-name="T206">(E trouuerent o sa)</text:span>… <text:s/><text:span text:style-name="T190">B] ...er ses barons trouuerent</text:span></text:p>
          </table:table-cell>
        </table:table-row>
        <table:table-row table:style-name="Table1.126">
          <table:table-cell table:style-name="Table1.A2" office:value-type="string">
            <text:p text:style-name="P18">1540</text:p>
          </table:table-cell>
          <table:table-cell table:style-name="Table1.A2" office:value-type="string">
            <text:p text:style-name="P21">Salué les ont belement</text:p>
          </table:table-cell>
          <table:table-cell table:style-name="Table1.C105" office:value-type="string">
            <text:p text:style-name="P90"><text:span text:style-name="T190">B] </text:span><text:span text:style-name="T118">Mlt </text:span><text:span text:style-name="T23"><text:s/>hautement le saluerent <text:s/></text:span>D<text:span text:style-name="T173">H2</text:span>] <text:span text:style-name="T142">Jl lont salue bonement <text:s/>IK] Salues (K Saluez) (K le)… <text:s/>W] ...noblement</text:span></text:p>
          </table:table-cell>
        </table:table-row>
        <table:table-row table:style-name="Table1.126">
          <table:table-cell table:style-name="Table1.A2" office:value-type="string">
            <text:p text:style-name="P18">1541</text:p>
          </table:table-cell>
          <table:table-cell table:style-name="Table1.A2" office:value-type="string">
            <text:p text:style-name="P21">Li baron sont contr’els levé</text:p>
          </table:table-cell>
          <table:table-cell table:style-name="Table1.C105" office:value-type="string">
            <text:p text:style-name="P74">D] ...<text:span text:style-name="T142">entraus...</text:span></text:p>
          </table:table-cell>
        </table:table-row>
        <table:table-row table:style-name="Table1.126">
          <table:table-cell table:style-name="Table1.A2" office:value-type="string">
            <text:p text:style-name="P18">1542</text:p>
          </table:table-cell>
          <table:table-cell table:style-name="Table1.A2" office:value-type="string">
            <text:p text:style-name="P21">Si com li rois l’ot comandé</text:p>
          </table:table-cell>
          <table:table-cell table:style-name="Table1.C105" office:value-type="string">
            <text:p text:style-name="P125">C] ...commente <text:s/><text:span text:style-name="T226">G] ...rois ot...</text:span></text:p>
          </table:table-cell>
        </table:table-row>
        <table:table-row table:style-name="Table1.126">
          <table:table-cell table:style-name="Table1.A2" office:value-type="string">
            <text:p text:style-name="P18">1543</text:p>
          </table:table-cell>
          <table:table-cell table:style-name="Table1.A2" office:value-type="string">
            <text:p text:style-name="P21">Honor lor firent et salu</text:p>
          </table:table-cell>
          <table:table-cell table:style-name="Table1.C105" office:value-type="string">
            <text:p text:style-name="P172">H2] ---</text:p>
            <text:p text:style-name="P211">B] ...lor dient...</text:p>
          </table:table-cell>
        </table:table-row>
        <table:table-row table:style-name="Table1.126">
          <table:table-cell table:style-name="Table1.A2" office:value-type="string">
            <text:p text:style-name="P18">1544</text:p>
          </table:table-cell>
          <table:table-cell table:style-name="Table1.A2" office:value-type="string">
            <text:p text:style-name="P21">Lors ait chascuns per soi rendu</text:p>
          </table:table-cell>
          <table:table-cell table:style-name="Table1.C105" office:value-type="string">
            <text:p text:style-name="P172">H2] ---</text:p>
            <text:p text:style-name="P252">I] Li rois dit be soies uenus</text:p>
            <text:p text:style-name="P74"><text:span text:style-name="T173">AW] ...a...par soi… <text:s/></text:span>D] ...<text:span text:style-name="T142">a per soi chascuns… <text:s/>G] Les a...por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8">1545</text:p>
          </table:table-cell>
          <table:table-cell table:style-name="Table1.A2" office:value-type="string">
            <text:p text:style-name="P21">Li dus Meleains dist a roi</text:p>
          </table:table-cell>
          <table:table-cell table:style-name="Table1.C105" office:value-type="string">
            <text:p text:style-name="P80"><text:span text:style-name="T173">AGH2I] ...meleans (G melians, H2 melyans, I meleus)...au… <text:s/>BC</text:span>D<text:span text:style-name="T207">EKTW</text:span>] ...<text:span text:style-name="T142">au...</text:span></text:p>
          </table:table-cell>
        </table:table-row>
        <table:table-row table:style-name="Table1.126">
          <table:table-cell table:style-name="Table1.A2" office:value-type="string">
            <text:p text:style-name="P18">1546</text:p>
          </table:table-cell>
          <table:table-cell table:style-name="Table1.A2" office:value-type="string">
            <text:p text:style-name="P21">Sire savoir velons de toi</text:p>
          </table:table-cell>
          <table:table-cell table:style-name="Table1.C105" office:value-type="string">
            <text:p text:style-name="P80"/>
          </table:table-cell>
        </table:table-row>
        <table:table-row table:style-name="Table1.126">
          <table:table-cell table:style-name="Table1.A2" office:value-type="string">
            <text:p text:style-name="P18">1547</text:p>
          </table:table-cell>
          <table:table-cell table:style-name="Table1.A2" office:value-type="string">
            <text:p text:style-name="P21">Que tu manderais mon signor</text:p>
          </table:table-cell>
          <table:table-cell table:style-name="Table1.C105" office:value-type="string">
            <text:p text:style-name="P91"><text:span text:style-name="T190">BCEH2I] ...manderas… <text:s/></text:span>D] ...<text:span text:style-name="T142">a mon… W] Que manderas a... <text:s/></text:span></text:p>
          </table:table-cell>
        </table:table-row>
        <table:table-row table:style-name="Table1.126">
          <table:table-cell table:style-name="Table1.A2" office:value-type="string">
            <text:p text:style-name="P18">1548</text:p>
          </table:table-cell>
          <table:table-cell table:style-name="Table1.A2" office:value-type="string">
            <text:p text:style-name="P21">Vuels tu sa guerre ou son amor</text:p>
          </table:table-cell>
          <table:table-cell table:style-name="Table1.C105" office:value-type="string">
            <text:p text:style-name="P74"><text:span text:style-name="T190">BE] ...ou sa guerre ou samour (E samor) <text:s/>C] ...ou guerre u samor <text:s/>A</text:span>D<text:span text:style-name="T249">ITW</text:span>] ...<text:span text:style-name="T142">samor</text:span></text:p>
          </table:table-cell>
        </table:table-row>
        <table:table-row table:style-name="Table1.126">
          <table:table-cell table:style-name="Table1.A2" office:value-type="string">
            <text:p text:style-name="P18">1549</text:p>
          </table:table-cell>
          <table:table-cell table:style-name="Table1.A2" office:value-type="string">
            <text:p text:style-name="P21">Ferais tu seu qu’il t’a mandé</text:p>
          </table:table-cell>
          <table:table-cell table:style-name="Table1.C105" office:value-type="string">
            <text:p text:style-name="P212"><text:span text:style-name="T173">AEGI] Feras… <text:s/></text:span>B] Feras...que tai moustre<text:span text:style-name="T173"> C] ...que te mande <text:s/></text:span>D] ...<text:span text:style-name="T142">quil a… <text:s/>H2W] Fera (W Feras)...ce qui...</text:span></text:p>
          </table:table-cell>
        </table:table-row>
        <table:table-row table:style-name="Table1.126">
          <table:table-cell table:style-name="Table1.A2" office:value-type="string">
            <text:p text:style-name="P18">1550</text:p>
          </table:table-cell>
          <table:table-cell table:style-name="Table1.A2" office:value-type="string">
            <text:p text:style-name="P21">Ensi come je le t’ai mostré</text:p>
          </table:table-cell>
          <table:table-cell table:style-name="Table1.C105" office:value-type="string">
            <text:p text:style-name="P80"><text:span text:style-name="T190">B</text:span>D<text:span text:style-name="T173">H2</text:span>] ...<text:span text:style-name="T142">ie (H2 il) lai (B tai, H2 la) deuise <text:s/>EK] ...conte <text:s/>G] ...te lai… <text:s/>I] ...le tai...</text:span></text:p>
          </table:table-cell>
        </table:table-row>
        <table:table-row table:style-name="Table1.126">
          <table:table-cell table:style-name="Table1.A2" office:value-type="string">
            <text:p text:style-name="P18">1551</text:p>
          </table:table-cell>
          <table:table-cell table:style-name="Table1.A2" office:value-type="string">
            <text:p text:style-name="P21">Rois vuels lis tu faire homenaige</text:p>
          </table:table-cell>
          <table:table-cell table:style-name="Table1.C105" office:value-type="string">
            <text:p text:style-name="P99"><text:span text:style-name="T174">AGT] ...uels (G ueals, T ueuz) tu…lommenage (GT lomenage) <text:s/>B] Diua westu faire loumage CW] ...se uuelz (W tu veulx) faire lomenage (W lomage) <text:s/></text:span>D] ...<text:span text:style-name="T142">lomenage <text:s/>E] ...li voudras tu… <text:s/>H2] ...tu lui faire… <text:s/>I] Rois di ueus tu...lomaige <text:s/>K] [..]lomenage</text:span></text:p>
          </table:table-cell>
        </table:table-row>
        <table:table-row table:style-name="Table1.126">
          <table:table-cell table:style-name="Table1.A2" office:value-type="string">
            <text:p text:style-name="P18">1552</text:p>
          </table:table-cell>
          <table:table-cell table:style-name="Table1.A2" office:value-type="string">
            <text:p text:style-name="P22">Li rois respont N’en ai coraige</text:p>
          </table:table-cell>
          <table:table-cell table:style-name="Table1.C105" office:value-type="string">
            <text:p text:style-name="P258"><text:span text:style-name="T174">A] ...non nai… <text:s/></text:span>C<text:span text:style-name="T276">W</text:span>] Creistre <text:span text:style-name="T276">(W Croistre)</text:span> poras <text:span text:style-name="T276">(W pourras)</text:span> ton uasselage <text:span text:style-name="T276">(W vesselage)</text:span> <text:span text:style-name="T142">T] ...non ai...</text:span></text:p>
          </table:table-cell>
        </table:table-row>
        <table:table-row table:style-name="Table1.126">
          <table:table-cell table:style-name="Table1.A2" office:value-type="string">
            <text:p text:style-name="P18">1553</text:p>
          </table:table-cell>
          <table:table-cell table:style-name="Table1.A2" office:value-type="string">
            <text:p text:style-name="P22">Vuels lis tu ta fille doner</text:p>
          </table:table-cell>
          <table:table-cell table:style-name="Table1.C105" office:value-type="string">
            <text:p text:style-name="P176">A<text:span text:style-name="T173">H2W</text:span>] Li <text:span text:style-name="T276">(W Ly)</text:span> vuels <text:span text:style-name="T241">(H2 veulz, W veulx)</text:span> tu...</text:p>
          </table:table-cell>
        </table:table-row>
        <table:table-row table:style-name="Table1.126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2"/>
          </table:table-cell>
          <table:table-cell table:style-name="Table1.C105" office:value-type="string">
            <text:p text:style-name="P128">C] Feras tu ce que ta made</text:p>
          </table:table-cell>
        </table:table-row>
        <table:table-row table:style-name="Table1.126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2"/>
          </table:table-cell>
          <table:table-cell table:style-name="Table1.C105" office:value-type="string">
            <text:p text:style-name="P128">C] Ensi come ie le tai mostre</text:p>
          </table:table-cell>
        </table:table-row>
        <table:table-row table:style-name="Table1.126">
          <table:table-cell table:style-name="Table1.A2" office:value-type="string">
            <text:p text:style-name="P18">1554</text:p>
          </table:table-cell>
          <table:table-cell table:style-name="Table1.A2" office:value-type="string">
            <text:p text:style-name="P22">Ne la vuel ancor marier</text:p>
          </table:table-cell>
          <table:table-cell table:style-name="Table1.C105" office:value-type="string">
            <text:p text:style-name="P211">B] ...wel mie marier</text:p>
          </table:table-cell>
        </table:table-row>
        <table:table-row table:style-name="Table1.126">
          <table:table-cell table:style-name="Table1.A2" office:value-type="string">
            <text:p text:style-name="P18">1555</text:p>
          </table:table-cell>
          <table:table-cell table:style-name="Table1.A2" office:value-type="string">
            <text:p text:style-name="P22">Don di por coi Que je ne vuel</text:p>
          </table:table-cell>
          <table:table-cell table:style-name="Table1.C105" office:value-type="string">
            <text:p text:style-name="P92"><text:span text:style-name="T174">AC</text:span>D<text:span text:style-name="T173">H2IKT</text:span>] <text:span text:style-name="T157">(CH2 Dont, KT Donc)</text:span>...<text:span text:style-name="T174">quar (DH2KT car) ie…(I nel)... <text:s/>BE] Di dont por quoi car … <text:s/>G] ...quar ne uuoil <text:s/>W] Je le dy et si ne le veul</text:span></text:p>
          </table:table-cell>
        </table:table-row>
        <table:table-row table:style-name="Table1.126">
          <table:table-cell table:style-name="Table1.A2" office:value-type="string">
            <text:p text:style-name="P18">1556</text:p>
          </table:table-cell>
          <table:table-cell table:style-name="Table1.A2" office:value-type="string">
            <text:p text:style-name="P22">Li rois la quiert trop per orgoil</text:p>
          </table:table-cell>
          <table:table-cell table:style-name="Table1.C105" office:value-type="string">
            <text:p text:style-name="P99"><text:span text:style-name="T157">C</text:span>D<text:span text:style-name="T173">H2W</text:span>] ...<text:span text:style-name="T157">la (D ma) me (H2 moi) quiert per (W par) orguil (H2W orgueil) <text:s/>G] ...quiert por… <text:s/>I] ...par… <text:s/>K] ...por…</text:span></text:p>
          </table:table-cell>
        </table:table-row>
        <table:table-row table:style-name="Table1.126">
          <table:table-cell table:style-name="Table1.A2" office:value-type="string">
            <text:p text:style-name="P18">1557</text:p>
          </table:table-cell>
          <table:table-cell table:style-name="Table1.A2" office:value-type="string">
            <text:p text:style-name="P22">C’il la querist en atre guisse</text:p>
          </table:table-cell>
          <table:table-cell table:style-name="Table1.C105" office:value-type="string">
            <text:p text:style-name="P129"><text:span text:style-name="T174">AB</text:span>C<text:span text:style-name="T227">GH2IKTW</text:span>] <text:span text:style-name="T174">Sil (CW </text:span>Si, <text:span text:style-name="T227">G Se il, H2 Cil)</text:span> la quesist <text:span text:style-name="T190">(BGW queist, H2 requeist)…</text:span> <text:s/><text:span text:style-name="T207">E] ...par...</text:span></text:p>
          </table:table-cell>
        </table:table-row>
        <table:table-row table:style-name="Table1.126">
          <table:table-cell table:style-name="Table1.A2" office:value-type="string">
            <text:p text:style-name="P18">1558</text:p>
          </table:table-cell>
          <table:table-cell table:style-name="Table1.A2" office:value-type="string">
            <text:p text:style-name="P22">Bel me fust que il l’eust prisse</text:p>
          </table:table-cell>
          <table:table-cell table:style-name="Table1.C105" office:value-type="string">
            <text:p text:style-name="P92"><text:span text:style-name="T190">B] </text:span><text:span text:style-name="T118">Mlt...</text:span><text:span text:style-name="T23">bel sil leust</text:span><text:span text:style-name="T118">...</text:span><text:span text:style-name="T23"> <text:s/></text:span><text:span text:style-name="T190">C] ...quise <text:s/>A</text:span>D<text:span text:style-name="T207">EGIT</text:span>] ...<text:span text:style-name="T174">sil (DEGIT se il) leust (I loust, T laust)… <text:s/>H2] ...feust uoir cil leust… <text:s/>W] ...quant il leust...</text:span></text:p>
          </table:table-cell>
        </table:table-row>
        <table:table-row table:style-name="Table1.126">
          <table:table-cell table:style-name="Table1.A2" office:value-type="string">
            <text:p text:style-name="P18">1559</text:p>
          </table:table-cell>
          <table:table-cell table:style-name="Table1.A2" office:value-type="string">
            <text:p text:style-name="P22">Il la me quiert a dessonor</text:p>
          </table:table-cell>
          <table:table-cell table:style-name="Table1.C105" office:value-type="string">
            <text:p text:style-name="P64"/>
          </table:table-cell>
        </table:table-row>
        <table:table-row table:style-name="Table1.126">
          <table:table-cell table:style-name="Table1.A2" office:value-type="string">
            <text:p text:style-name="P18">1560</text:p>
          </table:table-cell>
          <table:table-cell table:style-name="Table1.A2" office:value-type="string">
            <text:p text:style-name="P22">Ju aim muels amin que signor</text:p>
          </table:table-cell>
          <table:table-cell table:style-name="Table1.C105" office:value-type="string">
            <text:p text:style-name="P252">I] Ains ne uodroie uiure un ior</text:p>
            <text:p text:style-name="P130"><text:span text:style-name="T174">A] Je nam mais aime que… <text:s/>B] Jai plus chier ami… <text:s/></text:span>C<text:span text:style-name="T173">H2</text:span>] Jemaim <text:span text:style-name="T241">(H2 Je ain)</text:span> plus… <text:s/><text:span text:style-name="T227">G] Je naim miels… <text:s/>T] Je naim mais ami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8">1561</text:p>
          </table:table-cell>
          <table:table-cell table:style-name="Table1.A2" office:value-type="string">
            <text:p text:style-name="P22">Meleains (F Melians) dist Assez ais droit</text:p>
          </table:table-cell>
          <table:table-cell table:style-name="Table1.C105" office:value-type="string">
            <text:p text:style-name="P246">AG<text:span text:style-name="T173">H2IKW</text:span>] Meleans (G Melianz, <text:span text:style-name="T173">H2 Melyans, I Meleuns, W Melian</text:span>)… <text:s/><text:span text:style-name="T190">B] Dist meleains tu as grant...</text:span></text:p>
          </table:table-cell>
        </table:table-row>
        <table:table-row table:style-name="Table1.126">
          <table:table-cell table:style-name="Table1.A2" office:value-type="string">
            <text:p text:style-name="P18">1562</text:p>
          </table:table-cell>
          <table:table-cell table:style-name="Table1.A2" office:value-type="string">
            <text:p text:style-name="P22">Je cuit bien que muelz te vendroit</text:p>
          </table:table-cell>
          <table:table-cell table:style-name="Table1.C105" office:value-type="string">
            <text:p text:style-name="P80"><text:span text:style-name="T174">AC</text:span>D<text:span text:style-name="T207">EGIKTW</text:span>] <text:span text:style-name="T143">Je croi (W croy)...uaudroit (EG vendroit, I uendroit, W le vauldroit) <text:s/>B] Je croi que il miex te vaudroit <text:s/>H2] Je croi...que vendroit</text:span></text:p>
          </table:table-cell>
        </table:table-row>
        <table:table-row table:style-name="Table1.126">
          <table:table-cell table:style-name="Table1.A2" office:value-type="string">
            <text:p text:style-name="P18">1563</text:p>
          </table:table-cell>
          <table:table-cell table:style-name="Table1.A2" office:value-type="string">
            <text:p text:style-name="P22">Sertes, il seroit mout grans tors</text:p>
          </table:table-cell>
          <table:table-cell table:style-name="Table1.C105" office:value-type="string">
            <text:p text:style-name="P92"><text:span text:style-name="T190">B</text:span>D<text:span text:style-name="T207">EH2</text:span>] ...<text:span text:style-name="T143">ce seroit… <text:s/>G] ...seroit grant…. <text:s/>I] ...sera… <text:s/>W] ...recoit ung grant...</text:span></text:p>
          </table:table-cell>
        </table:table-row>
        <table:table-row table:style-name="Table1.126">
          <table:table-cell table:style-name="Table1.A2" office:value-type="string">
            <text:p text:style-name="P18">1564</text:p>
          </table:table-cell>
          <table:table-cell table:style-name="Table1.A2" office:value-type="string">
            <text:p text:style-name="P22">Se por tant ieres pris ne mors</text:p>
          </table:table-cell>
          <table:table-cell table:style-name="Table1.C105" office:value-type="string">
            <text:p text:style-name="P84"><text:span text:style-name="T174">A] ...eres pris mort <text:s/>B] ...esties… CG] ...o (G ou) mors <text:s/></text:span>D] <text:span text:style-name="T143">Se tu por tant estoies morz <text:s/>H2] ...pour ce en receuoit mort <text:s/>I] Si portant ses ne..</text:span></text:p>
          </table:table-cell>
        </table:table-row>
        <table:table-row table:style-name="Table1.126">
          <table:table-cell table:style-name="Table1.A2" office:value-type="string">
            <text:p text:style-name="P18">1565</text:p>
          </table:table-cell>
          <table:table-cell table:style-name="Table1.A2" office:value-type="string">
            <text:p text:style-name="P22">Et je vodroie muelz l’amor</text:p>
          </table:table-cell>
          <table:table-cell table:style-name="Table1.C105" office:value-type="string">
            <text:p text:style-name="P80"><text:span text:style-name="T174">AC</text:span>D<text:span text:style-name="T228">EGIT</text:span>] ...<text:span text:style-name="T157">mout (ADEG </text:span><text:span text:style-name="T101">mlt</text:span><text:span text:style-name="T4">, </text:span><text:span text:style-name="T57">I molt</text:span><text:span text:style-name="T8">) </text:span><text:span text:style-name="T4">lamor <text:s/></text:span><text:span text:style-name="T23">B] Car ie voldroie </text:span><text:span text:style-name="T118">mlt… <text:s/></text:span><text:span text:style-name="T45">H2</text:span><text:span text:style-name="T46">] …la mort</text:span></text:p>
          </table:table-cell>
        </table:table-row>
        <table:table-row table:style-name="Table1.126">
          <table:table-cell table:style-name="Table1.A2" office:value-type="string">
            <text:p text:style-name="P18">1566</text:p>
          </table:table-cell>
          <table:table-cell table:style-name="Table1.A2" office:value-type="string">
            <text:p text:style-name="P22">Et de vos et de mon signor</text:p>
          </table:table-cell>
          <table:table-cell table:style-name="Table1.C105" office:value-type="string">
            <text:p text:style-name="P299"><text:span text:style-name="T174">AC</text:span>D<text:span text:style-name="T207">EGIKTW</text:span>] <text:span text:style-name="T276">(KW De) Et (I E) de toi… <text:s/>B] De toi et dou roi mon… <text:s/>H2] ...de mon bon segnor</text:span></text:p>
          </table:table-cell>
        </table:table-row>
        <table:table-row table:style-name="Table1.126">
          <table:table-cell table:style-name="Table1.A2" office:value-type="string">
            <text:p text:style-name="P18">1567</text:p>
          </table:table-cell>
          <table:table-cell table:style-name="Table1.A2" office:value-type="string">
            <text:p text:style-name="P22">Mout nos ais belement servis</text:p>
          </table:table-cell>
          <table:table-cell table:style-name="Table1.C105" office:value-type="string">
            <text:p text:style-name="P100"><text:span text:style-name="T190">B</text:span>D] ...<text:span text:style-name="T143">richement serui <text:s/>I] ...uos… <text:s/>T] ...a… W] ...noblement… <text:s/>K] ...as nos...</text:span></text:p>
          </table:table-cell>
        </table:table-row>
        <table:table-row table:style-name="Table1.126">
          <table:table-cell table:style-name="Table1.A2" office:value-type="string">
            <text:p text:style-name="P18">1568</text:p>
          </table:table-cell>
          <table:table-cell table:style-name="Table1.A2" office:value-type="string">
            <text:p text:style-name="P22">Et herbergiés per ta merci</text:p>
          </table:table-cell>
          <table:table-cell table:style-name="Table1.C105" office:value-type="string">
            <text:p text:style-name="P80"><text:span text:style-name="T174">ABEIKTW] ...herbergiez (B herbergies, EW herbergie, I erbergies, T abergie) toie (IK toe, T latoe, W latoue)… <text:s/>C] Et arbergie latoe merci <text:s/></text:span>D<text:span text:style-name="T173">H2</text:span>] <text:span text:style-name="T143">Et honorez toe (H2 toie) merci <text:s/>G] ...erbergiez bien toie...</text:span></text:p>
          </table:table-cell>
        </table:table-row>
        <table:table-row table:style-name="Table1.126">
          <table:table-cell table:style-name="Table1.A2" office:value-type="string">
            <text:p text:style-name="P18">1569</text:p>
          </table:table-cell>
          <table:table-cell table:style-name="Table1.A2" office:value-type="string">
            <text:p text:style-name="P22">Certes mout est ta cort loiaus</text:p>
          </table:table-cell>
          <table:table-cell table:style-name="Table1.C105" office:value-type="string">
            <text:p text:style-name="P65"/>
          </table:table-cell>
        </table:table-row>
        <table:table-row table:style-name="Table1.126">
          <table:table-cell table:style-name="Table1.A2" office:value-type="string">
            <text:p text:style-name="P18">1570</text:p>
          </table:table-cell>
          <table:table-cell table:style-name="Table1.A2" office:value-type="string">
            <text:p text:style-name="P22">Mout est prodons tes seneschalx</text:p>
          </table:table-cell>
          <table:table-cell table:style-name="Table1.C105" office:value-type="string">
            <text:p text:style-name="P65"/>
          </table:table-cell>
        </table:table-row>
        <table:table-row table:style-name="Table1.126">
          <table:table-cell table:style-name="Table1.A2" office:value-type="string">
            <text:p text:style-name="P18">1571</text:p>
          </table:table-cell>
          <table:table-cell table:style-name="Table1.A2" office:value-type="string">
            <text:p text:style-name="P22">En ta cort n’ai ge pas veu</text:p>
          </table:table-cell>
          <table:table-cell table:style-name="Table1.C105" office:value-type="string">
            <text:p text:style-name="P214">B] Je nai pas en ta court veut <text:s/><text:span text:style-name="T173">W] ...point veu</text:span></text:p>
          </table:table-cell>
        </table:table-row>
        <table:table-row table:style-name="Table1.126">
          <table:table-cell table:style-name="Table1.A2" office:value-type="string">
            <text:p text:style-name="P18">1572</text:p>
          </table:table-cell>
          <table:table-cell table:style-name="Table1.A2" office:value-type="string">
            <text:p text:style-name="P22">Chevelier jone ne chanu</text:p>
          </table:table-cell>
          <table:table-cell table:style-name="Table1.C105" office:value-type="string">
            <text:p text:style-name="P178">A] ...uiels ne… <text:s/><text:span text:style-name="T140">I] ...e ni..</text:span></text:p>
          </table:table-cell>
        </table:table-row>
        <table:table-row table:style-name="Table1.126">
          <table:table-cell table:style-name="Table1.A2" office:value-type="string">
            <text:p text:style-name="P18">1573</text:p>
          </table:table-cell>
          <table:table-cell table:style-name="Table1.A2" office:value-type="string">
            <text:p text:style-name="P22">Que por anui (F honor) ne por folie</text:p>
          </table:table-cell>
          <table:table-cell table:style-name="Table1.C105" office:value-type="string">
            <text:p text:style-name="P85"><text:span text:style-name="T191">B] ...par orgueil… <text:s/>CEGKTW</text:span>] <text:span text:style-name="T157">Qui…</text:span> <text:s/><text:span text:style-name="T173">H2] ...par… <text:s/>I] ...por or ne por...</text:span></text:p>
          </table:table-cell>
        </table:table-row>
        <table:table-row table:style-name="Table1.126">
          <table:table-cell table:style-name="Table1.A2" office:value-type="string">
            <text:p text:style-name="P18">1574</text:p>
          </table:table-cell>
          <table:table-cell table:style-name="Table1.A2" office:value-type="string">
            <text:p text:style-name="P22">I ait respondut vilonie</text:p>
          </table:table-cell>
          <table:table-cell table:style-name="Table1.C105" office:value-type="string">
            <text:p text:style-name="P85"><text:span text:style-name="T174">A] Il ait… <text:s/>BE] Nous ait… <text:s/>CKT] Ci ait… <text:s/></text:span>D] <text:span text:style-name="T144">Ait ci… <text:s/>G] El ait… <text:s/>I] Qui ait...</text:span></text:p>
          </table:table-cell>
        </table:table-row>
        <table:table-row table:style-name="Table1.126">
          <table:table-cell table:style-name="Table1.A2" office:value-type="string">
            <text:p text:style-name="P18">1575</text:p>
          </table:table-cell>
          <table:table-cell table:style-name="Table1.A2" office:value-type="string">
            <text:p text:style-name="P22">Ainz nos ont servis bonement</text:p>
          </table:table-cell>
          <table:table-cell table:style-name="Table1.C105" office:value-type="string">
            <text:p text:style-name="P229">E] ---</text:p>
            <text:p text:style-name="P93"><text:span text:style-name="T174">ABC</text:span>D<text:span text:style-name="T173">H2I</text:span>] ...<text:span text:style-name="T144">nos (A uos, B nous) seruent (I seruirent) </text:span><text:span text:style-name="T102">mlt</text:span><text:span text:style-name="T5">...</text:span><text:span text:style-name="T8">(</text:span><text:span text:style-name="T14">A humblement, </text:span><text:span text:style-name="T8">C humilment, </text:span><text:span text:style-name="T57">I humel ment</text:span><text:span text:style-name="T8">) <text:s/></text:span><text:span text:style-name="T39">G</text:span><text:span text:style-name="T85">K</text:span><text:span text:style-name="T39">] ...bellement <text:s/></text:span><text:span text:style-name="T66">T] ...</text:span><text:span text:style-name="T67">seruent...belement <text:s/></text:span><text:span text:style-name="T45">W] ...</text:span><text:span text:style-name="T78">humblement</text:span></text:p>
          </table:table-cell>
        </table:table-row>
        <table:table-row table:style-name="Table1.126">
          <table:table-cell table:style-name="Table1.A2" office:value-type="string">
            <text:p text:style-name="P18">1576</text:p>
          </table:table-cell>
          <table:table-cell table:style-name="Table1.A2" office:value-type="string">
            <text:p text:style-name="P22">Ainz mais ne vi si loial gent</text:p>
          </table:table-cell>
          <table:table-cell table:style-name="Table1.C105" office:value-type="string">
            <text:p text:style-name="P229">E] ---</text:p>
            <text:p text:style-name="P80"><text:span text:style-name="T174">AC</text:span>D<text:span text:style-name="T228">GIKTW</text:span>] <text:span text:style-name="T174">(A Au mais, I Ains ne uis mai, T Hanc, W Ont, K Anc)</text:span>...<text:span text:style-name="T144">si bonne (CDIT bone, G buene) gent <text:s/>B] Onques ne ui si bonne… <text:s/>H2] ...mais si bonne gent</text:span></text:p>
          </table:table-cell>
        </table:table-row>
        <table:table-row table:style-name="Table1.126">
          <table:table-cell table:style-name="Table1.A2" office:value-type="string">
            <text:p text:style-name="P18">1577</text:p>
          </table:table-cell>
          <table:table-cell table:style-name="Table1.A2" office:value-type="string">
            <text:p text:style-name="P22">Quant nos fumes ier main venu</text:p>
          </table:table-cell>
          <table:table-cell table:style-name="Table1.C105" office:value-type="string">
            <text:p text:style-name="P274">G] ...maitin… <text:s/><text:span text:style-name="T173">W] Quant fumez yer matin...</text:span></text:p>
          </table:table-cell>
        </table:table-row>
        <table:table-row table:style-name="Table1.126">
          <table:table-cell table:style-name="Table1.A2" office:value-type="string">
            <text:p text:style-name="P18">1578</text:p>
          </table:table-cell>
          <table:table-cell table:style-name="Table1.A2" office:value-type="string">
            <text:p text:style-name="P22">Assez ierent et mat et mu</text:p>
          </table:table-cell>
          <table:table-cell table:style-name="Table1.C105" office:value-type="string">
            <text:p text:style-name="P93"><text:span text:style-name="T174">A] ...estoient maint ennui <text:s/>C</text:span>D<text:span text:style-name="T207">EGIKT</text:span>] <text:span text:style-name="T144">Assez estoient mat (I ma</text:span><text:span text:style-name="T102">n</text:span><text:span text:style-name="T144">t CFR A)… <text:s/>W] ...estient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8">1579</text:p>
          </table:table-cell>
          <table:table-cell table:style-name="Table1.A2" office:value-type="string">
            <text:p text:style-name="P22">Bien ont chaingié le lor coraige</text:p>
          </table:table-cell>
          <table:table-cell table:style-name="Table1.C105" office:value-type="string">
            <text:p text:style-name="P87"><text:span text:style-name="T174">ACIW] ...ont or changie (W chengie) lor (W leur)… <text:s/>B</text:span>D<text:span text:style-name="T173">H2</text:span>] ...<text:span text:style-name="T144">ont tuit cangies (CH2 changie) lor… <text:s/>EGK] ...orent (GK ont) changie (GK change) lor… <text:s/>T] </text:span><text:span text:style-name="T133">Mlt</text:span><text:span text:style-name="T67"> ont bien changie lor...</text:span></text:p>
          </table:table-cell>
        </table:table-row>
        <table:table-row table:style-name="Table1.126">
          <table:table-cell table:style-name="Table1.A2" office:value-type="string">
            <text:p text:style-name="P18">1580</text:p>
          </table:table-cell>
          <table:table-cell table:style-name="Table1.A2" office:value-type="string">
            <text:p text:style-name="P22">Des qu’il oirent le messaige</text:p>
          </table:table-cell>
          <table:table-cell table:style-name="Table1.C105" office:value-type="string">
            <text:p text:style-name="P132">C] ...loirent les… <text:s/><text:span text:style-name="T228">GH2] ...les… <text:s/>I] De… <text:s/>T] Pois quil… <text:s/>W] ...qui lorrez les...</text:span></text:p>
          </table:table-cell>
        </table:table-row>
        <table:table-row table:style-name="Table1.126">
          <table:table-cell table:style-name="Table1.A2" office:value-type="string">
            <text:p text:style-name="P18">1581</text:p>
          </table:table-cell>
          <table:table-cell table:style-name="Table1.A2" office:value-type="string">
            <text:p text:style-name="P22">Que or les voi toz envoissier</text:p>
          </table:table-cell>
          <table:table-cell table:style-name="Table1.C105" office:value-type="string">
            <text:p text:style-name="P134">C] ...bien enuoisiez <text:s/><text:span text:style-name="T207">E] Et or… <text:s/>H2W] ...envoisies (W en voysiez) <text:s/>K] Car...tot...</text:span></text:p>
          </table:table-cell>
        </table:table-row>
        <table:table-row table:style-name="Table1.126">
          <table:table-cell table:style-name="Table1.A2" office:value-type="string">
            <text:p text:style-name="P18">1582</text:p>
          </table:table-cell>
          <table:table-cell table:style-name="Table1.A2" office:value-type="string">
            <text:p text:style-name="P24">E chanter et rire et juer</text:p>
          </table:table-cell>
          <table:table-cell table:style-name="Table1.C105" office:value-type="string">
            <text:p text:style-name="P93"><text:span text:style-name="T174">AGKT] Chanter (K Canter)...ioer (GKT ioier) <text:s/>B] Chanter rire et esbanoier <text:s/>C] Alegres et ioianz et fiers <text:s/></text:span>D] <text:span text:style-name="T144">Chanter rire et solacier <text:s/>E] Et chantans et esleesciez <text:s/>H2] ...rire esbanoier <text:s/>I] Carter...ioier <text:s/>W] Alegrez er joyeulx et liez</text:span></text:p>
          </table:table-cell>
        </table:table-row>
        <table:table-row table:style-name="Table1.126">
          <table:table-cell table:style-name="Table1.A2" office:value-type="string">
            <text:p text:style-name="P18">1583</text:p>
          </table:table-cell>
          <table:table-cell table:style-name="Table1.A2" office:value-type="string">
            <text:p text:style-name="P24">Anuit ais messaiges tramis</text:p>
          </table:table-cell>
          <table:table-cell table:style-name="Table1.C105" office:value-type="string">
            <text:p text:style-name="P85"><text:span text:style-name="T174">ABCKT] Annuit (BCT A nuit) a (BT as) tes sales (B seaus, CK saielz, T saienz) tramis <text:s/></text:span>D] <text:span text:style-name="T144">En nuit as tes seaus… <text:s/>EW] A nuit as (W a) tes serians (W sergens)… <text:s/>H2] […] as tex saiens tremis <text:s/>I] Anuint as...</text:span></text:p>
          </table:table-cell>
        </table:table-row>
        <table:table-row table:style-name="Table1.126">
          <table:table-cell table:style-name="Table1.A2" office:value-type="string">
            <text:p text:style-name="P18">1584</text:p>
          </table:table-cell>
          <table:table-cell table:style-name="Table1.A2" office:value-type="string">
            <text:p text:style-name="P24">A tes parans a tes amis</text:p>
          </table:table-cell>
          <table:table-cell table:style-name="Table1.C105" office:value-type="string">
            <text:p text:style-name="P273">T] A tos...et a… <text:s/><text:span text:style-name="T160">K] ...ces...e a ses...</text:span></text:p>
          </table:table-cell>
        </table:table-row>
        <table:table-row table:style-name="Table1.126">
          <table:table-cell table:style-name="Table1.A2" office:value-type="string">
            <text:p text:style-name="P19">158<text:span text:style-name="T93">5</text:span></text:p>
          </table:table-cell>
          <table:table-cell table:style-name="Table1.A2" office:value-type="string">
            <text:p text:style-name="P24">Tel bruit avoit per la cyté</text:p>
          </table:table-cell>
          <table:table-cell table:style-name="Table1.C105" office:value-type="string">
            <text:p text:style-name="P85"><text:span text:style-name="T174">ACGKT] ...nauoit (CG par)… <text:s/></text:span>D<text:span text:style-name="T173">H2</text:span>] ...<text:span text:style-name="T144">en la… <text:s/>IW] ...par...</text:span></text:p>
          </table:table-cell>
        </table:table-row>
        <table:table-row table:style-name="Table1.126">
          <table:table-cell table:style-name="Table1.A2" office:value-type="string">
            <text:p text:style-name="P19">158<text:span text:style-name="T93">6</text:span></text:p>
          </table:table-cell>
          <table:table-cell table:style-name="Table1.A2" office:value-type="string">
            <text:p text:style-name="P24">Des messaiges qui sont alé</text:p>
          </table:table-cell>
          <table:table-cell table:style-name="Table1.C105" office:value-type="string">
            <text:p text:style-name="P101"><text:span text:style-name="T191">B</text:span>D] ...quen…<text:span text:style-name="T144"> <text:s/>G] ...que… <text:s/>K] ...qi li...</text:span></text:p>
          </table:table-cell>
        </table:table-row>
        <table:table-row table:style-name="Table1.126">
          <table:table-cell table:style-name="Table1.A2" office:value-type="string">
            <text:p text:style-name="P19">158<text:span text:style-name="T93">7</text:span></text:p>
          </table:table-cell>
          <table:table-cell table:style-name="Table1.A2" office:value-type="string">
            <text:p text:style-name="P24">Que nos ne poions dormir</text:p>
          </table:table-cell>
          <table:table-cell table:style-name="Table1.C105" office:value-type="string">
            <text:p text:style-name="P274">G<text:span text:style-name="T279">K</text:span>] ...<text:span text:style-name="T279">(K non nos en) </text:span>peomes… <text:s/><text:span text:style-name="T173">H2] ...nen.. T] ...ni… <text:s/>W] ...pouons pas...</text:span></text:p>
          </table:table-cell>
        </table:table-row>
        <table:table-row table:style-name="Table1.126">
          <table:table-cell table:style-name="Table1.A2" office:value-type="string">
            <text:p text:style-name="P19">158<text:span text:style-name="T93">8</text:span></text:p>
          </table:table-cell>
          <table:table-cell table:style-name="Table1.A2" office:value-type="string">
            <text:p text:style-name="P24">Cil que vendront iront servir</text:p>
          </table:table-cell>
          <table:table-cell table:style-name="Table1.C105" office:value-type="string">
            <text:p text:style-name="P75"><text:span text:style-name="T174">AC</text:span>D<text:span text:style-name="T250">IKTW</text:span>] ...<text:span text:style-name="T144">qui...(C i)… <text:s/>B] ...qui volront… <text:s/>E] ...qui murent iront… <text:s/>G] ...qui ne uieron…</text:span></text:p>
          </table:table-cell>
        </table:table-row>
        <table:table-row table:style-name="Table1.126">
          <table:table-cell table:style-name="Table1.A2" office:value-type="string">
            <text:p text:style-name="P19">158<text:span text:style-name="T93">9</text:span></text:p>
          </table:table-cell>
          <table:table-cell table:style-name="Table1.A2" office:value-type="string">
            <text:p text:style-name="P24">Le roi por toi et l’omenaige</text:p>
          </table:table-cell>
          <table:table-cell table:style-name="Table1.C105" office:value-type="string">
            <text:p text:style-name="P177">A] ...pour quoi.. <text:s/><text:span text:style-name="T191">B] ...et lor… <text:s/>H2W] ...por faire toi (W pour toy faire) lommage (W lomage)</text:span></text:p>
          </table:table-cell>
        </table:table-row>
        <table:table-row table:style-name="Table1.126">
          <table:table-cell table:style-name="Table1.A2" office:value-type="string">
            <text:p text:style-name="P20">1590</text:p>
          </table:table-cell>
          <table:table-cell table:style-name="Table1.A2" office:value-type="string">
            <text:p text:style-name="P24">Li rendront et le mariage</text:p>
          </table:table-cell>
          <table:table-cell table:style-name="Table1.C105" office:value-type="string">
            <text:p text:style-name="P274">G] ...rendrent… <text:s/><text:span text:style-name="T173">W] Et ly rendront le...</text:span></text:p>
          </table:table-cell>
        </table:table-row>
        <table:table-row table:style-name="Table1.126">
          <table:table-cell table:style-name="Table1.A2" office:value-type="string">
            <text:p text:style-name="P20">1591</text:p>
          </table:table-cell>
          <table:table-cell table:style-name="Table1.A2" office:value-type="string">
            <text:p text:style-name="P24">Signor fet li rois je ne sai</text:p>
          </table:table-cell>
          <table:table-cell table:style-name="Table1.C105" office:value-type="string">
            <text:p text:style-name="P213">B] ...dist li rois… <text:s/><text:span text:style-name="T228">G] ...dit le rois ie nel… <text:s/>T] ...nel...</text:span></text:p>
          </table:table-cell>
        </table:table-row>
        <table:table-row table:style-name="Table1.126">
          <table:table-cell table:style-name="Table1.A2" office:value-type="string">
            <text:p text:style-name="P20">1592</text:p>
          </table:table-cell>
          <table:table-cell table:style-name="Table1.A2" office:value-type="string">
            <text:p text:style-name="P24">Moi ont il mis en grant esmai</text:p>
          </table:table-cell>
          <table:table-cell table:style-name="Table1.C105" office:value-type="string">
            <text:p text:style-name="P93"><text:span text:style-name="T174">A] Moi ait mie en grant effroi <text:s/>BCEGIKT] Moi a il mis en… <text:s/></text:span>D<text:span text:style-name="T173">H2</text:span>] ...<text:span text:style-name="T144">auez mis… <text:s/>W] Vous mauez mis en grant effroy</text:span></text:p>
          </table:table-cell>
        </table:table-row>
        <table:table-row table:style-name="Table1.126">
          <table:table-cell table:style-name="Table1.A2" office:value-type="string">
            <text:p text:style-name="P20">1593</text:p>
          </table:table-cell>
          <table:table-cell table:style-name="Table1.A2" office:value-type="string">
            <text:p text:style-name="P24">Se ma terre ne puis tenir</text:p>
          </table:table-cell>
          <table:table-cell table:style-name="Table1.C105" office:value-type="string">
            <text:p text:style-name="P326">I] ...buis...</text:p>
          </table:table-cell>
        </table:table-row>
        <table:table-row table:style-name="Table1.126">
          <table:table-cell table:style-name="Table1.A2" office:value-type="string">
            <text:p text:style-name="P20">1594</text:p>
          </table:table-cell>
          <table:table-cell table:style-name="Table1.A2" office:value-type="string">
            <text:p text:style-name="P24">Per meir m’en estovrait foir</text:p>
          </table:table-cell>
          <table:table-cell table:style-name="Table1.C105" office:value-type="string">
            <text:p text:style-name="P94"><text:span text:style-name="T174">ABCEGKT] Par (CE Per, K Por, T </text:span><text:span text:style-name="T133">Per</text:span><text:span text:style-name="T174">) la mer men estuet (G estuit)… <text:s/></text:span>D<text:span text:style-name="T173">H2</text:span>] ...<text:span text:style-name="T144">men couendra (H2 couuenra)… <text:s/>I] Par...mon estoura… <text:s/>W] Pour la mer men couuient...</text:span></text:p>
          </table:table-cell>
        </table:table-row>
        <table:table-row table:style-name="Table1.126">
          <table:table-cell table:style-name="Table1.A2" office:value-type="string">
            <text:p text:style-name="P20">1595</text:p>
          </table:table-cell>
          <table:table-cell table:style-name="Table1.A2" office:value-type="string">
            <text:p text:style-name="P24">Sire fet Meliainz a Dei</text:p>
          </table:table-cell>
          <table:table-cell table:style-name="Table1.C105" office:value-type="string">
            <text:p text:style-name="P81"><text:span text:style-name="T174">AIKTW] ...meleans (I melians, T meleains, W melian)… <text:s/>B] ...dist meleains... <text:s/>CE] ...meleains… <text:s/></text:span>D] ...<text:span text:style-name="T144">dist meleains… <text:s/>H2] ...dit melyans...</text:span></text:p>
          </table:table-cell>
        </table:table-row>
        <table:table-row table:style-name="Table1.126">
          <table:table-cell table:style-name="Table1.A2" office:value-type="string">
            <text:p text:style-name="P20">1596</text:p>
          </table:table-cell>
          <table:table-cell table:style-name="Table1.A2" office:value-type="string">
            <text:p text:style-name="P24">Comandons toi et le barnei</text:p>
          </table:table-cell>
          <table:table-cell table:style-name="Table1.C105" office:value-type="string">
            <text:p text:style-name="P81"><text:span text:style-name="T191">B</text:span>D<text:span text:style-name="T208">EH2I</text:span>] ...<text:span text:style-name="T144">et (I e) ton (I tun) barne (I berne)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20">1597</text:p>
          </table:table-cell>
          <table:table-cell table:style-name="Table1.A2" office:value-type="string">
            <text:p text:style-name="P24">Mout volantiers te serviroie</text:p>
          </table:table-cell>
          <table:table-cell table:style-name="Table1.C105" office:value-type="string">
            <text:p text:style-name="P238"/>
          </table:table-cell>
        </table:table-row>
        <table:table-row table:style-name="Table1.126">
          <table:table-cell table:style-name="Table1.A2" office:value-type="string">
            <text:p text:style-name="P20">1598</text:p>
          </table:table-cell>
          <table:table-cell table:style-name="Table1.A2" office:value-type="string">
            <text:p text:style-name="P24">Se ja mais pooir en avoie</text:p>
          </table:table-cell>
          <table:table-cell table:style-name="Table1.C105" office:value-type="string">
            <text:p text:style-name="P180">A] ...ia mes poeir… <text:s/><text:span text:style-name="T191">B] ...en lui en uenoie <text:s text:c="2"/>I] Se ge mais...</text:span></text:p>
          </table:table-cell>
        </table:table-row>
        <table:table-row table:style-name="Table1.126">
          <table:table-cell table:style-name="Table1.A2" office:value-type="string">
            <text:p text:style-name="P20">1599</text:p>
          </table:table-cell>
          <table:table-cell table:style-name="Table1.A2" office:value-type="string">
            <text:p text:style-name="P24">Li rois lor dist Signor per moi</text:p>
          </table:table-cell>
          <table:table-cell table:style-name="Table1.C105" office:value-type="string">
            <text:p text:style-name="P133"><text:span text:style-name="T191">B] ...a dit...por… </text:span>C<text:span text:style-name="T279">K</text:span>] ...por moi <text:s/><text:span text:style-name="T208">E] Seignor ce dist li rois… <text:s/>GI] ...li...por… <text:s/>H2] ...rois dit...de par moi <text:s/>W] ...par moy</text:span></text:p>
          </table:table-cell>
        </table:table-row>
        <table:table-row table:style-name="Table1.126">
          <table:table-cell table:style-name="Table1.A2" office:value-type="string">
            <text:p text:style-name="P20">1600</text:p>
          </table:table-cell>
          <table:table-cell table:style-name="Table1.A2" office:value-type="string">
            <text:p text:style-name="P24">Dites Camdiobras le roi</text:p>
          </table:table-cell>
          <table:table-cell table:style-name="Table1.C105" office:value-type="string">
            <text:p text:style-name="P94"><text:span text:style-name="T175">A</text:span>D] <text:span text:style-name="T175">Dirois (D Diroiz)… <text:s/>E] ...kamdyobras… <text:s/>W] Direz…</text:span></text:p>
            <text:p text:style-name="P94"/>
          </table:table-cell>
        </table:table-row>
        <table:table-row table:style-name="Table1.126">
          <table:table-cell table:style-name="Table1.A2" office:value-type="string">
            <text:p text:style-name="P20">1601</text:p>
          </table:table-cell>
          <table:table-cell table:style-name="Table1.A2" office:value-type="string">
            <text:p text:style-name="P24">Il m’ait mandé defiement</text:p>
          </table:table-cell>
          <table:table-cell table:style-name="Table1.C105" office:value-type="string">
            <text:p text:style-name="P131"><text:span text:style-name="T191">B</text:span>C<text:span text:style-name="T277">W</text:span>] Quil <text:span text:style-name="T277">(W Qui)</text:span> ma mande <text:span text:style-name="T191">(B mandeit, W mende)</text:span>...</text:p>
          </table:table-cell>
        </table:table-row>
        <table:table-row table:style-name="Table1.126">
          <table:table-cell table:style-name="Table1.A2" office:value-type="string">
            <text:p text:style-name="P20">1602</text:p>
          </table:table-cell>
          <table:table-cell table:style-name="Table1.A2" office:value-type="string">
            <text:p text:style-name="P24">Et a grant tort et por noient</text:p>
          </table:table-cell>
          <table:table-cell table:style-name="Table1.C105" office:value-type="string">
            <text:p text:style-name="P95"><text:span text:style-name="T175">ABC</text:span>D<text:span text:style-name="T208">EGH2IKT</text:span>] <text:span text:style-name="T144">A mout (ABDEGH2T </text:span><text:span text:style-name="T102">mlt</text:span><text:span text:style-name="T5">, </text:span><text:span text:style-name="T57">I</text:span><text:span text:style-name="T86">K</text:span><text:span text:style-name="T57"> molt</text:span><text:span text:style-name="T9">) </text:span><text:span text:style-name="T5">grant… <text:s/></text:span><text:span text:style-name="T45">W] </text:span><text:span text:style-name="T79">A tres grant tort depreuuement</text:span></text:p>
          </table:table-cell>
        </table:table-row>
        <table:table-row table:style-name="Table1.126">
          <table:table-cell table:style-name="Table1.A2" office:value-type="string">
            <text:p text:style-name="P20">1603</text:p>
          </table:table-cell>
          <table:table-cell table:style-name="Table1.A2" office:value-type="string">
            <text:p text:style-name="P24">Ainz que je li lais Masidone</text:p>
          </table:table-cell>
          <table:table-cell table:style-name="Table1.C105" office:value-type="string">
            <text:p text:style-name="P101"><text:span text:style-name="T175">AC</text:span>D<text:span text:style-name="T208">EGITW</text:span>] ...<text:span text:style-name="T250">(I le)</text:span>...<text:span text:style-name="T158">macedoine (D macedoinne, E machedoine) <text:s/>BH2] ...que li laisse macedoine (H2 macidoine) <text:s/>K] ...que ie lais macedoine</text:span></text:p>
          </table:table-cell>
        </table:table-row>
        <table:table-row table:style-name="Table1.126">
          <table:table-cell table:style-name="Table1.A2" office:value-type="string">
            <text:p text:style-name="P20">1604</text:p>
          </table:table-cell>
          <table:table-cell table:style-name="Table1.A2" office:value-type="string">
            <text:p text:style-name="P24">Vairait de seus (F desous) de Babilone</text:p>
          </table:table-cell>
          <table:table-cell table:style-name="Table1.C105" office:value-type="string">
            <text:p text:style-name="P81"><text:span text:style-name="T175">ABGIKTW] Verra (B Vesra, G Venra, I Vira, KT Vera, W Verray)...babiloine (KT babilloine) <text:s/>C] Veren de...babiloine <text:s/></text:span>D<text:span text:style-name="T173">H2</text:span>] <text:span text:style-name="T144">Verroiz (H2 Verra) toz (H2 touz) ces (H2 ceus)...babiloinne (H2 babiloine) <text:s/>E] Serai ie pris et ma compaigne</text:span></text:p>
          </table:table-cell>
        </table:table-row>
        <table:table-row table:style-name="Table1.126">
          <table:table-cell table:style-name="Table1.A2" office:value-type="string">
            <text:p text:style-name="P20">1605</text:p>
          </table:table-cell>
          <table:table-cell table:style-name="Table1.A2" office:value-type="string">
            <text:p text:style-name="P24">Meleainz dist Sire per foi</text:p>
          </table:table-cell>
          <table:table-cell table:style-name="Table1.C105" office:value-type="string">
            <text:p text:style-name="P179">A<text:span text:style-name="T191">BGH2IKW</text:span>] Meleans <text:span text:style-name="T191">(B Meleains, G Melianz, H2 Melyans, IW Melians)</text:span>...par...</text:p>
          </table:table-cell>
        </table:table-row>
        <table:table-row table:style-name="Table1.126">
          <table:table-cell table:style-name="Table1.A2" office:value-type="string">
            <text:p text:style-name="P20">1606</text:p>
          </table:table-cell>
          <table:table-cell table:style-name="Table1.A2" office:value-type="string">
            <text:p text:style-name="P24">Seu que vos manderois a roi</text:p>
          </table:table-cell>
          <table:table-cell table:style-name="Table1.C105" office:value-type="string">
            <text:p text:style-name="P85"><text:span text:style-name="T175">ACETW] ...au (C al) roi <text:s/>B] Tout ce que manderez au… <text:s/></text:span>D] ...<text:span text:style-name="T144">le roi <text:s/>GH2] ...mandarez (H2 manderes) li (H2 le) roi (H2 roy) <text:s/>I] ...mandares au...</text:span></text:p>
          </table:table-cell>
        </table:table-row>
        <table:table-row table:style-name="Table1.126">
          <table:table-cell table:style-name="Table1.A2" office:value-type="string">
            <text:p text:style-name="P20">1607</text:p>
          </table:table-cell>
          <table:table-cell table:style-name="Table1.A2" office:value-type="string">
            <text:p text:style-name="P24">Dirai ge bien por vostre amor</text:p>
          </table:table-cell>
          <table:table-cell table:style-name="Table1.C105" office:value-type="string">
            <text:p text:style-name="P181">A] Diroie… <text:span text:style-name="T191">B] Li dirai bien… <text:s/>T] ...par...</text:span></text:p>
          </table:table-cell>
        </table:table-row>
        <table:table-row table:style-name="Table1.126">
          <table:table-cell table:style-name="Table1.A2" office:value-type="string">
            <text:p text:style-name="P20">1608</text:p>
          </table:table-cell>
          <table:table-cell table:style-name="Table1.A2" office:value-type="string">
            <text:p text:style-name="P24">Et por moi et por mon signor</text:p>
          </table:table-cell>
          <table:table-cell table:style-name="Table1.C105" office:value-type="string">
            <text:p text:style-name="P81"><text:span text:style-name="T175">ABCEGH2IKTW] ...por (C </text:span><text:span text:style-name="T106">per</text:span><text:span text:style-name="T47">, </text:span><text:span text:style-name="T45">H2</text:span><text:span text:style-name="T79">W</text:span><text:span text:style-name="T45"> </text:span><text:span text:style-name="T47">pour</text:span><text:span text:style-name="T15">)</text:span><text:span text:style-name="T158"> uos (BH2W vous) et por (C </text:span><text:span text:style-name="T106">per</text:span><text:span text:style-name="T9">, </text:span><text:span text:style-name="T31">E a</text:span><text:span text:style-name="T15">) </text:span><text:span text:style-name="T47">(</text:span><text:span text:style-name="T45">H2 </text:span><text:span text:style-name="T47">no)</text:span><text:span text:style-name="T158">… <text:s/></text:span>D] <text:span text:style-name="T158">Por uos por nos por...</text:span></text:p>
          </table:table-cell>
        </table:table-row>
        <table:table-row table:style-name="Table1.126">
          <table:table-cell table:style-name="Table1.A2" office:value-type="string">
            <text:p text:style-name="P20">1609</text:p>
          </table:table-cell>
          <table:table-cell table:style-name="Table1.A2" office:value-type="string">
            <text:p text:style-name="P24">Li messaige prangnent congié</text:p>
          </table:table-cell>
          <table:table-cell table:style-name="Table1.C105" office:value-type="string">
            <text:p text:style-name="P65"/>
          </table:table-cell>
        </table:table-row>
        <table:table-row table:style-name="Table1.126">
          <table:table-cell table:style-name="Table1.A2" office:value-type="string">
            <text:p text:style-name="P20">1610</text:p>
          </table:table-cell>
          <table:table-cell table:style-name="Table1.A2" office:value-type="string">
            <text:p text:style-name="P24">Li cheval sont apparillié</text:p>
          </table:table-cell>
          <table:table-cell table:style-name="Table1.C105" office:value-type="string">
            <text:p text:style-name="P216">B<text:span text:style-name="T173">H2</text:span>] Lor...</text:p>
          </table:table-cell>
        </table:table-row>
        <table:table-row table:style-name="Table1.126">
          <table:table-cell table:style-name="Table1.A2" office:value-type="string">
            <text:p text:style-name="P20">1611</text:p>
          </table:table-cell>
          <table:table-cell table:style-name="Table1.A2" office:value-type="string">
            <text:p text:style-name="P24">Il monterent et si s’en vont</text:p>
          </table:table-cell>
          <table:table-cell table:style-name="Table1.C105" office:value-type="string">
            <text:p text:style-name="P240">G<text:span text:style-name="T251">I</text:span>] ...monteront si <text:span text:style-name="T251">(I e si)…</text:span> <text:s/><text:span text:style-name="T173">W] jlz...</text:span></text:p>
          </table:table-cell>
        </table:table-row>
        <table:table-row table:style-name="Table1.126">
          <table:table-cell table:style-name="Table1.A2" office:value-type="string">
            <text:p text:style-name="P20">1612</text:p>
          </table:table-cell>
          <table:table-cell table:style-name="Table1.A2" office:value-type="string">
            <text:p text:style-name="P24">Permi la cyté contremont</text:p>
          </table:table-cell>
          <table:table-cell table:style-name="Table1.C105" office:value-type="string">
            <text:p text:style-name="P65"/>
          </table:table-cell>
        </table:table-row>
        <table:table-row table:style-name="Table1.126">
          <table:table-cell table:style-name="Table1.A2" office:value-type="string">
            <text:p text:style-name="P20">1613</text:p>
          </table:table-cell>
          <table:table-cell table:style-name="Table1.A2" office:value-type="string">
            <text:p text:style-name="P24">Fors sont issut de la cyté</text:p>
          </table:table-cell>
          <table:table-cell table:style-name="Table1.C105" office:value-type="string">
            <text:p text:style-name="P215">B] ---</text:p>
            <text:p text:style-name="P272">T] ...sen issent...</text:p>
          </table:table-cell>
        </table:table-row>
        <table:table-row table:style-name="Table1.126">
          <table:table-cell table:style-name="Table1.A2" office:value-type="string">
            <text:p text:style-name="P20">1614</text:p>
          </table:table-cell>
          <table:table-cell table:style-name="Table1.A2" office:value-type="string">
            <text:p text:style-name="P24">Et si se sont achaminé</text:p>
          </table:table-cell>
          <table:table-cell table:style-name="Table1.C105" office:value-type="string">
            <text:p text:style-name="P215">B] ---</text:p>
            <text:p text:style-name="P136"><text:span text:style-name="T176">A] Et si sunt… <text:s/></text:span>C<text:span text:style-name="T229">GH2IK</text:span>] ...sensont <text:span text:style-name="T251">(I sen sunt) </text:span>enchemine <text:span text:style-name="T229">(G enchamine, H2I achemine, K </text:span><text:soft-page-break/><text:span text:style-name="T229">achamine)</text:span></text:p>
          </table:table-cell>
        </table:table-row>
        <table:table-row table:style-name="Table1.126">
          <table:table-cell table:style-name="Table1.A2" office:value-type="string">
            <text:p text:style-name="P20">1615</text:p>
          </table:table-cell>
          <table:table-cell table:style-name="Table1.A2" office:value-type="string">
            <text:p text:style-name="P24">Li conte firent lor jornees</text:p>
          </table:table-cell>
          <table:table-cell table:style-name="Table1.C105" office:value-type="string">
            <text:p text:style-name="P215">B] ---</text:p>
            <text:p text:style-name="P81"><text:span text:style-name="T176">AC</text:span>D<text:span text:style-name="T208">EGH2IKTW</text:span>] ...<text:span text:style-name="T252">(I cont)...(E fisent, T firunt)</text:span>...<text:span text:style-name="T159">grant (AD granz, EH2W grans) iornees (H2 iournees, I iornes)</text:span></text:p>
          </table:table-cell>
        </table:table-row>
        <table:table-row table:style-name="Table1.126">
          <table:table-cell table:style-name="Table1.A2" office:value-type="string">
            <text:p text:style-name="P20">1616</text:p>
          </table:table-cell>
          <table:table-cell table:style-name="Table1.A2" office:value-type="string">
            <text:p text:style-name="P24">Permi les estrainges contrees</text:p>
          </table:table-cell>
          <table:table-cell table:style-name="Table1.C105" office:value-type="string">
            <text:p text:style-name="P215">B] ---</text:p>
            <text:p text:style-name="P239">G] ...lestranges… <text:s/><text:span text:style-name="T173">H2] </text:span><text:span text:style-name="T130">Per</text:span><text:span text:style-name="T173"> les pais </text:span><text:span text:style-name="T130">per</text:span><text:span text:style-name="T173"> les contrees</text:span></text:p>
          </table:table-cell>
        </table:table-row>
        <table:table-row table:style-name="Table1.126">
          <table:table-cell table:style-name="Table1.A2" office:value-type="string">
            <text:p text:style-name="P20">1617</text:p>
          </table:table-cell>
          <table:table-cell table:style-name="Table1.A2" office:value-type="string">
            <text:p text:style-name="P24">Tant vont per le chamin batu</text:p>
          </table:table-cell>
          <table:table-cell table:style-name="Table1.C105" office:value-type="string">
            <text:p text:style-name="P101"><text:span text:style-name="T176">AT] ...par… <text:s/>B] ...vont tout le… <text:s/></text:span>D<text:span text:style-name="T173">H2</text:span>] …<text:span text:style-name="T144">per lor… <text:s/>W] ...par my le… <text:s/>K] ...uient par li...</text:span></text:p>
          </table:table-cell>
        </table:table-row>
        <table:table-row table:style-name="Table1.464">
          <table:table-cell table:style-name="Table1.A2" office:value-type="string">
            <text:p text:style-name="P20">1618</text:p>
          </table:table-cell>
          <table:table-cell table:style-name="Table1.A2" office:value-type="string">
            <text:p text:style-name="P24">Qu’a Danubion sont venu</text:p>
          </table:table-cell>
          <table:table-cell table:style-name="Table1.C105" office:value-type="string">
            <text:p text:style-name="P184">A<text:span text:style-name="T192">BGIK</text:span>] ...<text:span text:style-name="T229">(G au) </text:span>danubiun <text:span text:style-name="T192">(B danebiun, G denubien, I danubiuz)…</text:span> <text:s/><text:span text:style-name="T173">W] Que a nudion...</text:span></text:p>
          </table:table-cell>
        </table:table-row>
        <table:table-row table:style-name="Table1.126">
          <table:table-cell table:style-name="Table1.A2" office:value-type="string">
            <text:p text:style-name="P20">1619</text:p>
          </table:table-cell>
          <table:table-cell table:style-name="Table1.A2" office:value-type="string">
            <text:p text:style-name="P24">Le flun passent en une neif</text:p>
          </table:table-cell>
          <table:table-cell table:style-name="Table1.C105" office:value-type="string">
            <text:p text:style-name="P81"><text:span text:style-name="T176">ABC</text:span>D<text:span text:style-name="T208">EGH2IKTW</text:span>] ...<text:span text:style-name="T144">a i. (ABDGIKTW une, EH2 vne) ne (BH2I nef)</text:span></text:p>
          </table:table-cell>
        </table:table-row>
        <table:table-row table:style-name="Table1.126">
          <table:table-cell table:style-name="Table1.A2" office:value-type="string">
            <text:p text:style-name="P23">1620</text:p>
          </table:table-cell>
          <table:table-cell table:style-name="Table1.A2" office:value-type="string">
            <text:p text:style-name="P24">De l’atre part sont arivé</text:p>
          </table:table-cell>
          <table:table-cell table:style-name="Table1.C105" office:value-type="string">
            <text:p text:style-name="P182">A] ...sont toz ariue</text:p>
          </table:table-cell>
        </table:table-row>
        <table:table-row table:style-name="Table1.126">
          <table:table-cell table:style-name="Table1.A2" office:value-type="string">
            <text:p text:style-name="P23">1621</text:p>
          </table:table-cell>
          <table:table-cell table:style-name="Table1.A2" office:value-type="string">
            <text:p text:style-name="P24">A terre traient lor hernois</text:p>
          </table:table-cell>
          <table:table-cell table:style-name="Table1.C105" office:value-type="string">
            <text:p text:style-name="P75"><text:span text:style-name="T176">AC</text:span>D<text:span text:style-name="T229">GK</text:span>] ...<text:span text:style-name="T176">(A traioient)</text:span>...<text:span text:style-name="T144">les (G le) hernois</text:span></text:p>
          </table:table-cell>
        </table:table-row>
        <table:table-row table:style-name="Table1.126">
          <table:table-cell table:style-name="Table1.A2" office:value-type="string">
            <text:p text:style-name="P23">1622</text:p>
          </table:table-cell>
          <table:table-cell table:style-name="Table1.A2" office:value-type="string">
            <text:p text:style-name="P24">Si monterent es palefrois</text:p>
          </table:table-cell>
          <table:table-cell table:style-name="Table1.C105" office:value-type="string">
            <text:p text:style-name="P95"><text:span text:style-name="T192">BKI] Puis… <text:s/>C</text:span>D] <text:span text:style-name="T144">Et...eulz (D as)… <text:s/>H2] ...en… W] Et...</text:span></text:p>
          </table:table-cell>
        </table:table-row>
        <table:table-row table:style-name="Table1.126">
          <table:table-cell table:style-name="Table1.A2" office:value-type="string">
            <text:p text:style-name="P23">1623</text:p>
          </table:table-cell>
          <table:table-cell table:style-name="Table1.A2" office:value-type="string">
            <text:p text:style-name="P24">A Magerone sa cyté</text:p>
          </table:table-cell>
          <table:table-cell table:style-name="Table1.C105" office:value-type="string">
            <text:p text:style-name="P283"><text:span text:style-name="T176">AGIKTW] ...magerona (G megerone, I maçerona, K magerem, T maiorance, W magarona)… <text:s/>B] Aumorana la… <text:s/>C] ...magarone… <text:s/></text:span>D] <text:span text:style-name="T145">En son palais mabrin litey</text:span> <text:s/><text:span text:style-name="T173">H2] Sus en palais maubrin liste <text:s/>E] En danubie la cite</text:span></text:p>
          </table:table-cell>
        </table:table-row>
        <table:table-row table:style-name="Table1.126">
          <table:table-cell table:style-name="Table1.A2" office:value-type="string">
            <text:p text:style-name="P23">1624</text:p>
          </table:table-cell>
          <table:table-cell table:style-name="Table1.A2" office:value-type="string">
            <text:p text:style-name="P24">Ont li conte le roi trové</text:p>
          </table:table-cell>
          <table:table-cell table:style-name="Table1.C105" office:value-type="string">
            <text:p text:style-name="P76">D] ---</text:p>
          </table:table-cell>
        </table:table-row>
        <table:table-row table:style-name="Table1.126">
          <table:table-cell table:style-name="Table1.A2" office:value-type="string">
            <text:p text:style-name="P23">1625</text:p>
          </table:table-cell>
          <table:table-cell table:style-name="Table1.A2" office:value-type="string">
            <text:p text:style-name="P24">Iluec estoit et sui baron</text:p>
          </table:table-cell>
          <table:table-cell table:style-name="Table1.C105" office:value-type="string">
            <text:p text:style-name="P76">D] ---</text:p>
            <text:p text:style-name="P173">H2] ...estoient si...</text:p>
          </table:table-cell>
        </table:table-row>
        <table:table-row table:style-name="Table1.126">
          <table:table-cell table:style-name="Table1.A2" office:value-type="string">
            <text:p text:style-name="P23">1626</text:p>
          </table:table-cell>
          <table:table-cell table:style-name="Table1.A2" office:value-type="string">
            <text:p text:style-name="P24">Li quatre conte compaignon</text:p>
          </table:table-cell>
          <table:table-cell table:style-name="Table1.C105" office:value-type="string">
            <text:p text:style-name="P76">D] ---</text:p>
          </table:table-cell>
        </table:table-row>
        <table:table-row table:style-name="Table1.126">
          <table:table-cell table:style-name="Table1.A2" office:value-type="string">
            <text:p text:style-name="P23">1627</text:p>
          </table:table-cell>
          <table:table-cell table:style-name="Table1.A2" office:value-type="string">
            <text:p text:style-name="P24">Dessendent a palais tot droit</text:p>
          </table:table-cell>
          <table:table-cell table:style-name="Table1.C105" office:value-type="string">
            <text:p text:style-name="P82"><text:span text:style-name="T176">ACEIT] ...el… <text:s/>BGKW] ...au… <text:s/></text:span>D] <text:span text:style-name="T145">Au degre descendent tot… <text:s/>H2] Descendent au degre tout...</text:span></text:p>
          </table:table-cell>
        </table:table-row>
        <table:table-row table:style-name="Table1.126">
          <table:table-cell table:style-name="Table1.A2" office:value-type="string">
            <text:p text:style-name="P23">1628</text:p>
          </table:table-cell>
          <table:table-cell table:style-name="Table1.A2" office:value-type="string">
            <text:p text:style-name="P24">Li rois Camdiobras les voit</text:p>
          </table:table-cell>
          <table:table-cell table:style-name="Table1.C105" office:value-type="string">
            <text:p text:style-name="P76">D] <text:span text:style-name="T145">Candiobras li rois… <text:s/>E] ...kamdyobras… <text:s/>G] ...le ueit <text:s/>I] ...uois</text:span></text:p>
          </table:table-cell>
        </table:table-row>
        <table:table-row table:style-name="Table1.126">
          <table:table-cell table:style-name="Table1.A2" office:value-type="string">
            <text:p text:style-name="P23">1629</text:p>
          </table:table-cell>
          <table:table-cell table:style-name="Table1.A2" office:value-type="string">
            <text:p text:style-name="P24">Dist lor Venez avant baron</text:p>
          </table:table-cell>
          <table:table-cell table:style-name="Table1.C105" office:value-type="string">
            <text:p text:style-name="P184">A] ...seignor <text:s/><text:span text:style-name="T192">B] Les dit… <text:s/>W] Leur dist...</text:span></text:p>
          </table:table-cell>
        </table:table-row>
        <table:table-row table:style-name="Table1.126">
          <table:table-cell table:style-name="Table1.A2" office:value-type="string">
            <text:p text:style-name="P23">1630</text:p>
          </table:table-cell>
          <table:table-cell table:style-name="Table1.A2" office:value-type="string">
            <text:p text:style-name="P24">Dites moi del roi Phelipon</text:p>
          </table:table-cell>
          <table:table-cell table:style-name="Table1.C105" office:value-type="string">
            <text:p text:style-name="P279">G] ...fpylipon <text:s/><text:span text:style-name="T173">H2] ...au roy… <text:s/>I] ...felippun <text:s/>K] ...filipon</text:span></text:p>
          </table:table-cell>
        </table:table-row>
        <table:table-row table:style-name="Table1.126">
          <table:table-cell table:style-name="Table1.A2" office:value-type="string">
            <text:p text:style-name="P23">1631</text:p>
          </table:table-cell>
          <table:table-cell table:style-name="Table1.A2" office:value-type="string">
            <text:p text:style-name="P24">Ferait il de grei l’omenaige</text:p>
          </table:table-cell>
          <table:table-cell table:style-name="Table1.C105" office:value-type="string">
            <text:p text:style-name="P82"><text:span text:style-name="T176">ACGKT] Fera… <text:s/>B] Mes fera i de greit houmage <text:s/></text:span>D<text:span text:style-name="T173">H2W</text:span>] <text:span text:style-name="T146">Fera...de bon gre… <text:s/>E] Fera...le message</text:span></text:p>
          </table:table-cell>
        </table:table-row>
        <table:table-row table:style-name="Table1.126">
          <table:table-cell table:style-name="Table1.A2" office:value-type="string">
            <text:p text:style-name="P23">1632</text:p>
          </table:table-cell>
          <table:table-cell table:style-name="Table1.A2" office:value-type="string">
            <text:p text:style-name="P24">Dist Meliains Le mariaige</text:p>
          </table:table-cell>
          <table:table-cell table:style-name="Table1.C105" office:value-type="string">
            <text:p text:style-name="P137"><text:span text:style-name="T176">AK] ...meleans… B</text:span>C<text:span text:style-name="T208">ET</text:span>] ...meleains… <text:s/><text:span text:style-name="T173">H2IW] ...melyans (I melians, W melian)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23">1633</text:p>
          </table:table-cell>
          <table:table-cell table:style-name="Table1.A2" office:value-type="string">
            <text:p text:style-name="P24">Ne l’omenei ne ferait mie</text:p>
          </table:table-cell>
          <table:table-cell table:style-name="Table1.C105" office:value-type="string">
            <text:p text:style-name="P82"><text:span text:style-name="T176">ABC</text:span>D<text:span text:style-name="T208">EGH2IKT</text:span>] ...<text:span text:style-name="T146">fera (A fera il, I fara)..</text:span></text:p>
          </table:table-cell>
        </table:table-row>
        <table:table-row table:style-name="Table1.126">
          <table:table-cell table:style-name="Table1.A2" office:value-type="string">
            <text:p text:style-name="P23">1634</text:p>
          </table:table-cell>
          <table:table-cell table:style-name="Table1.A2" office:value-type="string">
            <text:p text:style-name="P24">Ansois le tient a grant folie</text:p>
          </table:table-cell>
          <table:table-cell table:style-name="Table1.C105" office:value-type="string">
            <text:p text:style-name="P137"><text:span text:style-name="T192">B] </text:span><text:span text:style-name="T119">Mlt </text:span><text:span text:style-name="T24">a tenut… <text:s/></text:span>C<text:span text:style-name="T230">GH2IKTW</text:span>] Ainz <text:span text:style-name="T252">(IW Ains)</text:span> otient <text:span text:style-name="T242">(H2 lo tient, ITW le tient, K le tint)</text:span> a mout <text:span text:style-name="T230">(</text:span><text:span text:style-name="T40">G</text:span><text:span text:style-name="T45">H2</text:span><text:span text:style-name="T86">K</text:span><text:span text:style-name="T68">T</text:span><text:span text:style-name="T40"> </text:span><text:span text:style-name="T125">mlt,</text:span><text:span text:style-name="T40"> </text:span><text:span text:style-name="T58">I molt, </text:span><text:span text:style-name="T79">W moult</text:span><text:span text:style-name="T40">)</text:span> grant...</text:p>
          </table:table-cell>
        </table:table-row>
        <table:table-row table:style-name="Table1.126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/>
          </table:table-cell>
          <table:table-cell table:style-name="Table1.C105" office:value-type="string">
            <text:p text:style-name="P215">B] Ce que vous li auez mande</text:p>
          </table:table-cell>
        </table:table-row>
        <table:table-row table:style-name="Table1.126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/>
          </table:table-cell>
          <table:table-cell table:style-name="Table1.C105" office:value-type="string">
            <text:p text:style-name="P215">B] Jl ne vous prise mie .j. de</text:p>
          </table:table-cell>
        </table:table-row>
        <table:table-row table:style-name="Table1.126">
          <table:table-cell table:style-name="Table1.A2" office:value-type="string">
            <text:p text:style-name="P23">1635</text:p>
          </table:table-cell>
          <table:table-cell table:style-name="Table1.A2" office:value-type="string">
            <text:p text:style-name="P24">Sire mout est grans ses barnaiges</text:p>
          </table:table-cell>
          <table:table-cell table:style-name="Table1.C105" office:value-type="string">
            <text:p text:style-name="P183">A<text:span text:style-name="T173">H2</text:span>] ...le <text:span text:style-name="T242">(H2 li)</text:span>… <text:s/><text:span text:style-name="T230">GW] ...son...</text:span></text:p>
          </table:table-cell>
        </table:table-row>
        <table:table-row table:style-name="Table1.126">
          <table:table-cell table:style-name="Table1.A2" office:value-type="string">
            <text:p text:style-name="P23">1636</text:p>
          </table:table-cell>
          <table:table-cell table:style-name="Table1.A2" office:value-type="string">
            <text:p text:style-name="P24">Per ses amins tramet messaiges</text:p>
          </table:table-cell>
          <table:table-cell table:style-name="Table1.C105" office:value-type="string">
            <text:p text:style-name="P82"><text:span text:style-name="T176">ABC</text:span>D<text:span text:style-name="T208">EGIKTW</text:span>] <text:span text:style-name="T107">Per</text:span><text:span text:style-name="T10"> (</text:span><text:span text:style-name="T16">A</text:span><text:span text:style-name="T10">D</text:span><text:span text:style-name="T31">E</text:span><text:span text:style-name="T40">G</text:span><text:span text:style-name="T86">K</text:span><text:span text:style-name="T68">T</text:span><text:span text:style-name="T10"> </text:span><text:span text:style-name="T147">Por, W Par) </text:span><text:span text:style-name="T103">chrs </text:span><text:span text:style-name="T58">(I </text:span><text:span text:style-name="T132">chres</text:span><text:span text:style-name="T58">, </text:span><text:span text:style-name="T86">K </text:span><text:span text:style-name="T134">chr</text:span><text:span text:style-name="T86">, </text:span><text:span text:style-name="T68">T chiualiers, </text:span><text:span text:style-name="T79">W cheualiers</text:span><text:span text:style-name="T58">)</text:span><text:span text:style-name="T132"> </text:span><text:span text:style-name="T6">tramet </text:span><text:span text:style-name="T16">(A tramest)…</text:span><text:span text:style-name="T6"> <text:s/></text:span><text:span text:style-name="T45">H2</text:span><text:span text:style-name="T48">] Pour </text:span><text:span text:style-name="T131">chrs</text:span><text:span text:style-name="T48"> trement ces lettres</text:span></text:p>
          </table:table-cell>
        </table:table-row>
        <table:table-row table:style-name="Table1.126">
          <table:table-cell table:style-name="Table1.A2" office:value-type="string">
            <text:p text:style-name="P23">1637</text:p>
          </table:table-cell>
          <table:table-cell table:style-name="Table1.A2" office:value-type="string">
            <text:p text:style-name="P24">Cuide c’il dons de moi deffendre</text:p>
          </table:table-cell>
          <table:table-cell table:style-name="Table1.C105" office:value-type="string">
            <text:p text:style-name="P101"><text:span text:style-name="T176">ABC</text:span>D<text:span text:style-name="T230">GH2I</text:span>] ...<text:span text:style-name="T147">se (H2 ce) il de moi… <text:s/>E] Se cuide il dont de… <text:s/>T] Cuide sert de moi… <text:s/>W] Ge cuide il de moy… <text:s/>K] Cuite sel de moi...</text:span></text:p>
          </table:table-cell>
        </table:table-row>
        <table:table-row table:style-name="Table1.126">
          <table:table-cell table:style-name="Table1.A2" office:value-type="string">
            <text:p text:style-name="P23">1638</text:p>
          </table:table-cell>
          <table:table-cell table:style-name="Table1.A2" office:value-type="string">
            <text:p text:style-name="P24">Il ne croit quel voilliés atandre</text:p>
          </table:table-cell>
          <table:table-cell table:style-name="Table1.C105" office:value-type="string">
            <text:p text:style-name="P95"><text:span text:style-name="T176">AIK] ...quil… <text:s/>B] Ains crient que ne losez atendre <text:s/>C] ...croist que uollez… <text:s/></text:span>D] ...<text:span text:style-name="T147">qou vuilliez… <text:s/>EH2] Ne cuide que losez (H2 losies)… <text:s/>G] ...uolois… <text:s/>W] Ouy mes que veilliez...</text:span></text:p>
          </table:table-cell>
        </table:table-row>
        <table:table-row table:style-name="Table1.126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/>
          </table:table-cell>
          <table:table-cell table:style-name="Table1.C105" office:value-type="string">
            <text:p text:style-name="P217">B] Qui le puet contre moi garir</text:p>
          </table:table-cell>
        </table:table-row>
        <table:table-row table:style-name="Table1.126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/>
          </table:table-cell>
          <table:table-cell table:style-name="Table1.C105" office:value-type="string">
            <text:p text:style-name="P218">B] Vous le vesrez bien au partir</text:p>
          </table:table-cell>
        </table:table-row>
        <table:table-row table:style-name="Table1.126">
          <table:table-cell table:style-name="Table1.A2" office:value-type="string">
            <text:p text:style-name="P23">1639</text:p>
          </table:table-cell>
          <table:table-cell table:style-name="Table1.A2" office:value-type="string">
            <text:p text:style-name="P24">Se vos li eussiés doné</text:p>
          </table:table-cell>
          <table:table-cell table:style-name="Table1.C105" office:value-type="string">
            <text:p text:style-name="P184">A<text:span text:style-name="T230">GIK</text:span>] Sire si <text:span text:style-name="T230">(G se)</text:span> li <text:span text:style-name="T279">(K le usiez)</text:span>… <text:s/><text:span text:style-name="T193">B] Sire jl la vous eut donee <text:s/>T] Sire si uos li ausez.. <text:s/>W] Sachiez se ly auiez...</text:span></text:p>
            <text:p text:style-name="P182"/>
          </table:table-cell>
        </table:table-row>
        <table:table-row table:style-name="Table1.126">
          <table:table-cell table:style-name="Table1.A2" office:value-type="string">
            <text:p text:style-name="P23">1640</text:p>
          </table:table-cell>
          <table:table-cell table:style-name="Table1.A2" office:value-type="string">
            <text:p text:style-name="P24">Mil mars qu’eussiens lai porté</text:p>
          </table:table-cell>
          <table:table-cell table:style-name="Table1.C105" office:value-type="string">
            <text:p text:style-name="P101"><text:span text:style-name="T176">AGITW] ...marcs (GITW mars) que leussons (G li eussen, I li eusiens, T li ausuns, W ly eussons) porte <text:s/>B] Se sas plait li eusies mandee <text:s/>C] ...que li aussem done <text:s/></text:span>D] ...<text:span text:style-name="T147">seseussiez portez <text:s/>E] ...que eussiez porte <text:s/>H2] .C. mars dargent tout monnee <text:s/>K] Mars qui leussent porte</text:span></text:p>
          </table:table-cell>
        </table:table-row>
        <table:table-row table:style-name="Table1.491">
          <table:table-cell table:style-name="Table1.A2" office:value-type="string">
            <text:p text:style-name="P24">1641</text:p>
          </table:table-cell>
          <table:table-cell table:style-name="Table1.A2" office:value-type="string">
            <text:p text:style-name="P24">Ne feissiés tant lie sa gen<text:span text:style-name="T263">t</text:span></text:p>
          </table:table-cell>
          <table:table-cell table:style-name="Table1.C105" office:value-type="string">
            <text:p text:style-name="P138"><text:span text:style-name="T194">B] Mais ne furent si lie gent <text:s/></text:span>C] ...feissent… <text:s/><text:span text:style-name="T209">E] Ne fussent pas si lie… <text:s/>GK] Non (K Nen) fussent mie tant… <text:s/>H2T] Ne fussent (T fusent) tant… <text:s/>I] ...lies...</text:span></text:p>
          </table:table-cell>
        </table:table-row>
        <table:table-row table:style-name="Table1.126">
          <table:table-cell table:style-name="Table1.A2" office:value-type="string">
            <text:p text:style-name="P24">1642</text:p>
          </table:table-cell>
          <table:table-cell table:style-name="Table1.A2" office:value-type="string">
            <text:p text:style-name="P25">Com furent del defiement</text:p>
          </table:table-cell>
          <table:table-cell table:style-name="Table1.C105" office:value-type="string">
            <text:p text:style-name="P230">E] Com il sont...</text:p>
          </table:table-cell>
        </table:table-row>
        <table:table-row table:style-name="Table1.126">
          <table:table-cell table:style-name="Table1.A2" office:value-type="string">
            <text:p text:style-name="P24">1643</text:p>
          </table:table-cell>
          <table:table-cell table:style-name="Table1.A2" office:value-type="string">
            <text:p text:style-name="P25">Ainz mais ne vi cort si loial</text:p>
          </table:table-cell>
          <table:table-cell table:style-name="Table1.C105" office:value-type="string">
            <text:p text:style-name="P185">A] Aumais… <text:s/><text:span text:style-name="T140">I] ...letal <text:s/>T] Onc… <text:s/>W] James ne voy… <text:s/>K] Anc mais non...</text:span></text:p>
          </table:table-cell>
        </table:table-row>
        <table:table-row table:style-name="Table1.126">
          <table:table-cell table:style-name="Table1.A2" office:value-type="string">
            <text:p text:style-name="P24">1644</text:p>
          </table:table-cell>
          <table:table-cell table:style-name="Table1.A2" office:value-type="string">
            <text:p text:style-name="P25">Mout i ait un boen seneschal</text:p>
          </table:table-cell>
          <table:table-cell table:style-name="Table1.C105" office:value-type="string">
            <text:p text:style-name="P146">K] ...i a boen...</text:p>
          </table:table-cell>
        </table:table-row>
        <table:table-row table:style-name="Table1.126">
          <table:table-cell table:style-name="Table1.A2" office:value-type="string">
            <text:p text:style-name="P24">1645</text:p>
          </table:table-cell>
          <table:table-cell table:style-name="Table1.A2" office:value-type="string">
            <text:p text:style-name="P25">Tuit faissoient nostre plaissir</text:p>
          </table:table-cell>
          <table:table-cell table:style-name="Table1.C105" office:value-type="string">
            <text:p text:style-name="P82"><text:span text:style-name="T173">H2] ...</text:span><text:span text:style-name="T131">ure</text:span><text:span text:style-name="T48">...</text:span></text:p>
          </table:table-cell>
        </table:table-row>
        <table:table-row table:style-name="Table1.126">
          <table:table-cell table:style-name="Table1.A2" office:value-type="string">
            <text:p text:style-name="P24">1646</text:p>
          </table:table-cell>
          <table:table-cell table:style-name="Table1.A2" office:value-type="string">
            <text:p text:style-name="P25">Mout nous savoient (F faissoient) <text:soft-page-break/>bien servir</text:p>
          </table:table-cell>
          <table:table-cell table:style-name="Table1.C105" office:value-type="string">
            <text:p text:style-name="P137"><text:span text:style-name="T176">A</text:span>C<text:span text:style-name="T230">GIK</text:span>] ...<text:span text:style-name="T279">(K uos)</text:span>...gent seruir <text:s/><text:span text:style-name="T194">B] ...faisoient… <text:s/>H2] ...biau seruir</text:span></text:p>
          </table:table-cell>
        </table:table-row>
        <table:table-row table:style-name="Table1.126">
          <table:table-cell table:style-name="Table1.A2" office:value-type="string">
            <text:p text:style-name="P24">1647</text:p>
          </table:table-cell>
          <table:table-cell table:style-name="Table1.A2" office:value-type="string">
            <text:p text:style-name="P25">Per foi sire se m’en creez</text:p>
          </table:table-cell>
          <table:table-cell table:style-name="Table1.C105" office:value-type="string">
            <text:p text:style-name="P139"><text:span text:style-name="T176">AK] Par...si… <text:s/>B] Par… <text:s/></text:span>C<text:span text:style-name="T263">T</text:span>] ...si… <text:s/><text:span text:style-name="T209">E] ...se me… <text:s/>H2] ...se moi… <text:s/>I] Par...se me screes <text:s/>W] Sire par foy se vous men...</text:span></text:p>
          </table:table-cell>
        </table:table-row>
        <table:table-row table:style-name="Table1.126">
          <table:table-cell table:style-name="Table1.A2" office:value-type="string">
            <text:p text:style-name="P24">1648</text:p>
          </table:table-cell>
          <table:table-cell table:style-name="Table1.A2" office:value-type="string">
            <text:p text:style-name="P25">Jai n’iert per vos mais defiez</text:p>
          </table:table-cell>
          <table:table-cell table:style-name="Table1.C105" office:value-type="string">
            <text:p text:style-name="P82"><text:span text:style-name="T176">AGI] Ja per (G por, I par) uos ni ert plus deffiez (</text:span><text:span text:style-name="T58">I desfies)</text:span><text:span text:style-name="T176"> <text:s text:c="2"/>BC</text:span>D<text:span text:style-name="T209">EKTW</text:span>] <text:span text:style-name="T194">Ja (D Jamais) per (K par, W pour) uos (B uous, EW vous) niert... (C non ert defiez, W nen est deffiez, K nert desfiez)… <text:s/>H2] Ja niert mais </text:span><text:span text:style-name="T131">per </text:span><text:span text:style-name="T48">uous...</text:span></text:p>
          </table:table-cell>
        </table:table-row>
        <table:table-row table:style-name="Table1.126">
          <table:table-cell table:style-name="Table1.A2" office:value-type="string">
            <text:p text:style-name="P24">1649</text:p>
          </table:table-cell>
          <table:table-cell table:style-name="Table1.A2" office:value-type="string">
            <text:p text:style-name="P25">Mandez li salus et amors</text:p>
          </table:table-cell>
          <table:table-cell table:style-name="Table1.C105" office:value-type="string">
            <text:p text:style-name="P139"><text:span text:style-name="T176">A</text:span>C<text:span text:style-name="T230">GIKT</text:span>] <text:span text:style-name="T176">Si (T Se) li (K i) (CGI </text:span>Sil<text:span text:style-name="T176">)</text:span> mandez <text:span text:style-name="T253">(I mandes)</text:span> salu<text:span text:style-name="T176">z (CK salu, I salus)…</text:span> <text:s/><text:span text:style-name="T173">W] Rendez ly salu...</text:span></text:p>
          </table:table-cell>
        </table:table-row>
        <table:table-row table:style-name="Table1.126">
          <table:table-cell table:style-name="Table1.A2" office:value-type="string">
            <text:p text:style-name="P24">1650</text:p>
          </table:table-cell>
          <table:table-cell table:style-name="Table1.A2" office:value-type="string">
            <text:p text:style-name="P25">Vos i avrez mout grant honor</text:p>
          </table:table-cell>
          <table:table-cell table:style-name="Table1.C105" office:value-type="string">
            <text:p text:style-name="P140"><text:span text:style-name="T176">A</text:span>C<text:span text:style-name="T230">GIT</text:span>] ...auroiz <text:span text:style-name="T230">(G auroit, I aurois)…</text:span> <text:s/><text:span text:style-name="T173">W] ...vng grant… <text:s/>K] Vos lauroiz...</text:span></text:p>
          </table:table-cell>
        </table:table-row>
        <table:table-row table:style-name="Table1.126">
          <table:table-cell table:style-name="Table1.A2" office:value-type="string">
            <text:p text:style-name="P24">1651</text:p>
          </table:table-cell>
          <table:table-cell table:style-name="Table1.A2" office:value-type="string">
            <text:p text:style-name="P25">Ainz avrez sa fille et sa terre</text:p>
          </table:table-cell>
          <table:table-cell table:style-name="Table1.C105" office:value-type="string">
            <text:p text:style-name="P135"><text:span text:style-name="T176">A</text:span>C<text:span text:style-name="T230">GIKT</text:span>] ...auroiz <text:span text:style-name="T253">(I aurois, K iaurois)</text:span>… <text:s/><text:span text:style-name="T195">B] Lors aurez… <text:s/>E] ...son cuer...</text:span></text:p>
          </table:table-cell>
        </table:table-row>
        <table:table-row table:style-name="Table1.126">
          <table:table-cell table:style-name="Table1.A2" office:value-type="string">
            <text:p text:style-name="P24">1652</text:p>
          </table:table-cell>
          <table:table-cell table:style-name="Table1.A2" office:value-type="string">
            <text:p text:style-name="P25">Per paix que vos n’aiés per guerre</text:p>
          </table:table-cell>
          <table:table-cell table:style-name="Table1.C105" office:value-type="string">
            <text:p text:style-name="P96"><text:span text:style-name="T176">ACEGIKT] (A Pour, GK Por, I Par)...que non auroiz (E nauriez, G aroiz, I auris)…(AGK por, E </text:span><text:span text:style-name="T123">per, </text:span><text:span text:style-name="T59">I par</text:span><text:span text:style-name="T176">)... <text:s/></text:span>D<text:span text:style-name="T173">H2</text:span>] ...naurez…<text:span text:style-name="T147"> <text:s/>W] ...vous narez pas guerre</text:span></text:p>
          </table:table-cell>
        </table:table-row>
        <table:table-row table:style-name="Table1.126">
          <table:table-cell table:style-name="Table1.A2" office:value-type="string">
            <text:p text:style-name="P24">1653</text:p>
          </table:table-cell>
          <table:table-cell table:style-name="Table1.A2" office:value-type="string">
            <text:p text:style-name="P25">Li rois ot le duc Meleain</text:p>
          </table:table-cell>
          <table:table-cell table:style-name="Table1.C105" office:value-type="string">
            <text:p text:style-name="P183">A<text:span text:style-name="T230">GIKW</text:span>] ...melean <text:span text:style-name="T230">(G meliain, I meliaz, W melian) </text:span><text:s text:c="2"/><text:span text:style-name="T195">B] ...oit...meleon <text:s/>H2] ...oi...melyant</text:span></text:p>
          </table:table-cell>
        </table:table-row>
        <table:table-row table:style-name="Table1.126">
          <table:table-cell table:style-name="Table1.A2" office:value-type="string">
            <text:p text:style-name="P24">1654</text:p>
          </table:table-cell>
          <table:table-cell table:style-name="Table1.A2" office:value-type="string">
            <text:p text:style-name="P25">De quanque il dist tient en vain</text:p>
          </table:table-cell>
          <table:table-cell table:style-name="Table1.C105" office:value-type="string">
            <text:p text:style-name="P96"><text:span text:style-name="T176">AC</text:span>D<text:span text:style-name="T230">GIKT</text:span>] <text:span text:style-name="T159">Ce que il (G quil li) dit tient (CI tint) tout (CDGKT tot) en uain (I ennaz) <text:s/>B] Ce quil ot dit tout enuiron <text:s/>E] Ce que il dist tient a desdain <text:s/>H2] Tout ce quil dit tient a noient <text:s/>W] Se gen dit tout le tient a rien</text:span></text:p>
          </table:table-cell>
        </table:table-row>
        <table:table-row table:style-name="Table1.126">
          <table:table-cell table:style-name="Table1.A2" office:value-type="string">
            <text:p text:style-name="P24">1655</text:p>
          </table:table-cell>
          <table:table-cell table:style-name="Table1.A2" office:value-type="string">
            <text:p text:style-name="P25">C’il fust tez hons que il osest</text:p>
          </table:table-cell>
          <table:table-cell table:style-name="Table1.C105" office:value-type="string">
            <text:p text:style-name="P96"><text:span text:style-name="T176">A] Se il… <text:s/>C] Se...qui osast <text:s text:c="2"/></text:span>D<text:span text:style-name="T253">IT</text:span>] <text:span text:style-name="T147">Se (I Si) fust… <text:s/>EG] ...que il losast (G quil osast) <text:s/>H2] Se fust...com il… <text:s/>W] Si fust...losast</text:span></text:p>
          </table:table-cell>
        </table:table-row>
        <table:table-row table:style-name="Table1.126">
          <table:table-cell table:style-name="Table1.A2" office:value-type="string">
            <text:p text:style-name="P24">1656</text:p>
          </table:table-cell>
          <table:table-cell table:style-name="Table1.A2" office:value-type="string">
            <text:p text:style-name="P25">Mout laidement l’araisonest</text:p>
          </table:table-cell>
          <table:table-cell table:style-name="Table1.C105" office:value-type="string">
            <text:p text:style-name="P183">A<text:span text:style-name="T230">G</text:span>] ...le raisonast <text:span text:style-name="T230">(G rasonast)</text:span> <text:s/><text:span text:style-name="T196">B] ...volentiers le ranponast <text:s/>E] Choser durement le chosast [SOTTOLINEATO] <text:s/>H2] ...le menassast</text:span></text:p>
          </table:table-cell>
        </table:table-row>
        <table:table-row table:style-name="Table1.126">
          <table:table-cell table:style-name="Table1.A2" office:value-type="string">
            <text:p text:style-name="P24">1657</text:p>
          </table:table-cell>
          <table:table-cell table:style-name="Table1.A2" office:value-type="string">
            <text:p text:style-name="P25">Seu que pensa ne dissoit mie</text:p>
          </table:table-cell>
          <table:table-cell table:style-name="Table1.C105" office:value-type="string">
            <text:p text:style-name="P183">ABCDE<text:span text:style-name="T230">GH2IKTW</text:span>] <text:span text:style-name="T280">(K Cil)</text:span>...que il <text:span text:style-name="T253">(I quel, T quil, W que y)</text:span> pensoit (B<text:span text:style-name="T173">H2</text:span> pense, DE pensa, <text:span text:style-name="T230">G pensoi</text:span>) ne <text:span text:style-name="T280">(K nol)</text:span> dit (CDE<text:span text:style-name="T230">G</text:span> dist, <text:span text:style-name="T253">I dist il, T li dist, W dyt</text:span>) mie </text:p>
          </table:table-cell>
        </table:table-row>
        <table:table-row table:style-name="Table1.126">
          <table:table-cell table:style-name="Table1.A2" office:value-type="string">
            <text:p text:style-name="P24">1658</text:p>
          </table:table-cell>
          <table:table-cell table:style-name="Table1.A2" office:value-type="string">
            <text:p text:style-name="P25">Ains cella bien sa felonie</text:p>
          </table:table-cell>
          <table:table-cell table:style-name="Table1.C105" office:value-type="string">
            <text:p text:style-name="P77"><text:span text:style-name="T196">B] ...a celeit sa… <text:s/></text:span>D] <text:span text:style-name="T147">Ainz pen cela...</text:span></text:p>
          </table:table-cell>
        </table:table-row>
        <table:table-row table:style-name="Table1.126">
          <table:table-cell table:style-name="Table1.A2" office:value-type="string">
            <text:p text:style-name="P24">1659</text:p>
          </table:table-cell>
          <table:table-cell table:style-name="Table1.A2" office:value-type="string">
            <text:p text:style-name="P25">Camdiobras soudaignement <text:s text:c="4"/></text:p>
          </table:table-cell>
          <table:table-cell table:style-name="Table1.C105" office:value-type="string">
            <text:p text:style-name="P231">E] Kamdyobras soutiuement</text:p>
          </table:table-cell>
        </table:table-row>
        <table:table-row table:style-name="Table1.126">
          <table:table-cell table:style-name="Table1.A2" office:value-type="string">
            <text:p text:style-name="P24">1660</text:p>
          </table:table-cell>
          <table:table-cell table:style-name="Table1.A2" office:value-type="string">
            <text:p text:style-name="P25">Ainz que li rois eust sa gent</text:p>
          </table:table-cell>
          <table:table-cell table:style-name="Table1.C105" office:value-type="string">
            <text:p text:style-name="P272">T] ..aust...</text:p>
          </table:table-cell>
        </table:table-row>
        <table:table-row table:style-name="Table1.126">
          <table:table-cell table:style-name="Table1.A2" office:value-type="string">
            <text:p text:style-name="P24">1661</text:p>
          </table:table-cell>
          <table:table-cell table:style-name="Table1.A2" office:value-type="string">
            <text:p text:style-name="P25">Entrait en Gresce s<text:span text:style-name="T196">i</text:span> forfist</text:p>
          </table:table-cell>
          <table:table-cell table:style-name="Table1.C105" office:value-type="string">
            <text:p text:style-name="P284"><text:span text:style-name="T176">ABCGKT] Entra...sel (B et si, G et sil, K si li) forfist (C se lor fist) <text:s/></text:span>D<text:span text:style-name="T210">EH2I</text:span>] <text:span text:style-name="T147">Entra...</text:span> <text:s/><text:span text:style-name="T173">W] Entra...si fort fist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24">1662</text:p>
          </table:table-cell>
          <table:table-cell table:style-name="Table1.A2" office:value-type="string">
            <text:p text:style-name="P25">Et viles et chastiaus i prist</text:p>
          </table:table-cell>
          <table:table-cell table:style-name="Table1.C105" office:value-type="string">
            <text:p text:style-name="P96"><text:span text:style-name="T196">ABC</text:span>D<text:span text:style-name="T210">EGH2IKT</text:span>] <text:span text:style-name="T176">Chasteaus (B Chastiaus, C Et chastelz, D Et chasteax, EH2 Et chastiaus, G Et chastieus, I E chasteus, T Et chatiax, K E chastiauz) et (I e) uilles (ADEIT uiles, G uillas, H2 villes)...(H2 i print, I ynprist, T jprit, K i prist) <text:s/>W] Chasteaulx et bonnez villez prist</text:span></text:p>
          </table:table-cell>
        </table:table-row>
        <table:table-row table:style-name="Table1.126">
          <table:table-cell table:style-name="Table1.A2" office:value-type="string">
            <text:p text:style-name="P24">1663</text:p>
          </table:table-cell>
          <table:table-cell table:style-name="Table1.A2" office:value-type="string">
            <text:p text:style-name="P25">La guerre comensait a tort</text:p>
          </table:table-cell>
          <table:table-cell table:style-name="Table1.C105" office:value-type="string">
            <text:p text:style-name="P141"><text:span text:style-name="T176">AB</text:span>C<text:span text:style-name="T210">EH2IKTW</text:span>] <text:span text:style-name="T253">(I Le)</text:span>...<text:span text:style-name="T176">commenca (CKT </text:span>comenca, <text:span text:style-name="T173">H2 commensa, I comensa)</text:span>...</text:p>
          </table:table-cell>
        </table:table-row>
        <table:table-row table:style-name="Table1.126">
          <table:table-cell table:style-name="Table1.A2" office:value-type="string">
            <text:p text:style-name="P24">1664</text:p>
          </table:table-cell>
          <table:table-cell table:style-name="Table1.A2" office:value-type="string">
            <text:p text:style-name="P25">Dont maint chevelier furent mort</text:p>
          </table:table-cell>
          <table:table-cell table:style-name="Table1.C105" office:value-type="string">
            <text:p text:style-name="P182">A] Quant...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31">E] Tout ce fu per le roi dongrie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31">E] Que plains estoit de felonnie</text:p>
          </table:table-cell>
        </table:table-row>
        <table:table-row table:style-name="Table1.126">
          <table:table-cell table:style-name="Table1.A2" office:value-type="string">
            <text:p text:style-name="P24">1665</text:p>
          </table:table-cell>
          <table:table-cell table:style-name="Table1.A2" office:value-type="string">
            <text:p text:style-name="P25">Rois Phelipons se deffendoit</text:p>
          </table:table-cell>
          <table:table-cell table:style-name="Table1.C105" office:value-type="string">
            <text:p text:style-name="P102"><text:span text:style-name="T176">ACGTW] Li rois (W roy) felis (C feliz, GT felips, W felix) se (C si)… <text:s/>B</text:span>D<text:span text:style-name="T210">EH2I</text:span>] ...<text:span text:style-name="T196">phellipes (DEH2 phelippes, I felippes)… <text:s/>K] Li rois sen[...]</text:span></text:p>
          </table:table-cell>
        </table:table-row>
        <table:table-row table:style-name="Table1.126">
          <table:table-cell table:style-name="Table1.A2" office:value-type="string">
            <text:p text:style-name="P24">1666</text:p>
          </table:table-cell>
          <table:table-cell table:style-name="Table1.A2" office:value-type="string">
            <text:p text:style-name="P25">O tant de gent com il avoit</text:p>
          </table:table-cell>
          <table:table-cell table:style-name="Table1.C105" office:value-type="string">
            <text:p text:style-name="P82"><text:span text:style-name="T176">ABC</text:span>D<text:span text:style-name="T210">EGH2IKW</text:span>] <text:span text:style-name="T147">A tant...(A si)...</text:span></text:p>
          </table:table-cell>
        </table:table-row>
        <table:table-row table:style-name="Table1.126">
          <table:table-cell table:style-name="Table1.A2" office:value-type="string">
            <text:p text:style-name="P24">1667</text:p>
          </table:table-cell>
          <table:table-cell table:style-name="Table1.A2" office:value-type="string">
            <text:p text:style-name="P25">Damians deffendoit la terre</text:p>
          </table:table-cell>
          <table:table-cell table:style-name="Table1.C105" office:value-type="string">
            <text:p text:style-name="P82"><text:span text:style-name="T176">AGIKW] (G Damiains, W Damien, K Damians)...sa terre (I tere) <text:s/>C] Damiains descendit… <text:s/></text:span>D<text:span text:style-name="T210">EH2T</text:span>] <text:span text:style-name="T147">Damiens (ET Damiains, H2 Damyens)...</text:span></text:p>
          </table:table-cell>
        </table:table-row>
        <table:table-row table:style-name="Table1.126">
          <table:table-cell table:style-name="Table1.A2" office:value-type="string">
            <text:p text:style-name="P24">1668</text:p>
          </table:table-cell>
          <table:table-cell table:style-name="Table1.A2" office:value-type="string">
            <text:p text:style-name="P25">Camdiobras faissoit grant guerre</text:p>
          </table:table-cell>
          <table:table-cell table:style-name="Table1.C105" office:value-type="string">
            <text:p text:style-name="P96">D<text:span text:style-name="T173">H2</text:span>] ...menoit… <text:s/><text:span text:style-name="T231">G] A… <text:s/>W] A...fasoit guerre 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19">B] <text:span text:style-name="T98">Mlt</text:span><text:span text:style-name="T1"> per estoit bons </text:span><text:span text:style-name="T98">chlrs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19">B] Et des armes duis et maniers</text:p>
          </table:table-cell>
        </table:table-row>
        <table:table-row table:style-name="Table1.126">
          <table:table-cell table:style-name="Table1.A2" office:value-type="string">
            <text:p text:style-name="P24">1669</text:p>
          </table:table-cell>
          <table:table-cell table:style-name="Table1.A2" office:value-type="string">
            <text:p text:style-name="P25">Mainte fois passoit en Hongrie</text:p>
          </table:table-cell>
          <table:table-cell table:style-name="Table1.C105" office:value-type="string">
            <text:p text:style-name="P220">B] En hongrie passoit souuent <text:s/><text:span text:style-name="T231">G] ...passa… <text:s/>K] ...passe... <text:s/></text:span><text:span text:style-name="T256">ALBANIA???</text:span></text:p>
          </table:table-cell>
        </table:table-row>
        <table:table-row table:style-name="Table1.126">
          <table:table-cell table:style-name="Table1.A2" office:value-type="string">
            <text:p text:style-name="P24">1670</text:p>
          </table:table-cell>
          <table:table-cell table:style-name="Table1.A2" office:value-type="string">
            <text:p text:style-name="P25">La terre trovoit bien garnies</text:p>
          </table:table-cell>
          <table:table-cell table:style-name="Table1.C105" office:value-type="string">
            <text:p text:style-name="P219">B] Les villes art et lauoir prent</text:p>
            <text:p text:style-name="P96">D<text:span text:style-name="T173">H2</text:span>] ...<text:span text:style-name="T242">(H2 tenoit) despanie (H2 despannie) <text:s/>E] ...desgarnie <text:s/>G] Si la trouoit bien garnie <text:s/>W] ...tenoit bien...</text:span></text:p>
          </table:table-cell>
        </table:table-row>
        <table:table-row table:style-name="Table1.126">
          <table:table-cell table:style-name="Table1.A2" office:value-type="string">
            <text:p text:style-name="P24">1671</text:p>
          </table:table-cell>
          <table:table-cell table:style-name="Table1.A2" office:value-type="string">
            <text:p text:style-name="P25">Si i prenoit avoir assez</text:p>
          </table:table-cell>
          <table:table-cell table:style-name="Table1.C105" office:value-type="string">
            <text:p text:style-name="P219">B] Asses houmes larges estoit</text:p>
            <text:p text:style-name="P144"><text:span text:style-name="T177">A] Se i… <text:s/></text:span>C] Se il… <text:s/><text:span text:style-name="T210">E] Si prenoit de lauoir… <text:s/>T] Se..dauoir <text:s/>W] Il prenoit del… <text:s/>K] Si prenoit auoir auoit assez</text:span></text:p>
          </table:table-cell>
        </table:table-row>
        <table:table-row table:style-name="Table1.126">
          <table:table-cell table:style-name="Table1.A2" office:value-type="string">
            <text:p text:style-name="P24">1672</text:p>
          </table:table-cell>
          <table:table-cell table:style-name="Table1.A2" office:value-type="string">
            <text:p text:style-name="P25">Et es chastiaus et es sitez</text:p>
          </table:table-cell>
          <table:table-cell table:style-name="Table1.C105" office:value-type="string">
            <text:p text:style-name="P219">B] Or et argent <text:span text:style-name="T98">mlt </text:span><text:span text:style-name="T1">lor donnoit</text:span></text:p>
            <text:p text:style-name="P143"><text:span text:style-name="T177">A</text:span>C<text:span text:style-name="T231">GH2IKT</text:span>] <text:span text:style-name="T177">Es (C </text:span>As, <text:span text:style-name="T173">H2 Et a, T Euz, K Els)</text:span> <text:span text:style-name="T177">chasteaus (C </text:span>chastiaux, <text:span text:style-name="T231">G chastiels, H2K chastiaus, I casteus, T chastiauz)</text:span> et en <text:span text:style-name="T231">(G et aus, H2 et a)</text:span> <text:span text:style-name="T177">les (C </text:span>le<text:span text:style-name="T177">)</text:span> citez <text:span text:style-name="T242">(H2I cites)</text:span> <text:s/><text:span text:style-name="T210">E] Et en...et en… <text:s/>W] ...et cites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19">B] Tant fist damians li hardis</text:p>
            <text:p text:style-name="P231"><text:soft-page-break/>E] Le roi faisoit souuent dolent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19">B] Que candiobras eut le pis</text:p>
            <text:p text:style-name="P231">E] Ainsi furent en grant content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19">B] De la guerre lors se pensa</text:p>
            <text:p text:style-name="P231">E] Car Kamdyobras reuenoit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19">B] Qas grijois truies mandera</text:p>
            <text:p text:style-name="P231">E] En gresce et si i forfaisoit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19">B] Jl i enuoia erraument</text:p>
            <text:p text:style-name="P231">E] Ainsi fu entreaus .ii. la guerre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19">B] Li rois lotrie bonnement</text:p>
            <text:p text:style-name="P231">E] Que luns ne pot lautre conquerre</text:p>
          </table:table-cell>
        </table:table-row>
        <table:table-row table:style-name="Table1.126">
          <table:table-cell table:style-name="Table1.A2" office:value-type="string">
            <text:p text:style-name="P24">1673</text:p>
          </table:table-cell>
          <table:table-cell table:style-name="Table1.A2" office:value-type="string">
            <text:p text:style-name="P25">Si lairons des II rois a tant</text:p>
          </table:table-cell>
          <table:table-cell table:style-name="Table1.C105" office:value-type="string">
            <text:p text:style-name="P275">G] ...des tous rois… <text:s/><text:span text:style-name="T173">W] Or...</text:span></text:p>
          </table:table-cell>
        </table:table-row>
        <table:table-row table:style-name="Table1.126">
          <table:table-cell table:style-name="Table1.A2" office:value-type="string">
            <text:p text:style-name="P24">1674</text:p>
          </table:table-cell>
          <table:table-cell table:style-name="Table1.A2" office:value-type="string">
            <text:p text:style-name="P25">Si vos dirons d’un atre avant</text:p>
          </table:table-cell>
          <table:table-cell table:style-name="Table1.C105" office:value-type="string">
            <text:p text:style-name="P96"><text:span text:style-name="T177">A] Et dirons ensi autre… <text:s/>B] Si dirons des autres… <text:s/>C</text:span>D<text:span text:style-name="T210">EH2I</text:span>] <text:span text:style-name="T147">Et (I E) si dirons… <text:s/>GK] Et si dirons dun… <text:s/>T] Si dirons dun… <text:s/>W] Et si dirons dun altre avent</text:span></text:p>
          </table:table-cell>
        </table:table-row>
        <table:table-row table:style-name="Table1.126">
          <table:table-cell table:style-name="Table1.A2" office:value-type="string">
            <text:p text:style-name="P24">1675</text:p>
          </table:table-cell>
          <table:table-cell table:style-name="Table1.A2" office:value-type="string">
            <text:p text:style-name="P25">Dont li contes (F conpes) est conronpus</text:p>
          </table:table-cell>
          <table:table-cell table:style-name="Table1.C105" office:value-type="string">
            <text:p text:style-name="P142"><text:span text:style-name="T177">A] Dum… <text:s/></text:span>C<text:span text:style-name="T173">H2</text:span>] ...compes… <text:s/><text:span text:style-name="T210">E] Li contes en...</text:span></text:p>
          </table:table-cell>
        </table:table-row>
        <table:table-row table:style-name="Table1.126">
          <table:table-cell table:style-name="Table1.A2" office:value-type="string">
            <text:p text:style-name="P24">1676</text:p>
          </table:table-cell>
          <table:table-cell table:style-name="Table1.A2" office:value-type="string">
            <text:p text:style-name="P25">Que primes nen fut menteus</text:p>
          </table:table-cell>
          <table:table-cell table:style-name="Table1.C105" office:value-type="string">
            <text:p text:style-name="P102"><text:span text:style-name="T177">ACGT] Quar (CT Car)...ne fu… <text:s/>B] Car premiers fu amenteus <text:s text:c="2"/></text:span>D] <text:span text:style-name="T147">Quant...ne… <text:s/>E] Qui...ne fu… <text:s/>H2] Quant primes ne fu mantenus <text:s/>I] Quaus premiers ne… <text:s/>W] Car premier en fut mentenu <text:s/>K] Qar...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21">B] De florimont cel dalbanie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21">B] Qui prouesce ot en sa baillie</text:p>
          </table:table-cell>
        </table:table-row>
        <table:table-row table:style-name="Table1.126">
          <table:table-cell table:style-name="Table1.A2" office:value-type="string">
            <text:p text:style-name="P24">1677</text:p>
          </table:table-cell>
          <table:table-cell table:style-name="Table1.A2" office:value-type="string">
            <text:p text:style-name="P25">Se fut li muedres des millors</text:p>
          </table:table-cell>
          <table:table-cell table:style-name="Table1.C105" office:value-type="string">
            <text:p text:style-name="P142">C] Ge fu… <text:s/><text:span text:style-name="T173">H2K] Cil fu...</text:span></text:p>
          </table:table-cell>
        </table:table-row>
        <table:table-row table:style-name="Table1.126">
          <table:table-cell table:style-name="Table1.A2" office:value-type="string">
            <text:p text:style-name="P24">1678</text:p>
          </table:table-cell>
          <table:table-cell table:style-name="Table1.A2" office:value-type="string">
            <text:p text:style-name="P25">Des rois et des empereors</text:p>
          </table:table-cell>
          <table:table-cell table:style-name="Table1.C105" office:value-type="string">
            <text:p text:style-name="P65"/>
          </table:table-cell>
        </table:table-row>
        <table:table-row table:style-name="Table1.126">
          <table:table-cell table:style-name="Table1.A2" office:value-type="string">
            <text:p text:style-name="P24">1679</text:p>
          </table:table-cell>
          <table:table-cell table:style-name="Table1.A2" office:value-type="string">
            <text:p text:style-name="P25">Que en cel tens ierent en terre</text:p>
          </table:table-cell>
          <table:table-cell table:style-name="Table1.C105" office:value-type="string">
            <text:p text:style-name="P96"><text:span text:style-name="T177">AC</text:span>D<text:span text:style-name="T210">EGIK</text:span>] <text:span text:style-name="T147">Qui (K Que) a cel temps (D tens, E tans, GI tenps)…(E fussent)... <text:s/>B] Qinacel tens erent sor… <text:s/>T] Qui...erent… <text:s/>W] Qui a ce temps estoient sur terre</text:span></text:p>
          </table:table-cell>
        </table:table-row>
        <table:table-row table:style-name="Table1.126">
          <table:table-cell table:style-name="Table1.A2" office:value-type="string">
            <text:p text:style-name="P24">1680</text:p>
          </table:table-cell>
          <table:table-cell table:style-name="Table1.A2" office:value-type="string">
            <text:p text:style-name="P25">Por pris et por honor conquerre</text:p>
          </table:table-cell>
          <table:table-cell table:style-name="Table1.C105" office:value-type="string">
            <text:p text:style-name="P65"/>
          </table:table-cell>
        </table:table-row>
        <table:table-row table:style-name="Table1.126">
          <table:table-cell table:style-name="Table1.A2" office:value-type="string">
            <text:p text:style-name="P24">1681</text:p>
          </table:table-cell>
          <table:table-cell table:style-name="Table1.A2" office:value-type="string">
            <text:p text:style-name="P25">Mai on ne le poroit savoir</text:p>
          </table:table-cell>
          <table:table-cell table:style-name="Table1.C105" office:value-type="string">
            <text:p text:style-name="P102">D] <text:span text:style-name="T147">Et bien doit on sauoir deuant <text:s/>E] Mais nus ne… <text:s/>I] ...nul ne le… <text:s/>T] ...nel porroit ps… <text:s/>K] …non </text:span><text:soft-page-break/><text:span text:style-name="T147">li poit...</text:span></text:p>
          </table:table-cell>
        </table:table-row>
        <table:table-row table:style-name="Table1.126">
          <table:table-cell table:style-name="Table1.A2" office:value-type="string">
            <text:p text:style-name="P24">1682</text:p>
          </table:table-cell>
          <table:table-cell table:style-name="Table1.A2" office:value-type="string">
            <text:p text:style-name="P25">Qui nel conteroit d’oir en oir</text:p>
          </table:table-cell>
          <table:table-cell table:style-name="Table1.C105" office:value-type="string">
            <text:p text:style-name="P102">D] <text:span text:style-name="T148">Qui est peres de tel anfant</text:span></text:p>
            <text:p text:style-name="P280">A] ...doir et ueoir <text:s/>CW] ...(W ne)...tot (W tout) per (W pour) uoir <text:s text:c="2"/>E] Sil nel conpretoit… <text:s/>G] Qui ne… <text:s/>H2] Qui nen… <text:s/>K] ...[deuoir] en oir</text:p>
          </table:table-cell>
        </table:table-row>
        <table:table-row table:style-name="Table1.126">
          <table:table-cell table:style-name="Table1.A2" office:value-type="string">
            <text:p text:style-name="P24">1683</text:p>
          </table:table-cell>
          <table:table-cell table:style-name="Table1.A2" office:value-type="string">
            <text:p text:style-name="P25">Nen seroit l’istoire seue</text:p>
          </table:table-cell>
          <table:table-cell table:style-name="Table1.C105" office:value-type="string">
            <text:p text:style-name="P247">E<text:span text:style-name="T173">H2</text:span>] SPOST</text:p>
            <text:p text:style-name="P221">B] ---</text:p>
            <text:p text:style-name="P102">D] <text:span text:style-name="T148">Lestoire nen est pas seue <text:s/>T] Ne… <text:s/>W] Ne...veue CORR IN seue <text:s text:c="2"/>K] Ni...</text:span></text:p>
          </table:table-cell>
        </table:table-row>
        <table:table-row table:style-name="Table1.126">
          <table:table-cell table:style-name="Table1.A2" office:value-type="string">
            <text:p text:style-name="P24">1684</text:p>
          </table:table-cell>
          <table:table-cell table:style-name="Table1.A2" office:value-type="string">
            <text:p text:style-name="P25">Por ce nen est pas conronpue</text:p>
          </table:table-cell>
          <table:table-cell table:style-name="Table1.C105" office:value-type="string">
            <text:p text:style-name="P247">E<text:span text:style-name="T173">H2</text:span>] SPOST</text:p>
            <text:p text:style-name="P221">B] ---</text:p>
            <text:p text:style-name="P96">D] ...<text:span text:style-name="T148">si nest pas… <text:s/>G] ...nest pas… <text:s/>W] ...nen mest pas...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83"><text:span text:style-name="T177">ABEGH2IKTW] Quar (BEH2W Car, G Quai, K Qar) bien (I biez) doit (G do) en (EH2ITW on, G hom) sauoir deuant (E auant, I dauant) <text:s/>C] Car bien deit om sauoir deuoir <text:s/></text:span>D] <text:span text:style-name="T148">Que le uoir uos en vuil conter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174">H2] La fin et le commencement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83"><text:span text:style-name="T177">ABCEG</text:span>D<text:span text:style-name="T173">H2ITW] Qui fu (E est, W fut) pere (BCE peres) (H2 peres fu) de (BH2T a) cel (CGIT tel, E son, H2 cest) enfant (W ce lenfent) <text:s text:c="2"/>K] Qui pere de tel enfant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83">D] <text:span text:style-name="T148">Ja mot ni uoudrai trespasser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47">SPOST E] Nest pas lestoire bien seue <text:s/><text:span text:style-name="T173">H2] Lestoire si nest pas seue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247">SPOST E] Por ce si nest pas corrompue <text:s/><text:span text:style-name="T173">H2] Pour ce si nest pas corrumpue</text:span>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174">H2] Que le voir vouz en veil conter</text:p>
          </table:table-cell>
        </table:table-row>
        <table:table-row table:style-name="Table1.12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05" office:value-type="string">
            <text:p text:style-name="P174">H2] Ja mot nen vourrai trespasser</text:p>
          </table:table-cell>
        </table:table-row>
      </table:table>
      <text:p text:style-name="P327"><text:tab/><text:tab/> 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3-01-28T20:03:02.828101586</dc:date>
    <meta:editing-duration>P2DT1H37M28S</meta:editing-duration>
    <meta:editing-cycles>180</meta:editing-cycles>
    <meta:generator>LibreOffice/6.4.7.2$Linux_X86_64 LibreOffice_project/40$Build-2</meta:generator>
    <meta:document-statistic meta:table-count="1" meta:image-count="0" meta:object-count="0" meta:page-count="32" meta:paragraph-count="1620" meta:word-count="11649" meta:character-count="61864" meta:non-whitespace-character-count="50709"/>
  </office:meta>
</office:document-meta>
</file>